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379.15mm"/>
    </style:style>
    <style:style style:name="co13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101.56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18.26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26.99mm"/>
    </style:style>
    <style:style style:name="co10" style:family="table-column">
      <style:table-column-properties fo:break-before="auto" style:column-width="36.48mm"/>
    </style:style>
    <style:style style:name="co11" style:family="table-column">
      <style:table-column-properties fo:break-before="auto" style:column-width="38.1mm"/>
    </style:style>
    <style:style style:name="co14" style:family="table-column">
      <style:table-column-properties fo:break-before="auto" style:column-width="74.35mm"/>
    </style:style>
    <style:style style:name="co15" style:family="table-column">
      <style:table-column-properties fo:break-before="auto" style:column-width="48.42mm"/>
    </style:style>
    <style:style style:name="ro1" style:family="table-row">
      <style:table-row-properties style:row-height="5.1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2" style:family="table" style:master-page-name="PageStyle_5f_Notlar">
      <style:table-properties table:display="true" style:writing-mode="lr-tb"/>
    </style:style>
    <style:style style:name="ta3" style:family="table" style:master-page-name="PageStyle_5f_Fiyat_20_Listesi">
      <style:table-properties table:display="true" style:writing-mode="lr-tb" tableooo:tab-color="#c3d69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2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77933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1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.85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.95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5.22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5.48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.6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5.01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7.69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.42mm" fo:min-width="29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.15mm" fo:min-width="29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.69mm" fo:min-width="29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6.08mm" fo:min-width="29mm" fo:padding-top="1mm" fo:padding-bottom="1mm" fo:padding-left="1mm" fo:padding-right="1mm" draw:shadow="hidden" draw:shadow-offset-x="1mm" draw:shadow-offset-y="1mm" draw:caption-escape-direction="auto"/>
    </style:style>
    <style:style style:name="gr15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.5mm" fo:min-width="29mm" fo:padding-top="1mm" fo:padding-bottom="1mm" fo:padding-left="1mm" fo:padding-right="1mm" draw:shadow="hidden" draw:shadow-offset-x="1mm" draw:shadow-offset-y="1mm" draw:caption-escape-direction="auto"/>
    </style:style>
    <style:style style:name="gr16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5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7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6.34mm" fo:min-width="29mm" fo:padding-top="1mm" fo:padding-bottom="1mm" fo:padding-left="1mm" fo:padding-right="1mm" draw:shadow="hidden" draw:shadow-offset-x="1mm" draw:shadow-offset-y="1mm" draw:caption-escape-direction="auto"/>
    </style:style>
    <style:style style:name="gr18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6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19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.1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0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5.02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yat Listesi" table:style-name="ta3">
        <office:forms form:automatic-focus="false" form:apply-design-mode="false"/>
        <table:table-column table:style-name="co3" table:default-cell-style-name="ce8"/>
        <table:table-column table:style-name="co4" table:default-cell-style-name="ce8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29"/>
        <table:table-column table:style-name="co11" table:default-cell-style-name="ce8"/>
        <table:table-column table:style-name="co14" table:default-cell-style-name="ce8"/>
        <table:table-column table:style-name="co15" table:number-columns-repeated="1014" table:default-cell-style-name="ce8"/>
        <table:table-row table:style-name="ro1">
          <table:table-cell table:style-name="ce1" office:value-type="string" calcext:value-type="string">
            <text:p>marka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onanim</text:p>
          </table:table-cell>
          <table:table-cell table:style-name="ce1" office:value-type="string" calcext:value-type="string">
            <text:p>motor</text:p>
          </table:table-cell>
          <table:table-cell table:style-name="ce1" office:value-type="string" calcext:value-type="string">
            <text:p>yakit</text:p>
          </table:table-cell>
          <table:table-cell table:style-name="ce1" office:value-type="string" calcext:value-type="string">
            <text:p>vites</text:p>
          </table:table-cell>
          <table:table-cell table:style-name="ce1" office:value-type="string" calcext:value-type="string">
            <text:p>fiyat</text:p>
          </table:table-cell>
          <table:table-cell table:style-name="ce1" office:value-type="string" calcext:value-type="string">
            <text:p>websitesi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Alfa Romeo</text:p>
          </table:table-cell>
          <table:table-cell table:style-name="ce2" office:value-type="string" calcext:value-type="string">
            <text:p>4C</text:p>
          </table:table-cell>
          <table:table-cell table:style-name="ce12" office:value-type="string" calcext:value-type="string">
            <text:p>1.8 TCT</text:p>
          </table:table-cell>
          <table:table-cell table:style-name="ce16" office:value-type="float" office:value="1.8" calcext:value-type="float">
            <text:p>1,8</text:p>
          </table:table-cell>
          <table:table-cell table:style-name="ce12" office:value-type="string" calcext:value-type="string">
            <text:p>Benzin</text:p>
          </table:table-cell>
          <table:table-cell table:style-name="ce12" office:value-type="string" calcext:value-type="string">
            <text:p>Otomatik</text:p>
          </table:table-cell>
          <table:table-cell table:style-name="ce20" office:value-type="float" office:value="580000" calcext:value-type="float">
            <text:p>580.000</text:p>
          </table:table-cell>
          <table:table-cell table:style-name="ce26" office:value-type="string" calcext:value-type="string">
            <text:p><text:a xlink:href="http://www.alfaromeo.com.tr/" xlink:type="simple">http://www.alfaromeo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lfa Romeo</text:p>
          </table:table-cell>
          <table:table-cell table:style-name="ce3" office:value-type="string" calcext:value-type="string">
            <text:p>4C Spider</text:p>
          </table:table-cell>
          <table:table-cell table:style-name="ce5" office:value-type="string" calcext:value-type="string">
            <text:p>1.8 TCT</text:p>
          </table:table-cell>
          <table:table-cell table:style-name="ce17" office:value-type="float" office:value="1.8" calcext:value-type="float">
            <text:p>1,8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20000" calcext:value-type="float">
            <text:p>620.000</text:p>
          </table:table-cell>
          <table:table-cell table:style-name="ce27" office:value-type="string" calcext:value-type="string">
            <text:p><text:a xlink:href="http://www.alfaromeo.com.tr/" xlink:type="simple">http://www.alfaromeo.com.tr/</text:a></text:p>
          </table:table-cell>
          <table:table-cell table:style-name="Default" table:number-columns-repeated="1016"/>
        </table:table-row>
        <table:table-row table:style-name="ro2">
          <table:table-cell table:style-name="ce3" office:value-type="string" calcext:value-type="string">
            <text:p>Alfa Romeo</text:p>
          </table:table-cell>
          <table:table-cell table:style-name="ce3" office:value-type="string" calcext:value-type="string">
            <text:p>Giulia</text:p>
          </table:table-cell>
          <table:table-cell table:style-name="ce5" office:value-type="string" calcext:value-type="string">
            <text:p>2.0 200hp SUPER RWD BENZİNLİ A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20000" calcext:value-type="float">
            <text:p>320.000</text:p>
          </table:table-cell>
          <table:table-cell table:style-name="ce27" office:value-type="string" calcext:value-type="string">
            <text:p><text:a xlink:href="http://www.alfaromeo.com.tr/" xlink:type="simple">http://www.alfaromeo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lfa Romeo</text:p>
          </table:table-cell>
          <table:table-cell table:style-name="ce3" office:value-type="string" calcext:value-type="string">
            <text:p>Giulia</text:p>
          </table:table-cell>
          <table:table-cell table:style-name="ce5" office:value-type="string" calcext:value-type="string">
            <text:p>2.0 280hp VELOCE AWD BENZİNLİ A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80000" calcext:value-type="float">
            <text:p>380.000</text:p>
          </table:table-cell>
          <table:table-cell table:style-name="ce27" office:value-type="string" calcext:value-type="string">
            <text:p><text:a xlink:href="http://www.alfaromeo.com.tr/" xlink:type="simple">http://www.alfaromeo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lfa Romeo</text:p>
          </table:table-cell>
          <table:table-cell table:style-name="ce3" office:value-type="string" calcext:value-type="string">
            <text:p>Giulia</text:p>
          </table:table-cell>
          <table:table-cell table:style-name="ce5" office:value-type="string" calcext:value-type="string">
            <text:p>2.9 510hp QV RWD BENZİNLİ AT</text:p>
          </table:table-cell>
          <table:table-cell table:style-name="ce17" office:value-type="float" office:value="2.9" calcext:value-type="float">
            <text:p>2,9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80000" calcext:value-type="float">
            <text:p>780.000</text:p>
          </table:table-cell>
          <table:table-cell table:style-name="ce27" office:value-type="string" calcext:value-type="string">
            <text:p><text:a xlink:href="http://www.alfaromeo.com.tr/" xlink:type="simple">http://www.alfaromeo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lfa Romeo</text:p>
          </table:table-cell>
          <table:table-cell table:style-name="ce3" office:value-type="string" calcext:value-type="string">
            <text:p>Giulietta</text:p>
          </table:table-cell>
          <table:table-cell table:style-name="ce5" office:value-type="string" calcext:value-type="string">
            <text:p>1.4 TB MULTIAIR SUPER BENZİNLİ TCT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1000" calcext:value-type="float">
            <text:p>121.000</text:p>
          </table:table-cell>
          <table:table-cell table:style-name="ce27" office:value-type="string" calcext:value-type="string">
            <text:p><text:a xlink:href="http://www.alfaromeo.com.tr/" xlink:type="simple">http://www.alfaromeo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lfa Romeo</text:p>
          </table:table-cell>
          <table:table-cell table:style-name="ce3" office:value-type="string" calcext:value-type="string">
            <text:p>Giulietta</text:p>
          </table:table-cell>
          <table:table-cell table:style-name="ce5" office:value-type="string" calcext:value-type="string">
            <text:p>1.6 JTD 120hp PROGRESSION DİZEL MT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4000" calcext:value-type="float">
            <text:p>114.000</text:p>
          </table:table-cell>
          <table:table-cell table:style-name="ce27" office:value-type="string" calcext:value-type="string">
            <text:p><text:a xlink:href="http://www.alfaromeo.com.tr/" xlink:type="simple">http://www.alfaromeo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lfa Romeo</text:p>
          </table:table-cell>
          <table:table-cell table:style-name="ce3" office:value-type="string" calcext:value-type="string">
            <text:p>Giulietta</text:p>
          </table:table-cell>
          <table:table-cell table:style-name="ce5" office:value-type="string" calcext:value-type="string">
            <text:p>1.6 JTD 120hp SUPER DİZEL MT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21000" calcext:value-type="float">
            <text:p>121.000</text:p>
          </table:table-cell>
          <table:table-cell table:style-name="ce27" office:value-type="string" calcext:value-type="string">
            <text:p><text:a xlink:href="http://www.alfaromeo.com.tr/" xlink:type="simple">http://www.alfaromeo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lfa Romeo</text:p>
          </table:table-cell>
          <table:table-cell table:style-name="ce3" office:value-type="string" calcext:value-type="string">
            <text:p>Giulietta</text:p>
          </table:table-cell>
          <table:table-cell table:style-name="ce5" office:value-type="string" calcext:value-type="string">
            <text:p>1.6 JTDM 120hp SUPER DİZEL TCT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6000" calcext:value-type="float">
            <text:p>136.000</text:p>
          </table:table-cell>
          <table:table-cell table:style-name="ce27" office:value-type="string" calcext:value-type="string">
            <text:p><text:a xlink:href="http://www.alfaromeo.com.tr/" xlink:type="simple">http://www.alfaromeo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lfa Romeo</text:p>
          </table:table-cell>
          <table:table-cell table:style-name="ce3" office:value-type="string" calcext:value-type="string">
            <text:p>Giulietta</text:p>
          </table:table-cell>
          <table:table-cell table:style-name="ce5" office:value-type="string" calcext:value-type="string">
            <text:p>1.6 JTDM PROGRESSION DİZEL TCT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1000" calcext:value-type="float">
            <text:p>121.000</text:p>
          </table:table-cell>
          <table:table-cell table:style-name="ce27" office:value-type="string" calcext:value-type="string">
            <text:p><text:a xlink:href="http://www.alfaromeo.com.tr/" xlink:type="simple">http://www.alfaromeo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1 Sportback</text:p>
          </table:table-cell>
          <table:table-cell table:style-name="ce3" office:value-type="string" calcext:value-type="string">
            <text:p>1.0 TFSI 95 hp Dynamic S tronic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0271" calcext:value-type="float">
            <text:p>110.271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1 Sportback</text:p>
          </table:table-cell>
          <table:table-cell table:style-name="ce3" office:value-type="string" calcext:value-type="string">
            <text:p>1.0 TFSI 95 hp Sport S tronic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2661" calcext:value-type="float">
            <text:p>112.661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1 Sportback</text:p>
          </table:table-cell>
          <table:table-cell table:style-name="ce3" office:value-type="string" calcext:value-type="string">
            <text:p>1.4 TFSI 125 hp Dynamic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4973" calcext:value-type="float">
            <text:p>114.973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1 Sportback</text:p>
          </table:table-cell>
          <table:table-cell table:style-name="ce3" office:value-type="string" calcext:value-type="string">
            <text:p>1.4 TFSI 125 hp Sport S tronic 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7406" calcext:value-type="float">
            <text:p>117.406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1 Sportback</text:p>
          </table:table-cell>
          <table:table-cell table:style-name="ce3" office:value-type="string" calcext:value-type="string">
            <text:p>1.6 TDI 116 hp Dynamic S tronic 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2755" calcext:value-type="float">
            <text:p>122.755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1 Sportback</text:p>
          </table:table-cell>
          <table:table-cell table:style-name="ce3" office:value-type="string" calcext:value-type="string">
            <text:p>1.6 TDI 116 hp Sport S tronic 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3425" calcext:value-type="float">
            <text:p>133.425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Cabrio</text:p>
          </table:table-cell>
          <table:table-cell table:style-name="ce3" office:value-type="string" calcext:value-type="string">
            <text:p>1.4 TFSI 150 hp (COD) Design Line S tronic PI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9127" calcext:value-type="float">
            <text:p>189.127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Cabrio</text:p>
          </table:table-cell>
          <table:table-cell table:style-name="ce3" office:value-type="string" calcext:value-type="string">
            <text:p>1.4 TFSI 150 hp (COD) Dynamic S tronic PI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1567" calcext:value-type="float">
            <text:p>181.567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Cabrio</text:p>
          </table:table-cell>
          <table:table-cell table:style-name="ce3" office:value-type="string" calcext:value-type="string">
            <text:p>1.4 TFSI 150 hp (COD) Sport Line S tronic PI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9216" calcext:value-type="float">
            <text:p>189.216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edan</text:p>
          </table:table-cell>
          <table:table-cell table:style-name="ce3" office:value-type="string" calcext:value-type="string">
            <text:p>1.0 TFSI 116 hp Design Line S tronic PI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7032" calcext:value-type="float">
            <text:p>157.03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edan</text:p>
          </table:table-cell>
          <table:table-cell table:style-name="ce3" office:value-type="string" calcext:value-type="string">
            <text:p>1.0 TFSI 116 hp Dynamic S tronic PI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9464" calcext:value-type="float">
            <text:p>149.464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edan</text:p>
          </table:table-cell>
          <table:table-cell table:style-name="ce3" office:value-type="string" calcext:value-type="string">
            <text:p>1.0 TFSI 116 hp Sport Line S tronic PI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7114" calcext:value-type="float">
            <text:p>157.114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edan</text:p>
          </table:table-cell>
          <table:table-cell table:style-name="ce3" office:value-type="string" calcext:value-type="string">
            <text:p>1.4 TFSI 150 hp (COD) Design Line S tronic PI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1210" calcext:value-type="float">
            <text:p>171.210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edan</text:p>
          </table:table-cell>
          <table:table-cell table:style-name="ce3" office:value-type="string" calcext:value-type="string">
            <text:p>1.4 TFSI 150 hp (COD) Dynamic S tronic PI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3650" calcext:value-type="float">
            <text:p>163.650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edan</text:p>
          </table:table-cell>
          <table:table-cell table:style-name="ce3" office:value-type="string" calcext:value-type="string">
            <text:p>1.4 TFSI 150 hp (COD) Sport Line S tronic PI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1292" calcext:value-type="float">
            <text:p>171.29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edan</text:p>
          </table:table-cell>
          <table:table-cell table:style-name="ce3" office:value-type="string" calcext:value-type="string">
            <text:p>1.6 TDI 110 hp Design Line S tronic P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6452" calcext:value-type="float">
            <text:p>176.45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edan</text:p>
          </table:table-cell>
          <table:table-cell table:style-name="ce3" office:value-type="string" calcext:value-type="string">
            <text:p>1.6 TDI 110 hp Dynamic S tronic P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8892" calcext:value-type="float">
            <text:p>168.89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edan</text:p>
          </table:table-cell>
          <table:table-cell table:style-name="ce3" office:value-type="string" calcext:value-type="string">
            <text:p>1.6 TDI 110 hp Sport Line S tronic PI 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6542" calcext:value-type="float">
            <text:p>176.54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edan</text:p>
          </table:table-cell>
          <table:table-cell table:style-name="ce3" office:value-type="string" calcext:value-type="string">
            <text:p>1.6 TDI 116 hp Design Line S tronic P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6452" calcext:value-type="float">
            <text:p>176.452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edan</text:p>
          </table:table-cell>
          <table:table-cell table:style-name="ce3" office:value-type="string" calcext:value-type="string">
            <text:p>1.6 TDI 116 hp Dynamic S tronic P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8892" calcext:value-type="float">
            <text:p>168.89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edan</text:p>
          </table:table-cell>
          <table:table-cell table:style-name="ce3" office:value-type="string" calcext:value-type="string">
            <text:p>1.6 TDI 116 hp Sport Line S tronic P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6542" calcext:value-type="float">
            <text:p>176.54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portback</text:p>
          </table:table-cell>
          <table:table-cell table:style-name="ce3" office:value-type="string" calcext:value-type="string">
            <text:p>1.0 TFSI 116 hp Design Line S tronic PI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2224" calcext:value-type="float">
            <text:p>152.224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portback</text:p>
          </table:table-cell>
          <table:table-cell table:style-name="ce3" office:value-type="string" calcext:value-type="string">
            <text:p>1.0 TFSI 116 hp Dynamic S tronic PI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4664" calcext:value-type="float">
            <text:p>144.664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portback</text:p>
          </table:table-cell>
          <table:table-cell table:style-name="ce3" office:value-type="string" calcext:value-type="string">
            <text:p>1.0 TFSI 116 hp Sport Line S tronic PI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2306" calcext:value-type="float">
            <text:p>152.306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portback</text:p>
          </table:table-cell>
          <table:table-cell table:style-name="ce3" office:value-type="string" calcext:value-type="string">
            <text:p>1.4 TFSI 150 hp (COD) Design Line S tronic PI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6402" calcext:value-type="float">
            <text:p>166.402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portback</text:p>
          </table:table-cell>
          <table:table-cell table:style-name="ce3" office:value-type="string" calcext:value-type="string">
            <text:p>1.4 TFSI 150 hp (COD) Dynamic S tronic PI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8842" calcext:value-type="float">
            <text:p>158.84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portback</text:p>
          </table:table-cell>
          <table:table-cell table:style-name="ce3" office:value-type="string" calcext:value-type="string">
            <text:p>1.4 TFSI 150 hp (COD) Sport Line S tronic PI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6491" calcext:value-type="float">
            <text:p>166.491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portback</text:p>
          </table:table-cell>
          <table:table-cell table:style-name="ce3" office:value-type="string" calcext:value-type="string">
            <text:p>1.6 TDI 110 hp Design Line S tronic P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1644" calcext:value-type="float">
            <text:p>171.644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portback</text:p>
          </table:table-cell>
          <table:table-cell table:style-name="ce3" office:value-type="string" calcext:value-type="string">
            <text:p>1.6 TDI 110 hp Dynamic S tronic P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4084" calcext:value-type="float">
            <text:p>164.084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portback</text:p>
          </table:table-cell>
          <table:table-cell table:style-name="ce3" office:value-type="string" calcext:value-type="string">
            <text:p>1.6 TDI 110 hp Sport Line S tronic PI 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1733" calcext:value-type="float">
            <text:p>171.733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portback</text:p>
          </table:table-cell>
          <table:table-cell table:style-name="ce3" office:value-type="string" calcext:value-type="string">
            <text:p>1.6 TDI 116 hp Design Line S tronic P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1644" calcext:value-type="float">
            <text:p>171.644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portback</text:p>
          </table:table-cell>
          <table:table-cell table:style-name="ce3" office:value-type="string" calcext:value-type="string">
            <text:p>1.6 TDI 116 hp Dynamic S tronic P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4084" calcext:value-type="float">
            <text:p>164.084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3 Sportback</text:p>
          </table:table-cell>
          <table:table-cell table:style-name="ce3" office:value-type="string" calcext:value-type="string">
            <text:p>1.6 TDI 116 hp Sport Line S tronic P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1733" calcext:value-type="float">
            <text:p>171.733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1.4 TFSI 150 hp Design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5217" calcext:value-type="float">
            <text:p>215.217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1.4 TFSI 150 hp Dynamic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3800" calcext:value-type="float">
            <text:p>193.800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1.4 TFSI 150 hp Sport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30075" calcext:value-type="float">
            <text:p>230.075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2.0 TDI 190 hp Design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79095" calcext:value-type="float">
            <text:p>279.095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2.0 TDI 190 hp Dynamic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58082" calcext:value-type="float">
            <text:p>258.08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2.0 TDI 190 hp quattro Design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96604" calcext:value-type="float">
            <text:p>296.604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2.0 TDI 190 hp quattro Dynamic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75591" calcext:value-type="float">
            <text:p>275.591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2.0 TDI 190 hp quattro Sport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18491" calcext:value-type="float">
            <text:p>318.491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2.0 TDI 190 hp Sport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00981" calcext:value-type="float">
            <text:p>300.981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2.0 TFSI 252 hp quattro Design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43008" calcext:value-type="float">
            <text:p>343.008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2.0 TFSI 252 hp quattro Dynamic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21995" calcext:value-type="float">
            <text:p>321.995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2.0 TFSI 252 hp quattro Sport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64894" calcext:value-type="float">
            <text:p>364.894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 Allroad</text:p>
          </table:table-cell>
          <table:table-cell table:style-name="ce3" office:value-type="string" calcext:value-type="string">
            <text:p>2.0 TDI quattro 190 hp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09334" calcext:value-type="float">
            <text:p>309.334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 Allroad</text:p>
          </table:table-cell>
          <table:table-cell table:style-name="ce3" office:value-type="string" calcext:value-type="string">
            <text:p>2.0 TFSI quattro 252 hp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5727" calcext:value-type="float">
            <text:p>355.727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 Avant</text:p>
          </table:table-cell>
          <table:table-cell table:style-name="ce3" office:value-type="string" calcext:value-type="string">
            <text:p>1.4 TFSI 150 hp Design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27862" calcext:value-type="float">
            <text:p>227.86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 Avant</text:p>
          </table:table-cell>
          <table:table-cell table:style-name="ce3" office:value-type="string" calcext:value-type="string">
            <text:p>1.4 TFSI 150 hp Dynamic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04112" calcext:value-type="float">
            <text:p>204.112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 Avant</text:p>
          </table:table-cell>
          <table:table-cell table:style-name="ce3" office:value-type="string" calcext:value-type="string">
            <text:p>1.4 TFSI 150 hp Sport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42720" calcext:value-type="float">
            <text:p>242.720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 Avant</text:p>
          </table:table-cell>
          <table:table-cell table:style-name="ce3" office:value-type="string" calcext:value-type="string">
            <text:p>2.0 TDI 190 hp Design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95682" calcext:value-type="float">
            <text:p>295.68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 Avant</text:p>
          </table:table-cell>
          <table:table-cell table:style-name="ce3" office:value-type="string" calcext:value-type="string">
            <text:p>2.0 TDI 190 hp Dynamic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71606" calcext:value-type="float">
            <text:p>271.606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 Avant</text:p>
          </table:table-cell>
          <table:table-cell table:style-name="ce3" office:value-type="string" calcext:value-type="string">
            <text:p>2.0 TDI 190 hp quattro Design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13191" calcext:value-type="float">
            <text:p>313.191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 Avant</text:p>
          </table:table-cell>
          <table:table-cell table:style-name="ce3" office:value-type="string" calcext:value-type="string">
            <text:p>2.0 TDI 190 hp quattro Dynamic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89116" calcext:value-type="float">
            <text:p>289.116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 Avant</text:p>
          </table:table-cell>
          <table:table-cell table:style-name="ce3" office:value-type="string" calcext:value-type="string">
            <text:p>2.0 TDI 190 hp quattro Sport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35077" calcext:value-type="float">
            <text:p>335.077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 Avant</text:p>
          </table:table-cell>
          <table:table-cell table:style-name="ce3" office:value-type="string" calcext:value-type="string">
            <text:p>2.0 TDI 190 hp Sport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17568" calcext:value-type="float">
            <text:p>317.568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 Avant</text:p>
          </table:table-cell>
          <table:table-cell table:style-name="ce3" office:value-type="string" calcext:value-type="string">
            <text:p>2.0 TFSI 252 hp quattro Design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9594" calcext:value-type="float">
            <text:p>359.594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 Avant</text:p>
          </table:table-cell>
          <table:table-cell table:style-name="ce3" office:value-type="string" calcext:value-type="string">
            <text:p>2.0 TFSI 252 hp quattro Dynamic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35519" calcext:value-type="float">
            <text:p>335.519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4 Avant</text:p>
          </table:table-cell>
          <table:table-cell table:style-name="ce3" office:value-type="string" calcext:value-type="string">
            <text:p>2.0 TFSI 252 hp quattro Sport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81481" calcext:value-type="float">
            <text:p>381.481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Coupe</text:p>
          </table:table-cell>
          <table:table-cell table:style-name="ce3" office:value-type="string" calcext:value-type="string">
            <text:p>1.4 TFSI 150 hp Design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9464" calcext:value-type="float">
            <text:p>219.464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Coupe</text:p>
          </table:table-cell>
          <table:table-cell table:style-name="ce3" office:value-type="string" calcext:value-type="string">
            <text:p>1.4 TFSI 150 hp Dynamic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2158" calcext:value-type="float">
            <text:p>212.158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Coupe</text:p>
          </table:table-cell>
          <table:table-cell table:style-name="ce3" office:value-type="string" calcext:value-type="string">
            <text:p>1.4 TFSI 150 hp Sport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24796" calcext:value-type="float">
            <text:p>224.796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Coupe</text:p>
          </table:table-cell>
          <table:table-cell table:style-name="ce3" office:value-type="string" calcext:value-type="string">
            <text:p>2.0 TDI 190 hp Design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11012" calcext:value-type="float">
            <text:p>311.01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Coupe</text:p>
          </table:table-cell>
          <table:table-cell table:style-name="ce3" office:value-type="string" calcext:value-type="string">
            <text:p>2.0 TDI 190 hp Dynamic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01413" calcext:value-type="float">
            <text:p>301.413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Coupe</text:p>
          </table:table-cell>
          <table:table-cell table:style-name="ce3" office:value-type="string" calcext:value-type="string">
            <text:p>2.0 TDI 190 hp quattro Design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28520" calcext:value-type="float">
            <text:p>328.520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Coupe</text:p>
          </table:table-cell>
          <table:table-cell table:style-name="ce3" office:value-type="string" calcext:value-type="string">
            <text:p>2.0 TDI 190 hp quattro Dynamic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18932" calcext:value-type="float">
            <text:p>318.93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Coupe</text:p>
          </table:table-cell>
          <table:table-cell table:style-name="ce3" office:value-type="string" calcext:value-type="string">
            <text:p>2.0 TDI 190 hp quattro Sport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35519" calcext:value-type="float">
            <text:p>335.519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Coupe</text:p>
          </table:table-cell>
          <table:table-cell table:style-name="ce3" office:value-type="string" calcext:value-type="string">
            <text:p>2.0 TDI 190 hp Sport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18010" calcext:value-type="float">
            <text:p>318.010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Coupe</text:p>
          </table:table-cell>
          <table:table-cell table:style-name="ce3" office:value-type="string" calcext:value-type="string">
            <text:p>2.0 TFSI 252 hp quattro Design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1998" calcext:value-type="float">
            <text:p>351.998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Coupe</text:p>
          </table:table-cell>
          <table:table-cell table:style-name="ce3" office:value-type="string" calcext:value-type="string">
            <text:p>2.0 TFSI 252 hp quattro Dynamic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42409" calcext:value-type="float">
            <text:p>342.409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Coupe</text:p>
          </table:table-cell>
          <table:table-cell table:style-name="ce3" office:value-type="string" calcext:value-type="string">
            <text:p>2.0 TFSI 252 hp quattro Sport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6807" calcext:value-type="float">
            <text:p>356.807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Sportback</text:p>
          </table:table-cell>
          <table:table-cell table:style-name="ce3" office:value-type="string" calcext:value-type="string">
            <text:p>1.4 TFSI 150 hp Design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9464" calcext:value-type="float">
            <text:p>219.464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Sportback</text:p>
          </table:table-cell>
          <table:table-cell table:style-name="ce3" office:value-type="string" calcext:value-type="string">
            <text:p>1.4 TFSI 150 hp Dynamic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2158" calcext:value-type="float">
            <text:p>212.158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Sportback</text:p>
          </table:table-cell>
          <table:table-cell table:style-name="ce3" office:value-type="string" calcext:value-type="string">
            <text:p>1.4 TFSI 150 hp Sport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23128" calcext:value-type="float">
            <text:p>223.128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Sportback</text:p>
          </table:table-cell>
          <table:table-cell table:style-name="ce3" office:value-type="string" calcext:value-type="string">
            <text:p>2.0 TDI 190 hp <text:s/>Sport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15821" calcext:value-type="float">
            <text:p>315.821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Sportback</text:p>
          </table:table-cell>
          <table:table-cell table:style-name="ce3" office:value-type="string" calcext:value-type="string">
            <text:p>2.0 TDI 190 hp Design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11012" calcext:value-type="float">
            <text:p>311.01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Sportback</text:p>
          </table:table-cell>
          <table:table-cell table:style-name="ce3" office:value-type="string" calcext:value-type="string">
            <text:p>2.0 TDI 190 hp Dynamic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01413" calcext:value-type="float">
            <text:p>301.413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Sportback</text:p>
          </table:table-cell>
          <table:table-cell table:style-name="ce3" office:value-type="string" calcext:value-type="string">
            <text:p>2.0 TDI 190 hp quattro Design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28520" calcext:value-type="float">
            <text:p>328.520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Sportback</text:p>
          </table:table-cell>
          <table:table-cell table:style-name="ce3" office:value-type="string" calcext:value-type="string">
            <text:p>2.0 TDI 190 hp quattro Dynamic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18932" calcext:value-type="float">
            <text:p>318.932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Sportback</text:p>
          </table:table-cell>
          <table:table-cell table:style-name="ce3" office:value-type="string" calcext:value-type="string">
            <text:p>2.0 TDI 190 hp quattro Sport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33330" calcext:value-type="float">
            <text:p>333.330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Sportback</text:p>
          </table:table-cell>
          <table:table-cell table:style-name="ce3" office:value-type="string" calcext:value-type="string">
            <text:p>2.0 TFSI 252 hp quattro Design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1998" calcext:value-type="float">
            <text:p>351.998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Sportback</text:p>
          </table:table-cell>
          <table:table-cell table:style-name="ce3" office:value-type="string" calcext:value-type="string">
            <text:p>2.0 TFSI 252 hp quattro Dynamic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42409" calcext:value-type="float">
            <text:p>342.409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5 Sportback</text:p>
          </table:table-cell>
          <table:table-cell table:style-name="ce3" office:value-type="string" calcext:value-type="string">
            <text:p>2.0 TFSI 252 hp quattro Sport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6807" calcext:value-type="float">
            <text:p>356.807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2.0 TDI 190 hp quattro S tronic 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84366" calcext:value-type="float">
            <text:p>384.366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2.0 TDI 190 hp S tronic 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9202" calcext:value-type="float">
            <text:p>359.202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3.0 TDI 272 hp quattro S tronic 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99119" calcext:value-type="float">
            <text:p>499.119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3.0 TDI 320 hp quattro tiptronic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66365" calcext:value-type="float">
            <text:p>566.365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6 Allroad</text:p>
          </table:table-cell>
          <table:table-cell table:style-name="ce3" office:value-type="string" calcext:value-type="string">
            <text:p>3.0 TDI 272 hp quattro S tronic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71639" calcext:value-type="float">
            <text:p>571.639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6 Allroad</text:p>
          </table:table-cell>
          <table:table-cell table:style-name="ce3" office:value-type="string" calcext:value-type="string">
            <text:p>3.0 TDI 320 hp quattro tiptronic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38885" calcext:value-type="float">
            <text:p>638.885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6 Avant</text:p>
          </table:table-cell>
          <table:table-cell table:style-name="ce3" office:value-type="string" calcext:value-type="string">
            <text:p>2.0 TDI 190 hp quattro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00472" calcext:value-type="float">
            <text:p>400.47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6 Avant</text:p>
          </table:table-cell>
          <table:table-cell table:style-name="ce3" office:value-type="string" calcext:value-type="string">
            <text:p>2.0 TDI 190 hp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75307" calcext:value-type="float">
            <text:p>375.307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7 Sportback</text:p>
          </table:table-cell>
          <table:table-cell table:style-name="ce3" office:value-type="string" calcext:value-type="string">
            <text:p>2.0 TFSI 252 hp quattro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66456" calcext:value-type="float">
            <text:p>466.456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7 Sportback</text:p>
          </table:table-cell>
          <table:table-cell table:style-name="ce3" office:value-type="string" calcext:value-type="string">
            <text:p>3.0 TDI 272 hp quattro S tronic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32359" calcext:value-type="float">
            <text:p>632.359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7 Sportback</text:p>
          </table:table-cell>
          <table:table-cell table:style-name="ce3" office:value-type="string" calcext:value-type="string">
            <text:p>3.0 TDI 320 hp quattro tiptronic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91622" calcext:value-type="float">
            <text:p>691.62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8 L</text:p>
          </table:table-cell>
          <table:table-cell table:style-name="ce3" office:value-type="string" calcext:value-type="string">
            <text:p>2.0 TFSI 252 hp quattro tip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70257" calcext:value-type="float">
            <text:p>770.257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8 L</text:p>
          </table:table-cell>
          <table:table-cell table:style-name="ce3" office:value-type="string" calcext:value-type="string">
            <text:p>3.0 TDI 262 hp quattro tiptronic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65248" calcext:value-type="float">
            <text:p>965.248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8 L</text:p>
          </table:table-cell>
          <table:table-cell table:style-name="ce3" office:value-type="string" calcext:value-type="string">
            <text:p>4.0 TFSI 435 hp quattro tiptronic</text:p>
          </table:table-cell>
          <table:table-cell table:style-name="ce17" office:value-type="float" office:value="4" calcext:value-type="float">
            <text:p>4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81705" calcext:value-type="float">
            <text:p>1.181.705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8 L</text:p>
          </table:table-cell>
          <table:table-cell table:style-name="ce3" office:value-type="string" calcext:value-type="string">
            <text:p>4.2 TDI 385 hp quattro tiptronic</text:p>
          </table:table-cell>
          <table:table-cell table:style-name="ce17" office:value-type="float" office:value="4.2" calcext:value-type="float">
            <text:p>4,2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28707" calcext:value-type="float">
            <text:p>1.128.707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A8 L W12</text:p>
          </table:table-cell>
          <table:table-cell table:style-name="ce3" office:value-type="string" calcext:value-type="string">
            <text:p>6.3 FSI 500 hp quattro tiptronic</text:p>
          </table:table-cell>
          <table:table-cell table:style-name="ce17" office:value-type="float" office:value="6.3" calcext:value-type="float">
            <text:p>6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43186" calcext:value-type="float">
            <text:p>1.643.186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1.4 Turbo FSI 150 hp (COD) Design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3638" calcext:value-type="float">
            <text:p>153.638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1.4 Turbo FSI 150 hp (COD) Dynamic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9661" calcext:value-type="float">
            <text:p>149.661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1.4 Turbo FSI 150 hp (COD) Sport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3638" calcext:value-type="float">
            <text:p>153.638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1.6 TDI 116 hp Design S tronic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1945" calcext:value-type="float">
            <text:p>161.945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1.6 TDI 116 hp Dynamic S tronic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7967" calcext:value-type="float">
            <text:p>157.967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1.6 TDI 116 hp Sport S tronic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1945" calcext:value-type="float">
            <text:p>161.945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1.4 TFSI 150 hp (COD) S tronic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6592" calcext:value-type="float">
            <text:p>186.59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2.0 TDI 184 hp quattro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82815" calcext:value-type="float">
            <text:p>282.815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5</text:p>
          </table:table-cell>
          <table:table-cell table:style-name="ce3" office:value-type="string" calcext:value-type="string">
            <text:p>2.0 TDI 190 hp quattro Design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73992" calcext:value-type="float">
            <text:p>373.992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5</text:p>
          </table:table-cell>
          <table:table-cell table:style-name="ce3" office:value-type="string" calcext:value-type="string">
            <text:p>2.0 TDI 190 hp quattro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73992" calcext:value-type="float">
            <text:p>373.992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5</text:p>
          </table:table-cell>
          <table:table-cell table:style-name="ce3" office:value-type="string" calcext:value-type="string">
            <text:p>2.0 TFSI 230 hp quattro tip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63599" calcext:value-type="float">
            <text:p>363.599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7</text:p>
          </table:table-cell>
          <table:table-cell table:style-name="ce3" office:value-type="string" calcext:value-type="string">
            <text:p>2.0 TFSI 252 hp quattro tip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86154" calcext:value-type="float">
            <text:p>486.154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Q7</text:p>
          </table:table-cell>
          <table:table-cell table:style-name="ce3" office:value-type="string" calcext:value-type="string">
            <text:p>3.0 TDI 272 hp quattro tiptronic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83638" calcext:value-type="float">
            <text:p>683.638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R8 Coupe</text:p>
          </table:table-cell>
          <table:table-cell table:style-name="ce3" office:value-type="string" calcext:value-type="string">
            <text:p>5.2 FSI V10 plus quattro S tronic</text:p>
          </table:table-cell>
          <table:table-cell table:style-name="ce17" office:value-type="float" office:value="5.2" calcext:value-type="float">
            <text:p>5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81543" calcext:value-type="float">
            <text:p>1.981.543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R8 Coupe</text:p>
          </table:table-cell>
          <table:table-cell table:style-name="ce3" office:value-type="string" calcext:value-type="string">
            <text:p>5.2 FSI V10 quattro S tronic</text:p>
          </table:table-cell>
          <table:table-cell table:style-name="ce17" office:value-type="float" office:value="5.2" calcext:value-type="float">
            <text:p>5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56668" calcext:value-type="float">
            <text:p>1.756.668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RS 6 Avant</text:p>
          </table:table-cell>
          <table:table-cell table:style-name="ce3" office:value-type="string" calcext:value-type="string">
            <text:p>4.0 TFSI 560 hp quattro tiptronic</text:p>
          </table:table-cell>
          <table:table-cell table:style-name="ce17" office:value-type="float" office:value="4" calcext:value-type="float">
            <text:p>4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72002" calcext:value-type="float">
            <text:p>1.072.002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RS 6 Avant</text:p>
          </table:table-cell>
          <table:table-cell table:style-name="ce3" office:value-type="string" calcext:value-type="string">
            <text:p>4.0 TFSI 605 hp performance quattro tiptronic</text:p>
          </table:table-cell>
          <table:table-cell table:style-name="ce17" office:value-type="float" office:value="4" calcext:value-type="float">
            <text:p>4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36307" calcext:value-type="float">
            <text:p>1.136.307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RS 7 Sportback</text:p>
          </table:table-cell>
          <table:table-cell table:style-name="ce3" office:value-type="string" calcext:value-type="string">
            <text:p>4.0 TFSI 560 hp quattro tiptronic</text:p>
          </table:table-cell>
          <table:table-cell table:style-name="ce17" office:value-type="float" office:value="4" calcext:value-type="float">
            <text:p>4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35043" calcext:value-type="float">
            <text:p>1.135.043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RS 7 Sportback</text:p>
          </table:table-cell>
          <table:table-cell table:style-name="ce3" office:value-type="string" calcext:value-type="string">
            <text:p>4.0 TFSI 605 hp performance quattro tiptronic</text:p>
          </table:table-cell>
          <table:table-cell table:style-name="ce17" office:value-type="float" office:value="4" calcext:value-type="float">
            <text:p>4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00199" calcext:value-type="float">
            <text:p>1.200.199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S8</text:p>
          </table:table-cell>
          <table:table-cell table:style-name="ce3" office:value-type="string" calcext:value-type="string">
            <text:p>4.0 TFSI 520 hp quattro tiptronic</text:p>
          </table:table-cell>
          <table:table-cell table:style-name="ce17" office:value-type="float" office:value="4" calcext:value-type="float">
            <text:p>4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71650" calcext:value-type="float">
            <text:p>1.271.650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S8</text:p>
          </table:table-cell>
          <table:table-cell table:style-name="ce3" office:value-type="string" calcext:value-type="string">
            <text:p>4.0 TFSI 605 hp plus quattro tiptronic</text:p>
          </table:table-cell>
          <table:table-cell table:style-name="ce17" office:value-type="float" office:value="4" calcext:value-type="float">
            <text:p>4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99890" calcext:value-type="float">
            <text:p>1.499.890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TT Coupe</text:p>
          </table:table-cell>
          <table:table-cell table:style-name="ce3" office:value-type="string" calcext:value-type="string">
            <text:p>2.0 TFSI 230 hp quattro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96851" calcext:value-type="float">
            <text:p>396.851</text:p>
          </table:table-cell>
          <table:table-cell table:style-name="ce27" office:value-type="string" calcext:value-type="string">
            <text:p><text:a xlink:href="http://www.audi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TTS Coupe</text:p>
          </table:table-cell>
          <table:table-cell table:style-name="ce3" office:value-type="string" calcext:value-type="string">
            <text:p>2.0 TFSI 310 hp quattro S 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45001" calcext:value-type="float">
            <text:p>445.001</text:p>
          </table:table-cell>
          <table:table-cell table:style-name="ce27" office:value-type="string" calcext:value-type="string">
            <text:p><text:a xlink:href="http://www.alfaromeo.com.tr/" xlink:type="simple">http://www.audi.com.tr/</text:a></text:p>
          </table:table-cell>
          <table:table-cell table:style-name="ce30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116d</text:p>
          </table:table-cell>
          <table:table-cell table:style-name="ce3" office:value-type="string" calcext:value-type="string">
            <text:p>1.5 116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6100" calcext:value-type="float">
            <text:p>166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116d</text:p>
          </table:table-cell>
          <table:table-cell table:style-name="ce3" office:value-type="string" calcext:value-type="string">
            <text:p>1.5 116BG Joy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9700" calcext:value-type="float">
            <text:p>169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116d</text:p>
          </table:table-cell>
          <table:table-cell table:style-name="ce3" office:value-type="string" calcext:value-type="string">
            <text:p>1.5 116BG M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0400" calcext:value-type="float">
            <text:p>180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Bmw</text:p>
          </table:table-cell>
          <table:table-cell table:style-name="ce4" office:value-type="string" calcext:value-type="string">
            <text:p>116d</text:p>
          </table:table-cell>
          <table:table-cell table:style-name="ce4" office:value-type="string" calcext:value-type="string">
            <text:p>1.5 116BG Pur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5300" calcext:value-type="float">
            <text:p>155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Bmw</text:p>
          </table:table-cell>
          <table:table-cell table:style-name="ce4" office:value-type="string" calcext:value-type="string">
            <text:p>118i</text:p>
          </table:table-cell>
          <table:table-cell table:style-name="ce4" office:value-type="string" calcext:value-type="string">
            <text:p>1.5 136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5300" calcext:value-type="float">
            <text:p>155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Bmw</text:p>
          </table:table-cell>
          <table:table-cell table:style-name="ce4" office:value-type="string" calcext:value-type="string">
            <text:p>118i</text:p>
          </table:table-cell>
          <table:table-cell table:style-name="ce4" office:value-type="string" calcext:value-type="string">
            <text:p>1.5 136BG Joy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8900" calcext:value-type="float">
            <text:p>158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Bmw</text:p>
          </table:table-cell>
          <table:table-cell table:style-name="ce4" office:value-type="string" calcext:value-type="string">
            <text:p>118i</text:p>
          </table:table-cell>
          <table:table-cell table:style-name="ce4" office:value-type="string" calcext:value-type="string">
            <text:p>1.5 136BG M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9700" calcext:value-type="float">
            <text:p>169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Bmw</text:p>
          </table:table-cell>
          <table:table-cell table:style-name="ce4" office:value-type="string" calcext:value-type="string">
            <text:p>118i</text:p>
          </table:table-cell>
          <table:table-cell table:style-name="ce4" office:value-type="string" calcext:value-type="string">
            <text:p>1.5 136BG Pur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4600" calcext:value-type="float">
            <text:p>144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6d Active Tourer</text:p>
          </table:table-cell>
          <table:table-cell table:style-name="ce3" office:value-type="string" calcext:value-type="string">
            <text:p>1.5 116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5100" calcext:value-type="float">
            <text:p>175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6d Active Tourer</text:p>
          </table:table-cell>
          <table:table-cell table:style-name="ce3" office:value-type="string" calcext:value-type="string">
            <text:p>1.5 116BG Luxury Lin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0800" calcext:value-type="float">
            <text:p>190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6d Active Tourer</text:p>
          </table:table-cell>
          <table:table-cell table:style-name="ce3" office:value-type="string" calcext:value-type="string">
            <text:p>1.5 116BG M Sport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5900" calcext:value-type="float">
            <text:p>195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6d Active Tourer</text:p>
          </table:table-cell>
          <table:table-cell table:style-name="ce3" office:value-type="string" calcext:value-type="string">
            <text:p>1.5 116BG Prestig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4000" calcext:value-type="float">
            <text:p>184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6d Active Tourer</text:p>
          </table:table-cell>
          <table:table-cell table:style-name="ce3" office:value-type="string" calcext:value-type="string">
            <text:p>1.5 116BG Sport Lin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4700" calcext:value-type="float">
            <text:p>184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6d Gran Tourer</text:p>
          </table:table-cell>
          <table:table-cell table:style-name="ce3" office:value-type="string" calcext:value-type="string">
            <text:p>1.5 116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7600" calcext:value-type="float">
            <text:p>187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6d Gran Tourer</text:p>
          </table:table-cell>
          <table:table-cell table:style-name="ce3" office:value-type="string" calcext:value-type="string">
            <text:p>1.5 116BG Luxury Lin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03400" calcext:value-type="float">
            <text:p>203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6d Gran Tourer</text:p>
          </table:table-cell>
          <table:table-cell table:style-name="ce3" office:value-type="string" calcext:value-type="string">
            <text:p>1.5 116BG M Sport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08400" calcext:value-type="float">
            <text:p>208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6d Gran Tourer</text:p>
          </table:table-cell>
          <table:table-cell table:style-name="ce3" office:value-type="string" calcext:value-type="string">
            <text:p>1.5 116BG Prestig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6600" calcext:value-type="float">
            <text:p>196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6d Gran Tourer</text:p>
          </table:table-cell>
          <table:table-cell table:style-name="ce3" office:value-type="string" calcext:value-type="string">
            <text:p>1.5 116BG Sport Lin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7300" calcext:value-type="float">
            <text:p>197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8i Cabrio</text:p>
          </table:table-cell>
          <table:table-cell table:style-name="ce3" office:value-type="string" calcext:value-type="string">
            <text:p>1.5 136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02000" calcext:value-type="float">
            <text:p>202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8i Cabrio</text:p>
          </table:table-cell>
          <table:table-cell table:style-name="ce3" office:value-type="string" calcext:value-type="string">
            <text:p>1.5 136BG Luxury Lin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7700" calcext:value-type="float">
            <text:p>217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8i Cabrio</text:p>
          </table:table-cell>
          <table:table-cell table:style-name="ce3" office:value-type="string" calcext:value-type="string">
            <text:p>1.5 136BG M Sport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21300" calcext:value-type="float">
            <text:p>221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8i Cabrio</text:p>
          </table:table-cell>
          <table:table-cell table:style-name="ce3" office:value-type="string" calcext:value-type="string">
            <text:p>1.5 136BG Prestig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08400" calcext:value-type="float">
            <text:p>208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8i Cabrio</text:p>
          </table:table-cell>
          <table:table-cell table:style-name="ce3" office:value-type="string" calcext:value-type="string">
            <text:p>1.5 136BG Sport Lin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1300" calcext:value-type="float">
            <text:p>211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8i Coupe</text:p>
          </table:table-cell>
          <table:table-cell table:style-name="ce3" office:value-type="string" calcext:value-type="string">
            <text:p>1.5 136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6100" calcext:value-type="float">
            <text:p>166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8i Coupe</text:p>
          </table:table-cell>
          <table:table-cell table:style-name="ce3" office:value-type="string" calcext:value-type="string">
            <text:p>1.5 136BG Luxury Lin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1900" calcext:value-type="float">
            <text:p>181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8i Coupe</text:p>
          </table:table-cell>
          <table:table-cell table:style-name="ce3" office:value-type="string" calcext:value-type="string">
            <text:p>1.5 136BG M Sport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5500" calcext:value-type="float">
            <text:p>185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8i Coupe</text:p>
          </table:table-cell>
          <table:table-cell table:style-name="ce3" office:value-type="string" calcext:value-type="string">
            <text:p>1.5 136BG Prestig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3300" calcext:value-type="float">
            <text:p>173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218i Coupe</text:p>
          </table:table-cell>
          <table:table-cell table:style-name="ce3" office:value-type="string" calcext:value-type="string">
            <text:p>1.5 136BG Sport Lin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5400" calcext:value-type="float">
            <text:p>175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18d Sedan</text:p>
          </table:table-cell>
          <table:table-cell table:style-name="ce3" office:value-type="string" calcext:value-type="string">
            <text:p>2.0 150BG 40th Year Edition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99800" calcext:value-type="float">
            <text:p>299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18d Sedan</text:p>
          </table:table-cell>
          <table:table-cell table:style-name="ce3" office:value-type="string" calcext:value-type="string">
            <text:p>2.0 150BG Joy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4100" calcext:value-type="float">
            <text:p>214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18d Sedan</text:p>
          </table:table-cell>
          <table:table-cell table:style-name="ce3" office:value-type="string" calcext:value-type="string">
            <text:p>2.0 150BG Luxury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72500" calcext:value-type="float">
            <text:p>272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18d Sedan</text:p>
          </table:table-cell>
          <table:table-cell table:style-name="ce3" office:value-type="string" calcext:value-type="string">
            <text:p>2.0 150BG M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62000" calcext:value-type="float">
            <text:p>262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18d Sedan</text:p>
          </table:table-cell>
          <table:table-cell table:style-name="ce3" office:value-type="string" calcext:value-type="string">
            <text:p>2.0 150BG Prestig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34900" calcext:value-type="float">
            <text:p>234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18d Sedan</text:p>
          </table:table-cell>
          <table:table-cell table:style-name="ce3" office:value-type="string" calcext:value-type="string">
            <text:p>2.0 150BG Sport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50700" calcext:value-type="float">
            <text:p>250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18i Sedan</text:p>
          </table:table-cell>
          <table:table-cell table:style-name="ce3" office:value-type="string" calcext:value-type="string">
            <text:p>1.5 136BG 40th Year Edi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46800" calcext:value-type="float">
            <text:p>246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18i Sedan</text:p>
          </table:table-cell>
          <table:table-cell table:style-name="ce3" office:value-type="string" calcext:value-type="string">
            <text:p>1.5 136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7600" calcext:value-type="float">
            <text:p>187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18i Sedan</text:p>
          </table:table-cell>
          <table:table-cell table:style-name="ce3" office:value-type="string" calcext:value-type="string">
            <text:p>1.5 136BG Luxury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25300" calcext:value-type="float">
            <text:p>225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18i Sedan</text:p>
          </table:table-cell>
          <table:table-cell table:style-name="ce3" office:value-type="string" calcext:value-type="string">
            <text:p>1.5 136BG M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7000" calcext:value-type="float">
            <text:p>217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18i Sedan</text:p>
          </table:table-cell>
          <table:table-cell table:style-name="ce3" office:value-type="string" calcext:value-type="string">
            <text:p>1.5 136BG Prestig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04800" calcext:value-type="float">
            <text:p>204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18i Sedan</text:p>
          </table:table-cell>
          <table:table-cell table:style-name="ce3" office:value-type="string" calcext:value-type="string">
            <text:p>1.5 136BG Sport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08100" calcext:value-type="float">
            <text:p>208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Sedan</text:p>
          </table:table-cell>
          <table:table-cell table:style-name="ce3" office:value-type="string" calcext:value-type="string">
            <text:p>2.0 190BG 40th Year Edition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22200" calcext:value-type="float">
            <text:p>322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Sedan</text:p>
          </table:table-cell>
          <table:table-cell table:style-name="ce3" office:value-type="string" calcext:value-type="string">
            <text:p>2.0 190BG Joy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32900" calcext:value-type="float">
            <text:p>232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Sedan</text:p>
          </table:table-cell>
          <table:table-cell table:style-name="ce3" office:value-type="string" calcext:value-type="string">
            <text:p>2.0 190BG Luxury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93900" calcext:value-type="float">
            <text:p>293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Sedan</text:p>
          </table:table-cell>
          <table:table-cell table:style-name="ce3" office:value-type="string" calcext:value-type="string">
            <text:p>2.0 190BG M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83100" calcext:value-type="float">
            <text:p>283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Sedan</text:p>
          </table:table-cell>
          <table:table-cell table:style-name="ce3" office:value-type="string" calcext:value-type="string">
            <text:p>2.0 190BG Prestig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67100" calcext:value-type="float">
            <text:p>267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Sedan</text:p>
          </table:table-cell>
          <table:table-cell table:style-name="ce3" office:value-type="string" calcext:value-type="string">
            <text:p>2.0 190BG Sport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71300" calcext:value-type="float">
            <text:p>271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Gran Turismo</text:p>
          </table:table-cell>
          <table:table-cell table:style-name="ce3" office:value-type="string" calcext:value-type="string">
            <text:p>2.0 190BG 40th Year Edition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25700" calcext:value-type="float">
            <text:p>425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Gran Turismo</text:p>
          </table:table-cell>
          <table:table-cell table:style-name="ce3" office:value-type="string" calcext:value-type="string">
            <text:p>2.0 190BG Joy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12700" calcext:value-type="float">
            <text:p>312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Gran Turismo</text:p>
          </table:table-cell>
          <table:table-cell table:style-name="ce3" office:value-type="string" calcext:value-type="string">
            <text:p>2.0 190BG Luxury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76800" calcext:value-type="float">
            <text:p>376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Gran Turismo</text:p>
          </table:table-cell>
          <table:table-cell table:style-name="ce3" office:value-type="string" calcext:value-type="string">
            <text:p>2.0 190BG M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74900" calcext:value-type="float">
            <text:p>374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Gran Turismo</text:p>
          </table:table-cell>
          <table:table-cell table:style-name="ce3" office:value-type="string" calcext:value-type="string">
            <text:p>2.0 190BG Prestige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43800" calcext:value-type="float">
            <text:p>343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Gran Turismo</text:p>
          </table:table-cell>
          <table:table-cell table:style-name="ce3" office:value-type="string" calcext:value-type="string">
            <text:p>2.0 190BG Sport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7900" calcext:value-type="float">
            <text:p>357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Sedan</text:p>
          </table:table-cell>
          <table:table-cell table:style-name="ce3" office:value-type="string" calcext:value-type="string">
            <text:p>2.0 190BG 40th Year Edition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40500" calcext:value-type="float">
            <text:p>340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Sedan</text:p>
          </table:table-cell>
          <table:table-cell table:style-name="ce3" office:value-type="string" calcext:value-type="string">
            <text:p>2.0 190BG Joy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62800" calcext:value-type="float">
            <text:p>262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Sedan</text:p>
          </table:table-cell>
          <table:table-cell table:style-name="ce3" office:value-type="string" calcext:value-type="string">
            <text:p>2.0 190BG Luxury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12300" calcext:value-type="float">
            <text:p>312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Sedan</text:p>
          </table:table-cell>
          <table:table-cell table:style-name="ce3" office:value-type="string" calcext:value-type="string">
            <text:p>2.0 190BG M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01400" calcext:value-type="float">
            <text:p>301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Sedan</text:p>
          </table:table-cell>
          <table:table-cell table:style-name="ce3" office:value-type="string" calcext:value-type="string">
            <text:p>2.0 190BG Prestige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85400" calcext:value-type="float">
            <text:p>285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320d Sedan</text:p>
          </table:table-cell>
          <table:table-cell table:style-name="ce3" office:value-type="string" calcext:value-type="string">
            <text:p>2.0 190BG Sport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89700" calcext:value-type="float">
            <text:p>289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d Coupe</text:p>
          </table:table-cell>
          <table:table-cell table:style-name="ce3" office:value-type="string" calcext:value-type="string">
            <text:p>2.0 150BG Joy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83600" calcext:value-type="float">
            <text:p>283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d Coupe</text:p>
          </table:table-cell>
          <table:table-cell table:style-name="ce3" office:value-type="string" calcext:value-type="string">
            <text:p>2.0 150BG Luxury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22200" calcext:value-type="float">
            <text:p>322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d Coupe</text:p>
          </table:table-cell>
          <table:table-cell table:style-name="ce3" office:value-type="string" calcext:value-type="string">
            <text:p>2.0 150BG M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13700" calcext:value-type="float">
            <text:p>313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d Coupe</text:p>
          </table:table-cell>
          <table:table-cell table:style-name="ce3" office:value-type="string" calcext:value-type="string">
            <text:p>2.0 150BG Prestig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94900" calcext:value-type="float">
            <text:p>294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d Coupe</text:p>
          </table:table-cell>
          <table:table-cell table:style-name="ce3" office:value-type="string" calcext:value-type="string">
            <text:p>2.0 150BG Sport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09000" calcext:value-type="float">
            <text:p>309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d Coupe</text:p>
          </table:table-cell>
          <table:table-cell table:style-name="ce3" office:value-type="string" calcext:value-type="string">
            <text:p>2.0 150BG Ultimate M Sp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49500" calcext:value-type="float">
            <text:p>349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d Gran Coupe</text:p>
          </table:table-cell>
          <table:table-cell table:style-name="ce3" office:value-type="string" calcext:value-type="string">
            <text:p>2.0 190BG Joy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86400" calcext:value-type="float">
            <text:p>286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d Gran Coupe</text:p>
          </table:table-cell>
          <table:table-cell table:style-name="ce3" office:value-type="string" calcext:value-type="string">
            <text:p>2.0 190BG Luxury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25000" calcext:value-type="float">
            <text:p>325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d Gran Coupe</text:p>
          </table:table-cell>
          <table:table-cell table:style-name="ce3" office:value-type="string" calcext:value-type="string">
            <text:p>2.0 190BG M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16500" calcext:value-type="float">
            <text:p>316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d Gran Coupe</text:p>
          </table:table-cell>
          <table:table-cell table:style-name="ce3" office:value-type="string" calcext:value-type="string">
            <text:p>2.0 190BG Prestig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97700" calcext:value-type="float">
            <text:p>297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d Gran Coupe</text:p>
          </table:table-cell>
          <table:table-cell table:style-name="ce3" office:value-type="string" calcext:value-type="string">
            <text:p>2.0 190BG Sport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11800" calcext:value-type="float">
            <text:p>311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d Gran Coupe</text:p>
          </table:table-cell>
          <table:table-cell table:style-name="ce3" office:value-type="string" calcext:value-type="string">
            <text:p>2.0 190BG Ultimate M Sp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2300" calcext:value-type="float">
            <text:p>352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i Coupe</text:p>
          </table:table-cell>
          <table:table-cell table:style-name="ce3" office:value-type="string" calcext:value-type="string">
            <text:p>1.5 136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5600" calcext:value-type="float">
            <text:p>215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i Coupe</text:p>
          </table:table-cell>
          <table:table-cell table:style-name="ce3" office:value-type="string" calcext:value-type="string">
            <text:p>1.5 136BG Luxury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45000" calcext:value-type="float">
            <text:p>245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i Coupe</text:p>
          </table:table-cell>
          <table:table-cell table:style-name="ce3" office:value-type="string" calcext:value-type="string">
            <text:p>1.5 136BG M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38600" calcext:value-type="float">
            <text:p>238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i Coupe</text:p>
          </table:table-cell>
          <table:table-cell table:style-name="ce3" office:value-type="string" calcext:value-type="string">
            <text:p>1.5 136BG Prestig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24200" calcext:value-type="float">
            <text:p>224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i Coupe</text:p>
          </table:table-cell>
          <table:table-cell table:style-name="ce3" office:value-type="string" calcext:value-type="string">
            <text:p>1.5 136BG Sport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35000" calcext:value-type="float">
            <text:p>235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i Coupe</text:p>
          </table:table-cell>
          <table:table-cell table:style-name="ce3" office:value-type="string" calcext:value-type="string">
            <text:p>1.5 136BG Ultimate M Sport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65800" calcext:value-type="float">
            <text:p>265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i Gran Coupe</text:p>
          </table:table-cell>
          <table:table-cell table:style-name="ce3" office:value-type="string" calcext:value-type="string">
            <text:p>1.5 136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7700" calcext:value-type="float">
            <text:p>217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i Gran Coupe</text:p>
          </table:table-cell>
          <table:table-cell table:style-name="ce3" office:value-type="string" calcext:value-type="string">
            <text:p>1.5 136BG Luxury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47200" calcext:value-type="float">
            <text:p>247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i Gran Coupe</text:p>
          </table:table-cell>
          <table:table-cell table:style-name="ce3" office:value-type="string" calcext:value-type="string">
            <text:p>1.5 136BG M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40700" calcext:value-type="float">
            <text:p>240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i Gran Coupe</text:p>
          </table:table-cell>
          <table:table-cell table:style-name="ce3" office:value-type="string" calcext:value-type="string">
            <text:p>1.5 136BG Prestig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26400" calcext:value-type="float">
            <text:p>226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i Gran Coupe</text:p>
          </table:table-cell>
          <table:table-cell table:style-name="ce3" office:value-type="string" calcext:value-type="string">
            <text:p>1.5 136BG Sport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37100" calcext:value-type="float">
            <text:p>237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18i Gran Coupe</text:p>
          </table:table-cell>
          <table:table-cell table:style-name="ce3" office:value-type="string" calcext:value-type="string">
            <text:p>1.5 136BG Ultimate M Sport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68000" calcext:value-type="float">
            <text:p>268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d Cabrio</text:p>
          </table:table-cell>
          <table:table-cell table:style-name="ce3" office:value-type="string" calcext:value-type="string">
            <text:p>2.0 190BG Luxury Lin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04100" calcext:value-type="float">
            <text:p>404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d Cabrio</text:p>
          </table:table-cell>
          <table:table-cell table:style-name="ce3" office:value-type="string" calcext:value-type="string">
            <text:p>2.0 190BG M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15400" calcext:value-type="float">
            <text:p>415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d Cabrio</text:p>
          </table:table-cell>
          <table:table-cell table:style-name="ce3" office:value-type="string" calcext:value-type="string">
            <text:p>2.0 190BG Sport Lin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00300" calcext:value-type="float">
            <text:p>400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d Cabrio</text:p>
          </table:table-cell>
          <table:table-cell table:style-name="ce3" office:value-type="string" calcext:value-type="string">
            <text:p>2.0 190BG Ultimate M Sp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49300" calcext:value-type="float">
            <text:p>449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d Coupe</text:p>
          </table:table-cell>
          <table:table-cell table:style-name="ce3" office:value-type="string" calcext:value-type="string">
            <text:p>2.0 190BG Joy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22200" calcext:value-type="float">
            <text:p>322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d Coupe</text:p>
          </table:table-cell>
          <table:table-cell table:style-name="ce3" office:value-type="string" calcext:value-type="string">
            <text:p>2.0 190BG Luxury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60800" calcext:value-type="float">
            <text:p>360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d Coupe</text:p>
          </table:table-cell>
          <table:table-cell table:style-name="ce3" office:value-type="string" calcext:value-type="string">
            <text:p>2.0 190BG M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2300" calcext:value-type="float">
            <text:p>352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d Coupe</text:p>
          </table:table-cell>
          <table:table-cell table:style-name="ce3" office:value-type="string" calcext:value-type="string">
            <text:p>2.0 190BG Sport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47600" calcext:value-type="float">
            <text:p>347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d Coupe</text:p>
          </table:table-cell>
          <table:table-cell table:style-name="ce3" office:value-type="string" calcext:value-type="string">
            <text:p>2.0 190BG Ultimate M Sport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88100" calcext:value-type="float">
            <text:p>388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d Gran Coupe</text:p>
          </table:table-cell>
          <table:table-cell table:style-name="ce3" office:value-type="string" calcext:value-type="string">
            <text:p>2.0 190BG Joy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25000" calcext:value-type="float">
            <text:p>325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d Gran Coupe</text:p>
          </table:table-cell>
          <table:table-cell table:style-name="ce3" office:value-type="string" calcext:value-type="string">
            <text:p>2.0 190BG Luxury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63600" calcext:value-type="float">
            <text:p>363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d Gran Coupe</text:p>
          </table:table-cell>
          <table:table-cell table:style-name="ce3" office:value-type="string" calcext:value-type="string">
            <text:p>2.0 190BG M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5100" calcext:value-type="float">
            <text:p>355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d Gran Coupe</text:p>
          </table:table-cell>
          <table:table-cell table:style-name="ce3" office:value-type="string" calcext:value-type="string">
            <text:p>2.0 190BG Sport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0400" calcext:value-type="float">
            <text:p>350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20d Gran Coupe</text:p>
          </table:table-cell>
          <table:table-cell table:style-name="ce3" office:value-type="string" calcext:value-type="string">
            <text:p>2.0 190BG Ultimate M Sport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90900" calcext:value-type="float">
            <text:p>390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30i Cabrio</text:p>
          </table:table-cell>
          <table:table-cell table:style-name="ce3" office:value-type="string" calcext:value-type="string">
            <text:p>2.0 252BG Luxury Line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37000" calcext:value-type="float">
            <text:p>437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30i Cabrio</text:p>
          </table:table-cell>
          <table:table-cell table:style-name="ce3" office:value-type="string" calcext:value-type="string">
            <text:p>2.0 252BG M Sport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48300" calcext:value-type="float">
            <text:p>448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30i Cabrio</text:p>
          </table:table-cell>
          <table:table-cell table:style-name="ce3" office:value-type="string" calcext:value-type="string">
            <text:p>2.0 252BG Sport Line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33300" calcext:value-type="float">
            <text:p>433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30i Cabrio</text:p>
          </table:table-cell>
          <table:table-cell table:style-name="ce3" office:value-type="string" calcext:value-type="string">
            <text:p>2.0 252BG Ulitmate M Sport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82200" calcext:value-type="float">
            <text:p>482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30i Coupe</text:p>
          </table:table-cell>
          <table:table-cell table:style-name="ce3" office:value-type="string" calcext:value-type="string">
            <text:p>2.0 252BG Joy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9800" calcext:value-type="float">
            <text:p>359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30i Coupe</text:p>
          </table:table-cell>
          <table:table-cell table:style-name="ce3" office:value-type="string" calcext:value-type="string">
            <text:p>2.0 252BG Luxury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98400" calcext:value-type="float">
            <text:p>398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30i Coupe</text:p>
          </table:table-cell>
          <table:table-cell table:style-name="ce3" office:value-type="string" calcext:value-type="string">
            <text:p>2.0 252BG M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90000" calcext:value-type="float">
            <text:p>390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30i Coupe</text:p>
          </table:table-cell>
          <table:table-cell table:style-name="ce3" office:value-type="string" calcext:value-type="string">
            <text:p>2.0 252BG Sport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85300" calcext:value-type="float">
            <text:p>385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30i Coupe</text:p>
          </table:table-cell>
          <table:table-cell table:style-name="ce3" office:value-type="string" calcext:value-type="string">
            <text:p>2.0 252BG Ultimate M Sport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25700" calcext:value-type="float">
            <text:p>425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30i Gran Coupe</text:p>
          </table:table-cell>
          <table:table-cell table:style-name="ce3" office:value-type="string" calcext:value-type="string">
            <text:p>2.0 252BG Joy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62700" calcext:value-type="float">
            <text:p>362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30i Gran Coupe</text:p>
          </table:table-cell>
          <table:table-cell table:style-name="ce3" office:value-type="string" calcext:value-type="string">
            <text:p>2.0 252BG Luxury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01300" calcext:value-type="float">
            <text:p>401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30i Gran Coupe</text:p>
          </table:table-cell>
          <table:table-cell table:style-name="ce3" office:value-type="string" calcext:value-type="string">
            <text:p>2.0 252BG M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92800" calcext:value-type="float">
            <text:p>392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30i Gran Coupe</text:p>
          </table:table-cell>
          <table:table-cell table:style-name="ce3" office:value-type="string" calcext:value-type="string">
            <text:p>2.0 252BG Sport Plus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88100" calcext:value-type="float">
            <text:p>388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430i Gran Coupe</text:p>
          </table:table-cell>
          <table:table-cell table:style-name="ce3" office:value-type="string" calcext:value-type="string">
            <text:p>2.0 252BG Ultimate M Sport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28600" calcext:value-type="float">
            <text:p>428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20d Sedan</text:p>
          </table:table-cell>
          <table:table-cell table:style-name="ce3" office:value-type="string" calcext:value-type="string">
            <text:p>2.0 190BG Luxury Lin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16300" calcext:value-type="float">
            <text:p>416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20d Sedan</text:p>
          </table:table-cell>
          <table:table-cell table:style-name="ce3" office:value-type="string" calcext:value-type="string">
            <text:p>2.0 190BG M Sp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23400" calcext:value-type="float">
            <text:p>423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20d Sedan</text:p>
          </table:table-cell>
          <table:table-cell table:style-name="ce3" office:value-type="string" calcext:value-type="string">
            <text:p>2.0 190BG Prestig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06900" calcext:value-type="float">
            <text:p>406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20d Sedan</text:p>
          </table:table-cell>
          <table:table-cell table:style-name="ce3" office:value-type="string" calcext:value-type="string">
            <text:p>2.0 190BG Sport Lin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04600" calcext:value-type="float">
            <text:p>404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20d Sedan</text:p>
          </table:table-cell>
          <table:table-cell table:style-name="ce3" office:value-type="string" calcext:value-type="string">
            <text:p>2.0 190BG Luxury Line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37500" calcext:value-type="float">
            <text:p>437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20d Sedan</text:p>
          </table:table-cell>
          <table:table-cell table:style-name="ce3" office:value-type="string" calcext:value-type="string">
            <text:p>2.0 190BG M Sport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44600" calcext:value-type="float">
            <text:p>444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20d Sedan</text:p>
          </table:table-cell>
          <table:table-cell table:style-name="ce3" office:value-type="string" calcext:value-type="string">
            <text:p>2.0 190BG Prestige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28100" calcext:value-type="float">
            <text:p>428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20d Sedan</text:p>
          </table:table-cell>
          <table:table-cell table:style-name="ce3" office:value-type="string" calcext:value-type="string">
            <text:p>2.0 190BG Sport Line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25700" calcext:value-type="float">
            <text:p>425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20d Sedan</text:p>
          </table:table-cell>
          <table:table-cell table:style-name="ce3" office:value-type="string" calcext:value-type="string">
            <text:p>3.0 265BG Luxury Lin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95200" calcext:value-type="float">
            <text:p>595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20d Sedan</text:p>
          </table:table-cell>
          <table:table-cell table:style-name="ce3" office:value-type="string" calcext:value-type="string">
            <text:p>3.0 265BG M Sport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04000" calcext:value-type="float">
            <text:p>604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20d Sedan</text:p>
          </table:table-cell>
          <table:table-cell table:style-name="ce3" office:value-type="string" calcext:value-type="string">
            <text:p>3.0 265BG Prestig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83600" calcext:value-type="float">
            <text:p>583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20d Sedan</text:p>
          </table:table-cell>
          <table:table-cell table:style-name="ce3" office:value-type="string" calcext:value-type="string">
            <text:p>3.0 265BG Sport Lin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80700" calcext:value-type="float">
            <text:p>580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30i Sedan</text:p>
          </table:table-cell>
          <table:table-cell table:style-name="ce3" office:value-type="string" calcext:value-type="string">
            <text:p>2.0 252BG Executive Luxury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38600" calcext:value-type="float">
            <text:p>338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30i Sedan</text:p>
          </table:table-cell>
          <table:table-cell table:style-name="ce3" office:value-type="string" calcext:value-type="string">
            <text:p>2.0 252BG Executive M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43300" calcext:value-type="float">
            <text:p>343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30i Sedan</text:p>
          </table:table-cell>
          <table:table-cell table:style-name="ce3" office:value-type="string" calcext:value-type="string">
            <text:p>2.0 252BG Executive Prestig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29200" calcext:value-type="float">
            <text:p>329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30i Sedan</text:p>
          </table:table-cell>
          <table:table-cell table:style-name="ce3" office:value-type="string" calcext:value-type="string">
            <text:p>2.0 252BG Executive Sp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26900" calcext:value-type="float">
            <text:p>326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30i Sedan</text:p>
          </table:table-cell>
          <table:table-cell table:style-name="ce3" office:value-type="string" calcext:value-type="string">
            <text:p>2.0 252BG Executive Luxury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60300" calcext:value-type="float">
            <text:p>360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30i Sedan</text:p>
          </table:table-cell>
          <table:table-cell table:style-name="ce3" office:value-type="string" calcext:value-type="string">
            <text:p>2.0 252BG Executive M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65000" calcext:value-type="float">
            <text:p>365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30i Sedan</text:p>
          </table:table-cell>
          <table:table-cell table:style-name="ce3" office:value-type="string" calcext:value-type="string">
            <text:p>2.0 252BG Executive Prestige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0900" calcext:value-type="float">
            <text:p>350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30i Sedan</text:p>
          </table:table-cell>
          <table:table-cell table:style-name="ce3" office:value-type="string" calcext:value-type="string">
            <text:p>2.0 252BG Executive Sport xDr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48500" calcext:value-type="float">
            <text:p>348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40i Sedan</text:p>
          </table:table-cell>
          <table:table-cell table:style-name="ce3" office:value-type="string" calcext:value-type="string">
            <text:p>3.0 340BG Executive Luxury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95200" calcext:value-type="float">
            <text:p>595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40i Sedan</text:p>
          </table:table-cell>
          <table:table-cell table:style-name="ce3" office:value-type="string" calcext:value-type="string">
            <text:p>3.0 340BG Executive M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01100" calcext:value-type="float">
            <text:p>601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40i Sedan</text:p>
          </table:table-cell>
          <table:table-cell table:style-name="ce3" office:value-type="string" calcext:value-type="string">
            <text:p>3.0 340BG Executive Prestig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83600" calcext:value-type="float">
            <text:p>583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540i Sedan</text:p>
          </table:table-cell>
          <table:table-cell table:style-name="ce3" office:value-type="string" calcext:value-type="string">
            <text:p>3.0 340BG Executive Sport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80700" calcext:value-type="float">
            <text:p>580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640d Cabrio</text:p>
          </table:table-cell>
          <table:table-cell table:style-name="ce3" office:value-type="string" calcext:value-type="string">
            <text:p>3.0 313BG M Sport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42100" calcext:value-type="float">
            <text:p>942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640d Cabrio</text:p>
          </table:table-cell>
          <table:table-cell table:style-name="ce3" office:value-type="string" calcext:value-type="string">
            <text:p>3.0 313BG Pur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66300" calcext:value-type="float">
            <text:p>866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640d Cabrio</text:p>
          </table:table-cell>
          <table:table-cell table:style-name="ce3" office:value-type="string" calcext:value-type="string">
            <text:p>3.0 313BG Pure Excellenc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95400" calcext:value-type="float">
            <text:p>895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640d Cabrio</text:p>
          </table:table-cell>
          <table:table-cell table:style-name="ce3" office:value-type="string" calcext:value-type="string">
            <text:p>3.0 313BG Pure Experienc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07100" calcext:value-type="float">
            <text:p>907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640d Coupe</text:p>
          </table:table-cell>
          <table:table-cell table:style-name="ce3" office:value-type="string" calcext:value-type="string">
            <text:p>3.0 313BG M Sport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72100" calcext:value-type="float">
            <text:p>872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640d Coupe</text:p>
          </table:table-cell>
          <table:table-cell table:style-name="ce3" office:value-type="string" calcext:value-type="string">
            <text:p>3.0 313BG Pur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96300" calcext:value-type="float">
            <text:p>796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640d Coupe</text:p>
          </table:table-cell>
          <table:table-cell table:style-name="ce3" office:value-type="string" calcext:value-type="string">
            <text:p>3.0 313BG Pure Excellenc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25500" calcext:value-type="float">
            <text:p>825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640d Coupe</text:p>
          </table:table-cell>
          <table:table-cell table:style-name="ce3" office:value-type="string" calcext:value-type="string">
            <text:p>3.0 313BG Pure Experienc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37100" calcext:value-type="float">
            <text:p>837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640d Gran Coupe</text:p>
          </table:table-cell>
          <table:table-cell table:style-name="ce3" office:value-type="string" calcext:value-type="string">
            <text:p>3.0 313BG M Sport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95400" calcext:value-type="float">
            <text:p>895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640d Gran Coupe</text:p>
          </table:table-cell>
          <table:table-cell table:style-name="ce3" office:value-type="string" calcext:value-type="string">
            <text:p>3.0 313BG Pur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19700" calcext:value-type="float">
            <text:p>819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640d Gran Coupe</text:p>
          </table:table-cell>
          <table:table-cell table:style-name="ce3" office:value-type="string" calcext:value-type="string">
            <text:p>3.0 313BG Pure Excellenc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48800" calcext:value-type="float">
            <text:p>848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640d Gran Coupe</text:p>
          </table:table-cell>
          <table:table-cell table:style-name="ce3" office:value-type="string" calcext:value-type="string">
            <text:p>3.0 313BG Pure Experienc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60500" calcext:value-type="float">
            <text:p>860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25d</text:p>
          </table:table-cell>
          <table:table-cell table:style-name="ce3" office:value-type="string" calcext:value-type="string">
            <text:p>2.0 231BG M Excellenc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87100" calcext:value-type="float">
            <text:p>887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25d</text:p>
          </table:table-cell>
          <table:table-cell table:style-name="ce3" office:value-type="string" calcext:value-type="string">
            <text:p>2.0 231BG M Sp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82400" calcext:value-type="float">
            <text:p>882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25d</text:p>
          </table:table-cell>
          <table:table-cell table:style-name="ce3" office:value-type="string" calcext:value-type="string">
            <text:p>2.0 231BG Pure Excellenc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75400" calcext:value-type="float">
            <text:p>875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25Ld</text:p>
          </table:table-cell>
          <table:table-cell table:style-name="ce3" office:value-type="string" calcext:value-type="string">
            <text:p>2.0 231BG M Excellenc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29500" calcext:value-type="float">
            <text:p>929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25Ld</text:p>
          </table:table-cell>
          <table:table-cell table:style-name="ce3" office:value-type="string" calcext:value-type="string">
            <text:p>2.0 231BG M Sp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14000" calcext:value-type="float">
            <text:p>914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25Ld</text:p>
          </table:table-cell>
          <table:table-cell table:style-name="ce3" office:value-type="string" calcext:value-type="string">
            <text:p>2.0 231BG Pure Excellenc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17700" calcext:value-type="float">
            <text:p>917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30d</text:p>
          </table:table-cell>
          <table:table-cell table:style-name="ce3" office:value-type="string" calcext:value-type="string">
            <text:p>3.0 265BG M Excellenc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22800" calcext:value-type="float">
            <text:p>1.122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30d</text:p>
          </table:table-cell>
          <table:table-cell table:style-name="ce3" office:value-type="string" calcext:value-type="string">
            <text:p>3.0 265BG M Sport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17000" calcext:value-type="float">
            <text:p>1.117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30d</text:p>
          </table:table-cell>
          <table:table-cell table:style-name="ce3" office:value-type="string" calcext:value-type="string">
            <text:p>3.0 265BG Pure Excellenc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08200" calcext:value-type="float">
            <text:p>1.108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30i</text:p>
          </table:table-cell>
          <table:table-cell table:style-name="ce3" office:value-type="string" calcext:value-type="string">
            <text:p>2.0 258BG M Excellenc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68300" calcext:value-type="float">
            <text:p>868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30i</text:p>
          </table:table-cell>
          <table:table-cell table:style-name="ce3" office:value-type="string" calcext:value-type="string">
            <text:p>2.0 258BG M Sp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63600" calcext:value-type="float">
            <text:p>863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30i</text:p>
          </table:table-cell>
          <table:table-cell table:style-name="ce3" office:value-type="string" calcext:value-type="string">
            <text:p>2.0 258BG Pure Excellenc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56500" calcext:value-type="float">
            <text:p>856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30Ld</text:p>
          </table:table-cell>
          <table:table-cell table:style-name="ce3" office:value-type="string" calcext:value-type="string">
            <text:p>3.0 265BG M Excellenc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98600" calcext:value-type="float">
            <text:p>1.198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30Ld</text:p>
          </table:table-cell>
          <table:table-cell table:style-name="ce3" office:value-type="string" calcext:value-type="string">
            <text:p>3.0 265BG M Sport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79300" calcext:value-type="float">
            <text:p>1.179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30Ld</text:p>
          </table:table-cell>
          <table:table-cell table:style-name="ce3" office:value-type="string" calcext:value-type="string">
            <text:p>3.0 265BG Pure Excellenc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84000" calcext:value-type="float">
            <text:p>1.184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30Li</text:p>
          </table:table-cell>
          <table:table-cell table:style-name="ce3" office:value-type="string" calcext:value-type="string">
            <text:p>2.0 258BG M Excellenc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10700" calcext:value-type="float">
            <text:p>910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30Li</text:p>
          </table:table-cell>
          <table:table-cell table:style-name="ce3" office:value-type="string" calcext:value-type="string">
            <text:p>2.0 258BG M Sp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95100" calcext:value-type="float">
            <text:p>895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30Li</text:p>
          </table:table-cell>
          <table:table-cell table:style-name="ce3" office:value-type="string" calcext:value-type="string">
            <text:p>2.0 258BG Pure Excellenc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98900" calcext:value-type="float">
            <text:p>898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40Le</text:p>
          </table:table-cell>
          <table:table-cell table:style-name="ce3" office:value-type="string" calcext:value-type="string">
            <text:p>2.0 326 3BG M Excellence xDrive iPerformanc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04900" calcext:value-type="float">
            <text:p>1.004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40Le</text:p>
          </table:table-cell>
          <table:table-cell table:style-name="ce3" office:value-type="string" calcext:value-type="string">
            <text:p>2.0 326 3BG M Sport xDrive iPerformanc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89300" calcext:value-type="float">
            <text:p>989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40Le</text:p>
          </table:table-cell>
          <table:table-cell table:style-name="ce3" office:value-type="string" calcext:value-type="string">
            <text:p>2.0 326 3BG Pure Excellence xDrive iPerformanc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93100" calcext:value-type="float">
            <text:p>993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50Ld</text:p>
          </table:table-cell>
          <table:table-cell table:style-name="ce3" office:value-type="string" calcext:value-type="string">
            <text:p>3.0 400BG M Excellenc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14200" calcext:value-type="float">
            <text:p>1.414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50Ld</text:p>
          </table:table-cell>
          <table:table-cell table:style-name="ce3" office:value-type="string" calcext:value-type="string">
            <text:p>3.0 400BG M Sport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95000" calcext:value-type="float">
            <text:p>1.395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750Ld</text:p>
          </table:table-cell>
          <table:table-cell table:style-name="ce3" office:value-type="string" calcext:value-type="string">
            <text:p>3.0 400BG Pure Excellence xDriv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99700" calcext:value-type="float">
            <text:p>1.399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i3</text:p>
          </table:table-cell>
          <table:table-cell table:style-name="ce3" office:value-type="string" calcext:value-type="string">
            <text:p>170BG Premium Techno</text:p>
          </table:table-cell>
          <table:table-cell table:style-name="ce17" office:value-type="string" calcext:value-type="string">
            <text:p>-</text:p>
          </table:table-cell>
          <table:table-cell table:style-name="ce5" office:value-type="string" calcext:value-type="string">
            <text:p>Elektrik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3200" calcext:value-type="float">
            <text:p>193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i3</text:p>
          </table:table-cell>
          <table:table-cell table:style-name="ce3" office:value-type="string" calcext:value-type="string">
            <text:p>170BG Pure</text:p>
          </table:table-cell>
          <table:table-cell table:style-name="ce17" office:value-type="string" calcext:value-type="string">
            <text:p>-</text:p>
          </table:table-cell>
          <table:table-cell table:style-name="ce5" office:value-type="string" calcext:value-type="string">
            <text:p>Elektrik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4500" calcext:value-type="float">
            <text:p>184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i3</text:p>
          </table:table-cell>
          <table:table-cell table:style-name="ce3" office:value-type="string" calcext:value-type="string">
            <text:p>94Ah 170BG Premium Techno</text:p>
          </table:table-cell>
          <table:table-cell table:style-name="ce17" office:value-type="string" calcext:value-type="string">
            <text:p>-</text:p>
          </table:table-cell>
          <table:table-cell table:style-name="ce5" office:value-type="string" calcext:value-type="string">
            <text:p>Elektrik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01500" calcext:value-type="float">
            <text:p>201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i3</text:p>
          </table:table-cell>
          <table:table-cell table:style-name="ce3" office:value-type="string" calcext:value-type="string">
            <text:p>94Ah 170BG Pure</text:p>
          </table:table-cell>
          <table:table-cell table:style-name="ce17" office:value-type="string" calcext:value-type="string">
            <text:p>-</text:p>
          </table:table-cell>
          <table:table-cell table:style-name="ce5" office:value-type="string" calcext:value-type="string">
            <text:p>Elektrik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2700" calcext:value-type="float">
            <text:p>192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i8</text:p>
          </table:table-cell>
          <table:table-cell table:style-name="ce3" office:value-type="string" calcext:value-type="string">
            <text:p>1.5 362 (266) 4BG Premium Techno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54800" calcext:value-type="float">
            <text:p>854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i8</text:p>
          </table:table-cell>
          <table:table-cell table:style-name="ce3" office:value-type="string" calcext:value-type="string">
            <text:p>1.5 362 (266) 4BG Pur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97400" calcext:value-type="float">
            <text:p>797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2 Coupe</text:p>
          </table:table-cell>
          <table:table-cell table:style-name="ce3" office:value-type="string" calcext:value-type="string">
            <text:p>3.0 370BG Pur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51500" calcext:value-type="float">
            <text:p>551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 Sedan 2</text:p>
          </table:table-cell>
          <table:table-cell table:style-name="ce3" office:value-type="string" calcext:value-type="string">
            <text:p>3.0 431BG M Competition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19700" calcext:value-type="float">
            <text:p>819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 Sedan 2</text:p>
          </table:table-cell>
          <table:table-cell table:style-name="ce3" office:value-type="string" calcext:value-type="string">
            <text:p>3.0 431BG Pur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61400" calcext:value-type="float">
            <text:p>761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4 Cabrio 2</text:p>
          </table:table-cell>
          <table:table-cell table:style-name="ce3" office:value-type="string" calcext:value-type="string">
            <text:p>3.0 431BG M Competition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33300" calcext:value-type="float">
            <text:p>933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4 Cabrio 2</text:p>
          </table:table-cell>
          <table:table-cell table:style-name="ce3" office:value-type="string" calcext:value-type="string">
            <text:p>3.0 431BG Pur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78000" calcext:value-type="float">
            <text:p>878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4 Coupe</text:p>
          </table:table-cell>
          <table:table-cell table:style-name="ce3" office:value-type="string" calcext:value-type="string">
            <text:p>3.0 431BG M Competition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86100" calcext:value-type="float">
            <text:p>886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4 Coupe</text:p>
          </table:table-cell>
          <table:table-cell table:style-name="ce3" office:value-type="string" calcext:value-type="string">
            <text:p>3.0 431BG Pure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19700" calcext:value-type="float">
            <text:p>819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6 Cabrio 2</text:p>
          </table:table-cell>
          <table:table-cell table:style-name="ce3" office:value-type="string" calcext:value-type="string">
            <text:p>4.4 560BG Pure</text:p>
          </table:table-cell>
          <table:table-cell table:style-name="ce17" office:value-type="float" office:value="4.4" calcext:value-type="float">
            <text:p>4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76400" calcext:value-type="float">
            <text:p>1.376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6 Coupe 2</text:p>
          </table:table-cell>
          <table:table-cell table:style-name="ce3" office:value-type="string" calcext:value-type="string">
            <text:p>4.4 560BG Pure</text:p>
          </table:table-cell>
          <table:table-cell table:style-name="ce17" office:value-type="float" office:value="4.4" calcext:value-type="float">
            <text:p>4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94800" calcext:value-type="float">
            <text:p>1.294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6 Gran Coupe</text:p>
          </table:table-cell>
          <table:table-cell table:style-name="ce3" office:value-type="string" calcext:value-type="string">
            <text:p>4.4 560BG Pure</text:p>
          </table:table-cell>
          <table:table-cell table:style-name="ce17" office:value-type="float" office:value="4.4" calcext:value-type="float">
            <text:p>4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29800" calcext:value-type="float">
            <text:p>1.329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760Li</text:p>
          </table:table-cell>
          <table:table-cell table:style-name="ce3" office:value-type="string" calcext:value-type="string">
            <text:p>6.6 609BG Luxury xDrive</text:p>
          </table:table-cell>
          <table:table-cell table:style-name="ce17" office:value-type="float" office:value="6.6" calcext:value-type="float">
            <text:p>6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74600" calcext:value-type="float">
            <text:p>1.574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760Li</text:p>
          </table:table-cell>
          <table:table-cell table:style-name="ce3" office:value-type="string" calcext:value-type="string">
            <text:p>6.6 609BG Pure xDrive</text:p>
          </table:table-cell>
          <table:table-cell table:style-name="ce17" office:value-type="float" office:value="6.6" calcext:value-type="float">
            <text:p>6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27900" calcext:value-type="float">
            <text:p>1.527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.5 116BG Joy sDrive16d 2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205600" calcext:value-type="float">
            <text:p>205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.5 116BG M Sport sDrive16d 2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230700" calcext:value-type="float">
            <text:p>230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.5 116BG Prestige sDrive16d 2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214500" calcext:value-type="float">
            <text:p>214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.5 116BG Sport Line sDrive16d 2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219200" calcext:value-type="float">
            <text:p>219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.5 116BG X Line sDrive16d 2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219200" calcext:value-type="float">
            <text:p>219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.5 136BG Joy sDrive18i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8400" calcext:value-type="float">
            <text:p>198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.5 136BG M Sport sDrive18i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23500" calcext:value-type="float">
            <text:p>223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.5 136BG Prestige sDrive18i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07300" calcext:value-type="float">
            <text:p>207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.5 136BG Sport Line sDrive18i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2000" calcext:value-type="float">
            <text:p>212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.5 136BG X Line sDrive18i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2000" calcext:value-type="float">
            <text:p>212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1.6 170BG Joy sDrive20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41400" calcext:value-type="float">
            <text:p>241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1.6 170BG M Plus sDrive20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98800" calcext:value-type="float">
            <text:p>298.8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1.6 170BG Prestige sDrive20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65100" calcext:value-type="float">
            <text:p>265.1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1.6 170BG X Plus sDrive20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71600" calcext:value-type="float">
            <text:p>271.6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2.0 190BG Joy xDrive20d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50400" calcext:value-type="float">
            <text:p>350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2.0 190BG M Plus xDrive20d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25700" calcext:value-type="float">
            <text:p>425.7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2.0 190BG Prestige xDrive20d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81500" calcext:value-type="float">
            <text:p>381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2.0 190BG X Plus xDrive20d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90000" calcext:value-type="float">
            <text:p>390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2.0 190BG Exclusive xDrive20d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16300" calcext:value-type="float">
            <text:p>416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2.0 190BG Joy xDrive20d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364500" calcext:value-type="float">
            <text:p>364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2.0 190BG M Sport xDrive20d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64300" calcext:value-type="float">
            <text:p>464.3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2.0 190BG X Line xDrive20d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35200" calcext:value-type="float">
            <text:p>435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2.0 231BG M Plus xDrive25d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04200" calcext:value-type="float">
            <text:p>604.2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2.0 231BG Prestige xDrive25d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50500" calcext:value-type="float">
            <text:p>550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2.0 231BG Pure xDrive25d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03400" calcext:value-type="float">
            <text:p>503.4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2.0 313 3BG M Plus xDrive40e iPerformance 2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72500" calcext:value-type="float">
            <text:p>672.5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2.0 313 3BG Prestige xDrive40e iPerformance 2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31000" calcext:value-type="float">
            <text:p>631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2.0 313 3BG Pure xDrive40e iPerformance 2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99900" calcext:value-type="float">
            <text:p>599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6</text:p>
          </table:table-cell>
          <table:table-cell table:style-name="ce3" office:value-type="string" calcext:value-type="string">
            <text:p>3.0 313BG M Plus xDrive40d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19900" calcext:value-type="float">
            <text:p>919.9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6</text:p>
          </table:table-cell>
          <table:table-cell table:style-name="ce3" office:value-type="string" calcext:value-type="string">
            <text:p>3.0 313BG Prestige Plus xDrive40d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71000" calcext:value-type="float">
            <text:p>871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X6</text:p>
          </table:table-cell>
          <table:table-cell table:style-name="ce3" office:value-type="string" calcext:value-type="string">
            <text:p>3.0 313BG Pure xDrive40d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08000" calcext:value-type="float">
            <text:p>808.000</text:p>
          </table:table-cell>
          <table:table-cell table:style-name="ce28" office:value-type="string" calcext:value-type="string">
            <text:p><text:a xlink:href="http://www.bmw.com.tr/" xlink:type="simple">http://www.bmw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9" office:value-type="string" calcext:value-type="string">
            <text:p>C Elysee</text:p>
          </table:table-cell>
          <table:table-cell table:style-name="ce13" office:value-type="string" calcext:value-type="string">
            <text:p>1.2 PURETECH 82HP M/T LIVE</text:p>
          </table:table-cell>
          <table:table-cell table:style-name="ce17" office:value-type="float" office:value="1.2" calcext:value-type="float">
            <text:p>1,2</text:p>
          </table:table-cell>
          <table:table-cell table:style-name="ce13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9500" calcext:value-type="float">
            <text:p>59.50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9" office:value-type="string" calcext:value-type="string">
            <text:p>C Elysee</text:p>
          </table:table-cell>
          <table:table-cell table:style-name="ce13" office:value-type="string" calcext:value-type="string">
            <text:p>1.6 HDI 92HP M/T ATTRAC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4600" calcext:value-type="float">
            <text:p>64.60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9" office:value-type="string" calcext:value-type="string">
            <text:p>C Elysee</text:p>
          </table:table-cell>
          <table:table-cell table:style-name="ce13" office:value-type="string" calcext:value-type="string">
            <text:p>1.6 HDI 92HP M/T CONFORT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7130" calcext:value-type="float">
            <text:p>67.13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9" office:value-type="string" calcext:value-type="string">
            <text:p>C Elysee</text:p>
          </table:table-cell>
          <table:table-cell table:style-name="ce13" office:value-type="string" calcext:value-type="string">
            <text:p>1.6 HDI 92HP M/T EXCLUSIVE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9350" calcext:value-type="float">
            <text:p>69.35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9" office:value-type="string" calcext:value-type="string">
            <text:p>C Elysee</text:p>
          </table:table-cell>
          <table:table-cell table:style-name="ce13" office:value-type="string" calcext:value-type="string">
            <text:p>1.6 HDI 92HP M/T FEEL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2600" calcext:value-type="float">
            <text:p>72.60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9" office:value-type="string" calcext:value-type="string">
            <text:p>C Elysee</text:p>
          </table:table-cell>
          <table:table-cell table:style-name="ce13" office:value-type="string" calcext:value-type="string">
            <text:p>1.6 HDI 92HP M/T LIVE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2400" calcext:value-type="float">
            <text:p>72.40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9" office:value-type="string" calcext:value-type="string">
            <text:p>C Elysee</text:p>
          </table:table-cell>
          <table:table-cell table:style-name="ce13" office:value-type="string" calcext:value-type="string">
            <text:p>1.6 HDI 92HP M/T SHINE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1650" calcext:value-type="float">
            <text:p>71.65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9" office:value-type="string" calcext:value-type="string">
            <text:p>C3</text:p>
          </table:table-cell>
          <table:table-cell table:style-name="ce13" office:value-type="string" calcext:value-type="string">
            <text:p>1.2 PURETECH 82HP BVM5 FEEL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4550" calcext:value-type="float">
            <text:p>64.55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9" office:value-type="string" calcext:value-type="string">
            <text:p>C3</text:p>
          </table:table-cell>
          <table:table-cell table:style-name="ce13" office:value-type="string" calcext:value-type="string">
            <text:p>1.2 PURETECH 82HP BVM5 LIVE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9850" calcext:value-type="float">
            <text:p>59.85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9" office:value-type="string" calcext:value-type="string">
            <text:p>C3</text:p>
          </table:table-cell>
          <table:table-cell table:style-name="ce13" office:value-type="string" calcext:value-type="string">
            <text:p>1.6 BLUEHDI 100HP S&amp;S BVM5 SHINE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1800" calcext:value-type="float">
            <text:p>81.80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9" office:value-type="string" calcext:value-type="string">
            <text:p>C3</text:p>
          </table:table-cell>
          <table:table-cell table:style-name="ce13" office:value-type="string" calcext:value-type="string">
            <text:p>1.6 BLUEHDI 75HP S&amp;S BVM5 FEEL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6750" calcext:value-type="float">
            <text:p>76.75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9" office:value-type="string" calcext:value-type="string">
            <text:p>C3</text:p>
          </table:table-cell>
          <table:table-cell table:style-name="ce13" office:value-type="string" calcext:value-type="string">
            <text:p>1.6 BLUEHDI 75HP S&amp;S BVM5 LIVE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4300" calcext:value-type="float">
            <text:p>74.30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10" office:value-type="string" calcext:value-type="string">
            <text:p>C4</text:p>
          </table:table-cell>
          <table:table-cell table:style-name="ce13" office:value-type="string" calcext:value-type="string">
            <text:p>1.6 BLUEHDI 120HP EAT6 CONFORT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4900" calcext:value-type="float">
            <text:p>104.90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10" office:value-type="string" calcext:value-type="string">
            <text:p>C4</text:p>
          </table:table-cell>
          <table:table-cell table:style-name="ce13" office:value-type="string" calcext:value-type="string">
            <text:p>1.6 HDI 92HP M/T CONFORT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6900" calcext:value-type="float">
            <text:p>96.90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10" office:value-type="string" calcext:value-type="string">
            <text:p>C4</text:p>
          </table:table-cell>
          <table:table-cell table:style-name="ce13" office:value-type="string" calcext:value-type="string">
            <text:p>1.6 HDI 92HP M/T EASY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3350" calcext:value-type="float">
            <text:p>93.35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10" office:value-type="string" calcext:value-type="string">
            <text:p>C4 Cactus</text:p>
          </table:table-cell>
          <table:table-cell table:style-name="ce13" office:value-type="string" calcext:value-type="string">
            <text:p>1.2 PURETECH 82HP ETG5 FEEL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7350" calcext:value-type="float">
            <text:p>77.35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10" office:value-type="string" calcext:value-type="string">
            <text:p>C4 Cactus</text:p>
          </table:table-cell>
          <table:table-cell table:style-name="ce13" office:value-type="string" calcext:value-type="string">
            <text:p>1.2 PURETECH 82HP ETG5 SHINE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2820" calcext:value-type="float">
            <text:p>82.82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10" office:value-type="string" calcext:value-type="string">
            <text:p>C4 Cactus</text:p>
          </table:table-cell>
          <table:table-cell table:style-name="ce13" office:value-type="string" calcext:value-type="string">
            <text:p>1.6 E-HDI 92HP ETG6 FEEL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0960" calcext:value-type="float">
            <text:p>90.96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10" office:value-type="string" calcext:value-type="string">
            <text:p>C4 Cactus</text:p>
          </table:table-cell>
          <table:table-cell table:style-name="ce13" office:value-type="string" calcext:value-type="string">
            <text:p>1.6 E-HDI 92HP ETG6 SHINE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6600" calcext:value-type="float">
            <text:p>96.60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10" office:value-type="string" calcext:value-type="string">
            <text:p>C4 Picasso</text:p>
          </table:table-cell>
          <table:table-cell table:style-name="ce13" office:value-type="string" calcext:value-type="string">
            <text:p>1.6 BLUEHDI 120HP EAT6 INTENSIVE 5K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6750" calcext:value-type="float">
            <text:p>136.75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Citroen</text:p>
          </table:table-cell>
          <table:table-cell table:style-name="ce10" office:value-type="string" calcext:value-type="string">
            <text:p>Grand C4 Picasso</text:p>
          </table:table-cell>
          <table:table-cell table:style-name="ce13" office:value-type="string" calcext:value-type="string">
            <text:p>1.6 BLUEHDI 120HP EAT6 INTENSIVE 7K</text:p>
          </table:table-cell>
          <table:table-cell table:style-name="ce17" office:value-type="float" office:value="1.6" calcext:value-type="float">
            <text:p>1,6</text:p>
          </table:table-cell>
          <table:table-cell table:style-name="ce13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6200" calcext:value-type="float">
            <text:p>156.200</text:p>
          </table:table-cell>
          <table:table-cell table:style-name="ce27" office:value-type="string" calcext:value-type="string">
            <text:p><text:a xlink:href="http://www.citroen.com.tr/" xlink:type="simple">http://www.citroen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Duster</text:p>
          </table:table-cell>
          <table:table-cell table:style-name="ce5" office:value-type="string" calcext:value-type="string">
            <text:p>1.5 dCi 110 bg Ambiance 4x4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6550" calcext:value-type="float">
            <text:p>76.55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Duster</text:p>
          </table:table-cell>
          <table:table-cell table:style-name="ce5" office:value-type="string" calcext:value-type="string">
            <text:p>1.5 dCi 110 bg EDC Blackshadow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5400" calcext:value-type="float">
            <text:p>85.40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Duster</text:p>
          </table:table-cell>
          <table:table-cell table:style-name="ce5" office:value-type="string" calcext:value-type="string">
            <text:p>1.5 dCi 110 bg EDC Laureate 4x2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2900" calcext:value-type="float">
            <text:p>82.90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Duster</text:p>
          </table:table-cell>
          <table:table-cell table:style-name="ce5" office:value-type="string" calcext:value-type="string">
            <text:p>1.5 dCi 110 bg Laureate 4x2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5900" calcext:value-type="float">
            <text:p>75.90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Duster</text:p>
          </table:table-cell>
          <table:table-cell table:style-name="ce5" office:value-type="string" calcext:value-type="string">
            <text:p>1.5 dCi 110 bg Laureate 4x4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9750" calcext:value-type="float">
            <text:p>79.75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Duster</text:p>
          </table:table-cell>
          <table:table-cell table:style-name="ce5" office:value-type="string" calcext:value-type="string">
            <text:p>1.5 dCi 90 bg Ambiance 4x2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9450" calcext:value-type="float">
            <text:p>69.45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Duster</text:p>
          </table:table-cell>
          <table:table-cell table:style-name="ce5" office:value-type="string" calcext:value-type="string">
            <text:p>1.5 dCi 90 bg Laureate 4x2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5200" calcext:value-type="float">
            <text:p>75.20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Duster</text:p>
          </table:table-cell>
          <table:table-cell table:style-name="ce5" office:value-type="string" calcext:value-type="string">
            <text:p>1.6 16V 115 bg Ambiance 4x2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0800" calcext:value-type="float">
            <text:p>60.80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Lodgy</text:p>
          </table:table-cell>
          <table:table-cell table:style-name="ce5" office:value-type="string" calcext:value-type="string">
            <text:p>1.5 dCi 110 bg Stepway - 5 koltuklu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3250" calcext:value-type="float">
            <text:p>73.25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Lodgy</text:p>
          </table:table-cell>
          <table:table-cell table:style-name="ce5" office:value-type="string" calcext:value-type="string">
            <text:p>1.5 dCi 110 bg Stepway - 7 koltuklu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5950" calcext:value-type="float">
            <text:p>75.95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Lodgy</text:p>
          </table:table-cell>
          <table:table-cell table:style-name="ce5" office:value-type="string" calcext:value-type="string">
            <text:p>1.5 dCi 90 bg Laureate - 5 koltuklu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9250" calcext:value-type="float">
            <text:p>69.25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Lodgy</text:p>
          </table:table-cell>
          <table:table-cell table:style-name="ce5" office:value-type="string" calcext:value-type="string">
            <text:p>1.5 dCi 90 bg Laureate - 7 koltuklu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3250" calcext:value-type="float">
            <text:p>73.25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Logan MCV</text:p>
          </table:table-cell>
          <table:table-cell table:style-name="ce5" office:value-type="string" calcext:value-type="string">
            <text:p>1.0 Sce 75 bg Ambiance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0150" calcext:value-type="float">
            <text:p>50.15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Logan MCV</text:p>
          </table:table-cell>
          <table:table-cell table:style-name="ce5" office:value-type="string" calcext:value-type="string">
            <text:p>1.5 dCi 90 bg Ambianc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8350" calcext:value-type="float">
            <text:p>58.35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Sandero</text:p>
          </table:table-cell>
          <table:table-cell table:style-name="ce5" office:value-type="string" calcext:value-type="string">
            <text:p>1.0 90 bg Easy-R Stepway Turbo 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7300" calcext:value-type="float">
            <text:p>57.30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Sandero</text:p>
          </table:table-cell>
          <table:table-cell table:style-name="ce5" office:value-type="string" calcext:value-type="string">
            <text:p>1.0 90 bg Stepway Turbo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3300" calcext:value-type="float">
            <text:p>53.30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Sandero</text:p>
          </table:table-cell>
          <table:table-cell table:style-name="ce5" office:value-type="string" calcext:value-type="string">
            <text:p>1.0 Sce 75 bg Ambiance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45000" calcext:value-type="float">
            <text:p>45.00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Sandero</text:p>
          </table:table-cell>
          <table:table-cell table:style-name="ce5" office:value-type="string" calcext:value-type="string">
            <text:p>1.5 dCi 90 bg Easy-R Stepwa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6600" calcext:value-type="float">
            <text:p>66.60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Dacia</text:p>
          </table:table-cell>
          <table:table-cell table:style-name="ce5" office:value-type="string" calcext:value-type="string">
            <text:p>Sandero</text:p>
          </table:table-cell>
          <table:table-cell table:style-name="ce5" office:value-type="string" calcext:value-type="string">
            <text:p>1.5 dCi 90 bg Stepwa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2600" calcext:value-type="float">
            <text:p>62.600</text:p>
          </table:table-cell>
          <table:table-cell table:style-name="ce27" office:value-type="string" calcext:value-type="string">
            <text:p><text:a xlink:href="https://www.dacia.com.tr/" xlink:type="simple">https://www.dac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0.9 105 HP Twinair 500 Sport</text:p>
          </table:table-cell>
          <table:table-cell table:style-name="ce17" office:value-type="float" office:value="0.9" calcext:value-type="float">
            <text:p>0,9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0900" calcext:value-type="float">
            <text:p>90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0.9 85 HP Twinair Dualogic 500 Sport</text:p>
          </table:table-cell>
          <table:table-cell table:style-name="ce17" office:value-type="float" office:value="0.9" calcext:value-type="float">
            <text:p>0,9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0900" calcext:value-type="float">
            <text:p>90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1.2 Fire 69 HP 500 Pop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4900" calcext:value-type="float">
            <text:p>64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1.2 Fire 69 HP Dualogic 500 Loung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9900" calcext:value-type="float">
            <text:p>79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1.2 Fire 69 HP Dualogic 500 Sport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6900" calcext:value-type="float">
            <text:p>86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1.2 Fire 69 HP Dualogic 500C Loung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6900" calcext:value-type="float">
            <text:p>86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1.2 Fire 69 HP Dualogic 500C Riva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5900" calcext:value-type="float">
            <text:p>105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L</text:p>
          </table:table-cell>
          <table:table-cell table:style-name="ce4" office:value-type="string" calcext:value-type="string">
            <text:p>1.3 M.Jet 95 HP Dualogic Popstar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9900" calcext:value-type="float">
            <text:p>89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L</text:p>
          </table:table-cell>
          <table:table-cell table:style-name="ce4" office:value-type="string" calcext:value-type="string">
            <text:p>1.3 M.Jet 95 HP Dualogic Rockstar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4900" calcext:value-type="float">
            <text:p>94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L</text:p>
          </table:table-cell>
          <table:table-cell table:style-name="ce4" office:value-type="string" calcext:value-type="string">
            <text:p>1.3 M.Jet 95 HP Popstar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5900" calcext:value-type="float">
            <text:p>85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L</text:p>
          </table:table-cell>
          <table:table-cell table:style-name="ce4" office:value-type="string" calcext:value-type="string">
            <text:p>1.3 M.Jet 95 HP Rockstar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0900" calcext:value-type="float">
            <text:p>90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L</text:p>
          </table:table-cell>
          <table:table-cell table:style-name="ce4" office:value-type="string" calcext:value-type="string">
            <text:p>1.4 Fire 95 HP Popstar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2900" calcext:value-type="float">
            <text:p>72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L</text:p>
          </table:table-cell>
          <table:table-cell table:style-name="ce4" office:value-type="string" calcext:value-type="string">
            <text:p>1.6 M.Jet 120 HP Rockstar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4900" calcext:value-type="float">
            <text:p>94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L Living</text:p>
          </table:table-cell>
          <table:table-cell table:style-name="ce4" office:value-type="string" calcext:value-type="string">
            <text:p>1.3 M.Jet 95 HP Dualogic (5 Koltuk) Lounge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4900" calcext:value-type="float">
            <text:p>94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L Living</text:p>
          </table:table-cell>
          <table:table-cell table:style-name="ce4" office:value-type="string" calcext:value-type="string">
            <text:p>1.3 M.Jet 95 HP Dualogic (7 Koltuk) Lounge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6900" calcext:value-type="float">
            <text:p>96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L Living</text:p>
          </table:table-cell>
          <table:table-cell table:style-name="ce4" office:value-type="string" calcext:value-type="string">
            <text:p>1.6 M.Jet 120 HP (7 Koltuk) Loung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4900" calcext:value-type="float">
            <text:p>94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X</text:p>
          </table:table-cell>
          <table:table-cell table:style-name="ce4" office:value-type="string" calcext:value-type="string">
            <text:p>1.3 M.Jet 95 HP Cross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9900" calcext:value-type="float">
            <text:p>99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X</text:p>
          </table:table-cell>
          <table:table-cell table:style-name="ce4" office:value-type="string" calcext:value-type="string">
            <text:p>1.4 Multi Air 140 HP DCT Cross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2900" calcext:value-type="float">
            <text:p>102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X</text:p>
          </table:table-cell>
          <table:table-cell table:style-name="ce4" office:value-type="string" calcext:value-type="string">
            <text:p>1.4 Multi Air 140 HP DCT Cross Plus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8900" calcext:value-type="float">
            <text:p>108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X</text:p>
          </table:table-cell>
          <table:table-cell table:style-name="ce4" office:value-type="string" calcext:value-type="string">
            <text:p>1.4 Multi Air 170 HP AT9 4X4 Cross Plus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24900" calcext:value-type="float">
            <text:p>124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X</text:p>
          </table:table-cell>
          <table:table-cell table:style-name="ce4" office:value-type="string" calcext:value-type="string">
            <text:p>1.6 E-TORQ 110 HP Pop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8900" calcext:value-type="float">
            <text:p>88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X</text:p>
          </table:table-cell>
          <table:table-cell table:style-name="ce4" office:value-type="string" calcext:value-type="string">
            <text:p>1.6 Multi Jet 120 HP Cross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8900" calcext:value-type="float">
            <text:p>108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X</text:p>
          </table:table-cell>
          <table:table-cell table:style-name="ce4" office:value-type="string" calcext:value-type="string">
            <text:p>1.6 Multi Jet 120 HP DCT Cros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8900" calcext:value-type="float">
            <text:p>108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500X</text:p>
          </table:table-cell>
          <table:table-cell table:style-name="ce4" office:value-type="string" calcext:value-type="string">
            <text:p>1.6 Multi Jet 120 HP DCT Cross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4900" calcext:value-type="float">
            <text:p>114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Doblo Panorama</text:p>
          </table:table-cell>
          <table:table-cell table:style-name="ce4" office:value-type="string" calcext:value-type="string">
            <text:p>1.6 M.Jet 105 HP Easy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1900" calcext:value-type="float">
            <text:p>81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Doblo Panorama</text:p>
          </table:table-cell>
          <table:table-cell table:style-name="ce4" office:value-type="string" calcext:value-type="string">
            <text:p>1.6 M.Jet 105 HP Easy Maxi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4400" calcext:value-type="float">
            <text:p>84.4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Doblo Panorama</text:p>
          </table:table-cell>
          <table:table-cell table:style-name="ce4" office:value-type="string" calcext:value-type="string">
            <text:p>1.6 M.Jet 105 HP Premio Plus (Gri / Black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0400" calcext:value-type="float">
            <text:p>90.4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Doblo Panorama</text:p>
          </table:table-cell>
          <table:table-cell table:style-name="ce4" office:value-type="string" calcext:value-type="string">
            <text:p>1.6 M.Jet 105 HP Safe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4400" calcext:value-type="float">
            <text:p>84.4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Doblo Panorama</text:p>
          </table:table-cell>
          <table:table-cell table:style-name="ce4" office:value-type="string" calcext:value-type="string">
            <text:p>1.6 M.Jet 90 HP Conformatic Premio Plus (Gri / Black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4400" calcext:value-type="float">
            <text:p>94.4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Hatchback</text:p>
          </table:table-cell>
          <table:table-cell table:style-name="ce4" office:value-type="string" calcext:value-type="string">
            <text:p>1.3 M.Jet 95 HP Easy Plus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6900" calcext:value-type="float">
            <text:p>76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Hatchback</text:p>
          </table:table-cell>
          <table:table-cell table:style-name="ce4" office:value-type="string" calcext:value-type="string">
            <text:p>1.3 M.Jet 95 HP Urban Plus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2900" calcext:value-type="float">
            <text:p>82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Hatchback</text:p>
          </table:table-cell>
          <table:table-cell table:style-name="ce4" office:value-type="string" calcext:value-type="string">
            <text:p>1.4 Fire 95 HP Easy Plus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0900" calcext:value-type="float">
            <text:p>60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Hatchback</text:p>
          </table:table-cell>
          <table:table-cell table:style-name="ce4" office:value-type="string" calcext:value-type="string">
            <text:p>1.4 Fire 95 HP Lounge Plus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4400" calcext:value-type="float">
            <text:p>74.4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Hatchback</text:p>
          </table:table-cell>
          <table:table-cell table:style-name="ce4" office:value-type="string" calcext:value-type="string">
            <text:p>1.4 Fire 95 HP Urban Plus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6900" calcext:value-type="float">
            <text:p>66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Hatchback</text:p>
          </table:table-cell>
          <table:table-cell table:style-name="ce4" office:value-type="string" calcext:value-type="string">
            <text:p>1.4 T-Jet 120 HP Lounge Plus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1400" calcext:value-type="float">
            <text:p>81.4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Hatchback</text:p>
          </table:table-cell>
          <table:table-cell table:style-name="ce4" office:value-type="string" calcext:value-type="string">
            <text:p>1.6 E-Torq 110 HP AT6 Easy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9400" calcext:value-type="float">
            <text:p>69.4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Hatchback</text:p>
          </table:table-cell>
          <table:table-cell table:style-name="ce4" office:value-type="string" calcext:value-type="string">
            <text:p>1.6 E-Torq 110 HP AT6 Lounge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3900" calcext:value-type="float">
            <text:p>83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Hatchback</text:p>
          </table:table-cell>
          <table:table-cell table:style-name="ce4" office:value-type="string" calcext:value-type="string">
            <text:p>1.6 E-Torq 110 HP AT6 Urban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7900" calcext:value-type="float">
            <text:p>77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Hatchback</text:p>
          </table:table-cell>
          <table:table-cell table:style-name="ce4" office:value-type="string" calcext:value-type="string">
            <text:p>1.6 M.Jet 120 HP DCT Easy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2900" calcext:value-type="float">
            <text:p>92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Hatchback</text:p>
          </table:table-cell>
          <table:table-cell table:style-name="ce4" office:value-type="string" calcext:value-type="string">
            <text:p>1.6 M.Jet 120 HP DCT Lounge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9900" calcext:value-type="float">
            <text:p>99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Hatchback</text:p>
          </table:table-cell>
          <table:table-cell table:style-name="ce4" office:value-type="string" calcext:value-type="string">
            <text:p>1.6 M.Jet 120 HP DCT Urban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3900" calcext:value-type="float">
            <text:p>93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Hatchback</text:p>
          </table:table-cell>
          <table:table-cell table:style-name="ce4" office:value-type="string" calcext:value-type="string">
            <text:p>1.6 M.Jet 120 HP Lounge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2900" calcext:value-type="float">
            <text:p>92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Hatchback</text:p>
          </table:table-cell>
          <table:table-cell table:style-name="ce4" office:value-type="string" calcext:value-type="string">
            <text:p>1.6 M.Jet 120 HP Urban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6900" calcext:value-type="float">
            <text:p>86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edan</text:p>
          </table:table-cell>
          <table:table-cell table:style-name="ce4" office:value-type="string" calcext:value-type="string">
            <text:p>1.3 M.Jet 95 HP Easy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2900" calcext:value-type="float">
            <text:p>72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edan</text:p>
          </table:table-cell>
          <table:table-cell table:style-name="ce4" office:value-type="string" calcext:value-type="string">
            <text:p>1.3 M.Jet 95 HP Lounge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1900" calcext:value-type="float">
            <text:p>81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edan</text:p>
          </table:table-cell>
          <table:table-cell table:style-name="ce4" office:value-type="string" calcext:value-type="string">
            <text:p>1.3 M.Jet 95 HP Urban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6900" calcext:value-type="float">
            <text:p>76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edan</text:p>
          </table:table-cell>
          <table:table-cell table:style-name="ce4" office:value-type="string" calcext:value-type="string">
            <text:p>1.4 Fire 95 HP Easy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7900" calcext:value-type="float">
            <text:p>57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edan</text:p>
          </table:table-cell>
          <table:table-cell table:style-name="ce4" office:value-type="string" calcext:value-type="string">
            <text:p>1.4 Fire 95 HP Loung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6900" calcext:value-type="float">
            <text:p>66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edan</text:p>
          </table:table-cell>
          <table:table-cell table:style-name="ce4" office:value-type="string" calcext:value-type="string">
            <text:p>1.4 Fire 95 HP Urban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2400" calcext:value-type="float">
            <text:p>62.4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edan</text:p>
          </table:table-cell>
          <table:table-cell table:style-name="ce4" office:value-type="string" calcext:value-type="string">
            <text:p>1.6 E-Torq 110 HP AT6 Loung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8400" calcext:value-type="float">
            <text:p>78.4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edan</text:p>
          </table:table-cell>
          <table:table-cell table:style-name="ce4" office:value-type="string" calcext:value-type="string">
            <text:p>1.6 E-Torq 110 HP AT6 Urba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3900" calcext:value-type="float">
            <text:p>73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edan</text:p>
          </table:table-cell>
          <table:table-cell table:style-name="ce4" office:value-type="string" calcext:value-type="string">
            <text:p>1.6 M.Jet 120 HP DCT Comfor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8900" calcext:value-type="float">
            <text:p>88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edan</text:p>
          </table:table-cell>
          <table:table-cell table:style-name="ce4" office:value-type="string" calcext:value-type="string">
            <text:p>1.6 M.Jet 120 HP DCT Loung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4400" calcext:value-type="float">
            <text:p>94.4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edan</text:p>
          </table:table-cell>
          <table:table-cell table:style-name="ce4" office:value-type="string" calcext:value-type="string">
            <text:p>1.6 M.Jet 120 HP DCT Urba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9400" calcext:value-type="float">
            <text:p>89.4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edan</text:p>
          </table:table-cell>
          <table:table-cell table:style-name="ce4" office:value-type="string" calcext:value-type="string">
            <text:p>1.6 M.Jet 120 HP Loung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6400" calcext:value-type="float">
            <text:p>86.4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edan</text:p>
          </table:table-cell>
          <table:table-cell table:style-name="ce4" office:value-type="string" calcext:value-type="string">
            <text:p>1.6 M.Jet 120 HP Urba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0400" calcext:value-type="float">
            <text:p>80.4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tationwagon</text:p>
          </table:table-cell>
          <table:table-cell table:style-name="ce4" office:value-type="string" calcext:value-type="string">
            <text:p>1.6 E-Torq 110 HP AT6 Lounge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6900" calcext:value-type="float">
            <text:p>86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tationwagon</text:p>
          </table:table-cell>
          <table:table-cell table:style-name="ce4" office:value-type="string" calcext:value-type="string">
            <text:p>1.6 E-Torq 110 HP AT6 Urban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0900" calcext:value-type="float">
            <text:p>80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tationwagon</text:p>
          </table:table-cell>
          <table:table-cell table:style-name="ce4" office:value-type="string" calcext:value-type="string">
            <text:p>1.6 M.Jet 120 HP DCT Lounge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1900" calcext:value-type="float">
            <text:p>101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tationwagon</text:p>
          </table:table-cell>
          <table:table-cell table:style-name="ce4" office:value-type="string" calcext:value-type="string">
            <text:p>1.6 M.Jet 120 HP DCT Urban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5900" calcext:value-type="float">
            <text:p>95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tationwagon</text:p>
          </table:table-cell>
          <table:table-cell table:style-name="ce4" office:value-type="string" calcext:value-type="string">
            <text:p>1.6 M.Jet 120 HP Lounge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4900" calcext:value-type="float">
            <text:p>94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Egea Stationwagon</text:p>
          </table:table-cell>
          <table:table-cell table:style-name="ce4" office:value-type="string" calcext:value-type="string">
            <text:p>1.6 M.Jet 120 HP Urban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8900" calcext:value-type="float">
            <text:p>88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Fiorino Panorama</text:p>
          </table:table-cell>
          <table:table-cell table:style-name="ce4" office:value-type="string" calcext:value-type="string">
            <text:p>1.3 M.Jet 75 HP Emotion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8400" calcext:value-type="float">
            <text:p>68.4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Fiorino Panorama</text:p>
          </table:table-cell>
          <table:table-cell table:style-name="ce4" office:value-type="string" calcext:value-type="string">
            <text:p>1.3 M.Jet 75 HP Pop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5000" calcext:value-type="float">
            <text:p>65.0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Fiorino Panorama</text:p>
          </table:table-cell>
          <table:table-cell table:style-name="ce4" office:value-type="string" calcext:value-type="string">
            <text:p>1.3 M.Jet 95 HP Premio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4350" calcext:value-type="float">
            <text:p>74.35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Linea</text:p>
          </table:table-cell>
          <table:table-cell table:style-name="ce4" office:value-type="string" calcext:value-type="string">
            <text:p>1.3 M.Jet 95 HP Pop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3900" calcext:value-type="float">
            <text:p>63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Linea</text:p>
          </table:table-cell>
          <table:table-cell table:style-name="ce4" office:value-type="string" calcext:value-type="string">
            <text:p>1.3 M.Jet 95 HP Urban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6900" calcext:value-type="float">
            <text:p>66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Linea</text:p>
          </table:table-cell>
          <table:table-cell table:style-name="ce4" office:value-type="string" calcext:value-type="string">
            <text:p>1.4 77 HP Pop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1900" calcext:value-type="float">
            <text:p>51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Panda</text:p>
          </table:table-cell>
          <table:table-cell table:style-name="ce4" office:value-type="string" calcext:value-type="string">
            <text:p>0.9 85 HP Twinair Dualogic Lounge S1</text:p>
          </table:table-cell>
          <table:table-cell table:style-name="ce17" office:value-type="float" office:value="0.9" calcext:value-type="float">
            <text:p>0,9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9900" calcext:value-type="float">
            <text:p>59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Panda</text:p>
          </table:table-cell>
          <table:table-cell table:style-name="ce4" office:value-type="string" calcext:value-type="string">
            <text:p>1.2 69 HP Pop S1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1900" calcext:value-type="float">
            <text:p>51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Panda</text:p>
          </table:table-cell>
          <table:table-cell table:style-name="ce4" office:value-type="string" calcext:value-type="string">
            <text:p>1.3 M.Jet 95 HP Cross S1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8900" calcext:value-type="float">
            <text:p>88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iat</text:p>
          </table:table-cell>
          <table:table-cell table:style-name="ce4" office:value-type="string" calcext:value-type="string">
            <text:p>Punto</text:p>
          </table:table-cell>
          <table:table-cell table:style-name="ce4" office:value-type="string" calcext:value-type="string">
            <text:p>1.4 Fire 77 HP S&amp;S Popstar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2900" calcext:value-type="float">
            <text:p>52.900</text:p>
          </table:table-cell>
          <table:table-cell table:style-name="ce27" office:value-type="string" calcext:value-type="string">
            <text:p><text:a xlink:href="http://www.fiat.com.tr/" xlink:type="simple">http://www.fia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B-Max</text:p>
          </table:table-cell>
          <table:table-cell table:style-name="ce4" office:value-type="string" calcext:value-type="string">
            <text:p>1.5L TDCi 95PS (215 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8890" calcext:value-type="float">
            <text:p>78.89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B-Max</text:p>
          </table:table-cell>
          <table:table-cell table:style-name="ce4" office:value-type="string" calcext:value-type="string">
            <text:p>1.6L Ti-VCT 105PS (150 Nm) Titan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9115" calcext:value-type="float">
            <text:p>69.11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B-Max</text:p>
          </table:table-cell>
          <table:table-cell table:style-name="ce5" office:value-type="string" calcext:value-type="string">
            <text:p>1.6L Ti-VCT 105PS (150 Nm) Trend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4390" calcext:value-type="float">
            <text:p>64.39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C-Max Compact</text:p>
          </table:table-cell>
          <table:table-cell table:style-name="ce4" office:value-type="string" calcext:value-type="string">
            <text:p>1.5L EcoBoost 182PS (240 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3870" calcext:value-type="float">
            <text:p>113.87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C-Max Compact</text:p>
          </table:table-cell>
          <table:table-cell table:style-name="ce4" office:value-type="string" calcext:value-type="string">
            <text:p>1.5L EcoBoost 182PS (240 Nm) Trend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5595" calcext:value-type="float">
            <text:p>105.59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C-Max Compact</text:p>
          </table:table-cell>
          <table:table-cell table:style-name="ce4" office:value-type="string" calcext:value-type="string">
            <text:p>1.5L TDCi 120PS (300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3710" calcext:value-type="float">
            <text:p>123.71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C-Max Compact</text:p>
          </table:table-cell>
          <table:table-cell table:style-name="ce4" office:value-type="string" calcext:value-type="string">
            <text:p>1.5L TDCi 120PS (300Nm) Trend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9855" calcext:value-type="float">
            <text:p>109.85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C-Max Compact</text:p>
          </table:table-cell>
          <table:table-cell table:style-name="ce4" office:value-type="string" calcext:value-type="string">
            <text:p>1.6L TDCi <text:s/>115PS (270Nm) Titan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3810" calcext:value-type="float">
            <text:p>113.81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C-Max Compact</text:p>
          </table:table-cell>
          <table:table-cell table:style-name="ce4" office:value-type="string" calcext:value-type="string">
            <text:p>1.6L TDCi <text:s/>115PS (270Nm) Trend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9955" calcext:value-type="float">
            <text:p>99.95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C-Max Compact</text:p>
          </table:table-cell>
          <table:table-cell table:style-name="ce4" office:value-type="string" calcext:value-type="string">
            <text:p>1.6L Ti-VCT 125PS (159 Nm) Trend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4120" calcext:value-type="float">
            <text:p>84.12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C-Max Grand</text:p>
          </table:table-cell>
          <table:table-cell table:style-name="ce4" office:value-type="string" calcext:value-type="string">
            <text:p>1.5L EcoBoost 182PS (240 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2130" calcext:value-type="float">
            <text:p>122.13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C-Max Grand</text:p>
          </table:table-cell>
          <table:table-cell table:style-name="ce4" office:value-type="string" calcext:value-type="string">
            <text:p>1.5L TDCi 120PS (270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22690" calcext:value-type="float">
            <text:p>122.69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C-Max Grand</text:p>
          </table:table-cell>
          <table:table-cell table:style-name="ce4" office:value-type="string" calcext:value-type="string">
            <text:p>1.5L TDCi 120PS (300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2450" calcext:value-type="float">
            <text:p>142.45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iesta</text:p>
          </table:table-cell>
          <table:table-cell table:style-name="ce5" office:value-type="string" calcext:value-type="string">
            <text:p>1.0L Ecoboost 100PS (170 Nm) ST Line 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2480" calcext:value-type="float">
            <text:p>82.48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iesta</text:p>
          </table:table-cell>
          <table:table-cell table:style-name="ce5" office:value-type="string" calcext:value-type="string">
            <text:p>1.0L Ecoboost 140PS (180 Nm) ST Line 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2480" calcext:value-type="float">
            <text:p>82.48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iesta</text:p>
          </table:table-cell>
          <table:table-cell table:style-name="ce5" office:value-type="string" calcext:value-type="string">
            <text:p>1.2L 82PS (114 Nm) Trend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5650" calcext:value-type="float">
            <text:p>55.65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iesta</text:p>
          </table:table-cell>
          <table:table-cell table:style-name="ce5" office:value-type="string" calcext:value-type="string">
            <text:p>1.2L 82PS (114 Nm) Trend X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6555" calcext:value-type="float">
            <text:p>56.55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iesta</text:p>
          </table:table-cell>
          <table:table-cell table:style-name="ce5" office:value-type="string" calcext:value-type="string">
            <text:p>1.4L <text:s/>96PS (128 Nm) Titanium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2965" calcext:value-type="float">
            <text:p>62.96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iesta</text:p>
          </table:table-cell>
          <table:table-cell table:style-name="ce5" office:value-type="string" calcext:value-type="string">
            <text:p>1.5L TDCi 75PS (185 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5145" calcext:value-type="float">
            <text:p>75.14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iesta</text:p>
          </table:table-cell>
          <table:table-cell table:style-name="ce5" office:value-type="string" calcext:value-type="string">
            <text:p>1.5L TDCi 75PS (185 Nm) Trend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8770" calcext:value-type="float">
            <text:p>68.77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iesta</text:p>
          </table:table-cell>
          <table:table-cell table:style-name="ce5" office:value-type="string" calcext:value-type="string">
            <text:p>1.5L TDCi 75PS (185 Nm) Trend X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2050" calcext:value-type="float">
            <text:p>72.05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iesta</text:p>
          </table:table-cell>
          <table:table-cell table:style-name="ce5" office:value-type="string" calcext:value-type="string">
            <text:p>1.6L Ti-VCT <text:s/>105PS (150 Nm) Titanium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6980" calcext:value-type="float">
            <text:p>66.98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iesta</text:p>
          </table:table-cell>
          <table:table-cell table:style-name="ce5" office:value-type="string" calcext:value-type="string">
            <text:p>1.6L Ti-VCT <text:s/>105PS (150 Nm) Trend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2800" calcext:value-type="float">
            <text:p>62.80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iesta</text:p>
          </table:table-cell>
          <table:table-cell table:style-name="ce5" office:value-type="string" calcext:value-type="string">
            <text:p>1.6L Ti-VCT <text:s/>105PS (150 Nm) Trend X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3705" calcext:value-type="float">
            <text:p>63.70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4 Kapı</text:p>
          </table:table-cell>
          <table:table-cell table:style-name="ce4" office:value-type="string" calcext:value-type="string">
            <text:p>1.0L EcoBoost 125PS (170 Nm) Titanium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8170" calcext:value-type="float">
            <text:p>98.17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4 Kapı</text:p>
          </table:table-cell>
          <table:table-cell table:style-name="ce4" office:value-type="string" calcext:value-type="string">
            <text:p>1.0L EcoBoost 125PS (170 Nm) Titanium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2880" calcext:value-type="float">
            <text:p>102.88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4 Kapı</text:p>
          </table:table-cell>
          <table:table-cell table:style-name="ce4" office:value-type="string" calcext:value-type="string">
            <text:p>1.5L TDCi 120PS (300 Nm) Styl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8275" calcext:value-type="float">
            <text:p>108.27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4 Kapı</text:p>
          </table:table-cell>
          <table:table-cell table:style-name="ce4" office:value-type="string" calcext:value-type="string">
            <text:p>1.5L TDCi 120PS (300 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6860" calcext:value-type="float">
            <text:p>116.86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4 Kapı</text:p>
          </table:table-cell>
          <table:table-cell table:style-name="ce4" office:value-type="string" calcext:value-type="string">
            <text:p>1.5L TDCi 120PS (300 Nm) Trend X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7360" calcext:value-type="float">
            <text:p>107.36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4 Kapı</text:p>
          </table:table-cell>
          <table:table-cell table:style-name="ce4" office:value-type="string" calcext:value-type="string">
            <text:p>1.6L TDCi 115PS (270 Nm)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9000" calcext:value-type="float">
            <text:p>99.00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4 Kapı</text:p>
          </table:table-cell>
          <table:table-cell table:style-name="ce4" office:value-type="string" calcext:value-type="string">
            <text:p>1.6L TDCi 115PS (270 Nm) Titan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7585" calcext:value-type="float">
            <text:p>107.58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4 Kapı</text:p>
          </table:table-cell>
          <table:table-cell table:style-name="ce4" office:value-type="string" calcext:value-type="string">
            <text:p>1.6L TDCi 95PS (230 Nm) Trend X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8090" calcext:value-type="float">
            <text:p>98.09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4 Kapı</text:p>
          </table:table-cell>
          <table:table-cell table:style-name="ce4" office:value-type="string" calcext:value-type="string">
            <text:p>1.6L Ti-VCT 125PS (159 Nm)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2645" calcext:value-type="float">
            <text:p>82.64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4 Kapı</text:p>
          </table:table-cell>
          <table:table-cell table:style-name="ce4" office:value-type="string" calcext:value-type="string">
            <text:p>1.6L Ti-VCT 125PS (159 Nm)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9950" calcext:value-type="float">
            <text:p>89.95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4 Kapı</text:p>
          </table:table-cell>
          <table:table-cell table:style-name="ce4" office:value-type="string" calcext:value-type="string">
            <text:p>1.6L Ti-VCT 125PS (159 Nm) Titan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1120" calcext:value-type="float">
            <text:p>91.12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4 Kapı</text:p>
          </table:table-cell>
          <table:table-cell table:style-name="ce4" office:value-type="string" calcext:value-type="string">
            <text:p>1.6L Ti-VCT 125PS (159 Nm) Titan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8430" calcext:value-type="float">
            <text:p>98.43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4 Kapı</text:p>
          </table:table-cell>
          <table:table-cell table:style-name="ce4" office:value-type="string" calcext:value-type="string">
            <text:p>1.6L Ti-VCT 125PS (159 Nm) Trend X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9390" calcext:value-type="float">
            <text:p>69.39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4 Kapı</text:p>
          </table:table-cell>
          <table:table-cell table:style-name="ce4" office:value-type="string" calcext:value-type="string">
            <text:p>1.6L Ti-VCT 125PS (159 Nm) Trend X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4840" calcext:value-type="float">
            <text:p>84.84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0L EcoBoost 125PS (170 Nm) ST Line 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2640" calcext:value-type="float">
            <text:p>102.64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0L EcoBoost 125PS (170 Nm) Titanium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8170" calcext:value-type="float">
            <text:p>98.17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0L EcoBoost 125PS (170 Nm) Titanium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2880" calcext:value-type="float">
            <text:p>102.88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5L TDCi 120PS (300 Nm) ST Line 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8505" calcext:value-type="float">
            <text:p>118.50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5L TDCi 120PS (300 Nm) Styl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8275" calcext:value-type="float">
            <text:p>108.27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5L TDCi 120PS (300 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6860" calcext:value-type="float">
            <text:p>116.86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5L TDCi 120PS (300 Nm) Trend X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3980" calcext:value-type="float">
            <text:p>103.98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6L TDCi 115PS (270 Nm)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9000" calcext:value-type="float">
            <text:p>99.00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6L TDCi 115PS (270 Nm) Titan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7585" calcext:value-type="float">
            <text:p>107.58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6L TDCi 95PS (230 Nm) Trend X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4700" calcext:value-type="float">
            <text:p>94.70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6L Ti-VCT 125PS (159 Nm) ST Line 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2480" calcext:value-type="float">
            <text:p>92.48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6L Ti-VCT 125PS (159 Nm)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2645" calcext:value-type="float">
            <text:p>82.64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6L Ti-VCT 125PS (159 Nm)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9950" calcext:value-type="float">
            <text:p>89.95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6L Ti-VCT 125PS (159 Nm) Titan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1120" calcext:value-type="float">
            <text:p>91.12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6L Ti-VCT 125PS (159 Nm) Titan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8430" calcext:value-type="float">
            <text:p>98.43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6L Ti-VCT 125PS (159 Nm) Trend X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9390" calcext:value-type="float">
            <text:p>69.39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5 Kapı</text:p>
          </table:table-cell>
          <table:table-cell table:style-name="ce4" office:value-type="string" calcext:value-type="string">
            <text:p>1.6L Ti-VCT 125PS (159 Nm) Trend X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4840" calcext:value-type="float">
            <text:p>84.84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Station Wagon</text:p>
          </table:table-cell>
          <table:table-cell table:style-name="ce4" office:value-type="string" calcext:value-type="string">
            <text:p>1.5L TDCi 120PS (300 Nm) Styl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0905" calcext:value-type="float">
            <text:p>110.90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Station Wagon</text:p>
          </table:table-cell>
          <table:table-cell table:style-name="ce4" office:value-type="string" calcext:value-type="string">
            <text:p>1.5L TDCi 120PS (300 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9490" calcext:value-type="float">
            <text:p>119.49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Station Wagon</text:p>
          </table:table-cell>
          <table:table-cell table:style-name="ce4" office:value-type="string" calcext:value-type="string">
            <text:p>1.5L TDCi 120PS (300 Nm) Trend X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9990" calcext:value-type="float">
            <text:p>109.99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Station Wagon</text:p>
          </table:table-cell>
          <table:table-cell table:style-name="ce4" office:value-type="string" calcext:value-type="string">
            <text:p>1.6L TDCi 115PS (270 Nm)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1630" calcext:value-type="float">
            <text:p>101.63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Station Wagon</text:p>
          </table:table-cell>
          <table:table-cell table:style-name="ce4" office:value-type="string" calcext:value-type="string">
            <text:p>1.6L TDCi 115PS (270 Nm) Titan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0215" calcext:value-type="float">
            <text:p>110.21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Focus Station Wagon</text:p>
          </table:table-cell>
          <table:table-cell table:style-name="ce4" office:value-type="string" calcext:value-type="string">
            <text:p>1.6L TDCi 95PS (230 Nm) Trend X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0715" calcext:value-type="float">
            <text:p>100.71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Galaxy</text:p>
          </table:table-cell>
          <table:table-cell table:style-name="ce4" office:value-type="string" calcext:value-type="string">
            <text:p>1.5L EcoBoost 160PS (240 Nm) Styl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69030" calcext:value-type="float">
            <text:p>169.03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Galaxy</text:p>
          </table:table-cell>
          <table:table-cell table:style-name="ce4" office:value-type="string" calcext:value-type="string">
            <text:p>2.0L TDCi 180PS (400Nm) Titanium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69415" calcext:value-type="float">
            <text:p>269.41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Kuga</text:p>
          </table:table-cell>
          <table:table-cell table:style-name="ce4" office:value-type="string" calcext:value-type="string">
            <text:p>1.5L EcoBoost 182PS (240 Nm) Styl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7000" calcext:value-type="float">
            <text:p>117.00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Kuga</text:p>
          </table:table-cell>
          <table:table-cell table:style-name="ce4" office:value-type="string" calcext:value-type="string">
            <text:p>1.5L TDCi 120PS 120PS (270Nm) Styl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7000" calcext:value-type="float">
            <text:p>117.00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Kuga</text:p>
          </table:table-cell>
          <table:table-cell table:style-name="ce4" office:value-type="string" calcext:value-type="string">
            <text:p>1.5L TDCi 120PS 120PS (270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23350" calcext:value-type="float">
            <text:p>123.35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Kuga</text:p>
          </table:table-cell>
          <table:table-cell table:style-name="ce4" office:value-type="string" calcext:value-type="string">
            <text:p>1.5L TDCi 120PS 120PS (300Nm) ST-Lin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7500" calcext:value-type="float">
            <text:p>147.50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Kuga</text:p>
          </table:table-cell>
          <table:table-cell table:style-name="ce4" office:value-type="string" calcext:value-type="string">
            <text:p>1.5L TDCi 120PS 120PS (300Nm) Styl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3350" calcext:value-type="float">
            <text:p>123.35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Kuga</text:p>
          </table:table-cell>
          <table:table-cell table:style-name="ce4" office:value-type="string" calcext:value-type="string">
            <text:p>1.5L TDCi 120PS 120PS (300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1000" calcext:value-type="float">
            <text:p>141.00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Mondeo 4 Kapı</text:p>
          </table:table-cell>
          <table:table-cell table:style-name="ce4" office:value-type="string" calcext:value-type="string">
            <text:p>1.5L EcoBoost 160PS (240 Nm) Styl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8445" calcext:value-type="float">
            <text:p>118.44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Mondeo 4 Kapı</text:p>
          </table:table-cell>
          <table:table-cell table:style-name="ce4" office:value-type="string" calcext:value-type="string">
            <text:p>1.5L EcoBoost 160PS (240 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3155" calcext:value-type="float">
            <text:p>143.15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Mondeo 4 Kapı</text:p>
          </table:table-cell>
          <table:table-cell table:style-name="ce4" office:value-type="string" calcext:value-type="string">
            <text:p>1.6L TDCi 115PS (270Nm)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8445" calcext:value-type="float">
            <text:p>118.44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Mondeo 4 Kapı</text:p>
          </table:table-cell>
          <table:table-cell table:style-name="ce4" office:value-type="string" calcext:value-type="string">
            <text:p>1.6L TDCi 115PS (270Nm) Titan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41315" calcext:value-type="float">
            <text:p>141.31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Mondeo 4 Kapı</text:p>
          </table:table-cell>
          <table:table-cell table:style-name="ce4" office:value-type="string" calcext:value-type="string">
            <text:p>2.0L TDCi 180PS (400Nm) Styl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7635" calcext:value-type="float">
            <text:p>197.63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Mondeo 4 Kapı</text:p>
          </table:table-cell>
          <table:table-cell table:style-name="ce4" office:value-type="string" calcext:value-type="string">
            <text:p>2.0L TDCi 180PS (400Nm) Titanium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22815" calcext:value-type="float">
            <text:p>222.81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Mondeo 5 Kapı</text:p>
          </table:table-cell>
          <table:table-cell table:style-name="ce4" office:value-type="string" calcext:value-type="string">
            <text:p>1.5L EcoBoost 160PS (240 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6210" calcext:value-type="float">
            <text:p>146.21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Mondeo Station Wagon</text:p>
          </table:table-cell>
          <table:table-cell table:style-name="ce4" office:value-type="string" calcext:value-type="string">
            <text:p>1.5L EcoBoost 160PS (240 Nm) Titan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6210" calcext:value-type="float">
            <text:p>146.21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S-Max</text:p>
          </table:table-cell>
          <table:table-cell table:style-name="ce4" office:value-type="string" calcext:value-type="string">
            <text:p>1.5L EcoBoost 160PS (240 Nm) Styl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60955" calcext:value-type="float">
            <text:p>160.955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S-Max</text:p>
          </table:table-cell>
          <table:table-cell table:style-name="ce4" office:value-type="string" calcext:value-type="string">
            <text:p>2.0L TDCi 180PS (400Nm) Titanium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56660" calcext:value-type="float">
            <text:p>256.660</text:p>
          </table:table-cell>
          <table:table-cell table:style-name="ce27" office:value-type="string" calcext:value-type="string">
            <text:p><text:a xlink:href="http://www.ford.com.tr/" xlink:type="simple">http://www.ford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ivic Hatchback</text:p>
          </table:table-cell>
          <table:table-cell table:style-name="ce4" office:value-type="string" calcext:value-type="string">
            <text:p>1.5L 182PS Sport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0900" calcext:value-type="float">
            <text:p>100.9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ivic Sedan</text:p>
          </table:table-cell>
          <table:table-cell table:style-name="ce4" office:value-type="string" calcext:value-type="string">
            <text:p>1.5L 182PS RS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1700" calcext:value-type="float">
            <text:p>111.7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ivic Sedan</text:p>
          </table:table-cell>
          <table:table-cell table:style-name="ce4" office:value-type="string" calcext:value-type="string">
            <text:p>1.6L 125PS Eleg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6450" calcext:value-type="float">
            <text:p>86.45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ivic Sedan</text:p>
          </table:table-cell>
          <table:table-cell table:style-name="ce4" office:value-type="string" calcext:value-type="string">
            <text:p>1.6L 125PS Eleg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8900" calcext:value-type="float">
            <text:p>88.9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ivic Sedan</text:p>
          </table:table-cell>
          <table:table-cell table:style-name="ce4" office:value-type="string" calcext:value-type="string">
            <text:p>1.6L 125PS Elegance ECO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2200" calcext:value-type="float">
            <text:p>92.2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ivic Sedan</text:p>
          </table:table-cell>
          <table:table-cell table:style-name="ce4" office:value-type="string" calcext:value-type="string">
            <text:p>1.6L 125PS Elegance ECO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4700" calcext:value-type="float">
            <text:p>94.7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ivic Sedan</text:p>
          </table:table-cell>
          <table:table-cell table:style-name="ce4" office:value-type="string" calcext:value-type="string">
            <text:p>1.6L 125PS Execu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8850" calcext:value-type="float">
            <text:p>98.85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ivic Sedan</text:p>
          </table:table-cell>
          <table:table-cell table:style-name="ce4" office:value-type="string" calcext:value-type="string">
            <text:p>1.6L 125PS Executive ECO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2100" calcext:value-type="float">
            <text:p>102.1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ivic Sedan</text:p>
          </table:table-cell>
          <table:table-cell table:style-name="ce4" office:value-type="string" calcext:value-type="string">
            <text:p>1.6L 125PS Executive ECO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4600" calcext:value-type="float">
            <text:p>104.6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ivic Sedan</text:p>
          </table:table-cell>
          <table:table-cell table:style-name="ce4" office:value-type="string" calcext:value-type="string">
            <text:p>1.6L 125PS Prem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3250" calcext:value-type="float">
            <text:p>83.25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ivic Sedan</text:p>
          </table:table-cell>
          <table:table-cell table:style-name="ce4" office:value-type="string" calcext:value-type="string">
            <text:p>1.6L 125PS Premium ECO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9000" calcext:value-type="float">
            <text:p>89.0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ivic Sedan</text:p>
          </table:table-cell>
          <table:table-cell table:style-name="ce4" office:value-type="string" calcext:value-type="string">
            <text:p>1.6L 125PS Premium ECO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1500" calcext:value-type="float">
            <text:p>91.5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R-V</text:p>
          </table:table-cell>
          <table:table-cell table:style-name="ce4" office:value-type="string" calcext:value-type="string">
            <text:p>1.6L 120PS Eleg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55300" calcext:value-type="float">
            <text:p>155.3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R-V</text:p>
          </table:table-cell>
          <table:table-cell table:style-name="ce4" office:value-type="string" calcext:value-type="string">
            <text:p>1.6L 120PS Prem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48600" calcext:value-type="float">
            <text:p>148.6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R-V</text:p>
          </table:table-cell>
          <table:table-cell table:style-name="ce4" office:value-type="string" calcext:value-type="string">
            <text:p>1.6L 160PS Eleg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2600" calcext:value-type="float">
            <text:p>172.6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R-V</text:p>
          </table:table-cell>
          <table:table-cell table:style-name="ce4" office:value-type="string" calcext:value-type="string">
            <text:p>1.6L 160PS Execu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81700" calcext:value-type="float">
            <text:p>181.7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R-V</text:p>
          </table:table-cell>
          <table:table-cell table:style-name="ce4" office:value-type="string" calcext:value-type="string">
            <text:p>1.6L 160PS Executive+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0050" calcext:value-type="float">
            <text:p>190.05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CR-V</text:p>
          </table:table-cell>
          <table:table-cell table:style-name="ce4" office:value-type="string" calcext:value-type="string">
            <text:p>1.6L 160PS Prem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4800" calcext:value-type="float">
            <text:p>164.8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HR-V</text:p>
          </table:table-cell>
          <table:table-cell table:style-name="ce4" office:value-type="string" calcext:value-type="string">
            <text:p>1.5L 130PS Eleganc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4600" calcext:value-type="float">
            <text:p>104.6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HR-V</text:p>
          </table:table-cell>
          <table:table-cell table:style-name="ce4" office:value-type="string" calcext:value-type="string">
            <text:p>1.5L 130PS Eleganc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8800" calcext:value-type="float">
            <text:p>108.8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HR-V</text:p>
          </table:table-cell>
          <table:table-cell table:style-name="ce4" office:value-type="string" calcext:value-type="string">
            <text:p>1.5L 130PS Executiv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1900" calcext:value-type="float">
            <text:p>111.9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HR-V</text:p>
          </table:table-cell>
          <table:table-cell table:style-name="ce4" office:value-type="string" calcext:value-type="string">
            <text:p>1.5L 130PS Executiv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7900" calcext:value-type="float">
            <text:p>117.9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HR-V</text:p>
          </table:table-cell>
          <table:table-cell table:style-name="ce4" office:value-type="string" calcext:value-type="string">
            <text:p>1.5L 130PS Prem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6200" calcext:value-type="float">
            <text:p>96.2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HR-V</text:p>
          </table:table-cell>
          <table:table-cell table:style-name="ce4" office:value-type="string" calcext:value-type="string">
            <text:p>1.6L 120PS Eleg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9200" calcext:value-type="float">
            <text:p>119.2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HR-V</text:p>
          </table:table-cell>
          <table:table-cell table:style-name="ce4" office:value-type="string" calcext:value-type="string">
            <text:p>1.6L 120PS Prem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0900" calcext:value-type="float">
            <text:p>110.9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Jazz</text:p>
          </table:table-cell>
          <table:table-cell table:style-name="ce4" office:value-type="string" calcext:value-type="string">
            <text:p>1.3L 102PS Dream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2400" calcext:value-type="float">
            <text:p>62.4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Jazz</text:p>
          </table:table-cell>
          <table:table-cell table:style-name="ce4" office:value-type="string" calcext:value-type="string">
            <text:p>1.3L 102PS Elegance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4300" calcext:value-type="float">
            <text:p>74.3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Jazz</text:p>
          </table:table-cell>
          <table:table-cell table:style-name="ce4" office:value-type="string" calcext:value-type="string">
            <text:p>1.3L 102PS Elegance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8400" calcext:value-type="float">
            <text:p>78.4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Jazz</text:p>
          </table:table-cell>
          <table:table-cell table:style-name="ce4" office:value-type="string" calcext:value-type="string">
            <text:p>1.3L 102PS Premium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4200" calcext:value-type="float">
            <text:p>74.200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3">
          <table:table-cell table:style-name="ce4" office:value-type="string" calcext:value-type="string">
            <text:p>Honda</text:p>
          </table:table-cell>
          <table:table-cell table:style-name="ce4" office:value-type="string" calcext:value-type="string">
            <text:p>Type-R</text:p>
          </table:table-cell>
          <table:table-cell table:style-name="ce4" office:value-type="string" calcext:value-type="string">
            <text:p>2.0L 310PS Sport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3" office:value-type="float" office:value="237496.17" calcext:value-type="float">
            <office:annotation draw:style-name="gr1" draw:text-style-name="P2" svg:width="38.11mm" svg:height="21.11mm" svg:x="276.61mm" svg:y="2913.31mm" draw:caption-point-x="-4.07mm" draw:caption-point-y="2.81mm">
              <dc:date>2018-01-28T00:00:00</dc:date>
              <text:p text:style-name="P1"><text:span text:style-name="T1">61053 €</text:span></text:p>
            </office:annotation>
            <text:p>237.496</text:p>
          </table:table-cell>
          <table:table-cell table:style-name="ce28" office:value-type="string" calcext:value-type="string">
            <text:p><text:a xlink:href="https://honda.com.tr/" xlink:type="simple">https://hon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Accent Blue</text:p>
          </table:table-cell>
          <table:table-cell table:style-name="ce4" office:value-type="string" calcext:value-type="string">
            <text:p>1.4 D-CVVT MODE (BENZİNLİ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9900" calcext:value-type="float">
            <text:p>59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Accent Blue</text:p>
          </table:table-cell>
          <table:table-cell table:style-name="ce4" office:value-type="string" calcext:value-type="string">
            <text:p>1.4 D-CVVT MODE PLUS (BENZİNLİ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9900" calcext:value-type="float">
            <text:p>59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Accent Blue</text:p>
          </table:table-cell>
          <table:table-cell table:style-name="ce4" office:value-type="string" calcext:value-type="string">
            <text:p>1.4 D-CVVT MODE PLUS CVT OTM. (BENZİNLİ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4900" calcext:value-type="float">
            <text:p>64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Accent Blue</text:p>
          </table:table-cell>
          <table:table-cell table:style-name="ce4" office:value-type="string" calcext:value-type="string">
            <text:p>1.4 D-CVVT PRIME (BENZİNLİ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5900" calcext:value-type="float">
            <text:p>65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Accent Blue</text:p>
          </table:table-cell>
          <table:table-cell table:style-name="ce4" office:value-type="string" calcext:value-type="string">
            <text:p>1.4 D-CVVT PRIME CVT OTM. (BENZİNLİ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0900" calcext:value-type="float">
            <text:p>70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Accent Blue</text:p>
          </table:table-cell>
          <table:table-cell table:style-name="ce4" office:value-type="string" calcext:value-type="string">
            <text:p>1.6 CRDI MODE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5900" calcext:value-type="float">
            <text:p>75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Accent Blue</text:p>
          </table:table-cell>
          <table:table-cell table:style-name="ce4" office:value-type="string" calcext:value-type="string">
            <text:p>1.6 CRDI MODE DCT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3900" calcext:value-type="float">
            <text:p>83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Accent Blue</text:p>
          </table:table-cell>
          <table:table-cell table:style-name="ce4" office:value-type="string" calcext:value-type="string">
            <text:p>1.6 CRDI MODE PLUS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5900" calcext:value-type="float">
            <text:p>75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Accent Blue</text:p>
          </table:table-cell>
          <table:table-cell table:style-name="ce4" office:value-type="string" calcext:value-type="string">
            <text:p>1.6 CRDI MODE PLUS DCT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3900" calcext:value-type="float">
            <text:p>83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Accent Blue</text:p>
          </table:table-cell>
          <table:table-cell table:style-name="ce4" office:value-type="string" calcext:value-type="string">
            <text:p>1.6 CRDI PRIME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1900" calcext:value-type="float">
            <text:p>81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Accent Blue</text:p>
          </table:table-cell>
          <table:table-cell table:style-name="ce4" office:value-type="string" calcext:value-type="string">
            <text:p>1.6 CRDI PRIME DCT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9900" calcext:value-type="float">
            <text:p>89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Elantra</text:p>
          </table:table-cell>
          <table:table-cell table:style-name="ce4" office:value-type="string" calcext:value-type="string">
            <text:p>1.6 CRDi ELITE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6900" calcext:value-type="float">
            <text:p>96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Elantra</text:p>
          </table:table-cell>
          <table:table-cell table:style-name="ce4" office:value-type="string" calcext:value-type="string">
            <text:p>1.6 CRDi ELITE DCT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3900" calcext:value-type="float">
            <text:p>103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Elantra</text:p>
          </table:table-cell>
          <table:table-cell table:style-name="ce4" office:value-type="string" calcext:value-type="string">
            <text:p>1.6 CRDi ELITE PLUS DCT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7900" calcext:value-type="float">
            <text:p>107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Elantra</text:p>
          </table:table-cell>
          <table:table-cell table:style-name="ce4" office:value-type="string" calcext:value-type="string">
            <text:p>1.6 CRDi ELITE PLUS DCT (SUNROOF)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0400" calcext:value-type="float">
            <text:p>110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Elantra</text:p>
          </table:table-cell>
          <table:table-cell table:style-name="ce4" office:value-type="string" calcext:value-type="string">
            <text:p>1.6 D-CVVT STYLE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3000" calcext:value-type="float">
            <text:p>73.0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Elantra</text:p>
          </table:table-cell>
          <table:table-cell table:style-name="ce4" office:value-type="string" calcext:value-type="string">
            <text:p>1.6 D-CVVT STYLE OTM.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9000" calcext:value-type="float">
            <text:p>79.0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10</text:p>
          </table:table-cell>
          <table:table-cell table:style-name="ce4" office:value-type="string" calcext:value-type="string">
            <text:p>1.0 D-CVVT JUMP (BENZİNLİ)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46200" calcext:value-type="float">
            <text:p>46.2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10</text:p>
          </table:table-cell>
          <table:table-cell table:style-name="ce4" office:value-type="string" calcext:value-type="string">
            <text:p>1.0 D-CVVT JUMP OTM. (BENZİNLİ)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1400" calcext:value-type="float">
            <text:p>51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10</text:p>
          </table:table-cell>
          <table:table-cell table:style-name="ce4" office:value-type="string" calcext:value-type="string">
            <text:p>1.0 D-CVVT STYLE OTM. (BENZİNLİ)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4400" calcext:value-type="float">
            <text:p>54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10</text:p>
          </table:table-cell>
          <table:table-cell table:style-name="ce4" office:value-type="string" calcext:value-type="string">
            <text:p>1.2 D-CVVT ELITE OTM. (BENZİNLİ)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7900" calcext:value-type="float">
            <text:p>57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10</text:p>
          </table:table-cell>
          <table:table-cell table:style-name="ce4" office:value-type="string" calcext:value-type="string">
            <text:p>1.2 D-CVVT STAR OTM. (BENZİNLİ)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19" office:value-type="string" calcext:value-type="string">
            <text:p>Otomatik</text:p>
          </table:table-cell>
          <table:table-cell table:style-name="ce22" office:value-type="float" office:value="61900" calcext:value-type="float">
            <text:p>61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</text:p>
          </table:table-cell>
          <table:table-cell table:style-name="ce4" office:value-type="string" calcext:value-type="string">
            <text:p>1.0 T-GDI STAR (BENZİNLİ) 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7900" calcext:value-type="float">
            <text:p>67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</text:p>
          </table:table-cell>
          <table:table-cell table:style-name="ce4" office:value-type="string" calcext:value-type="string">
            <text:p>1.2 MPI ELITE (BENZİNLİ)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2400" calcext:value-type="float">
            <text:p>62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</text:p>
          </table:table-cell>
          <table:table-cell table:style-name="ce4" office:value-type="string" calcext:value-type="string">
            <text:p>1.2 MPI JUMP (BENZİNLİ)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2900" calcext:value-type="float">
            <text:p>52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</text:p>
          </table:table-cell>
          <table:table-cell table:style-name="ce4" office:value-type="string" calcext:value-type="string">
            <text:p>1.2 MPI STYLE (BENZİNLİ)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8400" calcext:value-type="float">
            <text:p>58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</text:p>
          </table:table-cell>
          <table:table-cell table:style-name="ce4" office:value-type="string" calcext:value-type="string">
            <text:p>1.4 CRDi ELITE (DİZEL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4900" calcext:value-type="float">
            <text:p>74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</text:p>
          </table:table-cell>
          <table:table-cell table:style-name="ce4" office:value-type="string" calcext:value-type="string">
            <text:p>1.4 CRDi JUMP (DİZEL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4400" calcext:value-type="float">
            <text:p>64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</text:p>
          </table:table-cell>
          <table:table-cell table:style-name="ce4" office:value-type="string" calcext:value-type="string">
            <text:p>1.4 CRDi STYLE (DİZEL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8400" calcext:value-type="float">
            <text:p>68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</text:p>
          </table:table-cell>
          <table:table-cell table:style-name="ce4" office:value-type="string" calcext:value-type="string">
            <text:p>1.4 MPI ELITE OTM. (BENZİNLİ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7900" calcext:value-type="float">
            <text:p>67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</text:p>
          </table:table-cell>
          <table:table-cell table:style-name="ce4" office:value-type="string" calcext:value-type="string">
            <text:p>1.4 MPI JUMP OTM. (BENZİNLİ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9900" calcext:value-type="float">
            <text:p>59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</text:p>
          </table:table-cell>
          <table:table-cell table:style-name="ce4" office:value-type="string" calcext:value-type="string">
            <text:p>1.4 MPI STAR OTM. (BENZİNLİ) <text:s/>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8900" calcext:value-type="float">
            <text:p>68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</text:p>
          </table:table-cell>
          <table:table-cell table:style-name="ce4" office:value-type="string" calcext:value-type="string">
            <text:p>1.4 MPI STYLE OTM. (BENZİNLİ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3900" calcext:value-type="float">
            <text:p>63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 Active</text:p>
          </table:table-cell>
          <table:table-cell table:style-name="ce4" office:value-type="string" calcext:value-type="string">
            <text:p>1.0 T-GDI ELITE (BENZİNLİ)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8400" calcext:value-type="float">
            <text:p>68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 Active</text:p>
          </table:table-cell>
          <table:table-cell table:style-name="ce4" office:value-type="string" calcext:value-type="string">
            <text:p>1.4 MPI ELITE OTM. (BENZİNLİ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9400" calcext:value-type="float">
            <text:p>69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 Coupe</text:p>
          </table:table-cell>
          <table:table-cell table:style-name="ce4" office:value-type="string" calcext:value-type="string">
            <text:p>1.4 MPI (BENZİNLİ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3400" calcext:value-type="float">
            <text:p>63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20 Coupe</text:p>
          </table:table-cell>
          <table:table-cell table:style-name="ce4" office:value-type="string" calcext:value-type="string">
            <text:p>1.4 MPI OTM. (BENZİNLİ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8400" calcext:value-type="float">
            <text:p>68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</text:p>
          </table:table-cell>
          <table:table-cell table:style-name="ce4" office:value-type="string" calcext:value-type="string">
            <text:p>1.4 MPI BLUE DRIVE (BENZİNLİ)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8400" calcext:value-type="float">
            <text:p>68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</text:p>
          </table:table-cell>
          <table:table-cell table:style-name="ce4" office:value-type="string" calcext:value-type="string">
            <text:p>1.6 CRDi BLUE DRIVE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0100" calcext:value-type="float">
            <text:p>80.1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</text:p>
          </table:table-cell>
          <table:table-cell table:style-name="ce4" office:value-type="string" calcext:value-type="string">
            <text:p>1.6 CRDi BLUE DRIVE DCT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5100" calcext:value-type="float">
            <text:p>85.1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</text:p>
          </table:table-cell>
          <table:table-cell table:style-name="ce4" office:value-type="string" calcext:value-type="string">
            <text:p>1.6 CRDi ELITE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2200" calcext:value-type="float">
            <text:p>92.2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</text:p>
          </table:table-cell>
          <table:table-cell table:style-name="ce4" office:value-type="string" calcext:value-type="string">
            <text:p>1.6 CRDi ELITE DCT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7100" calcext:value-type="float">
            <text:p>97.1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</text:p>
          </table:table-cell>
          <table:table-cell table:style-name="ce4" office:value-type="string" calcext:value-type="string">
            <text:p>1.6 CRDi STYLE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4100" calcext:value-type="float">
            <text:p>84.1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</text:p>
          </table:table-cell>
          <table:table-cell table:style-name="ce4" office:value-type="string" calcext:value-type="string">
            <text:p>1.6 CRDi STYLE DCT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9100" calcext:value-type="float">
            <text:p>89.1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</text:p>
          </table:table-cell>
          <table:table-cell table:style-name="ce4" office:value-type="string" calcext:value-type="string">
            <text:p>1.6 CRDi STYLE DESIGN PACK DCT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3100" calcext:value-type="float">
            <text:p>93.1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</text:p>
          </table:table-cell>
          <table:table-cell table:style-name="ce4" office:value-type="string" calcext:value-type="string">
            <text:p>1.6 GDI ELITE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3500" calcext:value-type="float">
            <text:p>83.5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</text:p>
          </table:table-cell>
          <table:table-cell table:style-name="ce4" office:value-type="string" calcext:value-type="string">
            <text:p>1.6 GDI ELITE DCT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8500" calcext:value-type="float">
            <text:p>88.5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</text:p>
          </table:table-cell>
          <table:table-cell table:style-name="ce4" office:value-type="string" calcext:value-type="string">
            <text:p>1.6 GDI STYLE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5500" calcext:value-type="float">
            <text:p>75.5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</text:p>
          </table:table-cell>
          <table:table-cell table:style-name="ce4" office:value-type="string" calcext:value-type="string">
            <text:p>1.6 GDI STYLE DCT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0500" calcext:value-type="float">
            <text:p>80.5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</text:p>
          </table:table-cell>
          <table:table-cell table:style-name="ce4" office:value-type="string" calcext:value-type="string">
            <text:p>1.6 GDI STYLE DESIGN PACK DCT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4500" calcext:value-type="float">
            <text:p>84.5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</text:p>
          </table:table-cell>
          <table:table-cell table:style-name="ce4" office:value-type="string" calcext:value-type="string">
            <text:p>1.6 TURBO GDI SPORT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4500" calcext:value-type="float">
            <text:p>94.5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 CW</text:p>
          </table:table-cell>
          <table:table-cell table:style-name="ce4" office:value-type="string" calcext:value-type="string">
            <text:p>1.6 CRDi ELITE DCT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8900" calcext:value-type="float">
            <text:p>98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 CW</text:p>
          </table:table-cell>
          <table:table-cell table:style-name="ce4" office:value-type="string" calcext:value-type="string">
            <text:p>1.6 CRDi STYLE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5900" calcext:value-type="float">
            <text:p>85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i30 CW</text:p>
          </table:table-cell>
          <table:table-cell table:style-name="ce4" office:value-type="string" calcext:value-type="string">
            <text:p>1.6 CRDi STYLE DCT (Dİ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0900" calcext:value-type="float">
            <text:p>90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Santa Fe</text:p>
          </table:table-cell>
          <table:table-cell table:style-name="ce4" office:value-type="string" calcext:value-type="string">
            <text:p>2.0 CRDi (DİZEL) 6 İLERİ OTOMATİK SHIFTRON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97900" calcext:value-type="float">
            <text:p>297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1.6 GDI ELITE OTM.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8400" calcext:value-type="float">
            <text:p>108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1.6 GDI STYLE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9900" calcext:value-type="float">
            <text:p>89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1.6 GDI STYLE OTM.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6400" calcext:value-type="float">
            <text:p>96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/>
          <table:table-cell table:style-name="ce33"/>
          <table:table-cell table:style-name="Default" table:number-columns-repeated="1014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1.6 T-GDI ELITE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2900" calcext:value-type="float">
            <text:p>112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1.6 T-GDI ELITE 4X2 DCT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8900" calcext:value-type="float">
            <text:p>118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1.6 T-GDI ELITE 4X4 DCT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4900" calcext:value-type="float">
            <text:p>124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1.6 T-GDI ELITE PLUS 4X2 DCT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7900" calcext:value-type="float">
            <text:p>137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1.6 T-GDI ELITE PLUS 4X4 DCT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4400" calcext:value-type="float">
            <text:p>144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1.6 T-GDI ELITE PLUS 4X4 DCT RED PACK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4400" calcext:value-type="float">
            <text:p>144.4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1.6 T-GDI STYLE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0900" calcext:value-type="float">
            <text:p>100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1.6 T-GDI STYLE 4X2 DCT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6900" calcext:value-type="float">
            <text:p>106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1.6 T-GDI STYLE 4X4 DCT (BENZİNLİ)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2900" calcext:value-type="float">
            <text:p>112.9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Hyundai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2.0 CRDi EXECUTIVE 4X4 OTM. (DİZEL)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05500" calcext:value-type="float">
            <text:p>205.500</text:p>
          </table:table-cell>
          <table:table-cell table:style-name="ce27" office:value-type="string" calcext:value-type="string">
            <text:p><text:a xlink:href="http://www.hyundai.com.tr/" xlink:type="simple">http://www.hyundai.com.tr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nfiniti</text:p>
          </table:table-cell>
          <table:table-cell table:style-name="ce3" office:value-type="string" calcext:value-type="string">
            <text:p>Q30</text:p>
          </table:table-cell>
          <table:table-cell table:style-name="ce3" office:value-type="string" calcext:value-type="string">
            <text:p>1.5 D 109 BG Premium 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4896" calcext:value-type="float">
            <text:p>174.896</text:p>
          </table:table-cell>
          <table:table-cell table:style-name="ce27" office:value-type="string" calcext:value-type="string">
            <text:p><text:a xlink:href="http://infiniti.com.tr/" xlink:type="simple">http://infinit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nfiniti</text:p>
          </table:table-cell>
          <table:table-cell table:style-name="ce3" office:value-type="string" calcext:value-type="string">
            <text:p>Q30</text:p>
          </table:table-cell>
          <table:table-cell table:style-name="ce3" office:value-type="string" calcext:value-type="string">
            <text:p>1.5 D 109 BG Premium City Black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5191" calcext:value-type="float">
            <text:p>195.191</text:p>
          </table:table-cell>
          <table:table-cell table:style-name="ce27" office:value-type="string" calcext:value-type="string">
            <text:p><text:a xlink:href="http://infiniti.com.tr/" xlink:type="simple">http://infinit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nfiniti</text:p>
          </table:table-cell>
          <table:table-cell table:style-name="ce3" office:value-type="string" calcext:value-type="string">
            <text:p>Q30</text:p>
          </table:table-cell>
          <table:table-cell table:style-name="ce3" office:value-type="string" calcext:value-type="string">
            <text:p>1.5 D 109 BG Premium City Black - Sport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9474" calcext:value-type="float">
            <text:p>199.474</text:p>
          </table:table-cell>
          <table:table-cell table:style-name="ce27" office:value-type="string" calcext:value-type="string">
            <text:p><text:a xlink:href="http://infiniti.com.tr/" xlink:type="simple">http://infinit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nfiniti</text:p>
          </table:table-cell>
          <table:table-cell table:style-name="ce3" office:value-type="string" calcext:value-type="string">
            <text:p>Q30</text:p>
          </table:table-cell>
          <table:table-cell table:style-name="ce3" office:value-type="string" calcext:value-type="string">
            <text:p>1.6 P 156 BG Premium 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4683" calcext:value-type="float">
            <text:p>164.683</text:p>
          </table:table-cell>
          <table:table-cell table:style-name="ce27" office:value-type="string" calcext:value-type="string">
            <text:p><text:a xlink:href="http://infiniti.com.tr/" xlink:type="simple">http://infinit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nfiniti</text:p>
          </table:table-cell>
          <table:table-cell table:style-name="ce3" office:value-type="string" calcext:value-type="string">
            <text:p>Q30</text:p>
          </table:table-cell>
          <table:table-cell table:style-name="ce3" office:value-type="string" calcext:value-type="string">
            <text:p>1.6 P 156 BG Premium Tech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3543" calcext:value-type="float">
            <text:p>193.543</text:p>
          </table:table-cell>
          <table:table-cell table:style-name="ce27" office:value-type="string" calcext:value-type="string">
            <text:p><text:a xlink:href="http://infiniti.com.tr/" xlink:type="simple">http://infinit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nfiniti</text:p>
          </table:table-cell>
          <table:table-cell table:style-name="ce3" office:value-type="string" calcext:value-type="string">
            <text:p>Q30</text:p>
          </table:table-cell>
          <table:table-cell table:style-name="ce3" office:value-type="string" calcext:value-type="string">
            <text:p>1.6 P 156 BG Premium Tech - Theme 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5191" calcext:value-type="float">
            <text:p>195.191</text:p>
          </table:table-cell>
          <table:table-cell table:style-name="ce27" office:value-type="string" calcext:value-type="string">
            <text:p><text:a xlink:href="http://infiniti.com.tr/" xlink:type="simple">http://infinit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nfiniti</text:p>
          </table:table-cell>
          <table:table-cell table:style-name="ce3" office:value-type="string" calcext:value-type="string">
            <text:p>Q30</text:p>
          </table:table-cell>
          <table:table-cell table:style-name="ce3" office:value-type="string" calcext:value-type="string">
            <text:p>1.6 P 156 BG Sport 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3989" calcext:value-type="float">
            <text:p>183.989</text:p>
          </table:table-cell>
          <table:table-cell table:style-name="ce27" office:value-type="string" calcext:value-type="string">
            <text:p><text:a xlink:href="http://infiniti.com.tr/" xlink:type="simple">http://infinit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nfiniti</text:p>
          </table:table-cell>
          <table:table-cell table:style-name="ce3" office:value-type="string" calcext:value-type="string">
            <text:p>Q50</text:p>
          </table:table-cell>
          <table:table-cell table:style-name="ce3" office:value-type="string" calcext:value-type="string">
            <text:p>2.0 T 211 BG Premium 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56717" calcext:value-type="float">
            <text:p>256.717</text:p>
          </table:table-cell>
          <table:table-cell table:style-name="ce27" office:value-type="string" calcext:value-type="string">
            <text:p><text:a xlink:href="http://infiniti.com.tr/" xlink:type="simple">http://infinit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nfiniti</text:p>
          </table:table-cell>
          <table:table-cell table:style-name="ce3" office:value-type="string" calcext:value-type="string">
            <text:p>Q50</text:p>
          </table:table-cell>
          <table:table-cell table:style-name="ce3" office:value-type="string" calcext:value-type="string">
            <text:p>2.0 T 211 BG Sport Tech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99634" calcext:value-type="float">
            <text:p>299.634</text:p>
          </table:table-cell>
          <table:table-cell table:style-name="ce27" office:value-type="string" calcext:value-type="string">
            <text:p><text:a xlink:href="http://infiniti.com.tr/" xlink:type="simple">http://infiniti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suzu</text:p>
          </table:table-cell>
          <table:table-cell table:style-name="ce3" office:value-type="string" calcext:value-type="string">
            <text:p>D-Max</text:p>
          </table:table-cell>
          <table:table-cell table:style-name="ce3" office:value-type="string" calcext:value-type="string">
            <text:p>2.5L 163 PS 4x2 LIMITED 6M/T Çift Kabin</text:p>
          </table:table-cell>
          <table:table-cell table:style-name="ce17" office:value-type="float" office:value="2.5" calcext:value-type="float">
            <text:p>2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1280" calcext:value-type="float">
            <text:p>111.280</text:p>
          </table:table-cell>
          <table:table-cell table:style-name="ce27" office:value-type="string" calcext:value-type="string">
            <text:p><text:a xlink:href="http://www.isuzu.com.tr/" xlink:type="simple">http://www.isuzu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suzu</text:p>
          </table:table-cell>
          <table:table-cell table:style-name="ce3" office:value-type="string" calcext:value-type="string">
            <text:p>D-Max</text:p>
          </table:table-cell>
          <table:table-cell table:style-name="ce3" office:value-type="string" calcext:value-type="string">
            <text:p>2.5L 163 PS 4x2 TR 6M/T Çift Kabin</text:p>
          </table:table-cell>
          <table:table-cell table:style-name="ce17" office:value-type="float" office:value="2.5" calcext:value-type="float">
            <text:p>2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6050" calcext:value-type="float">
            <text:p>86.050</text:p>
          </table:table-cell>
          <table:table-cell table:style-name="ce27" office:value-type="string" calcext:value-type="string">
            <text:p><text:a xlink:href="http://www.isuzu.com.tr/" xlink:type="simple">http://www.isuzu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suzu</text:p>
          </table:table-cell>
          <table:table-cell table:style-name="ce3" office:value-type="string" calcext:value-type="string">
            <text:p>D-Max</text:p>
          </table:table-cell>
          <table:table-cell table:style-name="ce3" office:value-type="string" calcext:value-type="string">
            <text:p>2.5L 163 PS 4x4 LIMITED 6M/T Çift Kabin</text:p>
          </table:table-cell>
          <table:table-cell table:style-name="ce17" office:value-type="float" office:value="2.5" calcext:value-type="float">
            <text:p>2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5509" calcext:value-type="float">
            <text:p>115.509</text:p>
          </table:table-cell>
          <table:table-cell table:style-name="ce27" office:value-type="string" calcext:value-type="string">
            <text:p><text:a xlink:href="http://www.isuzu.com.tr/" xlink:type="simple">http://www.isuzu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suzu</text:p>
          </table:table-cell>
          <table:table-cell table:style-name="ce3" office:value-type="string" calcext:value-type="string">
            <text:p>D-Max</text:p>
          </table:table-cell>
          <table:table-cell table:style-name="ce3" office:value-type="string" calcext:value-type="string">
            <text:p>2.5L 163 PS 4x4 TR 6M/T Çift Kabin</text:p>
          </table:table-cell>
          <table:table-cell table:style-name="ce17" office:value-type="float" office:value="2.5" calcext:value-type="float">
            <text:p>2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1229" calcext:value-type="float">
            <text:p>111.229</text:p>
          </table:table-cell>
          <table:table-cell table:style-name="ce27" office:value-type="string" calcext:value-type="string">
            <text:p><text:a xlink:href="http://www.isuzu.com.tr/" xlink:type="simple">http://www.isuzu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suzu</text:p>
          </table:table-cell>
          <table:table-cell table:style-name="ce3" office:value-type="string" calcext:value-type="string">
            <text:p>D-Max</text:p>
          </table:table-cell>
          <table:table-cell table:style-name="ce3" office:value-type="string" calcext:value-type="string">
            <text:p>2.5L 163 PS 4x4 V-CROSS 5A/T Çift Kabin</text:p>
          </table:table-cell>
          <table:table-cell table:style-name="ce17" office:value-type="float" office:value="2.5" calcext:value-type="float">
            <text:p>2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1196" calcext:value-type="float">
            <text:p>141.196</text:p>
          </table:table-cell>
          <table:table-cell table:style-name="ce27" office:value-type="string" calcext:value-type="string">
            <text:p><text:a xlink:href="http://www.isuzu.com.tr/" xlink:type="simple">http://www.isuzu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Grand Cherokee Limited</text:p>
          </table:table-cell>
          <table:table-cell table:style-name="ce5" office:value-type="string" calcext:value-type="string">
            <text:p>3.0 250hp 8ATX 4x4 Dizel Euro 6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90000" calcext:value-type="float">
            <text:p>490.000</text:p>
          </table:table-cell>
          <table:table-cell table:style-name="ce27" office:value-type="string" calcext:value-type="string">
            <text:p><text:a xlink:href="http://www.jeep.com.tr/" xlink:type="simple">http://www.jeep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Grand Cherokee Overland</text:p>
          </table:table-cell>
          <table:table-cell table:style-name="ce5" office:value-type="string" calcext:value-type="string">
            <text:p>3.0 250hp 8ATX 4x4 Dizel Euro 6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30000" calcext:value-type="float">
            <text:p>530.000</text:p>
          </table:table-cell>
          <table:table-cell table:style-name="ce27" office:value-type="string" calcext:value-type="string">
            <text:p><text:a xlink:href="http://www.jeep.com.tr/" xlink:type="simple">http://www.jeep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Grand Cherokee Summit</text:p>
          </table:table-cell>
          <table:table-cell table:style-name="ce5" office:value-type="string" calcext:value-type="string">
            <text:p>3.0 250hp 8ATX 4x4 Dizel Euro 6</text:p>
          </table:table-cell>
          <table:table-cell table:style-name="ce17" office:value-type="float" office:value="3" calcext:value-type="float">
            <text:p>3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570000" calcext:value-type="float">
            <text:p>570.000</text:p>
          </table:table-cell>
          <table:table-cell table:style-name="ce27" office:value-type="string" calcext:value-type="string">
            <text:p><text:a xlink:href="http://www.jeep.com.tr/" xlink:type="simple">http://www.jeep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Renegade</text:p>
          </table:table-cell>
          <table:table-cell table:style-name="ce5" office:value-type="string" calcext:value-type="string">
            <text:p>1.4 MultiAir2 Turbo Benzinli 9ATX AWD Limited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0000" calcext:value-type="float">
            <text:p>160.000</text:p>
          </table:table-cell>
          <table:table-cell table:style-name="ce27" office:value-type="string" calcext:value-type="string">
            <text:p><text:a xlink:href="http://www.jeep.com.tr/" xlink:type="simple">http://www.jeep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Renegade</text:p>
          </table:table-cell>
          <table:table-cell table:style-name="ce5" office:value-type="string" calcext:value-type="string">
            <text:p>1.4 MultiAir2 Turbo Benzinli DDCT 4x2 Limited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6000" calcext:value-type="float">
            <text:p>136.000</text:p>
          </table:table-cell>
          <table:table-cell table:style-name="ce27" office:value-type="string" calcext:value-type="string">
            <text:p><text:a xlink:href="http://www.jeep.com.tr/" xlink:type="simple">http://www.jeep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Renegade</text:p>
          </table:table-cell>
          <table:table-cell table:style-name="ce5" office:value-type="string" calcext:value-type="string">
            <text:p>1.4 MultiAir2 Turbo Benzinli DDCT 4x2 Longitud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1000" calcext:value-type="float">
            <text:p>121.000</text:p>
          </table:table-cell>
          <table:table-cell table:style-name="ce27" office:value-type="string" calcext:value-type="string">
            <text:p><text:a xlink:href="http://www.jeep.com.tr/" xlink:type="simple">http://www.jeep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Renegade</text:p>
          </table:table-cell>
          <table:table-cell table:style-name="ce5" office:value-type="string" calcext:value-type="string">
            <text:p>1.4 MultiAir2 Turbo Benzinli MT 4x2 Limited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21000" calcext:value-type="float">
            <text:p>121.000</text:p>
          </table:table-cell>
          <table:table-cell table:style-name="ce27" office:value-type="string" calcext:value-type="string">
            <text:p><text:a xlink:href="http://www.jeep.com.tr/" xlink:type="simple">http://www.jeep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Renegade</text:p>
          </table:table-cell>
          <table:table-cell table:style-name="ce5" office:value-type="string" calcext:value-type="string">
            <text:p>1.4 MultiAir2 Turbo Benzinli MT 4x2 Longitud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4000" calcext:value-type="float">
            <text:p>114.000</text:p>
          </table:table-cell>
          <table:table-cell table:style-name="ce27" office:value-type="string" calcext:value-type="string">
            <text:p><text:a xlink:href="http://www.jeep.com.tr/" xlink:type="simple">http://www.jeep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Renegade</text:p>
          </table:table-cell>
          <table:table-cell table:style-name="ce5" office:value-type="string" calcext:value-type="string">
            <text:p>1.6 120hp DDCT Longitude Dizel Std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3850" calcext:value-type="float">
            <text:p>123.850</text:p>
          </table:table-cell>
          <table:table-cell table:style-name="ce27" office:value-type="string" calcext:value-type="string">
            <text:p><text:a xlink:href="http://www.jeep.com.tr/" xlink:type="simple">http://www.jeep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Renegade</text:p>
          </table:table-cell>
          <table:table-cell table:style-name="ce5" office:value-type="string" calcext:value-type="string">
            <text:p>1.6 120hp DDCT Longitude Dizel Std+Sunroof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0000" calcext:value-type="float">
            <text:p>140.000</text:p>
          </table:table-cell>
          <table:table-cell table:style-name="ce27" office:value-type="string" calcext:value-type="string">
            <text:p><text:a xlink:href="http://www.jeep.com.tr/" xlink:type="simple">http://www.jeep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Renegade</text:p>
          </table:table-cell>
          <table:table-cell table:style-name="ce5" office:value-type="string" calcext:value-type="string">
            <text:p>1.6 Multijet Dizel MT 4x2 Limited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36000" calcext:value-type="float">
            <text:p>136.000</text:p>
          </table:table-cell>
          <table:table-cell table:style-name="ce27" office:value-type="string" calcext:value-type="string">
            <text:p><text:a xlink:href="http://www.jeep.com.tr/" xlink:type="simple">http://www.jeep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Renegade</text:p>
          </table:table-cell>
          <table:table-cell table:style-name="ce5" office:value-type="string" calcext:value-type="string">
            <text:p>1.6 Multijet Dizel MT 4x2 Longitud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21000" calcext:value-type="float">
            <text:p>121.000</text:p>
          </table:table-cell>
          <table:table-cell table:style-name="ce27" office:value-type="string" calcext:value-type="string">
            <text:p><text:a xlink:href="http://www.jeep.com.tr/" xlink:type="simple">http://www.jeep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Renegade</text:p>
          </table:table-cell>
          <table:table-cell table:style-name="ce5" office:value-type="string" calcext:value-type="string">
            <text:p>2.0 Multijet Dizel 9AT 4x4 Trailhawk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0000" calcext:value-type="float">
            <text:p>210.000</text:p>
          </table:table-cell>
          <table:table-cell table:style-name="ce27" office:value-type="string" calcext:value-type="string">
            <text:p><text:a xlink:href="http://www.jeep.com.tr/" xlink:type="simple">http://www.jeep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Jeep</text:p>
          </table:table-cell>
          <table:table-cell table:style-name="ce3" office:value-type="string" calcext:value-type="string">
            <text:p>Wrangler Rubicon</text:p>
          </table:table-cell>
          <table:table-cell table:style-name="ce5" office:value-type="string" calcext:value-type="string">
            <text:p>2.8 200hp 4x4 Dizel</text:p>
          </table:table-cell>
          <table:table-cell table:style-name="ce17" office:value-type="float" office:value="2.8" calcext:value-type="float">
            <text:p>2,8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415000" calcext:value-type="float">
            <text:p>415.000</text:p>
          </table:table-cell>
          <table:table-cell table:style-name="ce27" office:value-type="string" calcext:value-type="string">
            <text:p><text:a xlink:href="http://www.jeep.com.tr/" xlink:type="simple">http://www.jeep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e'd</text:p>
          </table:table-cell>
          <table:table-cell table:style-name="ce4" office:value-type="string" calcext:value-type="string">
            <text:p>1.6L 136 PS COMFOR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5900" calcext:value-type="float">
            <text:p>85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e'd</text:p>
          </table:table-cell>
          <table:table-cell table:style-name="ce4" office:value-type="string" calcext:value-type="string">
            <text:p>1.6L 136 PS COMFOR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9900" calcext:value-type="float">
            <text:p>99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e'd</text:p>
          </table:table-cell>
          <table:table-cell table:style-name="ce4" office:value-type="string" calcext:value-type="string">
            <text:p>1.6L 136 PS CONCEPT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9900" calcext:value-type="float">
            <text:p>99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e'd</text:p>
          </table:table-cell>
          <table:table-cell table:style-name="ce4" office:value-type="string" calcext:value-type="string">
            <text:p>1.6L 136 PS CONCEPT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5900" calcext:value-type="float">
            <text:p>105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e'd</text:p>
          </table:table-cell>
          <table:table-cell table:style-name="ce4" office:value-type="string" calcext:value-type="string">
            <text:p>1.6L 136 PS PREM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9900" calcext:value-type="float">
            <text:p>119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e'd Sportywagon</text:p>
          </table:table-cell>
          <table:table-cell table:style-name="ce4" office:value-type="string" calcext:value-type="string">
            <text:p>1.6L 136 PS COMFOR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2600" calcext:value-type="float">
            <text:p>92.6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e'd Sportywagon</text:p>
          </table:table-cell>
          <table:table-cell table:style-name="ce4" office:value-type="string" calcext:value-type="string">
            <text:p>1.6L 136 PS COMFOR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0900" calcext:value-type="float">
            <text:p>100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e'd Sportywagon</text:p>
          </table:table-cell>
          <table:table-cell table:style-name="ce4" office:value-type="string" calcext:value-type="string">
            <text:p>1.6L 136 PS CONCEPT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2900" calcext:value-type="float">
            <text:p>102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e'd Sportywagon</text:p>
          </table:table-cell>
          <table:table-cell table:style-name="ce4" office:value-type="string" calcext:value-type="string">
            <text:p>1.6L 136 PS CONCEPT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1400" calcext:value-type="float">
            <text:p>111.4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e'd Sportywagon</text:p>
          </table:table-cell>
          <table:table-cell table:style-name="ce4" office:value-type="string" calcext:value-type="string">
            <text:p>1.6L 136 PS PREM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2900" calcext:value-type="float">
            <text:p>122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rato</text:p>
          </table:table-cell>
          <table:table-cell table:style-name="ce4" office:value-type="string" calcext:value-type="string">
            <text:p>1.6L 130 PS COMFOR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8900" calcext:value-type="float">
            <text:p>68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rato</text:p>
          </table:table-cell>
          <table:table-cell table:style-name="ce4" office:value-type="string" calcext:value-type="string">
            <text:p>1.6L 130 PS CONCEP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6900" calcext:value-type="float">
            <text:p>86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rato</text:p>
          </table:table-cell>
          <table:table-cell table:style-name="ce4" office:value-type="string" calcext:value-type="string">
            <text:p>1.6L 130 PS CONCEPT TECHNO PAKE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8900" calcext:value-type="float">
            <text:p>88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rato</text:p>
          </table:table-cell>
          <table:table-cell table:style-name="ce4" office:value-type="string" calcext:value-type="string">
            <text:p>1.6L 136 PS CONCEP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7900" calcext:value-type="float">
            <text:p>97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rato</text:p>
          </table:table-cell>
          <table:table-cell table:style-name="ce4" office:value-type="string" calcext:value-type="string">
            <text:p>1.6L 136 PS CONCEPT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7900" calcext:value-type="float">
            <text:p>107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Cerato</text:p>
          </table:table-cell>
          <table:table-cell table:style-name="ce4" office:value-type="string" calcext:value-type="string">
            <text:p>1.6L 136 PS CONCEPT TECHNO PAKE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9900" calcext:value-type="float">
            <text:p>99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11" office:value-type="string" calcext:value-type="string">
            <text:p>Picanto</text:p>
          </table:table-cell>
          <table:table-cell table:style-name="ce14" office:value-type="string" calcext:value-type="string">
            <text:p>1.25 84 PS COMFORT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3500" calcext:value-type="float">
            <text:p>63.5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11" office:value-type="string" calcext:value-type="string">
            <text:p>Rio Hatchback</text:p>
          </table:table-cell>
          <table:table-cell table:style-name="ce14" office:value-type="string" calcext:value-type="string">
            <text:p>1.25 85 PS COMFORT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7900" calcext:value-type="float">
            <text:p>57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11" office:value-type="string" calcext:value-type="string">
            <text:p>Rio Hatchback</text:p>
          </table:table-cell>
          <table:table-cell table:style-name="ce14" office:value-type="string" calcext:value-type="string">
            <text:p>1.25 85 PS CONCEPT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1200" calcext:value-type="float">
            <text:p>61.2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11" office:value-type="string" calcext:value-type="string">
            <text:p>Rio Hatchback</text:p>
          </table:table-cell>
          <table:table-cell table:style-name="ce14" office:value-type="string" calcext:value-type="string">
            <text:p>1.4 100 PS COMFORT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5600" calcext:value-type="float">
            <text:p>65.6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11" office:value-type="string" calcext:value-type="string">
            <text:p>Rio Hatchback</text:p>
          </table:table-cell>
          <table:table-cell table:style-name="ce14" office:value-type="string" calcext:value-type="string">
            <text:p>1.4 100 PS CONCEPT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9200" calcext:value-type="float">
            <text:p>69.2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11" office:value-type="string" calcext:value-type="string">
            <text:p>Rio Hatchback</text:p>
          </table:table-cell>
          <table:table-cell table:style-name="ce14" office:value-type="string" calcext:value-type="string">
            <text:p>1.4 90 PS COMFORT</text:p>
          </table:table-cell>
          <table:table-cell table:style-name="ce17" office:value-type="float" office:value="1.4" calcext:value-type="float">
            <text:p>1,4</text:p>
          </table:table-cell>
          <table:table-cell table:style-name="ce1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9200" calcext:value-type="float">
            <text:p>69.2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11" office:value-type="string" calcext:value-type="string">
            <text:p>Rio Hatchback</text:p>
          </table:table-cell>
          <table:table-cell table:style-name="ce14" office:value-type="string" calcext:value-type="string">
            <text:p>1.4 90 PS CONCEPT</text:p>
          </table:table-cell>
          <table:table-cell table:style-name="ce17" office:value-type="float" office:value="1.4" calcext:value-type="float">
            <text:p>1,4</text:p>
          </table:table-cell>
          <table:table-cell table:style-name="ce1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6700" calcext:value-type="float">
            <text:p>76.7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11" office:value-type="string" calcext:value-type="string">
            <text:p>Rio Hatchback</text:p>
          </table:table-cell>
          <table:table-cell table:style-name="ce14" office:value-type="string" calcext:value-type="string">
            <text:p>1.4 90 PS CONCEPT PLUS</text:p>
          </table:table-cell>
          <table:table-cell table:style-name="ce17" office:value-type="float" office:value="1.4" calcext:value-type="float">
            <text:p>1,4</text:p>
          </table:table-cell>
          <table:table-cell table:style-name="ce1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1900" calcext:value-type="float">
            <text:p>81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11" office:value-type="string" calcext:value-type="string">
            <text:p>Rio Sedan</text:p>
          </table:table-cell>
          <table:table-cell table:style-name="ce14" office:value-type="string" calcext:value-type="string">
            <text:p>1.4 109 PS COMFORT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3500" calcext:value-type="float">
            <text:p>63.5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Sorento</text:p>
          </table:table-cell>
          <table:table-cell table:style-name="ce4" office:value-type="string" calcext:value-type="string">
            <text:p>2.0L 185 PS PRESTIG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97900" calcext:value-type="float">
            <text:p>297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Soul</text:p>
          </table:table-cell>
          <table:table-cell table:style-name="ce4" office:value-type="string" calcext:value-type="string">
            <text:p>1.6L 136 PS PREM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4900" calcext:value-type="float">
            <text:p>104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Sportage</text:p>
          </table:table-cell>
          <table:table-cell table:style-name="ce4" office:value-type="string" calcext:value-type="string">
            <text:p>1.6L 132 PS COMFOR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7900" calcext:value-type="float">
            <text:p>87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Sportage</text:p>
          </table:table-cell>
          <table:table-cell table:style-name="ce4" office:value-type="string" calcext:value-type="string">
            <text:p>1.6L 132 PS COMFOR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9400" calcext:value-type="float">
            <text:p>99.4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Sportage</text:p>
          </table:table-cell>
          <table:table-cell table:style-name="ce4" office:value-type="string" calcext:value-type="string">
            <text:p>1.6L 132 PS CONCEPT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4900" calcext:value-type="float">
            <text:p>104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Sportage</text:p>
          </table:table-cell>
          <table:table-cell table:style-name="ce4" office:value-type="string" calcext:value-type="string">
            <text:p>1.6L 132 PS PREM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4900" calcext:value-type="float">
            <text:p>114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Sportage</text:p>
          </table:table-cell>
          <table:table-cell table:style-name="ce4" office:value-type="string" calcext:value-type="string">
            <text:p>1.6L 177 PS EXCLUSIVE GT-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4900" calcext:value-type="float">
            <text:p>154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Sportage</text:p>
          </table:table-cell>
          <table:table-cell table:style-name="ce4" office:value-type="string" calcext:value-type="string">
            <text:p>1.6L 177 PS PREMIUM TURBO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7400" calcext:value-type="float">
            <text:p>137.4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Sportage</text:p>
          </table:table-cell>
          <table:table-cell table:style-name="ce4" office:value-type="string" calcext:value-type="string">
            <text:p>1.6L 177 PS PRESTIGE GT-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7900" calcext:value-type="float">
            <text:p>167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Kia</text:p>
          </table:table-cell>
          <table:table-cell table:style-name="ce4" office:value-type="string" calcext:value-type="string">
            <text:p>Sportage</text:p>
          </table:table-cell>
          <table:table-cell table:style-name="ce4" office:value-type="string" calcext:value-type="string">
            <text:p>2.0L 185 PS PRESTIGE GT-Lin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27900" calcext:value-type="float">
            <text:p>227.900</text:p>
          </table:table-cell>
          <table:table-cell table:style-name="ce27" office:value-type="string" calcext:value-type="string">
            <text:p><text:a xlink:href="http://kia.com.tr/" xlink:type="simple">http://ki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Discovery</text:p>
          </table:table-cell>
          <table:table-cell table:style-name="ce4" office:value-type="string" calcext:value-type="string">
            <text:p>2.0 SD4 240 BG HS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78056" calcext:value-type="float">
            <text:p>578.056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Discovery</text:p>
          </table:table-cell>
          <table:table-cell table:style-name="ce4" office:value-type="string" calcext:value-type="string">
            <text:p>2.0 SD4 240 BG HSE LUXURY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22168" calcext:value-type="float">
            <text:p>622.168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Discovery</text:p>
          </table:table-cell>
          <table:table-cell table:style-name="ce4" office:value-type="string" calcext:value-type="string">
            <text:p>2.0 TD4 180 BG HS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46197" calcext:value-type="float">
            <text:p>546.197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Discovery</text:p>
          </table:table-cell>
          <table:table-cell table:style-name="ce4" office:value-type="string" calcext:value-type="string">
            <text:p>2.0 TD4 180 BG S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47679" calcext:value-type="float">
            <text:p>447.679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Discovery</text:p>
          </table:table-cell>
          <table:table-cell table:style-name="ce4" office:value-type="string" calcext:value-type="string">
            <text:p>2.0 TD4 180 BG SE PLUS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05516" calcext:value-type="float">
            <text:p>505.516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Discovery Sport</text:p>
          </table:table-cell>
          <table:table-cell table:style-name="ce4" office:value-type="string" calcext:value-type="string">
            <text:p>2.0 Si4 240 BG HS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28564" calcext:value-type="float">
            <text:p>428.564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Discovery Sport</text:p>
          </table:table-cell>
          <table:table-cell table:style-name="ce4" office:value-type="string" calcext:value-type="string">
            <text:p>2.0 Si4 240 BG HSE LUXURY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67775" calcext:value-type="float">
            <text:p>467.775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Discovery Sport</text:p>
          </table:table-cell>
          <table:table-cell table:style-name="ce4" office:value-type="string" calcext:value-type="string">
            <text:p>2.0 Td4 150 BG HS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08959" calcext:value-type="float">
            <text:p>408.959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Discovery Sport</text:p>
          </table:table-cell>
          <table:table-cell table:style-name="ce4" office:value-type="string" calcext:value-type="string">
            <text:p>2.0 Td4 150 BG S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79551" calcext:value-type="float">
            <text:p>379.551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Discovery Sport</text:p>
          </table:table-cell>
          <table:table-cell table:style-name="ce4" office:value-type="string" calcext:value-type="string">
            <text:p>2.0 Td4 180 BG HS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28564" calcext:value-type="float">
            <text:p>428.564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Discovery Sport</text:p>
          </table:table-cell>
          <table:table-cell table:style-name="ce4" office:value-type="string" calcext:value-type="string">
            <text:p>2.0 Td4 180 BG HSE LUXURY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67775" calcext:value-type="float">
            <text:p>467.775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</text:p>
          </table:table-cell>
          <table:table-cell table:style-name="ce4" office:value-type="string" calcext:value-type="string">
            <text:p>3.0 SDV6 354 BG AUTOBIOGRAPHY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Hibrit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39244" calcext:value-type="float">
            <text:p>1.339.244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</text:p>
          </table:table-cell>
          <table:table-cell table:style-name="ce4" office:value-type="string" calcext:value-type="string">
            <text:p>3.0 SDV6 354 BG LWB AUTOBIOGRAPHY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Hibrit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30269" calcext:value-type="float">
            <text:p>1.430.269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</text:p>
          </table:table-cell>
          <table:table-cell table:style-name="ce4" office:value-type="string" calcext:value-type="string">
            <text:p>3.0 SDV6 354 BG VOGUE SE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Hibrit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84628" calcext:value-type="float">
            <text:p>1.284.628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</text:p>
          </table:table-cell>
          <table:table-cell table:style-name="ce4" office:value-type="string" calcext:value-type="string">
            <text:p>3.0 TDV6 258 BG AUTOBIOGRAPHY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11808" calcext:value-type="float">
            <text:p>1.211.808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</text:p>
          </table:table-cell>
          <table:table-cell table:style-name="ce4" office:value-type="string" calcext:value-type="string">
            <text:p>3.0 TDV6 258 BG HSE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87279" calcext:value-type="float">
            <text:p>987.279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</text:p>
          </table:table-cell>
          <table:table-cell table:style-name="ce4" office:value-type="string" calcext:value-type="string">
            <text:p>3.0 TDV6 258 BG LWB AUTOBIOGRAPHY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96765" calcext:value-type="float">
            <text:p>1.296.765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</text:p>
          </table:table-cell>
          <table:table-cell table:style-name="ce4" office:value-type="string" calcext:value-type="string">
            <text:p>3.0 TDV6 258 BG LWB VOGUE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99672" calcext:value-type="float">
            <text:p>1.199.672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</text:p>
          </table:table-cell>
          <table:table-cell table:style-name="ce4" office:value-type="string" calcext:value-type="string">
            <text:p>3.0 TDV6 258 BG VOGUE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08646" calcext:value-type="float">
            <text:p>1.108.646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</text:p>
          </table:table-cell>
          <table:table-cell table:style-name="ce4" office:value-type="string" calcext:value-type="string">
            <text:p>5.0 S/C V8 510 BG AUTOBIOGRAPHY</text:p>
          </table:table-cell>
          <table:table-cell table:style-name="ce17" office:value-type="float" office:value="5" calcext:value-type="float">
            <text:p>5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02642" calcext:value-type="float">
            <text:p>1.402.642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</text:p>
          </table:table-cell>
          <table:table-cell table:style-name="ce4" office:value-type="string" calcext:value-type="string">
            <text:p>5.0 S/C V8 510 BG LOWER LWB S/C AUTOBIOGRAPHY</text:p>
          </table:table-cell>
          <table:table-cell table:style-name="ce17" office:value-type="float" office:value="5" calcext:value-type="float">
            <text:p>5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69394" calcext:value-type="float">
            <text:p>1.469.394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</text:p>
          </table:table-cell>
          <table:table-cell table:style-name="ce4" office:value-type="string" calcext:value-type="string">
            <text:p>5.0 S/C V8 550 BG LOWER LWB S/C SVAUTOBIOGRAPHY</text:p>
          </table:table-cell>
          <table:table-cell table:style-name="ce17" office:value-type="float" office:value="5" calcext:value-type="float">
            <text:p>5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045887" calcext:value-type="float">
            <text:p>2.045.887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Evoque</text:p>
          </table:table-cell>
          <table:table-cell table:style-name="ce4" office:value-type="string" calcext:value-type="string">
            <text:p>2.0 Si4 240 BG HS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51110" calcext:value-type="float">
            <text:p>451.110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Evoque</text:p>
          </table:table-cell>
          <table:table-cell table:style-name="ce4" office:value-type="string" calcext:value-type="string">
            <text:p>2.0 Si4 240 BG HSE DYNAM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75617" calcext:value-type="float">
            <text:p>475.617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Evoque</text:p>
          </table:table-cell>
          <table:table-cell table:style-name="ce4" office:value-type="string" calcext:value-type="string">
            <text:p>2.0 Td4 150 BG SE DYNAM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06998" calcext:value-type="float">
            <text:p>406.998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Evoque</text:p>
          </table:table-cell>
          <table:table-cell table:style-name="ce4" office:value-type="string" calcext:value-type="string">
            <text:p>2.0 Td4 180 BG HS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51110" calcext:value-type="float">
            <text:p>451.110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Evoque</text:p>
          </table:table-cell>
          <table:table-cell table:style-name="ce4" office:value-type="string" calcext:value-type="string">
            <text:p>2.0 Td4 180 BG HSE DYNAM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75617" calcext:value-type="float">
            <text:p>475.617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Evoque</text:p>
          </table:table-cell>
          <table:table-cell table:style-name="ce4" office:value-type="string" calcext:value-type="string">
            <text:p>2.0 Td4 180 BG SE DYNAM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26604" calcext:value-type="float">
            <text:p>426.604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Evoque Convertible</text:p>
          </table:table-cell>
          <table:table-cell table:style-name="ce4" office:value-type="string" calcext:value-type="string">
            <text:p>2.0 Td4 180 BG HSE DYNAM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02575" calcext:value-type="float">
            <text:p>502.575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Sport</text:p>
          </table:table-cell>
          <table:table-cell table:style-name="ce4" office:value-type="string" calcext:value-type="string">
            <text:p>2.0 Sd4 240 BG HS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66770" calcext:value-type="float">
            <text:p>666.770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Sport</text:p>
          </table:table-cell>
          <table:table-cell table:style-name="ce4" office:value-type="string" calcext:value-type="string">
            <text:p>2.0 Sd4 240 BG HSE PLUS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14804" calcext:value-type="float">
            <text:p>714.804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Sport</text:p>
          </table:table-cell>
          <table:table-cell table:style-name="ce4" office:value-type="string" calcext:value-type="string">
            <text:p>2.0 Sd4 240 BG S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15306" calcext:value-type="float">
            <text:p>615.306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Sport</text:p>
          </table:table-cell>
          <table:table-cell table:style-name="ce4" office:value-type="string" calcext:value-type="string">
            <text:p>3.0 SDV6 306BG AUTOBIOGRAPHY DYN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99416" calcext:value-type="float">
            <text:p>999.416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Sport</text:p>
          </table:table-cell>
          <table:table-cell table:style-name="ce4" office:value-type="string" calcext:value-type="string">
            <text:p>3.0 SDV6 306BG HSE DYNAMIC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14459" calcext:value-type="float">
            <text:p>914.459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Sport</text:p>
          </table:table-cell>
          <table:table-cell table:style-name="ce4" office:value-type="string" calcext:value-type="string">
            <text:p>3.0 SDV6 354BG AUTOBIOGRAPHY DYN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Hibrit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63006" calcext:value-type="float">
            <text:p>963.006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Sport</text:p>
          </table:table-cell>
          <table:table-cell table:style-name="ce4" office:value-type="string" calcext:value-type="string">
            <text:p>3.0 SDV6 354BG AUTOBIOGRAPHY DYN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Hibrit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47963" calcext:value-type="float">
            <text:p>1.047.963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Land Rover</text:p>
          </table:table-cell>
          <table:table-cell table:style-name="ce4" office:value-type="string" calcext:value-type="string">
            <text:p>Range Rover Sport</text:p>
          </table:table-cell>
          <table:table-cell table:style-name="ce4" office:value-type="string" calcext:value-type="string">
            <text:p>5.0 S/C V8 550 BG SVR</text:p>
          </table:table-cell>
          <table:table-cell table:style-name="ce17" office:value-type="float" office:value="5" calcext:value-type="float">
            <text:p>5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29822" calcext:value-type="float">
            <text:p>1.329.822</text:p>
          </table:table-cell>
          <table:table-cell table:style-name="ce27" office:value-type="string" calcext:value-type="string">
            <text:p><text:a xlink:href="http://www.landrover.com.tr/" xlink:type="simple">http://www.landrover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GS 200t</text:p>
          </table:table-cell>
          <table:table-cell table:style-name="ce3" office:value-type="string" calcext:value-type="string">
            <text:p>2.0 Comf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26859.5" calcext:value-type="float">
            <office:annotation draw:style-name="gr2" draw:text-style-name="P4" svg:width="36.25mm" svg:height="5.85mm" svg:x="278.2mm" svg:y="3776.08mm" draw:caption-point-x="-5.66mm" draw:caption-point-y="1.74mm">
              <dc:date>2018-01-28T00:00:00</dc:date>
              <text:p text:style-name="P3"><text:span text:style-name="T2">83450 € + 2239 TL</text:span></text:p>
            </office:annotation>
            <text:p>326.860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GS 200t</text:p>
          </table:table-cell>
          <table:table-cell table:style-name="ce3" office:value-type="string" calcext:value-type="string">
            <text:p>2.0 Comfort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88943.9" calcext:value-type="float">
            <office:annotation draw:style-name="gr3" draw:text-style-name="P4" svg:width="44.46mm" svg:height="6.95mm" svg:x="278.2mm" svg:y="3781.41mm" draw:caption-point-x="-5.66mm" draw:caption-point-y="1.5mm">
              <dc:date>2018-01-28T00:00:00</dc:date>
              <text:p text:style-name="P3"><text:span text:style-name="T2">99410 € + 2239 TL</text:span></text:p>
            </office:annotation>
            <text:p>388.944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GS 200t</text:p>
          </table:table-cell>
          <table:table-cell table:style-name="ce3" office:value-type="string" calcext:value-type="string">
            <text:p>2.0 Exclus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471742.55" calcext:value-type="float">
            <office:annotation draw:style-name="gr4" draw:text-style-name="P4" svg:width="44.46mm" svg:height="6.41mm" svg:x="278.2mm" svg:y="3786.52mm" draw:caption-point-x="-5.66mm" draw:caption-point-y="1.49mm">
              <dc:date>2018-01-28T00:00:00</dc:date>
              <text:p text:style-name="P3"><text:span text:style-name="T2">120695 € + 2239 TL</text:span></text:p>
            </office:annotation>
            <text:p>471.743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GS 200t</text:p>
          </table:table-cell>
          <table:table-cell table:style-name="ce3" office:value-type="string" calcext:value-type="string">
            <text:p>2.0 F Sp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441945.15" calcext:value-type="float">
            <office:annotation draw:style-name="gr2" draw:text-style-name="P4" svg:width="44.46mm" svg:height="5.85mm" svg:x="278.2mm" svg:y="3791.5mm" draw:caption-point-x="-5.66mm" draw:caption-point-y="1.61mm">
              <dc:date>2018-01-28T00:00:00</dc:date>
              <text:p text:style-name="P3"><text:span text:style-name="T2">113035 € + 2239 TL</text:span></text:p>
            </office:annotation>
            <text:p>441.945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GSF</text:p>
          </table:table-cell>
          <table:table-cell table:style-name="ce3" office:value-type="string" calcext:value-type="string">
            <text:p>5.0 GSF</text:p>
          </table:table-cell>
          <table:table-cell table:style-name="ce17" office:value-type="float" office:value="5" calcext:value-type="float">
            <text:p>5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959496.8" calcext:value-type="float">
            <office:annotation draw:style-name="gr3" draw:text-style-name="P4" svg:width="44.46mm" svg:height="6.95mm" svg:x="278.2mm" svg:y="3796.71mm" draw:caption-point-x="-5.66mm" draw:caption-point-y="1.5mm">
              <dc:date>2018-01-28T00:00:00</dc:date>
              <text:p text:style-name="P3"><text:span text:style-name="T2">243420 € + 12593 TL</text:span></text:p>
            </office:annotation>
            <text:p>959.497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IS 200t</text:p>
          </table:table-cell>
          <table:table-cell table:style-name="ce3" office:value-type="string" calcext:value-type="string">
            <text:p>2.0 Comf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284614.1" calcext:value-type="float">
            <office:annotation draw:style-name="gr2" draw:text-style-name="P4" svg:width="36.52mm" svg:height="5.85mm" svg:x="278.2mm" svg:y="3801.69mm" draw:caption-point-x="-5.66mm" draw:caption-point-y="1.61mm">
              <dc:date>2018-01-28T00:00:00</dc:date>
              <text:p text:style-name="P3"><text:span text:style-name="T2">72590 € + 2239 TL</text:span></text:p>
            </office:annotation>
            <text:p>284.614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IS 200t</text:p>
          </table:table-cell>
          <table:table-cell table:style-name="ce3" office:value-type="string" calcext:value-type="string">
            <text:p>2.0 Exclus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79491.2" calcext:value-type="float">
            <office:annotation draw:style-name="gr5" draw:text-style-name="P4" svg:width="40.49mm" svg:height="7.22mm" svg:x="278.2mm" svg:y="3806.9mm" draw:caption-point-x="-5.66mm" draw:caption-point-y="1.5mm">
              <dc:date>2018-01-28T00:00:00</dc:date>
              <text:p text:style-name="P3"><text:span text:style-name="T2">96980 € + 2239 TL</text:span></text:p>
            </office:annotation>
            <text:p>379.491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IS 200t</text:p>
          </table:table-cell>
          <table:table-cell table:style-name="ce3" office:value-type="string" calcext:value-type="string">
            <text:p>2.0 Execut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08382" calcext:value-type="float">
            <office:annotation draw:style-name="gr2" draw:text-style-name="P4" svg:width="41.28mm" svg:height="5.85mm" svg:x="278.2mm" svg:y="3811.24mm" draw:caption-point-x="-5.66mm" draw:caption-point-y="2.26mm">
              <dc:date>2018-01-28T00:00:00</dc:date>
              <text:p text:style-name="P3"><text:span text:style-name="T2">78700 € + 2239 TL</text:span></text:p>
            </office:annotation>
            <text:p>308.382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IS 200t</text:p>
          </table:table-cell>
          <table:table-cell table:style-name="ce3" office:value-type="string" calcext:value-type="string">
            <text:p>2.0 Executive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44559" calcext:value-type="float">
            <office:annotation draw:style-name="gr2" draw:text-style-name="P4" svg:width="38.37mm" svg:height="5.85mm" svg:x="278.2mm" svg:y="3816.73mm" draw:caption-point-x="-5.66mm" draw:caption-point-y="1.87mm">
              <dc:date>2018-01-28T00:00:00</dc:date>
              <text:p text:style-name="P3"><text:span text:style-name="T2">88000 € + 2239 TL</text:span></text:p>
            </office:annotation>
            <text:p>344.559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IS 200t</text:p>
          </table:table-cell>
          <table:table-cell table:style-name="ce3" office:value-type="string" calcext:value-type="string">
            <text:p>2.0 F Sp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77701.8" calcext:value-type="float">
            <office:annotation draw:style-name="gr2" draw:text-style-name="P4" svg:width="38.9mm" svg:height="5.85mm" svg:x="278.2mm" svg:y="3821.29mm" draw:caption-point-x="-5.66mm" draw:caption-point-y="2.4mm">
              <dc:date>2018-01-28T00:00:00</dc:date>
              <text:p text:style-name="P3"><text:span text:style-name="T2">96520 € + 2239 TL</text:span></text:p>
            </office:annotation>
            <text:p>377.702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LS 600hL</text:p>
          </table:table-cell>
          <table:table-cell table:style-name="ce3" office:value-type="string" calcext:value-type="string">
            <text:p>5.0 LS600hL</text:p>
          </table:table-cell>
          <table:table-cell table:style-name="ce17" office:value-type="float" office:value="5" calcext:value-type="float">
            <text:p>5,0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1286334.6" calcext:value-type="float">
            <office:annotation draw:style-name="gr6" draw:text-style-name="P4" svg:width="44.46mm" svg:height="7.48mm" svg:x="278.2mm" svg:y="3827.29mm" draw:caption-point-x="-5.66mm" draw:caption-point-y="1.5mm">
              <dc:date>2018-01-28T00:00:00</dc:date>
              <text:p text:style-name="P3"><text:span text:style-name="T2">327440 € + 12593 TL</text:span></text:p>
            </office:annotation>
            <text:p>1.286.335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LS 600hL</text:p>
          </table:table-cell>
          <table:table-cell table:style-name="ce3" office:value-type="string" calcext:value-type="string">
            <text:p>5.0 LS600hL Shimamoku</text:p>
          </table:table-cell>
          <table:table-cell table:style-name="ce17" office:value-type="float" office:value="5" calcext:value-type="float">
            <text:p>5,0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1290769.2" calcext:value-type="float">
            <office:annotation draw:style-name="gr7" draw:text-style-name="P4" svg:width="46.57mm" svg:height="6.68mm" svg:x="278.2mm" svg:y="3832.4mm" draw:caption-point-x="-5.66mm" draw:caption-point-y="1.49mm">
              <dc:date>2018-01-28T00:00:00</dc:date>
              <text:p text:style-name="P3"><text:span text:style-name="T2">328580 € + 12593 TL</text:span></text:p>
            </office:annotation>
            <text:p>1.290.769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NX 200t</text:p>
          </table:table-cell>
          <table:table-cell table:style-name="ce3" office:value-type="string" calcext:value-type="string">
            <text:p>2.0 Business 4x2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51405.4" calcext:value-type="float">
            <office:annotation draw:style-name="gr5" draw:text-style-name="P4" svg:width="44.46mm" svg:height="7.22mm" svg:x="278.2mm" svg:y="3837.49mm" draw:caption-point-x="-5.66mm" draw:caption-point-y="1.5mm">
              <dc:date>2018-01-28T00:00:00</dc:date>
              <text:p text:style-name="P3"><text:span text:style-name="T2">89760 € + 2239 TL</text:span></text:p>
            </office:annotation>
            <text:p>351.405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NX 200t</text:p>
          </table:table-cell>
          <table:table-cell table:style-name="ce3" office:value-type="string" calcext:value-type="string">
            <text:p>2.0 Business 4x4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57201.5" calcext:value-type="float">
            <office:annotation draw:style-name="gr3" draw:text-style-name="P4" svg:width="42.87mm" svg:height="6.95mm" svg:x="278.2mm" svg:y="3842.59mm" draw:caption-point-x="-5.66mm" draw:caption-point-y="1.5mm">
              <dc:date>2018-01-28T00:00:00</dc:date>
              <text:p text:style-name="P3"><text:span text:style-name="T2">91250 € + 2239 TL</text:span></text:p>
            </office:annotation>
            <text:p>357.202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NX 200t</text:p>
          </table:table-cell>
          <table:table-cell table:style-name="ce3" office:value-type="string" calcext:value-type="string">
            <text:p>2.0 Comfort 4x2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15306.2" calcext:value-type="float">
            <office:annotation draw:style-name="gr8" draw:text-style-name="P4" svg:width="44.46mm" svg:height="7.01mm" svg:x="278.2mm" svg:y="3847.68mm" draw:caption-point-x="-5.66mm" draw:caption-point-y="1.5mm">
              <dc:date>2018-01-28T00:00:00</dc:date>
              <text:p text:style-name="P3"><text:span text:style-name="T2">80480 € + 2239 TL</text:span></text:p>
            </office:annotation>
            <text:p>315.306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NX 200t</text:p>
          </table:table-cell>
          <table:table-cell table:style-name="ce3" office:value-type="string" calcext:value-type="string">
            <text:p>2.0 Comfort Plus 4x2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44831.3" calcext:value-type="float">
            <office:annotation draw:style-name="gr9" draw:text-style-name="P4" svg:width="44.46mm" svg:height="9.69mm" svg:x="278.2mm" svg:y="3851.55mm" draw:caption-point-x="-5.66mm" draw:caption-point-y="2.73mm">
              <dc:date>2018-01-28T00:00:00</dc:date>
              <text:p text:style-name="P3"><text:span text:style-name="T2">88070 € + 2239 TL</text:span></text:p>
              <text:p text:style-name="P3"><text:span text:style-name="T2"/></text:p>
            </office:annotation>
            <text:p>344.831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NX 200t</text:p>
          </table:table-cell>
          <table:table-cell table:style-name="ce3" office:value-type="string" calcext:value-type="string">
            <text:p>2.0 Exclusive 4x4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429049.8" calcext:value-type="float">
            <office:annotation draw:style-name="gr3" draw:text-style-name="P4" svg:width="44.46mm" svg:height="6.95mm" svg:x="278.2mm" svg:y="3857.88mm" draw:caption-point-x="-5.66mm" draw:caption-point-y="1.5mm">
              <dc:date>2018-01-28T00:00:00</dc:date>
              <text:p text:style-name="P3"><text:span text:style-name="T2">109720 € + 2239 TL</text:span></text:p>
            </office:annotation>
            <text:p>429.050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NX 200t</text:p>
          </table:table-cell>
          <table:table-cell table:style-name="ce3" office:value-type="string" calcext:value-type="string">
            <text:p>2.0 Executive 4x4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85676.3" calcext:value-type="float">
            <office:annotation draw:style-name="gr10" draw:text-style-name="P4" svg:width="44.46mm" svg:height="6.42mm" svg:x="278.2mm" svg:y="3862.98mm" draw:caption-point-x="-5.66mm" draw:caption-point-y="1.5mm">
              <dc:date>2018-01-28T00:00:00</dc:date>
              <text:p text:style-name="P3"><text:span text:style-name="T2">98570 € + 2239 TL</text:span></text:p>
            </office:annotation>
            <text:p>385.676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NX 200t</text:p>
          </table:table-cell>
          <table:table-cell table:style-name="ce3" office:value-type="string" calcext:value-type="string">
            <text:p>2.0 F Sport 4x4 Panaroof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423020.3" calcext:value-type="float">
            <office:annotation draw:style-name="gr11" draw:text-style-name="P4" svg:width="44.46mm" svg:height="6.49mm" svg:x="278.2mm" svg:y="3868.07mm" draw:caption-point-x="-5.66mm" draw:caption-point-y="1.5mm">
              <dc:date>2018-01-28T00:00:00</dc:date>
              <text:p text:style-name="P3"><text:span text:style-name="T2">108170 € + 2239 TL</text:span></text:p>
            </office:annotation>
            <text:p>423.020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NX 200t</text:p>
          </table:table-cell>
          <table:table-cell table:style-name="ce3" office:value-type="string" calcext:value-type="string">
            <text:p>2.0 F Sport 4x4 Sunroof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427591.05" calcext:value-type="float">
            <office:annotation draw:style-name="gr12" draw:text-style-name="P4" svg:width="44.46mm" svg:height="6.15mm" svg:x="278.2mm" svg:y="3873.18mm" draw:caption-point-x="-5.66mm" draw:caption-point-y="1.49mm">
              <dc:date>2018-01-28T00:00:00</dc:date>
              <text:p text:style-name="P3"><text:span text:style-name="T2">109345 € + 2239 TL</text:span></text:p>
            </office:annotation>
            <text:p>427.591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C 200t</text:p>
          </table:table-cell>
          <table:table-cell table:style-name="ce3" office:value-type="string" calcext:value-type="string">
            <text:p>2.0 Comf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78752.1" calcext:value-type="float">
            <office:annotation draw:style-name="gr13" draw:text-style-name="P4" svg:width="44.46mm" svg:height="6.69mm" svg:x="278.2mm" svg:y="3878.27mm" draw:caption-point-x="-5.66mm" draw:caption-point-y="1.5mm">
              <dc:date>2018-01-28T00:00:00</dc:date>
              <text:p text:style-name="P3"><text:span text:style-name="T2">96790 € + 2239 TL</text:span></text:p>
            </office:annotation>
            <text:p>378.752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C 200t</text:p>
          </table:table-cell>
          <table:table-cell table:style-name="ce3" office:value-type="string" calcext:value-type="string">
            <text:p>2.0 Exclusiv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425315.4" calcext:value-type="float">
            <office:annotation draw:style-name="gr14" draw:text-style-name="P4" svg:width="44.46mm" svg:height="8.08mm" svg:x="278.2mm" svg:y="3883.37mm" draw:caption-point-x="-5.66mm" draw:caption-point-y="1.5mm">
              <dc:date>2018-01-28T00:00:00</dc:date>
              <text:p text:style-name="P3"><text:span text:style-name="T2">108760 € + 2239 TL</text:span></text:p>
            </office:annotation>
            <text:p>425.315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C 200t</text:p>
          </table:table-cell>
          <table:table-cell table:style-name="ce3" office:value-type="string" calcext:value-type="string">
            <text:p>2.0 F Sport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431344.9" calcext:value-type="float">
            <office:annotation draw:style-name="gr15" draw:text-style-name="P4" svg:width="44.46mm" svg:height="6.5mm" svg:x="278.2mm" svg:y="3888.46mm" draw:caption-point-x="-5.66mm" draw:caption-point-y="1.5mm">
              <dc:date>2018-01-28T00:00:00</dc:date>
              <text:p text:style-name="P3"><text:span text:style-name="T2">110310 € + 2239 TL</text:span></text:p>
            </office:annotation>
            <text:p>431.345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CF</text:p>
          </table:table-cell>
          <table:table-cell table:style-name="ce3" office:value-type="string" calcext:value-type="string">
            <text:p>5.0 RCF Carbon</text:p>
          </table:table-cell>
          <table:table-cell table:style-name="ce17" office:value-type="float" office:value="5" calcext:value-type="float">
            <text:p>5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835872.6" calcext:value-type="float">
            <office:annotation draw:style-name="gr6" draw:text-style-name="P4" svg:width="44.46mm" svg:height="7.48mm" svg:x="278.2mm" svg:y="3893.56mm" draw:caption-point-x="-5.66mm" draw:caption-point-y="1.5mm">
              <dc:date>2018-01-28T00:00:00</dc:date>
              <text:p text:style-name="P3"><text:span text:style-name="T2">211640 € + 12593 TL</text:span></text:p>
            </office:annotation>
            <text:p>835.873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X 200t</text:p>
          </table:table-cell>
          <table:table-cell table:style-name="ce3" office:value-type="string" calcext:value-type="string">
            <text:p>2.0 Comfort 4x2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52066.7" calcext:value-type="float">
            <office:annotation draw:style-name="gr16" draw:text-style-name="P4" svg:width="44.46mm" svg:height="7.21mm" svg:x="278.2mm" svg:y="3898.67mm" draw:caption-point-x="-5.66mm" draw:caption-point-y="1.49mm">
              <dc:date>2018-01-28T00:00:00</dc:date>
              <text:p text:style-name="P3"><text:span text:style-name="T2">89930 € + 2239 TL</text:span></text:p>
            </office:annotation>
            <text:p>352.067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X 200t</text:p>
          </table:table-cell>
          <table:table-cell table:style-name="ce3" office:value-type="string" calcext:value-type="string">
            <text:p>2.0 Comfort 4x4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61791.7" calcext:value-type="float">
            <office:annotation draw:style-name="gr6" draw:text-style-name="P4" svg:width="44.46mm" svg:height="7.48mm" svg:x="278.2mm" svg:y="3903.76mm" draw:caption-point-x="-5.66mm" draw:caption-point-y="1.5mm">
              <dc:date>2018-01-28T00:00:00</dc:date>
              <text:p text:style-name="P3"><text:span text:style-name="T2">92430 € + 2239 TL</text:span></text:p>
            </office:annotation>
            <text:p>361.792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X 200t</text:p>
          </table:table-cell>
          <table:table-cell table:style-name="ce3" office:value-type="string" calcext:value-type="string">
            <text:p>2.0 Comfort Plus 4x2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397968.7" calcext:value-type="float">
            <office:annotation draw:style-name="gr13" draw:text-style-name="P4" svg:width="44.46mm" svg:height="6.69mm" svg:x="278.2mm" svg:y="3908.85mm" draw:caption-point-x="-5.66mm" draw:caption-point-y="1.5mm">
              <dc:date>2018-01-28T00:00:00</dc:date>
              <text:p text:style-name="P3"><text:span text:style-name="T2">101730 € + 2239 TL</text:span></text:p>
            </office:annotation>
            <text:p>397.969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X 200t</text:p>
          </table:table-cell>
          <table:table-cell table:style-name="ce3" office:value-type="string" calcext:value-type="string">
            <text:p>2.0 Exclusive 4x4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540692.8" calcext:value-type="float">
            <office:annotation draw:style-name="gr17" draw:text-style-name="P4" svg:width="44.46mm" svg:height="8.34mm" svg:x="278.2mm" svg:y="3913.95mm" draw:caption-point-x="-5.66mm" draw:caption-point-y="1.5mm">
              <dc:date>2018-01-28T00:00:00</dc:date>
              <text:p text:style-name="P3"><text:span text:style-name="T2">138420 € + 2239 TL</text:span></text:p>
            </office:annotation>
            <text:p>540.693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X 200t</text:p>
          </table:table-cell>
          <table:table-cell table:style-name="ce3" office:value-type="string" calcext:value-type="string">
            <text:p>2.0 Executive 4x4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446379.75" calcext:value-type="float">
            <office:annotation draw:style-name="gr18" draw:text-style-name="P4" svg:width="44.46mm" svg:height="8.07mm" svg:x="278.2mm" svg:y="3919.06mm" draw:caption-point-x="-5.66mm" draw:caption-point-y="1.49mm">
              <dc:date>2018-01-28T00:00:00</dc:date>
              <text:p text:style-name="P3"><text:span text:style-name="T2">114175 € + 2239 TL</text:span></text:p>
            </office:annotation>
            <text:p>446.380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X 200t</text:p>
          </table:table-cell>
          <table:table-cell table:style-name="ce3" office:value-type="string" calcext:value-type="string">
            <text:p>2.0 Executive 4x4 Panaroof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447644" calcext:value-type="float">
            <office:annotation draw:style-name="gr19" draw:text-style-name="P4" svg:width="44.46mm" svg:height="6.16mm" svg:x="278.2mm" svg:y="3924.15mm" draw:caption-point-x="-5.66mm" draw:caption-point-y="1.5mm">
              <dc:date>2018-01-28T00:00:00</dc:date>
              <text:p text:style-name="P3"><text:span text:style-name="T2">114500 € + 2239 TL</text:span></text:p>
            </office:annotation>
            <text:p>447.644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ce32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X 200t</text:p>
          </table:table-cell>
          <table:table-cell table:style-name="ce3" office:value-type="string" calcext:value-type="string">
            <text:p>2.0 Executive 4x4 Sunroof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442937.1" calcext:value-type="float">
            <office:annotation draw:style-name="gr10" draw:text-style-name="P4" svg:width="44.46mm" svg:height="6.42mm" svg:x="278.2mm" svg:y="3929.25mm" draw:caption-point-x="-5.66mm" draw:caption-point-y="1.5mm">
              <dc:date>2018-01-28T00:00:00</dc:date>
              <text:p text:style-name="P3"><text:span text:style-name="T2">113290 € + 2239 TL</text:span></text:p>
            </office:annotation>
            <text:p>442.937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ce32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X 200t</text:p>
          </table:table-cell>
          <table:table-cell table:style-name="ce3" office:value-type="string" calcext:value-type="string">
            <text:p>2.0 F SPORT 4x4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531706.9" calcext:value-type="float">
            <office:annotation draw:style-name="gr5" draw:text-style-name="P4" svg:width="44.46mm" svg:height="7.22mm" svg:x="278.2mm" svg:y="3934.34mm" draw:caption-point-x="-5.66mm" draw:caption-point-y="1.5mm">
              <dc:date>2018-01-28T00:00:00</dc:date>
              <text:p text:style-name="P3"><text:span text:style-name="T2">136110 € + 2239 TL</text:span></text:p>
            </office:annotation>
            <text:p>531.707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ce32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X 450h</text:p>
          </table:table-cell>
          <table:table-cell table:style-name="ce3" office:value-type="string" calcext:value-type="string">
            <text:p>3.5 Exclusive 4x4</text:p>
          </table:table-cell>
          <table:table-cell table:style-name="ce17" office:value-type="float" office:value="3.5" calcext:value-type="float">
            <text:p>3,5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754169.1" calcext:value-type="float">
            <office:annotation draw:style-name="gr2" draw:text-style-name="P4" svg:width="44.46mm" svg:height="5.85mm" svg:x="278.2mm" svg:y="3938.68mm" draw:caption-point-x="-5.66mm" draw:caption-point-y="2.26mm">
              <dc:date>2018-01-28T00:00:00</dc:date>
              <text:p text:style-name="P3"><text:span text:style-name="T2">192490 € + 5383 TL</text:span></text:p>
            </office:annotation>
            <text:p>754.169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ce32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X 450h</text:p>
          </table:table-cell>
          <table:table-cell table:style-name="ce3" office:value-type="string" calcext:value-type="string">
            <text:p>3.5 Executive 4x4</text:p>
          </table:table-cell>
          <table:table-cell table:style-name="ce17" office:value-type="float" office:value="3.5" calcext:value-type="float">
            <text:p>3,5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656607.9" calcext:value-type="float">
            <office:annotation draw:style-name="gr20" draw:text-style-name="P4" svg:width="44.46mm" svg:height="7.02mm" svg:x="278.2mm" svg:y="3944.54mm" draw:caption-point-x="-5.66mm" draw:caption-point-y="1.5mm">
              <dc:date>2018-01-28T00:00:00</dc:date>
              <text:p text:style-name="P3"><text:span text:style-name="T2">167410 € + 5383 TL</text:span></text:p>
            </office:annotation>
            <text:p>656.608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ce32" table:number-columns-repeated="1016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RX 450h</text:p>
          </table:table-cell>
          <table:table-cell table:style-name="ce3" office:value-type="string" calcext:value-type="string">
            <text:p>3.5 F Sport 4x4</text:p>
          </table:table-cell>
          <table:table-cell table:style-name="ce17" office:value-type="float" office:value="3.5" calcext:value-type="float">
            <text:p>3,5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759381.7" calcext:value-type="float">
            <office:annotation draw:style-name="gr3" draw:text-style-name="P4" svg:width="44.46mm" svg:height="6.95mm" svg:x="278.2mm" svg:y="3949.64mm" draw:caption-point-x="-5.66mm" draw:caption-point-y="1.5mm">
              <dc:date>2018-01-28T00:00:00</dc:date>
              <text:p text:style-name="P3"><text:span text:style-name="T2">193830 € + 5383 TL</text:span></text:p>
            </office:annotation>
            <text:p>759.382</text:p>
          </table:table-cell>
          <table:table-cell table:style-name="ce27" office:value-type="string" calcext:value-type="string">
            <text:p><text:a xlink:href="http://www.lexus.com.tr/" xlink:type="simple">http://www.lexus.com.tr/</text:a></text:p>
          </table:table-cell>
          <table:table-cell table:style-name="ce32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CX-3</text:p>
          </table:table-cell>
          <table:table-cell table:style-name="ce4" office:value-type="string" calcext:value-type="string">
            <text:p>1.5 SKY-D 4x4 AT Mo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8802" calcext:value-type="float">
            <text:p>108.802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CX-3</text:p>
          </table:table-cell>
          <table:table-cell table:style-name="ce4" office:value-type="string" calcext:value-type="string">
            <text:p>1.5 SKY-D 4x4 AT Power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0429" calcext:value-type="float">
            <text:p>120.429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CX-3</text:p>
          </table:table-cell>
          <table:table-cell table:style-name="ce4" office:value-type="string" calcext:value-type="string">
            <text:p>1.5 SKY-D 4x4 AT Power Beyaz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4458" calcext:value-type="float">
            <text:p>124.458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CX-3</text:p>
          </table:table-cell>
          <table:table-cell table:style-name="ce4" office:value-type="string" calcext:value-type="string">
            <text:p>1.5 SKY-D 4x4 AT Power Sens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4291" calcext:value-type="float">
            <text:p>134.291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CX-3</text:p>
          </table:table-cell>
          <table:table-cell table:style-name="ce4" office:value-type="string" calcext:value-type="string">
            <text:p>1.5 SKY-D 4x4 AT Power Sense Beyaz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8589" calcext:value-type="float">
            <text:p>138.589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CX-3</text:p>
          </table:table-cell>
          <table:table-cell table:style-name="ce4" office:value-type="string" calcext:value-type="string">
            <text:p>1.5 SKY-D 4x4 AT Power Sense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1659" calcext:value-type="float">
            <text:p>141.659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CX-3</text:p>
          </table:table-cell>
          <table:table-cell table:style-name="ce4" office:value-type="string" calcext:value-type="string">
            <text:p>1.5 SKY-D 4x4 AT Reflex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5019" calcext:value-type="float">
            <text:p>115.019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CX-3</text:p>
          </table:table-cell>
          <table:table-cell table:style-name="ce4" office:value-type="string" calcext:value-type="string">
            <text:p>1.5 SKY-D Mo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9478" calcext:value-type="float">
            <text:p>99.478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CX-3</text:p>
          </table:table-cell>
          <table:table-cell table:style-name="ce4" office:value-type="string" calcext:value-type="string">
            <text:p>1.5 SKY-D Reflex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5694" calcext:value-type="float">
            <text:p>105.694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CX-5</text:p>
          </table:table-cell>
          <table:table-cell table:style-name="ce4" office:value-type="string" calcext:value-type="string">
            <text:p>2.0 SKY-G 4x4 AT Power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9101" calcext:value-type="float">
            <text:p>179.101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CX-5</text:p>
          </table:table-cell>
          <table:table-cell table:style-name="ce4" office:value-type="string" calcext:value-type="string">
            <text:p>2.0 SKY-G 4x4 AT Power Beyaz Deri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9686" calcext:value-type="float">
            <text:p>179.686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D AT Mo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2716" calcext:value-type="float">
            <text:p>112.716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D AT Power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3309" calcext:value-type="float">
            <text:p>133.309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D AT Power Beyaz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8835" calcext:value-type="float">
            <text:p>138.835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D AT Power Sens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9449" calcext:value-type="float">
            <text:p>139.449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D AT Power Sense Beyaz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4974" calcext:value-type="float">
            <text:p>144.974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D AT Power Sense Siyah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4360" calcext:value-type="float">
            <text:p>144.360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D AT Power Siyah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8221" calcext:value-type="float">
            <text:p>138.221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D AT Reflex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7321" calcext:value-type="float">
            <text:p>117.321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D Mo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8112" calcext:value-type="float">
            <text:p>108.112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D Reflex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2716" calcext:value-type="float">
            <text:p>112.716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G AT Mo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5449" calcext:value-type="float">
            <text:p>95.449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G AT Power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7766" calcext:value-type="float">
            <text:p>107.766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G AT Power Beyaz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2947" calcext:value-type="float">
            <text:p>112.947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G AT Power Sens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3522" calcext:value-type="float">
            <text:p>113.522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G AT Power Sense Beyaz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8703" calcext:value-type="float">
            <text:p>118.703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G AT Power Sense Siyah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8127" calcext:value-type="float">
            <text:p>118.127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G AT Power Siyah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2371" calcext:value-type="float">
            <text:p>112.371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G AT Reflex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0054" calcext:value-type="float">
            <text:p>100.054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G Mo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0844" calcext:value-type="float">
            <text:p>90.844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Hatchback</text:p>
          </table:table-cell>
          <table:table-cell table:style-name="ce4" office:value-type="string" calcext:value-type="string">
            <text:p>1.5 SKY-G Reflex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5449" calcext:value-type="float">
            <text:p>95.449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D AT Mo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2716" calcext:value-type="float">
            <text:p>112.716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D AT Power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3309" calcext:value-type="float">
            <text:p>133.309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D AT Power Beyaz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8835" calcext:value-type="float">
            <text:p>138.835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D AT Power Sens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9449" calcext:value-type="float">
            <text:p>139.449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D AT Power Sense Beyaz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4974" calcext:value-type="float">
            <text:p>144.974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D AT Power Sense Siyah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4360" calcext:value-type="float">
            <text:p>144.360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D AT Power Siyah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8221" calcext:value-type="float">
            <text:p>138.221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D AT Reflex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7321" calcext:value-type="float">
            <text:p>117.321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D Mo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8112" calcext:value-type="float">
            <text:p>108.112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D Reflex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2716" calcext:value-type="float">
            <text:p>112.716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G AT Mo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5449" calcext:value-type="float">
            <text:p>95.449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G AT Power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7766" calcext:value-type="float">
            <text:p>107.766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G AT Power Beyaz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2947" calcext:value-type="float">
            <text:p>112.947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G AT Power Sens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3522" calcext:value-type="float">
            <text:p>113.522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G AT Power Sense Beyaz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8703" calcext:value-type="float">
            <text:p>118.703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G AT Power Sense Siyah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8127" calcext:value-type="float">
            <text:p>118.127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G AT Power Siyah Der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2371" calcext:value-type="float">
            <text:p>112.371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G AT Reflex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0054" calcext:value-type="float">
            <text:p>100.054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G Mo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0844" calcext:value-type="float">
            <text:p>90.844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G Reflex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5449" calcext:value-type="float">
            <text:p>95.449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3 Sedan</text:p>
          </table:table-cell>
          <table:table-cell table:style-name="ce4" office:value-type="string" calcext:value-type="string">
            <text:p>1.5 SKY-G Soul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3822" calcext:value-type="float">
            <text:p>83.822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6</text:p>
          </table:table-cell>
          <table:table-cell table:style-name="ce4" office:value-type="string" calcext:value-type="string">
            <text:p>2.0 SKY-G AT Power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80506" calcext:value-type="float">
            <text:p>180.506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azda6</text:p>
          </table:table-cell>
          <table:table-cell table:style-name="ce4" office:value-type="string" calcext:value-type="string">
            <text:p>2.0 SKY-G AT Power Beyaz Deri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81092" calcext:value-type="float">
            <text:p>181.092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X-5</text:p>
          </table:table-cell>
          <table:table-cell table:style-name="ce4" office:value-type="string" calcext:value-type="string">
            <text:p>1.5 SKY-G Mo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7321" calcext:value-type="float">
            <text:p>117.321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X-5</text:p>
          </table:table-cell>
          <table:table-cell table:style-name="ce4" office:value-type="string" calcext:value-type="string">
            <text:p>1.5 SKY-G Power Sens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37668" calcext:value-type="float">
            <text:p>137.668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X-5</text:p>
          </table:table-cell>
          <table:table-cell table:style-name="ce4" office:value-type="string" calcext:value-type="string">
            <text:p>1.5 SKY-G Power Sport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45957" calcext:value-type="float">
            <text:p>145.957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azda</text:p>
          </table:table-cell>
          <table:table-cell table:style-name="ce4" office:value-type="string" calcext:value-type="string">
            <text:p>MX-5</text:p>
          </table:table-cell>
          <table:table-cell table:style-name="ce4" office:value-type="string" calcext:value-type="string">
            <text:p>2.0 SKY-G Power Sport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84135" calcext:value-type="float">
            <text:p>184.135</text:p>
          </table:table-cell>
          <table:table-cell table:style-name="ce27" office:value-type="string" calcext:value-type="string">
            <text:p><text:a xlink:href="http://www.mazda.com.tr/" xlink:type="simple">http://www.mazda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A 180</text:p>
          </table:table-cell>
          <table:table-cell table:style-name="ce4" office:value-type="string" calcext:value-type="string">
            <text:p>1.5 109BG AMG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8700" calcext:value-type="float">
            <text:p>168.7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A 180</text:p>
          </table:table-cell>
          <table:table-cell table:style-name="ce4" office:value-type="string" calcext:value-type="string">
            <text:p>1.5 109BG Styl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9000" calcext:value-type="float">
            <text:p>149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A 180</text:p>
          </table:table-cell>
          <table:table-cell table:style-name="ce4" office:value-type="string" calcext:value-type="string">
            <text:p>1.5 109BG Urba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5600" calcext:value-type="float">
            <text:p>155.6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A 180</text:p>
          </table:table-cell>
          <table:table-cell table:style-name="ce3" office:value-type="string" calcext:value-type="string">
            <text:p>1.6 122BG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6400" calcext:value-type="float">
            <text:p>136.4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A 180</text:p>
          </table:table-cell>
          <table:table-cell table:style-name="ce3" office:value-type="string" calcext:value-type="string">
            <text:p>1.6 122BG Urban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3000" calcext:value-type="float">
            <text:p>143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A 200</text:p>
          </table:table-cell>
          <table:table-cell table:style-name="ce3" office:value-type="string" calcext:value-type="string">
            <text:p>1.6 156BG AMG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8300" calcext:value-type="float">
            <text:p>158.3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A 200</text:p>
          </table:table-cell>
          <table:table-cell table:style-name="ce3" office:value-type="string" calcext:value-type="string">
            <text:p>1.6 156BG Urban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0400" calcext:value-type="float">
            <text:p>150.4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A 45 AMG</text:p>
          </table:table-cell>
          <table:table-cell table:style-name="ce4" office:value-type="string" calcext:value-type="string">
            <text:p>2.0 381BG Performance 4MAT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62900" calcext:value-type="float">
            <text:p>362.9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B 180</text:p>
          </table:table-cell>
          <table:table-cell table:style-name="ce4" office:value-type="string" calcext:value-type="string">
            <text:p>1.5 109BG AMG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5600" calcext:value-type="float">
            <text:p>175.6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B 180</text:p>
          </table:table-cell>
          <table:table-cell table:style-name="ce4" office:value-type="string" calcext:value-type="string">
            <text:p>1.5 109BG Styl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7200" calcext:value-type="float">
            <text:p>157.2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B 180</text:p>
          </table:table-cell>
          <table:table-cell table:style-name="ce4" office:value-type="string" calcext:value-type="string">
            <text:p>1.5 109BG Urba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0100" calcext:value-type="float">
            <text:p>170.1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B 180</text:p>
          </table:table-cell>
          <table:table-cell table:style-name="ce4" office:value-type="string" calcext:value-type="string">
            <text:p>1.6 122BG AMG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4600" calcext:value-type="float">
            <text:p>164.6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B 180</text:p>
          </table:table-cell>
          <table:table-cell table:style-name="ce4" office:value-type="string" calcext:value-type="string">
            <text:p>1.6 122BG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5600" calcext:value-type="float">
            <text:p>145.6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B 180</text:p>
          </table:table-cell>
          <table:table-cell table:style-name="ce4" office:value-type="string" calcext:value-type="string">
            <text:p>1.6 122BG Urba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8500" calcext:value-type="float">
            <text:p>158.5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B 200</text:p>
          </table:table-cell>
          <table:table-cell table:style-name="ce4" office:value-type="string" calcext:value-type="string">
            <text:p>1.6 156BG AMG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1300" calcext:value-type="float">
            <text:p>171.3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180</text:p>
          </table:table-cell>
          <table:table-cell table:style-name="ce4" office:value-type="string" calcext:value-type="string">
            <text:p>1.6 156BG AMG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17500" calcext:value-type="float">
            <text:p>217.5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180</text:p>
          </table:table-cell>
          <table:table-cell table:style-name="ce4" office:value-type="string" calcext:value-type="string">
            <text:p>1.6 156BG Avantgard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4400" calcext:value-type="float">
            <text:p>194.4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180</text:p>
          </table:table-cell>
          <table:table-cell table:style-name="ce4" office:value-type="string" calcext:value-type="string">
            <text:p>1.6 156BG Comfor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1300" calcext:value-type="float">
            <text:p>191.3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180</text:p>
          </table:table-cell>
          <table:table-cell table:style-name="ce4" office:value-type="string" calcext:value-type="string">
            <text:p>1.6 156BG Exclus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12700" calcext:value-type="float">
            <text:p>212.7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180</text:p>
          </table:table-cell>
          <table:table-cell table:style-name="ce4" office:value-type="string" calcext:value-type="string">
            <text:p>1.6 156BG Fascina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12400" calcext:value-type="float">
            <text:p>212.4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180</text:p>
          </table:table-cell>
          <table:table-cell table:style-name="ce4" office:value-type="string" calcext:value-type="string">
            <text:p>1.6 156BG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2600" calcext:value-type="float">
            <text:p>172.6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180 Cabriolet</text:p>
          </table:table-cell>
          <table:table-cell table:style-name="ce4" office:value-type="string" calcext:value-type="string">
            <text:p>1.6 156BG AMG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87600" calcext:value-type="float">
            <text:p>287.6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180 Coupe</text:p>
          </table:table-cell>
          <table:table-cell table:style-name="ce4" office:value-type="string" calcext:value-type="string">
            <text:p>1.6 156BG AMG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40100" calcext:value-type="float">
            <text:p>240.1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180 Coupe</text:p>
          </table:table-cell>
          <table:table-cell table:style-name="ce4" office:value-type="string" calcext:value-type="string">
            <text:p>1.6 156BG Spor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12900" calcext:value-type="float">
            <text:p>212.9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180 Estate</text:p>
          </table:table-cell>
          <table:table-cell table:style-name="ce4" office:value-type="string" calcext:value-type="string">
            <text:p>1.6 156BG AMG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22900" calcext:value-type="float">
            <text:p>222.9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180 Estate</text:p>
          </table:table-cell>
          <table:table-cell table:style-name="ce4" office:value-type="string" calcext:value-type="string">
            <text:p>1.6 156BG Avantgard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00400" calcext:value-type="float">
            <text:p>200.4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180 Estate</text:p>
          </table:table-cell>
          <table:table-cell table:style-name="ce4" office:value-type="string" calcext:value-type="string">
            <text:p>1.6 156BG Exclus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18200" calcext:value-type="float">
            <text:p>218.2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180 Estate</text:p>
          </table:table-cell>
          <table:table-cell table:style-name="ce4" office:value-type="string" calcext:value-type="string">
            <text:p>1.6 156BG Fascina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17900" calcext:value-type="float">
            <text:p>217.9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180 Estate</text:p>
          </table:table-cell>
          <table:table-cell table:style-name="ce4" office:value-type="string" calcext:value-type="string">
            <text:p>1.6 156BG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6800" calcext:value-type="float">
            <text:p>176.8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00</text:p>
          </table:table-cell>
          <table:table-cell table:style-name="ce4" office:value-type="string" calcext:value-type="string">
            <text:p>1.6 136BG AMG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44200" calcext:value-type="float">
            <text:p>244.2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00</text:p>
          </table:table-cell>
          <table:table-cell table:style-name="ce4" office:value-type="string" calcext:value-type="string">
            <text:p>1.6 136BG Avantgard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18500" calcext:value-type="float">
            <text:p>218.5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00</text:p>
          </table:table-cell>
          <table:table-cell table:style-name="ce4" office:value-type="string" calcext:value-type="string">
            <text:p>1.6 136BG Comfor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08200" calcext:value-type="float">
            <text:p>208.2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00</text:p>
          </table:table-cell>
          <table:table-cell table:style-name="ce4" office:value-type="string" calcext:value-type="string">
            <text:p>1.6 136BG Exclus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38900" calcext:value-type="float">
            <text:p>238.9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00</text:p>
          </table:table-cell>
          <table:table-cell table:style-name="ce4" office:value-type="string" calcext:value-type="string">
            <text:p>1.6 136BG Fascina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38300" calcext:value-type="float">
            <text:p>238.3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00</text:p>
          </table:table-cell>
          <table:table-cell table:style-name="ce4" office:value-type="string" calcext:value-type="string">
            <text:p>1.6 136BG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5000" calcext:value-type="float">
            <text:p>195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00</text:p>
          </table:table-cell>
          <table:table-cell table:style-name="ce4" office:value-type="string" calcext:value-type="string">
            <text:p>2.0 184BG Fascination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99600" calcext:value-type="float">
            <text:p>299.6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00 Estate</text:p>
          </table:table-cell>
          <table:table-cell table:style-name="ce4" office:value-type="string" calcext:value-type="string">
            <text:p>1.6 136BG AMG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49100" calcext:value-type="float">
            <text:p>249.1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00 Estate</text:p>
          </table:table-cell>
          <table:table-cell table:style-name="ce4" office:value-type="string" calcext:value-type="string">
            <text:p>1.6 136BG Avantgard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24200" calcext:value-type="float">
            <text:p>224.2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00 Estate</text:p>
          </table:table-cell>
          <table:table-cell table:style-name="ce4" office:value-type="string" calcext:value-type="string">
            <text:p>1.6 136BG Exclus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43700" calcext:value-type="float">
            <text:p>243.7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00 Estate</text:p>
          </table:table-cell>
          <table:table-cell table:style-name="ce4" office:value-type="string" calcext:value-type="string">
            <text:p>1.6 136BG Fascina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43100" calcext:value-type="float">
            <text:p>243.1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00 Estate</text:p>
          </table:table-cell>
          <table:table-cell table:style-name="ce4" office:value-type="string" calcext:value-type="string">
            <text:p>1.6 136BG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8600" calcext:value-type="float">
            <text:p>198.6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20</text:p>
          </table:table-cell>
          <table:table-cell table:style-name="ce4" office:value-type="string" calcext:value-type="string">
            <text:p>2.2 170BG Fascination</text:p>
          </table:table-cell>
          <table:table-cell table:style-name="ce17" office:value-type="float" office:value="2.2" calcext:value-type="float">
            <text:p>2,2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04300" calcext:value-type="float">
            <text:p>404.3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50</text:p>
          </table:table-cell>
          <table:table-cell table:style-name="ce4" office:value-type="string" calcext:value-type="string">
            <text:p>2.0 211BG Fascination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11300" calcext:value-type="float">
            <text:p>311.3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250</text:p>
          </table:table-cell>
          <table:table-cell table:style-name="ce4" office:value-type="string" calcext:value-type="string">
            <text:p>2.2 204BG Fascination</text:p>
          </table:table-cell>
          <table:table-cell table:style-name="ce17" office:value-type="float" office:value="2.2" calcext:value-type="float">
            <text:p>2,2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26300" calcext:value-type="float">
            <text:p>426.3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300 Cabriolet</text:p>
          </table:table-cell>
          <table:table-cell table:style-name="ce4" office:value-type="string" calcext:value-type="string">
            <text:p>2.0 245BG AMG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04000" calcext:value-type="float">
            <text:p>404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300 Coupe</text:p>
          </table:table-cell>
          <table:table-cell table:style-name="ce4" office:value-type="string" calcext:value-type="string">
            <text:p>2.0 245BG AMG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53800" calcext:value-type="float">
            <text:p>353.8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63 AMG</text:p>
          </table:table-cell>
          <table:table-cell table:style-name="ce4" office:value-type="string" calcext:value-type="string">
            <text:p>4.0 476BG Performance</text:p>
          </table:table-cell>
          <table:table-cell table:style-name="ce17" office:value-type="float" office:value="4" calcext:value-type="float">
            <text:p>4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42500" calcext:value-type="float">
            <text:p>642.5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63 AMG S Coupe</text:p>
          </table:table-cell>
          <table:table-cell table:style-name="ce4" office:value-type="string" calcext:value-type="string">
            <text:p>4.0 510BG Performance</text:p>
          </table:table-cell>
          <table:table-cell table:style-name="ce17" office:value-type="float" office:value="4" calcext:value-type="float">
            <text:p>4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60800" calcext:value-type="float">
            <text:p>760.8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 63 S AMG</text:p>
          </table:table-cell>
          <table:table-cell table:style-name="ce4" office:value-type="string" calcext:value-type="string">
            <text:p>4.0 510BG Performance</text:p>
          </table:table-cell>
          <table:table-cell table:style-name="ce17" office:value-type="float" office:value="4" calcext:value-type="float">
            <text:p>4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04300" calcext:value-type="float">
            <text:p>704.3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LA 180</text:p>
          </table:table-cell>
          <table:table-cell table:style-name="ce4" office:value-type="string" calcext:value-type="string">
            <text:p>1.5 109BG AMG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13500" calcext:value-type="float">
            <text:p>213.5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LA 180</text:p>
          </table:table-cell>
          <table:table-cell table:style-name="ce4" office:value-type="string" calcext:value-type="string">
            <text:p>1.5 109BG Comfort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84200" calcext:value-type="float">
            <text:p>184.2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LA 180</text:p>
          </table:table-cell>
          <table:table-cell table:style-name="ce4" office:value-type="string" calcext:value-type="string">
            <text:p>1.5 109BG Urba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6800" calcext:value-type="float">
            <text:p>196.8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LA 200</text:p>
          </table:table-cell>
          <table:table-cell table:style-name="ce4" office:value-type="string" calcext:value-type="string">
            <text:p>1.6 156BG AMG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5800" calcext:value-type="float">
            <text:p>195.8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LA 200</text:p>
          </table:table-cell>
          <table:table-cell table:style-name="ce4" office:value-type="string" calcext:value-type="string">
            <text:p>1.6 156BG Comfor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0700" calcext:value-type="float">
            <text:p>170.7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LA 200</text:p>
          </table:table-cell>
          <table:table-cell table:style-name="ce4" office:value-type="string" calcext:value-type="string">
            <text:p>1.6 156BG Urba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81100" calcext:value-type="float">
            <text:p>181.1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LA 45 AMG</text:p>
          </table:table-cell>
          <table:table-cell table:style-name="ce4" office:value-type="string" calcext:value-type="string">
            <text:p>2.0 381BG Performance 4MAT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08700" calcext:value-type="float">
            <text:p>408.7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LS 250</text:p>
          </table:table-cell>
          <table:table-cell table:style-name="ce4" office:value-type="string" calcext:value-type="string">
            <text:p>2.2 204BG Sport 4MATIC</text:p>
          </table:table-cell>
          <table:table-cell table:style-name="ce17" office:value-type="float" office:value="2.2" calcext:value-type="float">
            <text:p>2,2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07700" calcext:value-type="float">
            <text:p>507.7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LS 350</text:p>
          </table:table-cell>
          <table:table-cell table:style-name="ce4" office:value-type="string" calcext:value-type="string">
            <text:p>3.0 258BG AMG 4MATIC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90100" calcext:value-type="float">
            <text:p>590.1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CLS 63 AMG S</text:p>
          </table:table-cell>
          <table:table-cell table:style-name="ce4" office:value-type="string" calcext:value-type="string">
            <text:p>5.5 585BG Performance 4MATIC</text:p>
          </table:table-cell>
          <table:table-cell table:style-name="ce17" office:value-type="float" office:value="5.5" calcext:value-type="float">
            <text:p>5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69000" calcext:value-type="float">
            <text:p>1.169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180</text:p>
          </table:table-cell>
          <table:table-cell table:style-name="ce4" office:value-type="string" calcext:value-type="string">
            <text:p>1.6 156BG AMG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75000" calcext:value-type="float">
            <text:p>275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180</text:p>
          </table:table-cell>
          <table:table-cell table:style-name="ce4" office:value-type="string" calcext:value-type="string">
            <text:p>1.6 156BG Avantgard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64000" calcext:value-type="float">
            <text:p>264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180</text:p>
          </table:table-cell>
          <table:table-cell table:style-name="ce4" office:value-type="string" calcext:value-type="string">
            <text:p>1.6 156BG Exclus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67000" calcext:value-type="float">
            <text:p>267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220</text:p>
          </table:table-cell>
          <table:table-cell table:style-name="ce4" office:value-type="string" calcext:value-type="string">
            <text:p>2.0 194BG AMG 4MAT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35000" calcext:value-type="float">
            <text:p>435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220</text:p>
          </table:table-cell>
          <table:table-cell table:style-name="ce4" office:value-type="string" calcext:value-type="string">
            <text:p>2.0 194BG Avantgarde 4MAT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12000" calcext:value-type="float">
            <text:p>412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220</text:p>
          </table:table-cell>
          <table:table-cell table:style-name="ce4" office:value-type="string" calcext:value-type="string">
            <text:p>2.0 194BG Exclusive 4MAT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20000" calcext:value-type="float">
            <text:p>420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220 Coupe</text:p>
          </table:table-cell>
          <table:table-cell table:style-name="ce4" office:value-type="string" calcext:value-type="string">
            <text:p>2.0 194BG AMG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00000" calcext:value-type="float">
            <text:p>400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300</text:p>
          </table:table-cell>
          <table:table-cell table:style-name="ce4" office:value-type="string" calcext:value-type="string">
            <text:p>2.0 245BG AMG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77000" calcext:value-type="float">
            <text:p>377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300</text:p>
          </table:table-cell>
          <table:table-cell table:style-name="ce4" office:value-type="string" calcext:value-type="string">
            <text:p>2.0 245BG Avantgard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64000" calcext:value-type="float">
            <text:p>364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300</text:p>
          </table:table-cell>
          <table:table-cell table:style-name="ce4" office:value-type="string" calcext:value-type="string">
            <text:p>2.0 245BG Exclusiv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69000" calcext:value-type="float">
            <text:p>369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300 Coupe</text:p>
          </table:table-cell>
          <table:table-cell table:style-name="ce4" office:value-type="string" calcext:value-type="string">
            <text:p>2.0 245BG AMG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88000" calcext:value-type="float">
            <text:p>388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350</text:p>
          </table:table-cell>
          <table:table-cell table:style-name="ce4" office:value-type="string" calcext:value-type="string">
            <text:p>3.0 258BG AMG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48900" calcext:value-type="float">
            <text:p>548.9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350</text:p>
          </table:table-cell>
          <table:table-cell table:style-name="ce4" office:value-type="string" calcext:value-type="string">
            <text:p>3.0 258BG Avantgarde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29500" calcext:value-type="float">
            <text:p>529.5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350</text:p>
          </table:table-cell>
          <table:table-cell table:style-name="ce4" office:value-type="string" calcext:value-type="string">
            <text:p>3.0 258BG Exclusive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47100" calcext:value-type="float">
            <text:p>547.1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63 AMG</text:p>
          </table:table-cell>
          <table:table-cell table:style-name="ce4" office:value-type="string" calcext:value-type="string">
            <text:p>4.0 571BG Performance 4MATIC</text:p>
          </table:table-cell>
          <table:table-cell table:style-name="ce17" office:value-type="float" office:value="4" calcext:value-type="float">
            <text:p>4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67000" calcext:value-type="float">
            <text:p>967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E 63 S AMG</text:p>
          </table:table-cell>
          <table:table-cell table:style-name="ce4" office:value-type="string" calcext:value-type="string">
            <text:p>4.0 612BG Performance 4MATIC</text:p>
          </table:table-cell>
          <table:table-cell table:style-name="ce17" office:value-type="float" office:value="4" calcext:value-type="float">
            <text:p>4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75000" calcext:value-type="float">
            <text:p>1.075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A 180</text:p>
          </table:table-cell>
          <table:table-cell table:style-name="ce4" office:value-type="string" calcext:value-type="string">
            <text:p>1.5 109BG AMG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02800" calcext:value-type="float">
            <text:p>202.8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A 180</text:p>
          </table:table-cell>
          <table:table-cell table:style-name="ce4" office:value-type="string" calcext:value-type="string">
            <text:p>1.5 109BG Urba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8700" calcext:value-type="float">
            <text:p>198.7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A 200</text:p>
          </table:table-cell>
          <table:table-cell table:style-name="ce4" office:value-type="string" calcext:value-type="string">
            <text:p>1.6 156BG AMG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87000" calcext:value-type="float">
            <text:p>187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A 200</text:p>
          </table:table-cell>
          <table:table-cell table:style-name="ce4" office:value-type="string" calcext:value-type="string">
            <text:p>1.6 156BG Urba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83000" calcext:value-type="float">
            <text:p>183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A 45 AMG</text:p>
          </table:table-cell>
          <table:table-cell table:style-name="ce4" office:value-type="string" calcext:value-type="string">
            <text:p>2.0 381BG Performance 4MAT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54600" calcext:value-type="float">
            <text:p>354.6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C 220</text:p>
          </table:table-cell>
          <table:table-cell table:style-name="ce4" office:value-type="string" calcext:value-type="string">
            <text:p>2.2 170BG Style 4MATIC</text:p>
          </table:table-cell>
          <table:table-cell table:style-name="ce17" office:value-type="float" office:value="2.2" calcext:value-type="float">
            <text:p>2,2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25700" calcext:value-type="float">
            <text:p>325.7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C 250</text:p>
          </table:table-cell>
          <table:table-cell table:style-name="ce4" office:value-type="string" calcext:value-type="string">
            <text:p>2.0 211BG AMG 4MAT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13100" calcext:value-type="float">
            <text:p>313.1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C 250</text:p>
          </table:table-cell>
          <table:table-cell table:style-name="ce4" office:value-type="string" calcext:value-type="string">
            <text:p>2.0 211BG Exclusive 4MAT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01400" calcext:value-type="float">
            <text:p>301.4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C 250</text:p>
          </table:table-cell>
          <table:table-cell table:style-name="ce4" office:value-type="string" calcext:value-type="string">
            <text:p>2.0 211BG Style 4MAT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75700" calcext:value-type="float">
            <text:p>275.7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C 250</text:p>
          </table:table-cell>
          <table:table-cell table:style-name="ce4" office:value-type="string" calcext:value-type="string">
            <text:p>2.2 204BG AMG 4MATIC</text:p>
          </table:table-cell>
          <table:table-cell table:style-name="ce17" office:value-type="float" office:value="2.2" calcext:value-type="float">
            <text:p>2,2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97200" calcext:value-type="float">
            <text:p>397.2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C 250</text:p>
          </table:table-cell>
          <table:table-cell table:style-name="ce4" office:value-type="string" calcext:value-type="string">
            <text:p>2.2 204BG Exclusive 4MATIC</text:p>
          </table:table-cell>
          <table:table-cell table:style-name="ce17" office:value-type="float" office:value="2.2" calcext:value-type="float">
            <text:p>2,2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71000" calcext:value-type="float">
            <text:p>371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C 250 Coupe</text:p>
          </table:table-cell>
          <table:table-cell table:style-name="ce4" office:value-type="string" calcext:value-type="string">
            <text:p>2.0 211BG AMG 4MATIC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29600" calcext:value-type="float">
            <text:p>329.6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C 250 Coupe</text:p>
          </table:table-cell>
          <table:table-cell table:style-name="ce4" office:value-type="string" calcext:value-type="string">
            <text:p>2.2 204BG AMG 4MATIC</text:p>
          </table:table-cell>
          <table:table-cell table:style-name="ce17" office:value-type="float" office:value="2.2" calcext:value-type="float">
            <text:p>2,2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16900" calcext:value-type="float">
            <text:p>416.9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E 250</text:p>
          </table:table-cell>
          <table:table-cell table:style-name="ce4" office:value-type="string" calcext:value-type="string">
            <text:p>2.2 204BG Style 4MATIC</text:p>
          </table:table-cell>
          <table:table-cell table:style-name="ce17" office:value-type="float" office:value="2.2" calcext:value-type="float">
            <text:p>2,2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41200" calcext:value-type="float">
            <text:p>541.2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E 350</text:p>
          </table:table-cell>
          <table:table-cell table:style-name="ce4" office:value-type="string" calcext:value-type="string">
            <text:p>3.0 258BG AMG 4MATIC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43800" calcext:value-type="float">
            <text:p>643.8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E 350</text:p>
          </table:table-cell>
          <table:table-cell table:style-name="ce4" office:value-type="string" calcext:value-type="string">
            <text:p>3.0 258BG Style 4MATIC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29000" calcext:value-type="float">
            <text:p>629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E 350 Coupe</text:p>
          </table:table-cell>
          <table:table-cell table:style-name="ce4" office:value-type="string" calcext:value-type="string">
            <text:p>3.0 258BG AMG 4MATIC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18400" calcext:value-type="float">
            <text:p>718.4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E 350 Coupe</text:p>
          </table:table-cell>
          <table:table-cell table:style-name="ce4" office:value-type="string" calcext:value-type="string">
            <text:p>3.0 258BG Style 4MATIC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48700" calcext:value-type="float">
            <text:p>648.7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E 63 AMG Coupe</text:p>
          </table:table-cell>
          <table:table-cell table:style-name="ce4" office:value-type="string" calcext:value-type="string">
            <text:p>5.5 557BG Performance</text:p>
          </table:table-cell>
          <table:table-cell table:style-name="ce17" office:value-type="float" office:value="5.5" calcext:value-type="float">
            <text:p>5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25600" calcext:value-type="float">
            <text:p>1.125.6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E 63 S AMG Coupe</text:p>
          </table:table-cell>
          <table:table-cell table:style-name="ce4" office:value-type="string" calcext:value-type="string">
            <text:p>5.5 585BG Performance</text:p>
          </table:table-cell>
          <table:table-cell table:style-name="ce17" office:value-type="float" office:value="5.5" calcext:value-type="float">
            <text:p>5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09000" calcext:value-type="float">
            <text:p>1.209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S 350</text:p>
          </table:table-cell>
          <table:table-cell table:style-name="ce4" office:value-type="string" calcext:value-type="string">
            <text:p>3.0 258BG Power 4MATIC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30000" calcext:value-type="float">
            <text:p>730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S 500</text:p>
          </table:table-cell>
          <table:table-cell table:style-name="ce4" office:value-type="string" calcext:value-type="string">
            <text:p>4.7 455BG Power 4MATIC</text:p>
          </table:table-cell>
          <table:table-cell table:style-name="ce17" office:value-type="float" office:value="4.7" calcext:value-type="float">
            <text:p>4,7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43900" calcext:value-type="float">
            <text:p>843.9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GLS 63 AMG</text:p>
          </table:table-cell>
          <table:table-cell table:style-name="ce4" office:value-type="string" calcext:value-type="string">
            <text:p>5.5 585BG Performance</text:p>
          </table:table-cell>
          <table:table-cell table:style-name="ce17" office:value-type="float" office:value="5.5" calcext:value-type="float">
            <text:p>5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69300" calcext:value-type="float">
            <text:p>1.169.3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T AMG</text:p>
          </table:table-cell>
          <table:table-cell table:style-name="ce3" office:value-type="string" calcext:value-type="string">
            <text:p>4.0 462BG Performance</text:p>
          </table:table-cell>
          <table:table-cell table:style-name="ce17" office:value-type="float" office:value="4" calcext:value-type="float">
            <text:p>4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4" office:value-type="float" office:value="1224000" calcext:value-type="float">
            <text:p>1.224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6" office:value-type="string" calcext:value-type="string">
            <text:p>Mercedes</text:p>
          </table:table-cell>
          <table:table-cell table:style-name="ce6" office:value-type="string" calcext:value-type="string">
            <text:p>GT R AMG</text:p>
          </table:table-cell>
          <table:table-cell table:style-name="ce3" office:value-type="string" calcext:value-type="string">
            <text:p>4.0 462BG Performance</text:p>
          </table:table-cell>
          <table:table-cell table:style-name="ce17" office:value-type="float" office:value="4" calcext:value-type="float">
            <text:p>4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4" office:value-type="float" office:value="1667700" calcext:value-type="float">
            <text:p>1.667.7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GT S AMG</text:p>
          </table:table-cell>
          <table:table-cell table:style-name="ce3" office:value-type="string" calcext:value-type="string">
            <text:p>4.0 462BG Performance</text:p>
          </table:table-cell>
          <table:table-cell table:style-name="ce17" office:value-type="float" office:value="4" calcext:value-type="float">
            <text:p>4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4" office:value-type="float" office:value="1394500" calcext:value-type="float">
            <text:p>1.394.5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Maybach S 500</text:p>
          </table:table-cell>
          <table:table-cell table:style-name="ce4" office:value-type="string" calcext:value-type="string">
            <text:p>4.7 455BG Maybach</text:p>
          </table:table-cell>
          <table:table-cell table:style-name="ce17" office:value-type="float" office:value="4.7" calcext:value-type="float">
            <text:p>4,7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45900" calcext:value-type="float">
            <text:p>1.345.9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Maybach S 500</text:p>
          </table:table-cell>
          <table:table-cell table:style-name="ce4" office:value-type="string" calcext:value-type="string">
            <text:p>4.7 455BG Maybach 4MATIC</text:p>
          </table:table-cell>
          <table:table-cell table:style-name="ce17" office:value-type="float" office:value="4.7" calcext:value-type="float">
            <text:p>4,7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81000" calcext:value-type="float">
            <text:p>1.381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Maybach S 600</text:p>
          </table:table-cell>
          <table:table-cell table:style-name="ce4" office:value-type="string" calcext:value-type="string">
            <text:p>6.0 530BG Maybach</text:p>
          </table:table-cell>
          <table:table-cell table:style-name="ce17" office:value-type="float" office:value="6" calcext:value-type="float">
            <text:p>6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57500" calcext:value-type="float">
            <text:p>1.757.5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300 Long</text:p>
          </table:table-cell>
          <table:table-cell table:style-name="ce4" office:value-type="string" calcext:value-type="string">
            <text:p>2.2 231BG Vizyon</text:p>
          </table:table-cell>
          <table:table-cell table:style-name="ce17" office:value-type="float" office:value="2.2" calcext:value-type="float">
            <text:p>2,2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30200" calcext:value-type="float">
            <text:p>930.2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350</text:p>
          </table:table-cell>
          <table:table-cell table:style-name="ce4" office:value-type="string" calcext:value-type="string">
            <text:p>3.0 258BG Short 4MATIC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58200" calcext:value-type="float">
            <text:p>858.2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350 Long</text:p>
          </table:table-cell>
          <table:table-cell table:style-name="ce4" office:value-type="string" calcext:value-type="string">
            <text:p>3.0 258BG Vizyon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31100" calcext:value-type="float">
            <text:p>931.1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350 Long</text:p>
          </table:table-cell>
          <table:table-cell table:style-name="ce4" office:value-type="string" calcext:value-type="string">
            <text:p>3.0 258BG Vizyon 4MATIC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72500" calcext:value-type="float">
            <text:p>972.5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400</text:p>
          </table:table-cell>
          <table:table-cell table:style-name="ce4" office:value-type="string" calcext:value-type="string">
            <text:p>3.5 306BG Short</text:p>
          </table:table-cell>
          <table:table-cell table:style-name="ce17" office:value-type="float" office:value="3.5" calcext:value-type="float">
            <text:p>3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61300" calcext:value-type="float">
            <text:p>861.3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400 Coupe</text:p>
          </table:table-cell>
          <table:table-cell table:style-name="ce4" office:value-type="string" calcext:value-type="string">
            <text:p>3.0 367BG Sport 4MATIC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25000" calcext:value-type="float">
            <text:p>1.025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400 Long</text:p>
          </table:table-cell>
          <table:table-cell table:style-name="ce4" office:value-type="string" calcext:value-type="string">
            <text:p>3.0 333BG Vizyon 4MATIC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20600" calcext:value-type="float">
            <text:p>820.6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400 Long</text:p>
          </table:table-cell>
          <table:table-cell table:style-name="ce4" office:value-type="string" calcext:value-type="string">
            <text:p>3.5 306BG Vizyon</text:p>
          </table:table-cell>
          <table:table-cell table:style-name="ce17" office:value-type="float" office:value="3.5" calcext:value-type="float">
            <text:p>3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89200" calcext:value-type="float">
            <text:p>989.2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500 Cabriolet</text:p>
          </table:table-cell>
          <table:table-cell table:style-name="ce4" office:value-type="string" calcext:value-type="string">
            <text:p>4.7 455BG AMG</text:p>
          </table:table-cell>
          <table:table-cell table:style-name="ce17" office:value-type="float" office:value="4.7" calcext:value-type="float">
            <text:p>4,7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58500" calcext:value-type="float">
            <text:p>1.458.5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500 Coupe</text:p>
          </table:table-cell>
          <table:table-cell table:style-name="ce4" office:value-type="string" calcext:value-type="string">
            <text:p>4.7 455BG AMG 4MATIC</text:p>
          </table:table-cell>
          <table:table-cell table:style-name="ce17" office:value-type="float" office:value="4.7" calcext:value-type="float">
            <text:p>4,7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33100" calcext:value-type="float">
            <text:p>1.333.1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500 Long</text:p>
          </table:table-cell>
          <table:table-cell table:style-name="ce4" office:value-type="string" calcext:value-type="string">
            <text:p>4.7 455BG Vizyon</text:p>
          </table:table-cell>
          <table:table-cell table:style-name="ce17" office:value-type="float" office:value="4.7" calcext:value-type="float">
            <text:p>4,7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09300" calcext:value-type="float">
            <text:p>1.109.3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500 Long</text:p>
          </table:table-cell>
          <table:table-cell table:style-name="ce4" office:value-type="string" calcext:value-type="string">
            <text:p>4.7 455BG Vizyon 4MATIC</text:p>
          </table:table-cell>
          <table:table-cell table:style-name="ce17" office:value-type="float" office:value="4.7" calcext:value-type="float">
            <text:p>4,7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49400" calcext:value-type="float">
            <text:p>1.149.4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600 Long</text:p>
          </table:table-cell>
          <table:table-cell table:style-name="ce4" office:value-type="string" calcext:value-type="string">
            <text:p>6.0 530BG Vizyon</text:p>
          </table:table-cell>
          <table:table-cell table:style-name="ce17" office:value-type="float" office:value="6" calcext:value-type="float">
            <text:p>6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98100" calcext:value-type="float">
            <text:p>1.498.1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63 AMG Cabriolet</text:p>
          </table:table-cell>
          <table:table-cell table:style-name="ce4" office:value-type="string" calcext:value-type="string">
            <text:p>5.5 585BG Performance 4MATIC</text:p>
          </table:table-cell>
          <table:table-cell table:style-name="ce17" office:value-type="float" office:value="5.5" calcext:value-type="float">
            <text:p>5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833700" calcext:value-type="float">
            <text:p>1.833.7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63 AMG Coupe</text:p>
          </table:table-cell>
          <table:table-cell table:style-name="ce4" office:value-type="string" calcext:value-type="string">
            <text:p>5.5 585BG Performance</text:p>
          </table:table-cell>
          <table:table-cell table:style-name="ce17" office:value-type="float" office:value="5.5" calcext:value-type="float">
            <text:p>5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70400" calcext:value-type="float">
            <text:p>1.670.4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63 AMG Long</text:p>
          </table:table-cell>
          <table:table-cell table:style-name="ce4" office:value-type="string" calcext:value-type="string">
            <text:p>5.5 585BG Vizyon 4MATIC</text:p>
          </table:table-cell>
          <table:table-cell table:style-name="ce17" office:value-type="float" office:value="5.5" calcext:value-type="float">
            <text:p>5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66400" calcext:value-type="float">
            <text:p>1.466.4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 65 AMG Coupe</text:p>
          </table:table-cell>
          <table:table-cell table:style-name="ce4" office:value-type="string" calcext:value-type="string">
            <text:p>6.0 630BG Performance 4MATIC</text:p>
          </table:table-cell>
          <table:table-cell table:style-name="ce17" office:value-type="float" office:value="6" calcext:value-type="float">
            <text:p>6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275100" calcext:value-type="float">
            <text:p>2.275.1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L 400</text:p>
          </table:table-cell>
          <table:table-cell table:style-name="ce4" office:value-type="string" calcext:value-type="string">
            <text:p>3.0 367BG Roadster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79000" calcext:value-type="float">
            <text:p>979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L 63 AMG</text:p>
          </table:table-cell>
          <table:table-cell table:style-name="ce4" office:value-type="string" calcext:value-type="string">
            <text:p>5.5 585BG Performance</text:p>
          </table:table-cell>
          <table:table-cell table:style-name="ce17" office:value-type="float" office:value="5.5" calcext:value-type="float">
            <text:p>5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60900" calcext:value-type="float">
            <text:p>1.460.9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LC 180</text:p>
          </table:table-cell>
          <table:table-cell table:style-name="ce4" office:value-type="string" calcext:value-type="string">
            <text:p>1.6 156BG AMG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68700" calcext:value-type="float">
            <text:p>268.7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LC 300</text:p>
          </table:table-cell>
          <table:table-cell table:style-name="ce4" office:value-type="string" calcext:value-type="string">
            <text:p>2.0 245BG AMG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91000" calcext:value-type="float">
            <text:p>391.0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SLC 43 AMG</text:p>
          </table:table-cell>
          <table:table-cell table:style-name="ce4" office:value-type="string" calcext:value-type="string">
            <text:p>3.0 367BG Performance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56800" calcext:value-type="float">
            <text:p>556.800</text:p>
          </table:table-cell>
          <table:table-cell table:style-name="ce27" office:value-type="string" calcext:value-type="string">
            <text:p><text:a xlink:href="http://www.mercedes-benz.com.tr/" xlink:type="simple">http://www.mercedes-benz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3 Kapı</text:p>
          </table:table-cell>
          <table:table-cell table:style-name="ce4" office:value-type="string" calcext:value-type="string">
            <text:p>1.5 136 BG Chil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0158" calcext:value-type="float">
            <text:p>140.158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3 Kapı</text:p>
          </table:table-cell>
          <table:table-cell table:style-name="ce4" office:value-type="string" calcext:value-type="string">
            <text:p>1.5 136 BG Pepper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5130" calcext:value-type="float">
            <text:p>115.130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3 Kapı</text:p>
          </table:table-cell>
          <table:table-cell table:style-name="ce4" office:value-type="string" calcext:value-type="string">
            <text:p>1.5 136 BG Türkiye Paket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2563" calcext:value-type="float">
            <text:p>102.563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3 Kapı D</text:p>
          </table:table-cell>
          <table:table-cell table:style-name="ce4" office:value-type="string" calcext:value-type="string">
            <text:p>1.5 116 BG Chil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7531" calcext:value-type="float">
            <text:p>147.531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3 Kapı D</text:p>
          </table:table-cell>
          <table:table-cell table:style-name="ce4" office:value-type="string" calcext:value-type="string">
            <text:p>1.5 116 BG Pepper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2042" calcext:value-type="float">
            <text:p>122.042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3 Kapı D</text:p>
          </table:table-cell>
          <table:table-cell table:style-name="ce4" office:value-type="string" calcext:value-type="string">
            <text:p>1.5 116 BG Türkiye Paket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9475" calcext:value-type="float">
            <text:p>109.475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5 Kapı</text:p>
          </table:table-cell>
          <table:table-cell table:style-name="ce4" office:value-type="string" calcext:value-type="string">
            <text:p>1.5 136 BG Chil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5184" calcext:value-type="float">
            <text:p>145.184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5 Kapı</text:p>
          </table:table-cell>
          <table:table-cell table:style-name="ce4" office:value-type="string" calcext:value-type="string">
            <text:p>1.5 136 BG Pepper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9841" calcext:value-type="float">
            <text:p>119.841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5 Kapı</text:p>
          </table:table-cell>
          <table:table-cell table:style-name="ce4" office:value-type="string" calcext:value-type="string">
            <text:p>1.5 136 BG Türkiye Paket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7274" calcext:value-type="float">
            <text:p>107.274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5 Kapı D</text:p>
          </table:table-cell>
          <table:table-cell table:style-name="ce4" office:value-type="string" calcext:value-type="string">
            <text:p>1.5 116 BG Chil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2558" calcext:value-type="float">
            <text:p>152.558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5 Kapı D</text:p>
          </table:table-cell>
          <table:table-cell table:style-name="ce4" office:value-type="string" calcext:value-type="string">
            <text:p>1.5 116 BG Pepper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5131" calcext:value-type="float">
            <text:p>135.131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5 Kapı D</text:p>
          </table:table-cell>
          <table:table-cell table:style-name="ce4" office:value-type="string" calcext:value-type="string">
            <text:p>1.5 116 BG Türkiye Paket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4186" calcext:value-type="float">
            <text:p>114.186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Cabrio</text:p>
          </table:table-cell>
          <table:table-cell table:style-name="ce4" office:value-type="string" calcext:value-type="string">
            <text:p>1.5 136 BG Prem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2611" calcext:value-type="float">
            <text:p>162.611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Cabrio</text:p>
          </table:table-cell>
          <table:table-cell table:style-name="ce4" office:value-type="string" calcext:value-type="string">
            <text:p>1.5 136 BG Türkiye Paket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8536" calcext:value-type="float">
            <text:p>148.536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Clubman</text:p>
          </table:table-cell>
          <table:table-cell table:style-name="ce4" office:value-type="string" calcext:value-type="string">
            <text:p>1.5 136 BG Chil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7692" calcext:value-type="float">
            <text:p>177.692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Clubman</text:p>
          </table:table-cell>
          <table:table-cell table:style-name="ce4" office:value-type="string" calcext:value-type="string">
            <text:p>1.5 136 BG Pepper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5292" calcext:value-type="float">
            <text:p>165.292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Clubman</text:p>
          </table:table-cell>
          <table:table-cell table:style-name="ce4" office:value-type="string" calcext:value-type="string">
            <text:p>1.5 136 BG Türkiye Paket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8536" calcext:value-type="float">
            <text:p>148.536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Countryman All4</text:p>
          </table:table-cell>
          <table:table-cell table:style-name="ce4" office:value-type="string" calcext:value-type="string">
            <text:p>1.5 136 BG Chil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1097" calcext:value-type="float">
            <text:p>191.097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Countryman All4</text:p>
          </table:table-cell>
          <table:table-cell table:style-name="ce4" office:value-type="string" calcext:value-type="string">
            <text:p>1.5 136 BG Pepper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7021" calcext:value-type="float">
            <text:p>177.021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Cooper Countryman All4</text:p>
          </table:table-cell>
          <table:table-cell table:style-name="ce4" office:value-type="string" calcext:value-type="string">
            <text:p>1.5 136 BG Türkiye Paketi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4958" calcext:value-type="float">
            <text:p>164.958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ini John Cooper Works</text:p>
          </table:table-cell>
          <table:table-cell table:style-name="ce4" office:value-type="string" calcext:value-type="string">
            <text:p>2.0 231 BG Türkiye Paketi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36588" calcext:value-type="float">
            <text:p>236.588</text:p>
          </table:table-cell>
          <table:table-cell table:style-name="ce27" office:value-type="string" calcext:value-type="string">
            <text:p><text:a xlink:href="https://www.mini.com.tr/" xlink:type="simple">https://www.mini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ASX</text:p>
          </table:table-cell>
          <table:table-cell table:style-name="ce7" office:value-type="string" calcext:value-type="string">
            <text:p>1.6 MT INSTYLE(Di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141315" calcext:value-type="float">
            <text:p>141.315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ASX</text:p>
          </table:table-cell>
          <table:table-cell table:style-name="ce7" office:value-type="string" calcext:value-type="string">
            <text:p>1.6 MT INTENSE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106596" calcext:value-type="float">
            <text:p>106.596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ASX</text:p>
          </table:table-cell>
          <table:table-cell table:style-name="ce7" office:value-type="string" calcext:value-type="string">
            <text:p>1.6 MT INTENSE(Dizel)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124808" calcext:value-type="float">
            <text:p>124.808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ASX</text:p>
          </table:table-cell>
          <table:table-cell table:style-name="ce7" office:value-type="string" calcext:value-type="string">
            <text:p>1.6 MT INVITE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96314" calcext:value-type="float">
            <text:p>96.314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Attrage</text:p>
          </table:table-cell>
          <table:table-cell table:style-name="ce7" office:value-type="string" calcext:value-type="string">
            <text:p>1.2 CVT INTENSE(NAVİGASYONLU)</text:p>
          </table:table-cell>
          <table:table-cell table:style-name="ce17" office:value-type="float" office:value="1.2" calcext:value-type="float">
            <text:p>1,2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61283" calcext:value-type="float">
            <text:p>61.283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Attrage</text:p>
          </table:table-cell>
          <table:table-cell table:style-name="ce7" office:value-type="string" calcext:value-type="string">
            <text:p>1.2 MT INTENSE(NAVİGASYONLU)</text:p>
          </table:table-cell>
          <table:table-cell table:style-name="ce17" office:value-type="float" office:value="1.2" calcext:value-type="float">
            <text:p>1,2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57367" calcext:value-type="float">
            <text:p>57.367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L200</text:p>
          </table:table-cell>
          <table:table-cell table:style-name="ce7" office:value-type="string" calcext:value-type="string">
            <text:p>2.4L 4X2 AT STORM</text:p>
          </table:table-cell>
          <table:table-cell table:style-name="ce17" office:value-type="float" office:value="2.4" calcext:value-type="float">
            <text:p>2,4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100968" calcext:value-type="float">
            <text:p>100.968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L200</text:p>
          </table:table-cell>
          <table:table-cell table:style-name="ce7" office:value-type="string" calcext:value-type="string">
            <text:p>2.4L 4x2 MT STORM</text:p>
          </table:table-cell>
          <table:table-cell table:style-name="ce17" office:value-type="float" office:value="2.4" calcext:value-type="float">
            <text:p>2,4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95178" calcext:value-type="float">
            <text:p>95.178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L200</text:p>
          </table:table-cell>
          <table:table-cell table:style-name="ce7" office:value-type="string" calcext:value-type="string">
            <text:p>2.4L 4X4 AT BLIZZARD</text:p>
          </table:table-cell>
          <table:table-cell table:style-name="ce17" office:value-type="float" office:value="2.4" calcext:value-type="float">
            <text:p>2,4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132377" calcext:value-type="float">
            <text:p>132.377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L200</text:p>
          </table:table-cell>
          <table:table-cell table:style-name="ce7" office:value-type="string" calcext:value-type="string">
            <text:p>2.4L 4X4 AT TORNADO</text:p>
          </table:table-cell>
          <table:table-cell table:style-name="ce17" office:value-type="float" office:value="2.4" calcext:value-type="float">
            <text:p>2,4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117271" calcext:value-type="float">
            <text:p>117.271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L200</text:p>
          </table:table-cell>
          <table:table-cell table:style-name="ce7" office:value-type="string" calcext:value-type="string">
            <text:p>2.4L 4X4 MT STORM</text:p>
          </table:table-cell>
          <table:table-cell table:style-name="ce17" office:value-type="float" office:value="2.4" calcext:value-type="float">
            <text:p>2,4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106817" calcext:value-type="float">
            <text:p>106.817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L200</text:p>
          </table:table-cell>
          <table:table-cell table:style-name="ce7" office:value-type="string" calcext:value-type="string">
            <text:p>2.4L 4X4 MT TORNADO</text:p>
          </table:table-cell>
          <table:table-cell table:style-name="ce17" office:value-type="float" office:value="2.4" calcext:value-type="float">
            <text:p>2,4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112890" calcext:value-type="float">
            <text:p>112.890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Lancer</text:p>
          </table:table-cell>
          <table:table-cell table:style-name="ce7" office:value-type="string" calcext:value-type="string">
            <text:p>1.6 MT INVITE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86500" calcext:value-type="float">
            <text:p>86.500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Outlander</text:p>
          </table:table-cell>
          <table:table-cell table:style-name="ce7" office:value-type="string" calcext:value-type="string">
            <text:p>2.0 CVT INSTYLE4X4</text:p>
          </table:table-cell>
          <table:table-cell table:style-name="ce17" office:value-type="float" office:value="2" calcext:value-type="float">
            <text:p>2,0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210000" calcext:value-type="float">
            <text:p>210.000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Pajero</text:p>
          </table:table-cell>
          <table:table-cell table:style-name="ce7" office:value-type="string" calcext:value-type="string">
            <text:p>3.2 DID INSTYLE AT</text:p>
          </table:table-cell>
          <table:table-cell table:style-name="ce17" office:value-type="float" office:value="3.2" calcext:value-type="float">
            <text:p>3,2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Otomatik</text:p>
          </table:table-cell>
          <table:table-cell table:style-name="ce25" office:value-type="float" office:value="450667.51" calcext:value-type="float">
            <office:annotation draw:style-name="gr9" draw:text-style-name="P4" svg:width="39.16mm" svg:height="9.69mm" svg:x="278.2mm" svg:y="5068.56mm" draw:caption-point-x="-5.66mm" draw:caption-point-y="4.06mm">
              <dc:date>2018-01-28T00:00:00</dc:date>
              <text:p text:style-name="P3"><text:span text:style-name="T2">114559 € + 5033 TL</text:span></text:p>
              <text:p text:style-name="P3"><text:span text:style-name="T2"/></text:p>
            </office:annotation>
            <text:p>450.668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Mitsubishi</text:p>
          </table:table-cell>
          <table:table-cell table:style-name="ce7" office:value-type="string" calcext:value-type="string">
            <text:p>Space Star</text:p>
          </table:table-cell>
          <table:table-cell table:style-name="ce7" office:value-type="string" calcext:value-type="string">
            <text:p>1.2 CVT INTENSE</text:p>
          </table:table-cell>
          <table:table-cell table:style-name="ce17" office:value-type="float" office:value="1.2" calcext:value-type="float">
            <text:p>1,2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65912" calcext:value-type="float">
            <text:p>65.912</text:p>
          </table:table-cell>
          <table:table-cell table:style-name="ce27" office:value-type="string" calcext:value-type="string">
            <text:p><text:a xlink:href="https://www.mitsubishi-motors.com.tr/" xlink:type="simple">https://www.mitsubishi-motors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2 DIG-T BLACK EDITION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0479" calcext:value-type="float">
            <text:p>80.47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2 DIG-T PLATINUM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7384" calcext:value-type="float">
            <text:p>87.38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2 DIG-T PLATINUM PREMIUM PACK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1059" calcext:value-type="float">
            <text:p>91.05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2 DIG-T SKY PACK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6764" calcext:value-type="float">
            <text:p>76.76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2 DIG-T SPECIAL EDITION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2469" calcext:value-type="float">
            <text:p>82.46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2 DIG-T TEKNA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3024" calcext:value-type="float">
            <text:p>73.02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2 DIG-T VISIA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4279" calcext:value-type="float">
            <text:p>64.27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5 dCi BLACK EDI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9464" calcext:value-type="float">
            <text:p>89.46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5 dCi PLATIN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6359" calcext:value-type="float">
            <text:p>96.35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5 dCi PLATINUM PREMIUM PACK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0044" calcext:value-type="float">
            <text:p>100.04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5 dCi SKY PACK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5729" calcext:value-type="float">
            <text:p>85.72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5 dCi SPECIAL EDI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1449" calcext:value-type="float">
            <text:p>91.44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5 dCi TEKNA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1999" calcext:value-type="float">
            <text:p>81.99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5 dCi VISIA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5444" calcext:value-type="float">
            <text:p>75.44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6 BLACK EDI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5899" calcext:value-type="float">
            <text:p>85.89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6 PLATIN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2799" calcext:value-type="float">
            <text:p>92.79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6 PLATINUM PREMIUM PACK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6474" calcext:value-type="float">
            <text:p>96.47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6 SKY PACK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2174" calcext:value-type="float">
            <text:p>82.17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6 SPECIAL EDI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7884" calcext:value-type="float">
            <text:p>87.88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6 TEKNA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8444" calcext:value-type="float">
            <text:p>78.44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Juke</text:p>
          </table:table-cell>
          <table:table-cell table:style-name="ce4" office:value-type="string" calcext:value-type="string">
            <text:p>1.6 VISIA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1884" calcext:value-type="float">
            <text:p>71.88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Micra</text:p>
          </table:table-cell>
          <table:table-cell table:style-name="ce4" office:value-type="string" calcext:value-type="string">
            <text:p>1.2 MATCH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6781" calcext:value-type="float">
            <text:p>56.781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Micra</text:p>
          </table:table-cell>
          <table:table-cell table:style-name="ce4" office:value-type="string" calcext:value-type="string">
            <text:p>1.2 MATCH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2466" calcext:value-type="float">
            <text:p>62.466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Micra</text:p>
          </table:table-cell>
          <table:table-cell table:style-name="ce4" office:value-type="string" calcext:value-type="string">
            <text:p>1.2 STREET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2311" calcext:value-type="float">
            <text:p>52.311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Micra</text:p>
          </table:table-cell>
          <table:table-cell table:style-name="ce4" office:value-type="string" calcext:value-type="string">
            <text:p>1.2 STREET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7941" calcext:value-type="float">
            <text:p>57.941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Navara</text:p>
          </table:table-cell>
          <table:table-cell table:style-name="ce4" office:value-type="string" calcext:value-type="string">
            <text:p>2.3 dCi 4X2 TEKNA</text:p>
          </table:table-cell>
          <table:table-cell table:style-name="ce17" office:value-type="float" office:value="2.3" calcext:value-type="float">
            <text:p>2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6226" calcext:value-type="float">
            <text:p>86.226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Navara</text:p>
          </table:table-cell>
          <table:table-cell table:style-name="ce4" office:value-type="string" calcext:value-type="string">
            <text:p>2.3 dCi 4X2 VISIA</text:p>
          </table:table-cell>
          <table:table-cell table:style-name="ce17" office:value-type="float" office:value="2.3" calcext:value-type="float">
            <text:p>2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8849" calcext:value-type="float">
            <text:p>78.84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Navara</text:p>
          </table:table-cell>
          <table:table-cell table:style-name="ce4" office:value-type="string" calcext:value-type="string">
            <text:p>2.3 dCi 4X4 PLATINUM</text:p>
          </table:table-cell>
          <table:table-cell table:style-name="ce17" office:value-type="float" office:value="2.3" calcext:value-type="float">
            <text:p>2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9283" calcext:value-type="float">
            <text:p>119.283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Navara</text:p>
          </table:table-cell>
          <table:table-cell table:style-name="ce4" office:value-type="string" calcext:value-type="string">
            <text:p>2.3 dCi 4X4 TEKNA</text:p>
          </table:table-cell>
          <table:table-cell table:style-name="ce17" office:value-type="float" office:value="2.3" calcext:value-type="float">
            <text:p>2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1697" calcext:value-type="float">
            <text:p>101.697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Navara</text:p>
          </table:table-cell>
          <table:table-cell table:style-name="ce4" office:value-type="string" calcext:value-type="string">
            <text:p>2.3 dCi 4X4 VISIA</text:p>
          </table:table-cell>
          <table:table-cell table:style-name="ce17" office:value-type="float" office:value="2.3" calcext:value-type="float">
            <text:p>2,3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2419" calcext:value-type="float">
            <text:p>92.41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Pulsar</text:p>
          </table:table-cell>
          <table:table-cell table:style-name="ce4" office:value-type="string" calcext:value-type="string">
            <text:p>1.2 DIG-T N-TEC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0625" calcext:value-type="float">
            <text:p>80.625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Pulsar</text:p>
          </table:table-cell>
          <table:table-cell table:style-name="ce4" office:value-type="string" calcext:value-type="string">
            <text:p>1.2 DIG-T TEKNA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6532" calcext:value-type="float">
            <text:p>76.532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Pulsar</text:p>
          </table:table-cell>
          <table:table-cell table:style-name="ce4" office:value-type="string" calcext:value-type="string">
            <text:p>1.2 DIG-T VISIA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0500" calcext:value-type="float">
            <text:p>60.500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Pulsar</text:p>
          </table:table-cell>
          <table:table-cell table:style-name="ce4" office:value-type="string" calcext:value-type="string">
            <text:p>1.2 DIG-T VISIA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8582" calcext:value-type="float">
            <text:p>68.582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Pulsar</text:p>
          </table:table-cell>
          <table:table-cell table:style-name="ce4" office:value-type="string" calcext:value-type="string">
            <text:p>1.5 dCi N-TEC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6845" calcext:value-type="float">
            <text:p>86.845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Pulsar</text:p>
          </table:table-cell>
          <table:table-cell table:style-name="ce4" office:value-type="string" calcext:value-type="string">
            <text:p>1.5 dCi TEKNA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2753" calcext:value-type="float">
            <text:p>82.753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Pulsar</text:p>
          </table:table-cell>
          <table:table-cell table:style-name="ce4" office:value-type="string" calcext:value-type="string">
            <text:p>1.5 dCi VISIA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7142" calcext:value-type="float">
            <text:p>77.142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2 DIG-T BLACK EDITION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3053" calcext:value-type="float">
            <text:p>113.053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2 DIG-T BLACK EDITION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0389" calcext:value-type="float">
            <text:p>120.38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2 DIG-T PLATINUM PREMIUM PACK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3404" calcext:value-type="float">
            <text:p>143.40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2 DIG-T SKY PACK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6562" calcext:value-type="float">
            <text:p>106.562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2 DIG-T SKY PACK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3894" calcext:value-type="float">
            <text:p>113.89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2 DIG-T TEKNA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9894" calcext:value-type="float">
            <text:p>99.89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2 DIG-T TEKNA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7231" calcext:value-type="float">
            <text:p>107.231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2 DIG-T VISIA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0817" calcext:value-type="float">
            <text:p>90.817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2 DIG-T VISIA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8154" calcext:value-type="float">
            <text:p>98.15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5 dCi BLACK EDI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24783" calcext:value-type="float">
            <text:p>124.783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5 dCi PLATINUM PREMIUM PACK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49377" calcext:value-type="float">
            <text:p>149.377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5 dCi SKY PACK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9478" calcext:value-type="float">
            <text:p>119.478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5 dCi TEKNA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2815" calcext:value-type="float">
            <text:p>112.815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5 dCi VISIA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2733" calcext:value-type="float">
            <text:p>102.733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6 dCi BLACK EDI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0373" calcext:value-type="float">
            <text:p>150.373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6 dCi PLATINUM PREMIUM PACK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3911" calcext:value-type="float">
            <text:p>163.911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6 dCi SKY PACK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4789" calcext:value-type="float">
            <text:p>124.78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6 dCi TEKNA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7907" calcext:value-type="float">
            <text:p>117.907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Qashqai</text:p>
          </table:table-cell>
          <table:table-cell table:style-name="ce4" office:value-type="string" calcext:value-type="string">
            <text:p>1.6 dCi VISIA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7656" calcext:value-type="float">
            <text:p>117.656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X-Trail</text:p>
          </table:table-cell>
          <table:table-cell table:style-name="ce4" office:value-type="string" calcext:value-type="string">
            <text:p>1.6 dCi BLACK EDI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53128" calcext:value-type="float">
            <text:p>153.128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X-Trail</text:p>
          </table:table-cell>
          <table:table-cell table:style-name="ce4" office:value-type="string" calcext:value-type="string">
            <text:p>1.6 dCi BLACK EDI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3035" calcext:value-type="float">
            <text:p>163.035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X-Trail</text:p>
          </table:table-cell>
          <table:table-cell table:style-name="ce4" office:value-type="string" calcext:value-type="string">
            <text:p>1.6 dCi DESIGN PACK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47518" calcext:value-type="float">
            <text:p>147.518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X-Trail</text:p>
          </table:table-cell>
          <table:table-cell table:style-name="ce4" office:value-type="string" calcext:value-type="string">
            <text:p>1.6 dCi DESIGN PACK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4654" calcext:value-type="float">
            <text:p>154.654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X-Trail</text:p>
          </table:table-cell>
          <table:table-cell table:style-name="ce4" office:value-type="string" calcext:value-type="string">
            <text:p>1.6 dCi DESIGN PACK ALL MODE 4X4-i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54285" calcext:value-type="float">
            <text:p>154.285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X-Trail</text:p>
          </table:table-cell>
          <table:table-cell table:style-name="ce4" office:value-type="string" calcext:value-type="string">
            <text:p>1.6 dCi PLATINUM PREMIUM PACK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61509" calcext:value-type="float">
            <text:p>161.509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X-Trail</text:p>
          </table:table-cell>
          <table:table-cell table:style-name="ce4" office:value-type="string" calcext:value-type="string">
            <text:p>1.6 dCi PLATINUM PREMIUM PACK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1411" calcext:value-type="float">
            <text:p>171.411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X-Trail</text:p>
          </table:table-cell>
          <table:table-cell table:style-name="ce4" office:value-type="string" calcext:value-type="string">
            <text:p>1.6 dCi SKY PACK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40132" calcext:value-type="float">
            <text:p>140.132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X-Trail</text:p>
          </table:table-cell>
          <table:table-cell table:style-name="ce4" office:value-type="string" calcext:value-type="string">
            <text:p>1.6 dCi SKY PACK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8716" calcext:value-type="float">
            <text:p>148.716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Nissan</text:p>
          </table:table-cell>
          <table:table-cell table:style-name="ce4" office:value-type="string" calcext:value-type="string">
            <text:p>X-Trail</text:p>
          </table:table-cell>
          <table:table-cell table:style-name="ce4" office:value-type="string" calcext:value-type="string">
            <text:p>1.6 dCi VISIA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24770" calcext:value-type="float">
            <text:p>124.770</text:p>
          </table:table-cell>
          <table:table-cell table:style-name="ce27" office:value-type="string" calcext:value-type="string">
            <text:p><text:a xlink:href="https://www.nissan.com.tr/" xlink:type="simple">https://www.nissan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.2 lt <text:s/>XEL 70 HP MT5 JAM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4" office:value-type="float" office:value="61200" calcext:value-type="float">
            <text:p>61.2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.4 lt. <text:s/>XEL 87 HP MTA GLAM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4" office:value-type="float" office:value="68800" calcext:value-type="float">
            <text:p>68.8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.4 lt. <text:s/>XEL 87 HP MTA JAM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4" office:value-type="float" office:value="64700" calcext:value-type="float">
            <text:p>64.7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.4 lt. <text:s/>XEL 87 HP MTA ROCKS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4" office:value-type="float" office:value="77500" calcext:value-type="float">
            <text:p>77.5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.4 lt. <text:s/>XEL 87 HP MTA SLAM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4" office:value-type="float" office:value="71900" calcext:value-type="float">
            <text:p>71.9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1.4 lt. NEH TURBO 150 HP - MT6 Adam S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4" office:value-type="float" office:value="79200" calcext:value-type="float">
            <text:p>79.2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4 Benzinli 100 HP MT5 Enjoy</text:p>
          </table:table-cell>
          <table:table-cell table:style-name="ce17" office:value-type="float" office:value="1.4" calcext:value-type="float">
            <text:p>1,4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72900" calcext:value-type="float">
            <text:p>72.9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4 Benzinli 150 HP AT6 S&amp;S Dynamic</text:p>
          </table:table-cell>
          <table:table-cell table:style-name="ce17" office:value-type="float" office:value="1.4" calcext:value-type="float">
            <text:p>1,4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96800" calcext:value-type="float">
            <text:p>96.8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4 Benzinli 150 HP AT6 S&amp;S Enjoy</text:p>
          </table:table-cell>
          <table:table-cell table:style-name="ce17" office:value-type="float" office:value="1.4" calcext:value-type="float">
            <text:p>1,4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84700" calcext:value-type="float">
            <text:p>84.7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4 Benzinli 150 HP AT6 S&amp;S Excellence</text:p>
          </table:table-cell>
          <table:table-cell table:style-name="ce17" office:value-type="float" office:value="1.4" calcext:value-type="float">
            <text:p>1,4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106900" calcext:value-type="float">
            <text:p>106.9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4 Benzinli 150 HP AT6 S&amp;S OPC Line Sport</text:p>
          </table:table-cell>
          <table:table-cell table:style-name="ce17" office:value-type="float" office:value="1.4" calcext:value-type="float">
            <text:p>1,4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101800" calcext:value-type="float">
            <text:p>101.8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4 Benzinli 150 HP MT6 Dynamic</text:p>
          </table:table-cell>
          <table:table-cell table:style-name="ce17" office:value-type="float" office:value="1.4" calcext:value-type="float">
            <text:p>1,4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91900" calcext:value-type="float">
            <text:p>91.9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4 Benzinli 150 HP MT6 Excellence</text:p>
          </table:table-cell>
          <table:table-cell table:style-name="ce17" office:value-type="float" office:value="1.4" calcext:value-type="float">
            <text:p>1,4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102100" calcext:value-type="float">
            <text:p>102.1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6 Benzinli 200 HP AT6 S&amp;S OPC Line Sport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107300" calcext:value-type="float">
            <text:p>107.3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6 Dizel 110 HP MT6 Design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96400" calcext:value-type="float">
            <text:p>96.4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6 Dizel 110 HP MT6 Enjoy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92000" calcext:value-type="float">
            <text:p>92.0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6 Dizel 136 HP AT6 Design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102900" calcext:value-type="float">
            <text:p>102.9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6 Dizel 136 HP AT6 Dynamic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110700" calcext:value-type="float">
            <text:p>110.7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6 Dizel 136 HP AT6 Enjoy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98500" calcext:value-type="float">
            <text:p>98.5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6 Dizel 136 HP AT6 Excellence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120800" calcext:value-type="float">
            <text:p>120.8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6 Dizel 136 HP AT6 OPC Line Sport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115700" calcext:value-type="float">
            <text:p>115.7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6 Dizel 136 HP MT6 S&amp;S Dynamic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105800" calcext:value-type="float">
            <text:p>105.8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HB</text:p>
          </table:table-cell>
          <table:table-cell table:style-name="ce7" office:value-type="string" calcext:value-type="string">
            <text:p>1.6 Dizel 136 HP MT6 S&amp;S Excellence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Düz</text:p>
          </table:table-cell>
          <table:table-cell table:style-name="ce24" office:value-type="float" office:value="115900" calcext:value-type="float">
            <text:p>115.9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stra Sedan</text:p>
          </table:table-cell>
          <table:table-cell table:style-name="ce3" office:value-type="string" calcext:value-type="string">
            <text:p>1.4 Benzinli 140 HP AT Design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7050" calcext:value-type="float">
            <text:p>87.05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stra Sedan</text:p>
          </table:table-cell>
          <table:table-cell table:style-name="ce3" office:value-type="string" calcext:value-type="string">
            <text:p>1.4 Benzinli 140 HP AT Edition Plus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8700" calcext:value-type="float">
            <text:p>78.7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stra Sedan</text:p>
          </table:table-cell>
          <table:table-cell table:style-name="ce3" office:value-type="string" calcext:value-type="string">
            <text:p>1.4 Benzinli 140 HP AT Sport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7250" calcext:value-type="float">
            <text:p>87.25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stra Sedan</text:p>
          </table:table-cell>
          <table:table-cell table:style-name="ce3" office:value-type="string" calcext:value-type="string">
            <text:p>1.4 Benzinli 140 HP MT Sport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3050" calcext:value-type="float">
            <text:p>83.05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stra Sedan</text:p>
          </table:table-cell>
          <table:table-cell table:style-name="ce3" office:value-type="string" calcext:value-type="string">
            <text:p>1.6 Benzinli 115 HP MT Edi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0950" calcext:value-type="float">
            <text:p>60.95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stra Sedan</text:p>
          </table:table-cell>
          <table:table-cell table:style-name="ce3" office:value-type="string" calcext:value-type="string">
            <text:p>1.6 Benzinli 115 HP MT Edition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4550" calcext:value-type="float">
            <text:p>64.55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stra Sedan</text:p>
          </table:table-cell>
          <table:table-cell table:style-name="ce3" office:value-type="string" calcext:value-type="string">
            <text:p>1.6 Dizel 110 HP MT S&amp;S Design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3050" calcext:value-type="float">
            <text:p>103.05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stra Sedan</text:p>
          </table:table-cell>
          <table:table-cell table:style-name="ce3" office:value-type="string" calcext:value-type="string">
            <text:p>1.6 Dizel 136 HP AT Design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8850" calcext:value-type="float">
            <text:p>108.85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stra Sedan</text:p>
          </table:table-cell>
          <table:table-cell table:style-name="ce3" office:value-type="string" calcext:value-type="string">
            <text:p>1.6 Dizel 136 HP AT Elit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8450" calcext:value-type="float">
            <text:p>118.45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stra Sedan</text:p>
          </table:table-cell>
          <table:table-cell table:style-name="ce3" office:value-type="string" calcext:value-type="string">
            <text:p>1.6 Dizel 136 HP AT Sport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9150" calcext:value-type="float">
            <text:p>109.15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stra Sedan</text:p>
          </table:table-cell>
          <table:table-cell table:style-name="ce3" office:value-type="string" calcext:value-type="string">
            <text:p>1.6 Dizel 136 HP MT S&amp;S Elit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4350" calcext:value-type="float">
            <text:p>114.35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stra Sedan</text:p>
          </table:table-cell>
          <table:table-cell table:style-name="ce3" office:value-type="string" calcext:value-type="string">
            <text:p>1.6 Dizel 136 HP MT S&amp;S Sport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5150" calcext:value-type="float">
            <text:p>105.15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Sports Tourer</text:p>
          </table:table-cell>
          <table:table-cell table:style-name="ce7" office:value-type="string" calcext:value-type="string">
            <text:p>1.4 Benzinli 150 HP AT6 S&amp;S Dynamic</text:p>
          </table:table-cell>
          <table:table-cell table:style-name="ce17" office:value-type="float" office:value="1.4" calcext:value-type="float">
            <text:p>1,4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99100" calcext:value-type="float">
            <text:p>99.1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Sports Tourer</text:p>
          </table:table-cell>
          <table:table-cell table:style-name="ce7" office:value-type="string" calcext:value-type="string">
            <text:p>1.4 Benzinli 150 HP AT6 S&amp;S Excellence</text:p>
          </table:table-cell>
          <table:table-cell table:style-name="ce17" office:value-type="float" office:value="1.4" calcext:value-type="float">
            <text:p>1,4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109300" calcext:value-type="float">
            <text:p>109.3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Sports Tourer</text:p>
          </table:table-cell>
          <table:table-cell table:style-name="ce7" office:value-type="string" calcext:value-type="string">
            <text:p>1.6 Dizel 136 HP AT6 Dynamic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112900" calcext:value-type="float">
            <text:p>112.9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7" office:value-type="string" calcext:value-type="string">
            <text:p>Opel</text:p>
          </table:table-cell>
          <table:table-cell table:style-name="ce7" office:value-type="string" calcext:value-type="string">
            <text:p>Astra Sports Tourer</text:p>
          </table:table-cell>
          <table:table-cell table:style-name="ce7" office:value-type="string" calcext:value-type="string">
            <text:p>1.6 Dizel 136 HP AT6 Excellence</text:p>
          </table:table-cell>
          <table:table-cell table:style-name="ce17" office:value-type="float" office:value="1.6" calcext:value-type="float">
            <text:p>1,6</text:p>
          </table:table-cell>
          <table:table-cell table:style-name="ce18" office:value-type="string" calcext:value-type="string">
            <text:p>Dizel</text:p>
          </table:table-cell>
          <table:table-cell table:style-name="ce18" office:value-type="string" calcext:value-type="string">
            <text:p>Otomatik</text:p>
          </table:table-cell>
          <table:table-cell table:style-name="ce24" office:value-type="float" office:value="123300" calcext:value-type="float">
            <text:p>123.3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Cascada</text:p>
          </table:table-cell>
          <table:table-cell table:style-name="ce3" office:value-type="string" calcext:value-type="string">
            <text:p>1.6 XHT 170 HP AT6 Cosmo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9600" calcext:value-type="float">
            <text:p>169.6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Corsa 5 Kapı</text:p>
          </table:table-cell>
          <table:table-cell table:style-name="ce3" office:value-type="string" calcext:value-type="string">
            <text:p>1.2 70 HP MT-5 Design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6500" calcext:value-type="float">
            <text:p>56.5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Corsa 5 Kapı</text:p>
          </table:table-cell>
          <table:table-cell table:style-name="ce3" office:value-type="string" calcext:value-type="string">
            <text:p>1.2 70 HP MT-5 Enjoy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6700" calcext:value-type="float">
            <text:p>56.7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Corsa 5 Kapı</text:p>
          </table:table-cell>
          <table:table-cell table:style-name="ce3" office:value-type="string" calcext:value-type="string">
            <text:p>1.2 70 HP MT-5 Essentia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2900" calcext:value-type="float">
            <text:p>52.9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Corsa 5 Kapı</text:p>
          </table:table-cell>
          <table:table-cell table:style-name="ce3" office:value-type="string" calcext:value-type="string">
            <text:p>1.3 CDTI 75HP Design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5300" calcext:value-type="float">
            <text:p>75.3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Corsa 5 Kapı</text:p>
          </table:table-cell>
          <table:table-cell table:style-name="ce3" office:value-type="string" calcext:value-type="string">
            <text:p>1.3 CDTI 75HP Enjoy 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5800" calcext:value-type="float">
            <text:p>75.8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Corsa 5 Kapı</text:p>
          </table:table-cell>
          <table:table-cell table:style-name="ce3" office:value-type="string" calcext:value-type="string">
            <text:p>1.3 CDTI 75HP Essentia 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3500" calcext:value-type="float">
            <text:p>73.5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Corsa 5 Kapı</text:p>
          </table:table-cell>
          <table:table-cell table:style-name="ce3" office:value-type="string" calcext:value-type="string">
            <text:p>1.3 CDTI 95HP MT-A Easytronic Şanzıman Start &amp; Stop Design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9100" calcext:value-type="float">
            <text:p>79.1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Corsa 5 Kapı</text:p>
          </table:table-cell>
          <table:table-cell table:style-name="ce3" office:value-type="string" calcext:value-type="string">
            <text:p>1.3 CDTI 95HP MT-A Easytronic Şanzıman Start &amp; Stop Enjoy 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9700" calcext:value-type="float">
            <text:p>79.7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Corsa 5 Kapı</text:p>
          </table:table-cell>
          <table:table-cell table:style-name="ce3" office:value-type="string" calcext:value-type="string">
            <text:p>1.3 CDTI 95HP MT-A Easytronic Şanzıman Start &amp; Stop Essentia 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7800" calcext:value-type="float">
            <text:p>77.8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Corsa 5 Kapı</text:p>
          </table:table-cell>
          <table:table-cell table:style-name="ce3" office:value-type="string" calcext:value-type="string">
            <text:p>1.4 90 HP Otomatik Şanzıman AT-6 Color Edition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8800" calcext:value-type="float">
            <text:p>68.8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Corsa 5 Kapı</text:p>
          </table:table-cell>
          <table:table-cell table:style-name="ce3" office:value-type="string" calcext:value-type="string">
            <text:p>1.4 90 HP Otomatik Şanzıman AT-6 Design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4800" calcext:value-type="float">
            <text:p>64.8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Corsa 5 Kapı</text:p>
          </table:table-cell>
          <table:table-cell table:style-name="ce3" office:value-type="string" calcext:value-type="string">
            <text:p>1.4 90 HP Otomatik Şanzıman AT-6 Enjoy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5600" calcext:value-type="float">
            <text:p>65.6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Corsa 5 Kapı</text:p>
          </table:table-cell>
          <table:table-cell table:style-name="ce3" office:value-type="string" calcext:value-type="string">
            <text:p>1.4 90 HP Otomatik Şanzıman AT-6 Essentia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1800" calcext:value-type="float">
            <text:p>61.8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Insignia Country Tourer</text:p>
          </table:table-cell>
          <table:table-cell table:style-name="ce3" office:value-type="string" calcext:value-type="string">
            <text:p>1.6 Dizel 136HP AT6 Cosmo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4900" calcext:value-type="float">
            <text:p>154.9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Insignia Country Tourer</text:p>
          </table:table-cell>
          <table:table-cell table:style-name="ce3" office:value-type="string" calcext:value-type="string">
            <text:p>2.0 Dizel 170HP AT6 4x4 Cosmo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0400" calcext:value-type="float">
            <text:p>210.4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Insignia Sedan</text:p>
          </table:table-cell>
          <table:table-cell table:style-name="ce3" office:value-type="string" calcext:value-type="string">
            <text:p>1.6 Benzinli 170HP AT6 <text:s/>Edition <text:s/>Eleg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2900" calcext:value-type="float">
            <text:p>112.9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Insignia Sedan</text:p>
          </table:table-cell>
          <table:table-cell table:style-name="ce3" office:value-type="string" calcext:value-type="string">
            <text:p>1.6 Dizel 136HP AT6 Cosmo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8200" calcext:value-type="float">
            <text:p>138.2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Insignia Sedan</text:p>
          </table:table-cell>
          <table:table-cell table:style-name="ce3" office:value-type="string" calcext:value-type="string">
            <text:p>1.6 Dizel 136HP AT6 Design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3500" calcext:value-type="float">
            <text:p>133.5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Insignia Sedan</text:p>
          </table:table-cell>
          <table:table-cell table:style-name="ce3" office:value-type="string" calcext:value-type="string">
            <text:p>1.6 Dizel 136HP AT6 Edition <text:s/>Eleg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4100" calcext:value-type="float">
            <text:p>134.1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Insignia Sedan</text:p>
          </table:table-cell>
          <table:table-cell table:style-name="ce3" office:value-type="string" calcext:value-type="string">
            <text:p>1.6 Dizel 136HP AT6 Elit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3200" calcext:value-type="float">
            <text:p>143.2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Insignia Sedan</text:p>
          </table:table-cell>
          <table:table-cell table:style-name="ce3" office:value-type="string" calcext:value-type="string">
            <text:p>1.6 Dizel 136HP AT6 Sport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3100" calcext:value-type="float">
            <text:p>143.1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Insignia Sedan</text:p>
          </table:table-cell>
          <table:table-cell table:style-name="ce3" office:value-type="string" calcext:value-type="string">
            <text:p>1.6 Dizel 136HP MT6 S&amp;S Cosmo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34300" calcext:value-type="float">
            <text:p>134.3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Insignia Sedan</text:p>
          </table:table-cell>
          <table:table-cell table:style-name="ce3" office:value-type="string" calcext:value-type="string">
            <text:p>1.6 Dizel 136HP MT6 S&amp;S Edition <text:s/>Eleg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8600" calcext:value-type="float">
            <text:p>118.6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Insignia Sedan</text:p>
          </table:table-cell>
          <table:table-cell table:style-name="ce3" office:value-type="string" calcext:value-type="string">
            <text:p>1.6 Dizel 136HP MT6 S&amp;S Sport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35700" calcext:value-type="float">
            <text:p>135.7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Insignia Sedan</text:p>
          </table:table-cell>
          <table:table-cell table:style-name="ce3" office:value-type="string" calcext:value-type="string">
            <text:p>2.0 Dizel 170HP AT6 4x2 Cosmo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0100" calcext:value-type="float">
            <text:p>180.1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Insignia Sedan</text:p>
          </table:table-cell>
          <table:table-cell table:style-name="ce3" office:value-type="string" calcext:value-type="string">
            <text:p>2.0 Dizel 170HP AT6 4x4 Cosmo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1800" calcext:value-type="float">
            <text:p>191.8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Insignia Sports Tourer</text:p>
          </table:table-cell>
          <table:table-cell table:style-name="ce3" office:value-type="string" calcext:value-type="string">
            <text:p>1.6 Dizel 136HP AT6 Cosmo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5400" calcext:value-type="float">
            <text:p>145.4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4 140 AT FWD - Benzinli Enjoy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7900" calcext:value-type="float">
            <text:p>97.9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4 140 AT FWD Color Edition - Benzinli 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1200" calcext:value-type="float">
            <text:p>111.2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4 140 AT FWD Design - Benzinli Design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7200" calcext:value-type="float">
            <text:p>97.2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4 140 AT FWD Excellence - Benzinli 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9800" calcext:value-type="float">
            <text:p>109.8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4 140 HP MT AWD Color Edition - Benzinli 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4600" calcext:value-type="float">
            <text:p>114.6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4 140 HP MT AWD Excellence - Benzinli 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3100" calcext:value-type="float">
            <text:p>113.1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4 140 MT FWD <text:s/>Start&amp;Stop - Benzinli Enjoy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4000" calcext:value-type="float">
            <text:p>94.0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4 140 MT FWD Color Edition Start&amp;Stop - Benzinli 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7400" calcext:value-type="float">
            <text:p>107.4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4 140 MT FWD Excellence Start&amp;Stop - Benzinli 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5900" calcext:value-type="float">
            <text:p>105.9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4 152 HP AT AWD Color Edition - Benzinli 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2800" calcext:value-type="float">
            <text:p>122.8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4 152 HP AT AWD Excellence-Benzinli 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1500" calcext:value-type="float">
            <text:p>121.5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6 115 FWD <text:s/>Start&amp;Stop - Benzinli Enjoy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7600" calcext:value-type="float">
            <text:p>87.6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6 136 HP AT FWD - Dizel Enjoy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9100" calcext:value-type="float">
            <text:p>109.1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6 136 HP AT FWD Color Edition - Dizel 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2700" calcext:value-type="float">
            <text:p>122.7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6 136 HP AT FWD Design - Dizel Design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8600" calcext:value-type="float">
            <text:p>108.6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6 136 HP AT FWD Excellence - Dizel 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1300" calcext:value-type="float">
            <text:p>121.3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6 136 HP MT AWD Color Edition - Dizel 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24500" calcext:value-type="float">
            <text:p>124.5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6 136 HP MT AWD Excellence - Dizel 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23500" calcext:value-type="float">
            <text:p>123.5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6 136 HP MT FWD - Dizel Enjoy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4700" calcext:value-type="float">
            <text:p>104.7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6 136 HP MT FWD Color Edition - Dizel 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8000" calcext:value-type="float">
            <text:p>118.0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6 136 HP MT FWD Design - Dizel Design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4100" calcext:value-type="float">
            <text:p>104.1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Mokka X</text:p>
          </table:table-cell>
          <table:table-cell table:style-name="ce3" office:value-type="string" calcext:value-type="string">
            <text:p>1.6 136 HP MT FWD Excellence - Dizel 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6500" calcext:value-type="float">
            <text:p>116.500</text:p>
          </table:table-cell>
          <table:table-cell table:style-name="ce27" office:value-type="string" calcext:value-type="string">
            <text:p><text:a xlink:href="http://www.opel.com.tr/" xlink:type="simple">http://www.opel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1.2 PureTech 110 hp EAT6 Tam Otomatik S&amp;S GT LIN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6400" calcext:value-type="float">
            <text:p>86.4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1.2 PureTech 110hp EAT6 Tam Otomatik S&amp;S ACTIV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5400" calcext:value-type="float">
            <text:p>75.4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1.2 PureTech 110hp EAT6 Tam Otomatik S&amp;S ALLUR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9400" calcext:value-type="float">
            <text:p>79.4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1.2 PureTech 82 hp ACCESS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5400" calcext:value-type="float">
            <text:p>55.4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1.2 PureTech 82 hp ACTIV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0400" calcext:value-type="float">
            <text:p>60.4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1.2 PureTech 82hp ETG5 Otomatik S&amp;S (1) ACCESS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0400" calcext:value-type="float">
            <text:p>60.4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1.2 PureTech 82hp ETG5 Otomatik S&amp;S (1) ACTIV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3400" calcext:value-type="float">
            <text:p>63.4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1.6 BlueHdi 100hp ETG6 Otomatik S&amp;S (1)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1000" calcext:value-type="float">
            <text:p>81.0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1.6 HDi 92 hp (1) ACCES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9000" calcext:value-type="float">
            <text:p>69.0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1.6 HDi 92 hp (1)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4000" calcext:value-type="float">
            <text:p>74.0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1.2 PureTech 82hp Euro6 ACCESS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8900" calcext:value-type="float">
            <text:p>58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1.2 PureTech 82hp Euro6 ACTIV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1900" calcext:value-type="float">
            <text:p>61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1.6 HDi 92hp ACCES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8900" calcext:value-type="float">
            <text:p>68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1.6 HDi 92hp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1900" calcext:value-type="float">
            <text:p>71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1.6 HDi 92hp ALLUR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4900" calcext:value-type="float">
            <text:p>74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1.2 PureTech 130hp ACTIV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4900" calcext:value-type="float">
            <text:p>94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1.2 PureTech 130hp ALLUR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2900" calcext:value-type="float">
            <text:p>102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1.2 PureTech 130hp EAT6 Tam Otomatik S&amp;S ACTIV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0900" calcext:value-type="float">
            <text:p>100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1.2 PureTech 130hp EAT6 Tam Otomatik S&amp;S ALLUR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8900" calcext:value-type="float">
            <text:p>108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1.2 PureTech 82hp ACCESS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5900" calcext:value-type="float">
            <text:p>85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1.2 PureTech 82hp ACTIV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1900" calcext:value-type="float">
            <text:p>91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1.6 BlueHDi 120 hp EAT6 Tam Otomatik S&amp;S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1900" calcext:value-type="float">
            <text:p>111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1.6 BlueHDi 120 hp EAT6 Tam Otomatik S&amp;S ALLUR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9900" calcext:value-type="float">
            <text:p>119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1.6 BlueHDi 120 hp EAT6 Tam Otomatik S&amp;S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3400" calcext:value-type="float">
            <text:p>113.4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1.6 e-HDi 115hp S&amp;S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3900" calcext:value-type="float">
            <text:p>103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1.6 e-HDi 115hp S&amp;S ALLUR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1900" calcext:value-type="float">
            <text:p>111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1.6 HDi 92hp ACCES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5900" calcext:value-type="float">
            <text:p>95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1.6 HDi 92hp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1900" calcext:value-type="float">
            <text:p>101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string" calcext:value-type="string">
            <text:p>1.6 BlueHDI 120 HP EAT6 Tam Otomatik S&amp;S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7500" calcext:value-type="float">
            <text:p>147.5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string" calcext:value-type="string">
            <text:p>1.6 BlueHDI 120 HP EAT6 Tam Otomatik S&amp;S ALLUR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9500" calcext:value-type="float">
            <text:p>159.5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string" calcext:value-type="string">
            <text:p>1.6 BlueHDI 120 HP EAT6 Tam Otomatik S&amp;S BUSINES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3500" calcext:value-type="float">
            <text:p>143.5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string" calcext:value-type="string">
            <text:p>1.6 BlueHDI 120 HP S&amp;S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24500" calcext:value-type="float">
            <text:p>124.5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string" calcext:value-type="string">
            <text:p>1.6 BlueHDI 120 HP S&amp;S BUSINESS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21500" calcext:value-type="float">
            <text:p>121.5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string" calcext:value-type="string">
            <text:p>1.6 THP 165hp EAT6 Tam Otomatik S&amp;S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7500" calcext:value-type="float">
            <text:p>137.5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string" calcext:value-type="string">
            <text:p>1.6 THP 165hp EAT6 Tam Otomatik S&amp;S ALLUR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9500" calcext:value-type="float">
            <text:p>149.5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string" calcext:value-type="string">
            <text:p>2.0 BlueHDi 180hp EAT6 Tam Otomatik S&amp;S GT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01500" calcext:value-type="float">
            <text:p>201.5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string" calcext:value-type="string">
            <text:p>1.2 PureTech 110hp EAT6 Tam Otomatik S&amp;S ACTIV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3900" calcext:value-type="float">
            <text:p>93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string" calcext:value-type="string">
            <text:p>1.2 PureTech 110hp EAT6 Tam Otomatik S&amp;S ALLUR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7900" calcext:value-type="float">
            <text:p>97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string" calcext:value-type="string">
            <text:p>1.2 PureTech 110hp EAT6 Tam Otomatik S&amp;S GT-LIN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0900" calcext:value-type="float">
            <text:p>100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string" calcext:value-type="string">
            <text:p>1.6 BlueHDi 100hp ETG6 Otomatik S&amp;S (1)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5900" calcext:value-type="float">
            <text:p>95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string" calcext:value-type="string">
            <text:p>1.6 BlueHdi 100hp ETG6 Otomatik S&amp;S (1) ALLUR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9900" calcext:value-type="float">
            <text:p>99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string" calcext:value-type="string">
            <text:p>1.6 e-HDi 92hp (1)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1400" calcext:value-type="float">
            <text:p>91.4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string" calcext:value-type="string">
            <text:p>1.6 e-HDi 92hp (1) ALLUR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5400" calcext:value-type="float">
            <text:p>95.4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string" calcext:value-type="string">
            <text:p>1.6 e-HDi 92hp ETG6 Otomatik S&amp;S (1)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2900" calcext:value-type="float">
            <text:p>92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string" calcext:value-type="string">
            <text:p>1.6 e-HDi 92hp ETG6 Otomatik S&amp;S (1) ALLUR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6900" calcext:value-type="float">
            <text:p>96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08" calcext:value-type="float">
            <text:p>3008</text:p>
          </table:table-cell>
          <table:table-cell table:style-name="ce4" office:value-type="string" calcext:value-type="string">
            <text:p>1.2 PureTech 130hp ACCESS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8900" calcext:value-type="float">
            <text:p>108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08" calcext:value-type="float">
            <text:p>3008</text:p>
          </table:table-cell>
          <table:table-cell table:style-name="ce4" office:value-type="string" calcext:value-type="string">
            <text:p>1.2 PureTech 130hp ACTIV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4900" calcext:value-type="float">
            <text:p>114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08" calcext:value-type="float">
            <text:p>3008</text:p>
          </table:table-cell>
          <table:table-cell table:style-name="ce4" office:value-type="string" calcext:value-type="string">
            <text:p>1.2 PureTech 130hp EAT6 ACCESS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7900" calcext:value-type="float">
            <text:p>117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08" calcext:value-type="float">
            <text:p>3008</text:p>
          </table:table-cell>
          <table:table-cell table:style-name="ce4" office:value-type="string" calcext:value-type="string">
            <text:p>1.2 PureTech 130hp EAT6 ACTIV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3900" calcext:value-type="float">
            <text:p>123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08" calcext:value-type="float">
            <text:p>3008</text:p>
          </table:table-cell>
          <table:table-cell table:style-name="ce4" office:value-type="string" calcext:value-type="string">
            <text:p>1.2 PureTech 130hp EAT6 ALLUR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1900" calcext:value-type="float">
            <text:p>141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08" calcext:value-type="float">
            <text:p>3008</text:p>
          </table:table-cell>
          <table:table-cell table:style-name="ce4" office:value-type="string" calcext:value-type="string">
            <text:p>1.2 PureTech 130hp EAT6 Elegance Pack ALLUR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9000" calcext:value-type="float">
            <text:p>149.0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08" calcext:value-type="float">
            <text:p>3008</text:p>
          </table:table-cell>
          <table:table-cell table:style-name="ce4" office:value-type="string" calcext:value-type="string">
            <text:p>1.6 BlueHDi 120hp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36900" calcext:value-type="float">
            <text:p>136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08" calcext:value-type="float">
            <text:p>3008</text:p>
          </table:table-cell>
          <table:table-cell table:style-name="ce4" office:value-type="string" calcext:value-type="string">
            <text:p>1.6 BlueHDi 120hp EAT6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3900" calcext:value-type="float">
            <text:p>143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08" calcext:value-type="float">
            <text:p>3008</text:p>
          </table:table-cell>
          <table:table-cell table:style-name="ce4" office:value-type="string" calcext:value-type="string">
            <text:p>1.6 BlueHDi 120hp EAT6 ALLUR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3900" calcext:value-type="float">
            <text:p>153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08" calcext:value-type="float">
            <text:p>3008</text:p>
          </table:table-cell>
          <table:table-cell table:style-name="ce4" office:value-type="string" calcext:value-type="string">
            <text:p>1.6 BlueHDi 120hp EAT6 Elegance Pack ALLUR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1900" calcext:value-type="float">
            <text:p>161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08" calcext:value-type="float">
            <text:p>3008</text:p>
          </table:table-cell>
          <table:table-cell table:style-name="ce4" office:value-type="string" calcext:value-type="string">
            <text:p>1.6 BlueHdi 120hp EAT6 GT-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9900" calcext:value-type="float">
            <text:p>169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3008" calcext:value-type="float">
            <text:p>3008</text:p>
          </table:table-cell>
          <table:table-cell table:style-name="ce4" office:value-type="string" calcext:value-type="string">
            <text:p>1.6 THP 165hp EAT6 GT-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2900" calcext:value-type="float">
            <text:p>162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float" office:value="5008" calcext:value-type="float">
            <text:p>5008</text:p>
          </table:table-cell>
          <table:table-cell table:style-name="ce4" office:value-type="string" calcext:value-type="string">
            <text:p>1.6 BlueHDi 120hp EAT6 Tam Otomatik S&amp;S ALLUR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9900" calcext:value-type="float">
            <text:p>139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string" calcext:value-type="string">
            <text:p>208 GTi</text:p>
          </table:table-cell>
          <table:table-cell table:style-name="ce4" office:value-type="string" calcext:value-type="string">
            <text:p>1.6 THP 208hp by Peugeot Sport (1) 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9900" calcext:value-type="float">
            <text:p>109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string" calcext:value-type="string">
            <text:p>308 GTi</text:p>
          </table:table-cell>
          <table:table-cell table:style-name="ce4" office:value-type="string" calcext:value-type="string">
            <text:p>1.6 THP 270hp S&amp;S by Peugeot Sport 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72900" calcext:value-type="float">
            <text:p>172.9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 calcext:value-type="string">
            <text:p>Peugeot</text:p>
          </table:table-cell>
          <table:table-cell table:style-name="ce4" office:value-type="string" calcext:value-type="string">
            <text:p>Partner Tepee Binek</text:p>
          </table:table-cell>
          <table:table-cell table:style-name="ce4" office:value-type="string" calcext:value-type="string">
            <text:p>1.6 BlueHDi 120hp S&amp;S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3500" calcext:value-type="float">
            <text:p>83.500</text:p>
          </table:table-cell>
          <table:table-cell table:style-name="ce27" office:value-type="string" calcext:value-type="string">
            <text:p><text:a xlink:href="http://www.peugeot.com.tr/" xlink:type="simple">http://www.peugeo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aptur</text:p>
          </table:table-cell>
          <table:table-cell table:style-name="ce3" office:value-type="string" calcext:value-type="string">
            <text:p>1.0 90 bg Stop &amp; Start Icon Turbo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8500" calcext:value-type="float">
            <text:p>78.5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aptur</text:p>
          </table:table-cell>
          <table:table-cell table:style-name="ce3" office:value-type="string" calcext:value-type="string">
            <text:p>1.0 90 bg Stop &amp; Start Touch Turbo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4850" calcext:value-type="float">
            <text:p>74.8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aptur</text:p>
          </table:table-cell>
          <table:table-cell table:style-name="ce3" office:value-type="string" calcext:value-type="string">
            <text:p>1.2 Turbo EDC 120 bg Icon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4100" calcext:value-type="float">
            <text:p>84.1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aptur</text:p>
          </table:table-cell>
          <table:table-cell table:style-name="ce3" office:value-type="string" calcext:value-type="string">
            <text:p>1.2 Turbo EDC 120 bg Outdoor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7700" calcext:value-type="float">
            <text:p>87.7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aptur</text:p>
          </table:table-cell>
          <table:table-cell table:style-name="ce3" office:value-type="string" calcext:value-type="string">
            <text:p>1.2 Turbo EDC 120 bg Touch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8250" calcext:value-type="float">
            <text:p>78.2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aptur</text:p>
          </table:table-cell>
          <table:table-cell table:style-name="ce3" office:value-type="string" calcext:value-type="string">
            <text:p>1.5 dCi 90 bg Stop &amp; Start Icon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7800" calcext:value-type="float">
            <text:p>87.8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aptur</text:p>
          </table:table-cell>
          <table:table-cell table:style-name="ce3" office:value-type="string" calcext:value-type="string">
            <text:p>1.5 dCi 90 bg Stop &amp; Start Outdoor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1500" calcext:value-type="float">
            <text:p>91.5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aptur</text:p>
          </table:table-cell>
          <table:table-cell table:style-name="ce3" office:value-type="string" calcext:value-type="string">
            <text:p>1.5 dCi 90 bg Stop &amp; Start Touch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1850" calcext:value-type="float">
            <text:p>81.8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aptur</text:p>
          </table:table-cell>
          <table:table-cell table:style-name="ce3" office:value-type="string" calcext:value-type="string">
            <text:p>1.5 dCi EDC 90 bg Icon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4650" calcext:value-type="float">
            <text:p>94.6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aptur</text:p>
          </table:table-cell>
          <table:table-cell table:style-name="ce3" office:value-type="string" calcext:value-type="string">
            <text:p>1.5 dCi EDC 90 bg Outdoor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8250" calcext:value-type="float">
            <text:p>98.2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aptur</text:p>
          </table:table-cell>
          <table:table-cell table:style-name="ce3" office:value-type="string" calcext:value-type="string">
            <text:p>1.5 dCi EDC 90 bg Touch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8650" calcext:value-type="float">
            <text:p>88.6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</text:p>
          </table:table-cell>
          <table:table-cell table:style-name="ce3" office:value-type="string" calcext:value-type="string">
            <text:p>1.2 120 bg GT Line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5800" calcext:value-type="float">
            <text:p>75.8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</text:p>
          </table:table-cell>
          <table:table-cell table:style-name="ce3" office:value-type="string" calcext:value-type="string">
            <text:p>1.2 120 bg Icon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2900" calcext:value-type="float">
            <text:p>72.9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</text:p>
          </table:table-cell>
          <table:table-cell table:style-name="ce3" office:value-type="string" calcext:value-type="string">
            <text:p>1.2 75 bg Icon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4200" calcext:value-type="float">
            <text:p>64.2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</text:p>
          </table:table-cell>
          <table:table-cell table:style-name="ce3" office:value-type="string" calcext:value-type="string">
            <text:p>1.2 75 bg Joy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6800" calcext:value-type="float">
            <text:p>56.8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</text:p>
          </table:table-cell>
          <table:table-cell table:style-name="ce3" office:value-type="string" calcext:value-type="string">
            <text:p>1.2 EDC 120 bg GT Line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0850" calcext:value-type="float">
            <text:p>80.8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</text:p>
          </table:table-cell>
          <table:table-cell table:style-name="ce3" office:value-type="string" calcext:value-type="string">
            <text:p>1.2 EDC 120 bg Icon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4700" calcext:value-type="float">
            <text:p>74.7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</text:p>
          </table:table-cell>
          <table:table-cell table:style-name="ce3" office:value-type="string" calcext:value-type="string">
            <text:p>1.2 EDC 120 bg Joy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7350" calcext:value-type="float">
            <text:p>67.3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</text:p>
          </table:table-cell>
          <table:table-cell table:style-name="ce3" office:value-type="string" calcext:value-type="string">
            <text:p>1.5 dCi 75 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9350" calcext:value-type="float">
            <text:p>69.3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</text:p>
          </table:table-cell>
          <table:table-cell table:style-name="ce3" office:value-type="string" calcext:value-type="string">
            <text:p>1.5 dCi 90 bg GT Lin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3050" calcext:value-type="float">
            <text:p>83.0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</text:p>
          </table:table-cell>
          <table:table-cell table:style-name="ce3" office:value-type="string" calcext:value-type="string">
            <text:p>1.5 dCi 90 bg Icon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6800" calcext:value-type="float">
            <text:p>76.8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</text:p>
          </table:table-cell>
          <table:table-cell table:style-name="ce3" office:value-type="string" calcext:value-type="string">
            <text:p>1.5 dCi EDC 90 bg GT Lin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0400" calcext:value-type="float">
            <text:p>90.4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</text:p>
          </table:table-cell>
          <table:table-cell table:style-name="ce3" office:value-type="string" calcext:value-type="string">
            <text:p>1.5 dCi EDC 90 bg Icon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4150" calcext:value-type="float">
            <text:p>84.1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 Sport Tourer</text:p>
          </table:table-cell>
          <table:table-cell table:style-name="ce3" office:value-type="string" calcext:value-type="string">
            <text:p>1.2 75bg Joy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2600" calcext:value-type="float">
            <text:p>62.6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 Sport Tourer</text:p>
          </table:table-cell>
          <table:table-cell table:style-name="ce3" office:value-type="string" calcext:value-type="string">
            <text:p>1.2 Turbo EDC 120 bg Icon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0350" calcext:value-type="float">
            <text:p>80.3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 Sport Tourer</text:p>
          </table:table-cell>
          <table:table-cell table:style-name="ce3" office:value-type="string" calcext:value-type="string">
            <text:p>1.5 dCi 75 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6800" calcext:value-type="float">
            <text:p>76.8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 Sport Tourer</text:p>
          </table:table-cell>
          <table:table-cell table:style-name="ce3" office:value-type="string" calcext:value-type="string">
            <text:p>1.5 dCi 90 bg Icon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2250" calcext:value-type="float">
            <text:p>82.2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Clio Sport Tourer</text:p>
          </table:table-cell>
          <table:table-cell table:style-name="ce3" office:value-type="string" calcext:value-type="string">
            <text:p>1.5 dCi EDC 90 bg Icon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9900" calcext:value-type="float">
            <text:p>89.9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Kadjar</text:p>
          </table:table-cell>
          <table:table-cell table:style-name="ce3" office:value-type="string" calcext:value-type="string">
            <text:p>1.2 TCe EDC 130 bg Icon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8450" calcext:value-type="float">
            <text:p>118.4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Kadjar</text:p>
          </table:table-cell>
          <table:table-cell table:style-name="ce3" office:value-type="string" calcext:value-type="string">
            <text:p>1.2 TCe EDC 130 bg Touch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8850" calcext:value-type="float">
            <text:p>108.8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Kadjar</text:p>
          </table:table-cell>
          <table:table-cell table:style-name="ce3" office:value-type="string" calcext:value-type="string">
            <text:p>1.2 Turbo 130 bg Touch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6700" calcext:value-type="float">
            <text:p>96.7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Kadjar</text:p>
          </table:table-cell>
          <table:table-cell table:style-name="ce3" office:value-type="string" calcext:value-type="string">
            <text:p>1.5 dCi 110 bg Icon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5350" calcext:value-type="float">
            <text:p>115.3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Kadjar</text:p>
          </table:table-cell>
          <table:table-cell table:style-name="ce3" office:value-type="string" calcext:value-type="string">
            <text:p>1.5 dCi 110 bg Touch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5750" calcext:value-type="float">
            <text:p>105.7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Kadjar</text:p>
          </table:table-cell>
          <table:table-cell table:style-name="ce3" office:value-type="string" calcext:value-type="string">
            <text:p>1.5 dCi EDC 110 bg Icon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5750" calcext:value-type="float">
            <text:p>135.7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Kadjar</text:p>
          </table:table-cell>
          <table:table-cell table:style-name="ce3" office:value-type="string" calcext:value-type="string">
            <text:p>1.5 dCi EDC 110 bg Touch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7750" calcext:value-type="float">
            <text:p>117.7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Kadjar</text:p>
          </table:table-cell>
          <table:table-cell table:style-name="ce3" office:value-type="string" calcext:value-type="string">
            <text:p>1.6 dCi 130 bg 4x4 Icon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37200" calcext:value-type="float">
            <text:p>137.2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HB</text:p>
          </table:table-cell>
          <table:table-cell table:style-name="ce3" office:value-type="string" calcext:value-type="string">
            <text:p>1.2 Tce 130 bg Icon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1200" calcext:value-type="float">
            <text:p>91.2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HB</text:p>
          </table:table-cell>
          <table:table-cell table:style-name="ce3" office:value-type="string" calcext:value-type="string">
            <text:p>1.2 Tce 130 bg Touch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0300" calcext:value-type="float">
            <text:p>80.3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HB</text:p>
          </table:table-cell>
          <table:table-cell table:style-name="ce3" office:value-type="string" calcext:value-type="string">
            <text:p>1.2 Tce EDC 130 bg Icon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8750" calcext:value-type="float">
            <text:p>98.7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HB</text:p>
          </table:table-cell>
          <table:table-cell table:style-name="ce3" office:value-type="string" calcext:value-type="string">
            <text:p>1.2 Tce EDC 130 bg Touch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9900" calcext:value-type="float">
            <text:p>89.9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HB</text:p>
          </table:table-cell>
          <table:table-cell table:style-name="ce3" office:value-type="string" calcext:value-type="string">
            <text:p>1.5 dCi 110 bg Icon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4550" calcext:value-type="float">
            <text:p>104.5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HB</text:p>
          </table:table-cell>
          <table:table-cell table:style-name="ce3" office:value-type="string" calcext:value-type="string">
            <text:p>1.5 dCi 110 bg Touch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5300" calcext:value-type="float">
            <text:p>95.3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HB</text:p>
          </table:table-cell>
          <table:table-cell table:style-name="ce3" office:value-type="string" calcext:value-type="string">
            <text:p>1.5 dCi 90 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9500" calcext:value-type="float">
            <text:p>89.5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HB</text:p>
          </table:table-cell>
          <table:table-cell table:style-name="ce3" office:value-type="string" calcext:value-type="string">
            <text:p>1.5 dCi EDC 110 bg GT Line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4500" calcext:value-type="float">
            <text:p>114.5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HB</text:p>
          </table:table-cell>
          <table:table-cell table:style-name="ce3" office:value-type="string" calcext:value-type="string">
            <text:p>1.5 dCi EDC 110 bg Icon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2150" calcext:value-type="float">
            <text:p>112.1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HB</text:p>
          </table:table-cell>
          <table:table-cell table:style-name="ce3" office:value-type="string" calcext:value-type="string">
            <text:p>1.5 dCi EDC 110 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8200" calcext:value-type="float">
            <text:p>98.2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HB</text:p>
          </table:table-cell>
          <table:table-cell table:style-name="ce3" office:value-type="string" calcext:value-type="string">
            <text:p>1.5 dCi EDC 110 bg Touch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2850" calcext:value-type="float">
            <text:p>102.8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HB</text:p>
          </table:table-cell>
          <table:table-cell table:style-name="ce3" office:value-type="string" calcext:value-type="string">
            <text:p>1.6 16V 115 bg Joy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7750" calcext:value-type="float">
            <text:p>67.7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HB</text:p>
          </table:table-cell>
          <table:table-cell table:style-name="ce3" office:value-type="string" calcext:value-type="string">
            <text:p>1.6 dCi 130 bg GT 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2150" calcext:value-type="float">
            <text:p>112.1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Sedan</text:p>
          </table:table-cell>
          <table:table-cell table:style-name="ce3" office:value-type="string" calcext:value-type="string">
            <text:p>1.2 Tce EDC 130 bg Icon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3550" calcext:value-type="float">
            <text:p>103.5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Sedan</text:p>
          </table:table-cell>
          <table:table-cell table:style-name="ce3" office:value-type="string" calcext:value-type="string">
            <text:p>1.2 Tce EDC 130 bg Touch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4600" calcext:value-type="float">
            <text:p>94.6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Sedan</text:p>
          </table:table-cell>
          <table:table-cell table:style-name="ce3" office:value-type="string" calcext:value-type="string">
            <text:p>1.5 dCi 110 bg Icon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9050" calcext:value-type="float">
            <text:p>109.0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Sedan</text:p>
          </table:table-cell>
          <table:table-cell table:style-name="ce3" office:value-type="string" calcext:value-type="string">
            <text:p>1.5 dCi 110 bg Touch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0150" calcext:value-type="float">
            <text:p>100.1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Sedan</text:p>
          </table:table-cell>
          <table:table-cell table:style-name="ce3" office:value-type="string" calcext:value-type="string">
            <text:p>1.5 dCi 90 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4300" calcext:value-type="float">
            <text:p>94.3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Sedan</text:p>
          </table:table-cell>
          <table:table-cell table:style-name="ce3" office:value-type="string" calcext:value-type="string">
            <text:p>1.5 dCi EDC 110 bg Icon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6300" calcext:value-type="float">
            <text:p>116.3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Sedan</text:p>
          </table:table-cell>
          <table:table-cell table:style-name="ce3" office:value-type="string" calcext:value-type="string">
            <text:p>1.5 dCi EDC 110 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2750" calcext:value-type="float">
            <text:p>102.7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Sedan</text:p>
          </table:table-cell>
          <table:table-cell table:style-name="ce3" office:value-type="string" calcext:value-type="string">
            <text:p>1.5 dCi EDC 110 bg Touch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7350" calcext:value-type="float">
            <text:p>107.3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Sedan</text:p>
          </table:table-cell>
          <table:table-cell table:style-name="ce3" office:value-type="string" calcext:value-type="string">
            <text:p>1.6 16V 115 bg Joy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8450" calcext:value-type="float">
            <text:p>68.4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Megane Sedan</text:p>
          </table:table-cell>
          <table:table-cell table:style-name="ce3" office:value-type="string" calcext:value-type="string">
            <text:p>1.6 dCi 130 bg Icon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4100" calcext:value-type="float">
            <text:p>114.1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1.5 dCi 75 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4250" calcext:value-type="float">
            <text:p>74.2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1.5 dCi 90bg Easy-R Touch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4400" calcext:value-type="float">
            <text:p>84.4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1.5 dCi 90bg Joy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4650" calcext:value-type="float">
            <text:p>74.6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1.5 dCi 90bg Touch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1300" calcext:value-type="float">
            <text:p>81.3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Talisman</text:p>
          </table:table-cell>
          <table:table-cell table:style-name="ce3" office:value-type="string" calcext:value-type="string">
            <text:p>1.5 dCi 110 bg Touch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21300" calcext:value-type="float">
            <text:p>121.3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Talisman</text:p>
          </table:table-cell>
          <table:table-cell table:style-name="ce3" office:value-type="string" calcext:value-type="string">
            <text:p>1.5 dCi EDC 110 bg Icon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4900" calcext:value-type="float">
            <text:p>154.9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Talisman</text:p>
          </table:table-cell>
          <table:table-cell table:style-name="ce3" office:value-type="string" calcext:value-type="string">
            <text:p>1.5 dCi EDC 110 bg Touch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9850" calcext:value-type="float">
            <text:p>139.8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Talisman</text:p>
          </table:table-cell>
          <table:table-cell table:style-name="ce3" office:value-type="string" calcext:value-type="string">
            <text:p>1.6 dCi 130 bg Touch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34900" calcext:value-type="float">
            <text:p>134.9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Talisman</text:p>
          </table:table-cell>
          <table:table-cell table:style-name="ce3" office:value-type="string" calcext:value-type="string">
            <text:p>1.6 dCi EDC 130 bg Icon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1500" calcext:value-type="float">
            <text:p>161.50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Talisman</text:p>
          </table:table-cell>
          <table:table-cell table:style-name="ce3" office:value-type="string" calcext:value-type="string">
            <text:p>1.6 dCi EDC 130 bg Touch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7250" calcext:value-type="float">
            <text:p>147.2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enault</text:p>
          </table:table-cell>
          <table:table-cell table:style-name="ce3" office:value-type="string" calcext:value-type="string">
            <text:p>Talisman</text:p>
          </table:table-cell>
          <table:table-cell table:style-name="ce3" office:value-type="string" calcext:value-type="string">
            <text:p>1.6 dCi EDC 160 bg Icon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6850" calcext:value-type="float">
            <text:p>166.850</text:p>
          </table:table-cell>
          <table:table-cell table:style-name="ce27" office:value-type="string" calcext:value-type="string">
            <text:p><text:a xlink:href="https://www.renault.com.tr/" xlink:type="simple">https://www.renaul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Alhambra</text:p>
          </table:table-cell>
          <table:table-cell table:style-name="ce5" office:value-type="string" calcext:value-type="string">
            <text:p>1.4 TSI 150 HP DSG S&amp;S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9000" calcext:value-type="float">
            <text:p>159.0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Ateca</text:p>
          </table:table-cell>
          <table:table-cell table:style-name="ce5" office:value-type="string" calcext:value-type="string">
            <text:p>1.4 EcoTSI ACT 150 hp 4Drive DSG S&amp;S Xcellenc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2300" calcext:value-type="float">
            <text:p>152.3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Ateca</text:p>
          </table:table-cell>
          <table:table-cell table:style-name="ce5" office:value-type="string" calcext:value-type="string">
            <text:p>1.4 EcoTSI ACT 150 hp DSG S&amp;S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3800" calcext:value-type="float">
            <text:p>123.8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Ateca</text:p>
          </table:table-cell>
          <table:table-cell table:style-name="ce5" office:value-type="string" calcext:value-type="string">
            <text:p>1.4 EcoTSI ACT 150 hp DSG S&amp;S Xcellenc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1000" calcext:value-type="float">
            <text:p>141.0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Ateca</text:p>
          </table:table-cell>
          <table:table-cell table:style-name="ce5" office:value-type="string" calcext:value-type="string">
            <text:p>1.4 EcoTSI ACT 150 hp S&amp;S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6700" calcext:value-type="float">
            <text:p>116.7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Ateca</text:p>
          </table:table-cell>
          <table:table-cell table:style-name="ce5" office:value-type="string" calcext:value-type="string">
            <text:p>1.4 EcoTSI ACT 150 hp S&amp;S Xcellenc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24800" calcext:value-type="float">
            <text:p>124.8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Ateca</text:p>
          </table:table-cell>
          <table:table-cell table:style-name="ce5" office:value-type="string" calcext:value-type="string">
            <text:p>1.6 TDI 115 hp S&amp;S Ecomotive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24800" calcext:value-type="float">
            <text:p>124.8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Ateca</text:p>
          </table:table-cell>
          <table:table-cell table:style-name="ce5" office:value-type="string" calcext:value-type="string">
            <text:p>2.0 TDI 190 hp 4Drive DSG S&amp;S Xcellence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9000" calcext:value-type="float">
            <text:p>199.0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Ibiza</text:p>
          </table:table-cell>
          <table:table-cell table:style-name="ce5" office:value-type="string" calcext:value-type="string">
            <text:p>1.0 75 HP Reference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47400" calcext:value-type="float">
            <text:p>47.4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Ibiza</text:p>
          </table:table-cell>
          <table:table-cell table:style-name="ce5" office:value-type="string" calcext:value-type="string">
            <text:p>1.0 EcoTSI 110 HP DSG S&amp;S Style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2400" calcext:value-type="float">
            <text:p>62.4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Ibiza</text:p>
          </table:table-cell>
          <table:table-cell table:style-name="ce5" office:value-type="string" calcext:value-type="string">
            <text:p>1.2 TSI 90 HP Reference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0400" calcext:value-type="float">
            <text:p>50.4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Ibiza</text:p>
          </table:table-cell>
          <table:table-cell table:style-name="ce5" office:value-type="string" calcext:value-type="string">
            <text:p>1.2 TSI 90 HP Style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5400" calcext:value-type="float">
            <text:p>55.4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1.0 EcoTSI 115 HP DSG S&amp;S Ecomotive Style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0400" calcext:value-type="float">
            <text:p>80.4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1.2 TSI 110 HP S&amp;S Style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4400" calcext:value-type="float">
            <text:p>74.4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1.4 EcoTSI ACT 150 HP DSG S&amp;S FR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9400" calcext:value-type="float">
            <text:p>99.4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1.4 EcoTSI ACT 150 HP DSG S&amp;S XCELLENC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9400" calcext:value-type="float">
            <text:p>99.4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1.4 TSI 125 HP S&amp;S FR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1400" calcext:value-type="float">
            <text:p>81.4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1.4 TSI 150 HP DSG FR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6700" calcext:value-type="float">
            <text:p>86.7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1.4 TSI 150 HP DSG XCELLENC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7000" calcext:value-type="float">
            <text:p>97.0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1.6 ST TDI 115 HP DSG S&amp;S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4900" calcext:value-type="float">
            <text:p>104.9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1.6 TDI 115 HP DSG S&amp;S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5900" calcext:value-type="float">
            <text:p>105.9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1.6 TDI 115 HP S&amp;S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9900" calcext:value-type="float">
            <text:p>89.9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2.0 TSI 300 HP DSG S&amp;S CUPRA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7000" calcext:value-type="float">
            <text:p>197.0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Toledo</text:p>
          </table:table-cell>
          <table:table-cell table:style-name="ce5" office:value-type="string" calcext:value-type="string">
            <text:p>1.2 TSI 110 HP S&amp;S Style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5900" calcext:value-type="float">
            <text:p>75.9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Toledo</text:p>
          </table:table-cell>
          <table:table-cell table:style-name="ce5" office:value-type="string" calcext:value-type="string">
            <text:p>1.4 TDI 90 HP DSG S&amp;S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8500" calcext:value-type="float">
            <text:p>98.5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Toledo</text:p>
          </table:table-cell>
          <table:table-cell table:style-name="ce5" office:value-type="string" calcext:value-type="string">
            <text:p>1.4 TDI 90 HP S&amp;S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0300" calcext:value-type="float">
            <text:p>90.3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Toledo</text:p>
          </table:table-cell>
          <table:table-cell table:style-name="ce5" office:value-type="string" calcext:value-type="string">
            <text:p>1.4 TSI 125 HP DSG S&amp;S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4800" calcext:value-type="float">
            <text:p>84.800</text:p>
          </table:table-cell>
          <table:table-cell table:style-name="ce27" office:value-type="string" calcext:value-type="string">
            <text:p><text:a xlink:href="http://seat.com.tr/" xlink:type="simple">http://seat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 office:value-type="string" calcext:value-type="string">
            <text:p>Fabia</text:p>
          </table:table-cell>
          <table:table-cell table:style-name="ce3" office:value-type="string" calcext:value-type="string">
            <text:p>1.0 75 PS Green Tec Ambition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47900" calcext:value-type="float">
            <text:p>47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Fabia</text:p>
          </table:table-cell>
          <table:table-cell table:style-name="ce4" office:value-type="string" calcext:value-type="string">
            <text:p>1.2 TSI 110 PS DSG Green Tec Ambition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9400" calcext:value-type="float">
            <text:p>59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Fabia</text:p>
          </table:table-cell>
          <table:table-cell table:style-name="ce4" office:value-type="string" calcext:value-type="string">
            <text:p>1.2 TSI 110 PS DSG Green Tec Styl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4900" calcext:value-type="float">
            <text:p>64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 office:value-type="string" calcext:value-type="string">
            <text:p>Fabia</text:p>
          </table:table-cell>
          <table:table-cell table:style-name="ce3" office:value-type="string" calcext:value-type="string">
            <text:p>1.2 TSI 90 PS Green Tec Ambition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2900" calcext:value-type="float">
            <text:p>52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 office:value-type="string" calcext:value-type="string">
            <text:p>Fabia</text:p>
          </table:table-cell>
          <table:table-cell table:style-name="ce3" office:value-type="string" calcext:value-type="string">
            <text:p>1.2 TSI 90 PS Green Tec Style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8400" calcext:value-type="float">
            <text:p>58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Fabia</text:p>
          </table:table-cell>
          <table:table-cell table:style-name="ce4" office:value-type="string" calcext:value-type="string">
            <text:p>1.4 TDI CR 90 PS DSG Green Tec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1900" calcext:value-type="float">
            <text:p>81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0 TSI 115 PS Green Tec Ambition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9300" calcext:value-type="float">
            <text:p>69.3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0 TSI 115 PS Green Tec Ambition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8400" calcext:value-type="float">
            <text:p>78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0 TSI 115 PS Green Tec DSG Optimal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9900" calcext:value-type="float">
            <text:p>89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0 TSI 115 PS Green Tec DSG Optimal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5900" calcext:value-type="float">
            <text:p>95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0 TSI 115 PS Green Tec DSG Style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2400" calcext:value-type="float">
            <text:p>92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0 TSI 115 PS Green Tec DSG Style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1400" calcext:value-type="float">
            <text:p>101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0 TSI 115 PS Green Tec Optimal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0900" calcext:value-type="float">
            <text:p>80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0 TSI 115 PS Green Tec Optimal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6900" calcext:value-type="float">
            <text:p>86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4 TSI 150 PS DSG Green Tec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9400" calcext:value-type="float">
            <text:p>99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4 TSI 150 PS DSG Green Tec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5400" calcext:value-type="float">
            <text:p>105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6 TDI CR 110 PS DSG Green Tec Ambi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4900" calcext:value-type="float">
            <text:p>94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6 TDI CR 110 PS DSG Green Tec Optimal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3900" calcext:value-type="float">
            <text:p>103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6 TDI CR 110 PS DSG Green Tec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8900" calcext:value-type="float">
            <text:p>108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6 TDI CR 110 PS Green Tec Ambi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6400" calcext:value-type="float">
            <text:p>86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6 TDI CR 110 PS Green Tec Optimal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4900" calcext:value-type="float">
            <text:p>94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6 TDI CR 110 PS Green Tec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9900" calcext:value-type="float">
            <text:p>99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6 TDI CR 115 PS DSG Green Tec Ambi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2900" calcext:value-type="float">
            <text:p>102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6 TDI CR 115 PS DSG Green Tec Optimal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1900" calcext:value-type="float">
            <text:p>111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6 TDI CR 115 PS DSG Green Tec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6900" calcext:value-type="float">
            <text:p>116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6 TDI CR 115 PS Green Tec Ambition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4400" calcext:value-type="float">
            <text:p>94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6 TDI CR 115 PS Green Tec Optimal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2900" calcext:value-type="float">
            <text:p>102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</text:p>
          </table:table-cell>
          <table:table-cell table:style-name="ce4" office:value-type="string" calcext:value-type="string">
            <text:p>1.6 TDI CR 115 PS Green Tec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7900" calcext:value-type="float">
            <text:p>107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 Combi</text:p>
          </table:table-cell>
          <table:table-cell table:style-name="ce4" office:value-type="string" calcext:value-type="string">
            <text:p>1.6 TDI CR 110 PS DSG Green Tec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1400" calcext:value-type="float">
            <text:p>111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 Combi</text:p>
          </table:table-cell>
          <table:table-cell table:style-name="ce4" office:value-type="string" calcext:value-type="string">
            <text:p>1.6 TDI CR 110 PS Green Tec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2900" calcext:value-type="float">
            <text:p>102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 Combi</text:p>
          </table:table-cell>
          <table:table-cell table:style-name="ce4" office:value-type="string" calcext:value-type="string">
            <text:p>1.6 TDI CR 115 PS DSG Green Tec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9400" calcext:value-type="float">
            <text:p>119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Octavia Combi</text:p>
          </table:table-cell>
          <table:table-cell table:style-name="ce4" office:value-type="string" calcext:value-type="string">
            <text:p>1.6 TDI CR 115 PS Green Tec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0900" calcext:value-type="float">
            <text:p>110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</text:p>
          </table:table-cell>
          <table:table-cell table:style-name="ce4" office:value-type="string" calcext:value-type="string">
            <text:p>1.2 TSI 110 PS Green Tec <text:s/>Styl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2900" calcext:value-type="float">
            <text:p>72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</text:p>
          </table:table-cell>
          <table:table-cell table:style-name="ce4" office:value-type="string" calcext:value-type="string">
            <text:p>1.2 TSI 90 PS Green Tec <text:s/>Ambition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3900" calcext:value-type="float">
            <text:p>63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</text:p>
          </table:table-cell>
          <table:table-cell table:style-name="ce4" office:value-type="string" calcext:value-type="string">
            <text:p>1.2 TSI 90 PS Green Tec DSG Styl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6400" calcext:value-type="float">
            <text:p>76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</text:p>
          </table:table-cell>
          <table:table-cell table:style-name="ce4" office:value-type="string" calcext:value-type="string">
            <text:p>1.4 TDI CR 90 PS Green Tec Ambition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7900" calcext:value-type="float">
            <text:p>77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</text:p>
          </table:table-cell>
          <table:table-cell table:style-name="ce4" office:value-type="string" calcext:value-type="string">
            <text:p>1.4 TDI CR 90 PS Green Tec DSG Ambition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3900" calcext:value-type="float">
            <text:p>83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</text:p>
          </table:table-cell>
          <table:table-cell table:style-name="ce4" office:value-type="string" calcext:value-type="string">
            <text:p>1.4 TDI CR 90 PS Green Tec DSG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9900" calcext:value-type="float">
            <text:p>89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</text:p>
          </table:table-cell>
          <table:table-cell table:style-name="ce4" office:value-type="string" calcext:value-type="string">
            <text:p>1.4 TSI 125 PS Green Tec DSG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9900" calcext:value-type="float">
            <text:p>79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</text:p>
          </table:table-cell>
          <table:table-cell table:style-name="ce4" office:value-type="string" calcext:value-type="string">
            <text:p>1.6 TDI CR 115 PS Green Tec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6400" calcext:value-type="float">
            <text:p>86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 Spaceback</text:p>
          </table:table-cell>
          <table:table-cell table:style-name="ce4" office:value-type="string" calcext:value-type="string">
            <text:p>1.2 TSI 110 PS Green Tec <text:s/>Styl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8400" calcext:value-type="float">
            <text:p>68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 Spaceback</text:p>
          </table:table-cell>
          <table:table-cell table:style-name="ce4" office:value-type="string" calcext:value-type="string">
            <text:p>1.2 TSI 90 PS Green Tec <text:s/>Ambition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2400" calcext:value-type="float">
            <text:p>62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 Spaceback</text:p>
          </table:table-cell>
          <table:table-cell table:style-name="ce4" office:value-type="string" calcext:value-type="string">
            <text:p>1.2 TSI 90 PS Green Tec DSG Ambition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7300" calcext:value-type="float">
            <text:p>67.3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 Spaceback</text:p>
          </table:table-cell>
          <table:table-cell table:style-name="ce4" office:value-type="string" calcext:value-type="string">
            <text:p>1.2 TSI 90 PS Green Tec DSG Monte Carlo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6900" calcext:value-type="float">
            <text:p>86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 Spaceback</text:p>
          </table:table-cell>
          <table:table-cell table:style-name="ce4" office:value-type="string" calcext:value-type="string">
            <text:p>1.2 TSI 90 PS Green Tec DSG Styl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4400" calcext:value-type="float">
            <text:p>74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 Spaceback</text:p>
          </table:table-cell>
          <table:table-cell table:style-name="ce4" office:value-type="string" calcext:value-type="string">
            <text:p>1.4 TDI CR 90 PS Green Tec Ambition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5900" calcext:value-type="float">
            <text:p>75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 Spaceback</text:p>
          </table:table-cell>
          <table:table-cell table:style-name="ce4" office:value-type="string" calcext:value-type="string">
            <text:p>1.4 TDI CR 90 PS Green Tec DSG Monte Carlo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9400" calcext:value-type="float">
            <text:p>99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 Spaceback</text:p>
          </table:table-cell>
          <table:table-cell table:style-name="ce4" office:value-type="string" calcext:value-type="string">
            <text:p>1.4 TDI CR 90 PS Green Tec DSG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7900" calcext:value-type="float">
            <text:p>87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 Spaceback</text:p>
          </table:table-cell>
          <table:table-cell table:style-name="ce4" office:value-type="string" calcext:value-type="string">
            <text:p>1.4 TSI 125 PS Green Tec DSG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9900" calcext:value-type="float">
            <text:p>79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Rapid Spaceback</text:p>
          </table:table-cell>
          <table:table-cell table:style-name="ce4" office:value-type="string" calcext:value-type="string">
            <text:p>1.6 TDI CR 115 PS Green Tec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4400" calcext:value-type="float">
            <text:p>84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Superb</text:p>
          </table:table-cell>
          <table:table-cell table:style-name="ce4" office:value-type="string" calcext:value-type="string">
            <text:p>1.4 TSI 125 PS Green Tec Activ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7900" calcext:value-type="float">
            <text:p>87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Superb</text:p>
          </table:table-cell>
          <table:table-cell table:style-name="ce4" office:value-type="string" calcext:value-type="string">
            <text:p>1.4 TSI 150 PS ACT Green Tec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8900" calcext:value-type="float">
            <text:p>108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Superb</text:p>
          </table:table-cell>
          <table:table-cell table:style-name="ce4" office:value-type="string" calcext:value-type="string">
            <text:p>1.4 TSI 150 PS DSG ACT Green Tec Prestig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7400" calcext:value-type="float">
            <text:p>147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Superb</text:p>
          </table:table-cell>
          <table:table-cell table:style-name="ce4" office:value-type="string" calcext:value-type="string">
            <text:p>1.4 TSI 150 PS DSG ACT Green Tec Styl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8900" calcext:value-type="float">
            <text:p>118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Superb</text:p>
          </table:table-cell>
          <table:table-cell table:style-name="ce4" office:value-type="string" calcext:value-type="string">
            <text:p>1.6 TDI CR 120 PS DSG Green Tec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1400" calcext:value-type="float">
            <text:p>121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Superb</text:p>
          </table:table-cell>
          <table:table-cell table:style-name="ce4" office:value-type="string" calcext:value-type="string">
            <text:p>1.6 TDI CR 120 PS DSG Green Tec Prestig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0900" calcext:value-type="float">
            <text:p>160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Superb</text:p>
          </table:table-cell>
          <table:table-cell table:style-name="ce4" office:value-type="string" calcext:value-type="string">
            <text:p>1.6 TDI CR 120 PS DSG Green Tec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1900" calcext:value-type="float">
            <text:p>141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Superb</text:p>
          </table:table-cell>
          <table:table-cell table:style-name="ce4" office:value-type="string" calcext:value-type="string">
            <text:p>1.6 TDI CR 120 PS Green Tec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2900" calcext:value-type="float">
            <text:p>102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Superb</text:p>
          </table:table-cell>
          <table:table-cell table:style-name="ce4" office:value-type="string" calcext:value-type="string">
            <text:p>1.6 TDI CR 120 PS Green Tec Styl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6400" calcext:value-type="float">
            <text:p>116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Superb</text:p>
          </table:table-cell>
          <table:table-cell table:style-name="ce4" office:value-type="string" calcext:value-type="string">
            <text:p>2.0 TDI CR SCR 190 PS 4x4 DSG Green Tec L&amp;K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14900" calcext:value-type="float">
            <text:p>214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Superb</text:p>
          </table:table-cell>
          <table:table-cell table:style-name="ce4" office:value-type="string" calcext:value-type="string">
            <text:p>2.0 TDI CR SCR 190 PS 4X4 DSG Green Tec Prestig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08900" calcext:value-type="float">
            <text:p>208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Superb</text:p>
          </table:table-cell>
          <table:table-cell table:style-name="ce4" office:value-type="string" calcext:value-type="string">
            <text:p>2.0 TDI CR SCR 190 PS DSG Green Tec Prestig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02400" calcext:value-type="float">
            <text:p>202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Superb</text:p>
          </table:table-cell>
          <table:table-cell table:style-name="ce4" office:value-type="string" calcext:value-type="string">
            <text:p>2.0 TSI 280 PS 4X4 DSG Green Tec Prestig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15400" calcext:value-type="float">
            <text:p>215.4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Yeti</text:p>
          </table:table-cell>
          <table:table-cell table:style-name="ce4" office:value-type="string" calcext:value-type="string">
            <text:p>1.2 TSI 110 PS Green Tec Activ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68600" calcext:value-type="float">
            <text:p>68.6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koda</text:p>
          </table:table-cell>
          <table:table-cell table:style-name="ce4" office:value-type="string" calcext:value-type="string">
            <text:p>Yeti</text:p>
          </table:table-cell>
          <table:table-cell table:style-name="ce4" office:value-type="string" calcext:value-type="string">
            <text:p>1.4 TSI 125 PS DSG Green Tec Ambition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5900" calcext:value-type="float">
            <text:p>85.900</text:p>
          </table:table-cell>
          <table:table-cell table:style-name="ce27" office:value-type="string" calcext:value-type="string">
            <text:p><text:a xlink:href="http://www.skoda.com.tr/" xlink:type="simple">http://www.skod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Forfour</text:p>
          </table:table-cell>
          <table:table-cell table:style-name="ce4" office:value-type="string" calcext:value-type="string">
            <text:p>1.0 71 BG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4600" calcext:value-type="float">
            <text:p>74.600</text:p>
          </table:table-cell>
          <table:table-cell table:style-name="ce27" office:value-type="string" calcext:value-type="string">
            <text:p><text:a xlink:href="http://tr.smart.com/" xlink:type="simple">http://tr.smart.com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Forfour Turbo</text:p>
          </table:table-cell>
          <table:table-cell table:style-name="ce4" office:value-type="string" calcext:value-type="string">
            <text:p>1.0 90 BG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77200" calcext:value-type="float">
            <text:p>77.200</text:p>
          </table:table-cell>
          <table:table-cell table:style-name="ce27" office:value-type="string" calcext:value-type="string">
            <text:p><text:a xlink:href="http://tr.smart.com/" xlink:type="simple">http://tr.smart.com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Fortwo Cabrio Turbo</text:p>
          </table:table-cell>
          <table:table-cell table:style-name="ce4" office:value-type="string" calcext:value-type="string">
            <text:p>1.0 90 BG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3300" calcext:value-type="float">
            <text:p>83.300</text:p>
          </table:table-cell>
          <table:table-cell table:style-name="ce27" office:value-type="string" calcext:value-type="string">
            <text:p><text:a xlink:href="http://tr.smart.com/" xlink:type="simple">http://tr.smart.com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Fortwo Coupe</text:p>
          </table:table-cell>
          <table:table-cell table:style-name="ce4" office:value-type="string" calcext:value-type="string">
            <text:p>1.0 71 BG</text:p>
          </table:table-cell>
          <table:table-cell table:style-name="ce17" office:value-type="float" office:value="1" calcext:value-type="float">
            <text:p>1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9300" calcext:value-type="float">
            <text:p>69.300</text:p>
          </table:table-cell>
          <table:table-cell table:style-name="ce27" office:value-type="string" calcext:value-type="string">
            <text:p><text:a xlink:href="http://tr.smart.com/" xlink:type="simple">http://tr.smart.com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Korando Sports</text:p>
          </table:table-cell>
          <table:table-cell table:style-name="ce5" office:value-type="string" calcext:value-type="string">
            <text:p>2.0 4x2 AT Full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5950" calcext:value-type="float">
            <text:p>85.950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Korando Sports</text:p>
          </table:table-cell>
          <table:table-cell table:style-name="ce5" office:value-type="string" calcext:value-type="string">
            <text:p>2.0 4x2 AT Full (Uzun Kasa)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7900" calcext:value-type="float">
            <text:p>87.900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Korando Sports</text:p>
          </table:table-cell>
          <table:table-cell table:style-name="ce5" office:value-type="string" calcext:value-type="string">
            <text:p>2.0 4x2 MT Full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9650" calcext:value-type="float">
            <text:p>79.650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Korando Sports</text:p>
          </table:table-cell>
          <table:table-cell table:style-name="ce5" office:value-type="string" calcext:value-type="string">
            <text:p>2.0 4x2 MT Full (Uzun Kasa)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1600" calcext:value-type="float">
            <text:p>81.600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Korando Sports</text:p>
          </table:table-cell>
          <table:table-cell table:style-name="ce5" office:value-type="string" calcext:value-type="string">
            <text:p>2.0 4x4 AT Full (Uzun Kasa)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4000" calcext:value-type="float">
            <text:p>94.000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Korando Sports</text:p>
          </table:table-cell>
          <table:table-cell table:style-name="ce5" office:value-type="string" calcext:value-type="string">
            <text:p>2.0 4x4 MT Full (Uzun Kasa)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8150" calcext:value-type="float">
            <text:p>88.150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Rexton W</text:p>
          </table:table-cell>
          <table:table-cell table:style-name="ce5" office:value-type="string" calcext:value-type="string">
            <text:p>2.0 4x2 AT Full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1000" calcext:value-type="float">
            <text:p>171.000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Rexton W</text:p>
          </table:table-cell>
          <table:table-cell table:style-name="ce5" office:value-type="string" calcext:value-type="string">
            <text:p>2.0 4x2 MT Full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60000" calcext:value-type="float">
            <text:p>160.000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Rexton W</text:p>
          </table:table-cell>
          <table:table-cell table:style-name="ce5" office:value-type="string" calcext:value-type="string">
            <text:p>2.0 4x4 AT Full 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2000" calcext:value-type="float">
            <text:p>182.000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Rodius</text:p>
          </table:table-cell>
          <table:table-cell table:style-name="ce5" office:value-type="string" calcext:value-type="string">
            <text:p>2.0 4x2 AT Full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9000" calcext:value-type="float">
            <text:p>169.000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Tivoli</text:p>
          </table:table-cell>
          <table:table-cell table:style-name="ce5" office:value-type="string" calcext:value-type="string">
            <text:p>1.6 4x2 AT Full 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7075" calcext:value-type="float">
            <text:p>87.075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Tivoli</text:p>
          </table:table-cell>
          <table:table-cell table:style-name="ce5" office:value-type="string" calcext:value-type="string">
            <text:p>1.6 4x2 AT Full 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8075" calcext:value-type="float">
            <text:p>98.075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Tivoli</text:p>
          </table:table-cell>
          <table:table-cell table:style-name="ce5" office:value-type="string" calcext:value-type="string">
            <text:p>1.6 4x2 MT Full 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0675" calcext:value-type="float">
            <text:p>80.675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Tivoli</text:p>
          </table:table-cell>
          <table:table-cell table:style-name="ce5" office:value-type="string" calcext:value-type="string">
            <text:p>1.6 4x2 MT Full 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1575" calcext:value-type="float">
            <text:p>91.575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XLV</text:p>
          </table:table-cell>
          <table:table-cell table:style-name="ce5" office:value-type="string" calcext:value-type="string">
            <text:p>1.6 4x2 AT Full 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1575" calcext:value-type="float">
            <text:p>91.575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XLV</text:p>
          </table:table-cell>
          <table:table-cell table:style-name="ce5" office:value-type="string" calcext:value-type="string">
            <text:p>1.6 4x2 AT Full 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1975" calcext:value-type="float">
            <text:p>101.975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Ssangyong</text:p>
          </table:table-cell>
          <table:table-cell table:style-name="ce3" office:value-type="string" calcext:value-type="string">
            <text:p>XLV</text:p>
          </table:table-cell>
          <table:table-cell table:style-name="ce5" office:value-type="string" calcext:value-type="string">
            <text:p>1.6 4x2 MT Full 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5575" calcext:value-type="float">
            <text:p>95.575</text:p>
          </table:table-cell>
          <table:table-cell table:style-name="ce27" office:value-type="string" calcext:value-type="string">
            <text:p><text:a xlink:href="http://www.ssangyong.com.tr/" xlink:type="simple">http://www.ssangyong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baru</text:p>
          </table:table-cell>
          <table:table-cell table:style-name="ce4" office:value-type="string" calcext:value-type="string">
            <text:p>BRZ</text:p>
          </table:table-cell>
          <table:table-cell table:style-name="ce4" office:value-type="string" calcext:value-type="string">
            <text:p>2.0R Premium 6 AT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6990" calcext:value-type="float">
            <text:p>196.990</text:p>
          </table:table-cell>
          <table:table-cell table:style-name="ce27" office:value-type="string" calcext:value-type="string">
            <text:p><text:a xlink:href="http://www.subaru.com.tr/" xlink:type="simple">http://www.subaru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baru</text:p>
          </table:table-cell>
          <table:table-cell table:style-name="ce4" office:value-type="string" calcext:value-type="string">
            <text:p>BRZ</text:p>
          </table:table-cell>
          <table:table-cell table:style-name="ce4" office:value-type="string" calcext:value-type="string">
            <text:p>2.0R Premium 6 MT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88990" calcext:value-type="float">
            <text:p>188.990</text:p>
          </table:table-cell>
          <table:table-cell table:style-name="ce27" office:value-type="string" calcext:value-type="string">
            <text:p><text:a xlink:href="http://www.subaru.com.tr/" xlink:type="simple">http://www.subaru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baru</text:p>
          </table:table-cell>
          <table:table-cell table:style-name="ce4" office:value-type="string" calcext:value-type="string">
            <text:p>Forester</text:p>
          </table:table-cell>
          <table:table-cell table:style-name="ce4" office:value-type="string" calcext:value-type="string">
            <text:p>2.0D Elegance Dizel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88990" calcext:value-type="float">
            <text:p>188.990</text:p>
          </table:table-cell>
          <table:table-cell table:style-name="ce27" office:value-type="string" calcext:value-type="string">
            <text:p><text:a xlink:href="http://www.subaru.com.tr/" xlink:type="simple">http://www.subaru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baru</text:p>
          </table:table-cell>
          <table:table-cell table:style-name="ce4" office:value-type="string" calcext:value-type="string">
            <text:p>Forester</text:p>
          </table:table-cell>
          <table:table-cell table:style-name="ce4" office:value-type="string" calcext:value-type="string">
            <text:p>2.0D Premium Dizel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8990" calcext:value-type="float">
            <text:p>198.990</text:p>
          </table:table-cell>
          <table:table-cell table:style-name="ce27" office:value-type="string" calcext:value-type="string">
            <text:p><text:a xlink:href="http://www.subaru.com.tr/" xlink:type="simple">http://www.subaru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baru</text:p>
          </table:table-cell>
          <table:table-cell table:style-name="ce4" office:value-type="string" calcext:value-type="string">
            <text:p>Forester</text:p>
          </table:table-cell>
          <table:table-cell table:style-name="ce4" office:value-type="string" calcext:value-type="string">
            <text:p>2.0D Sport Dizel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08990" calcext:value-type="float">
            <text:p>208.990</text:p>
          </table:table-cell>
          <table:table-cell table:style-name="ce27" office:value-type="string" calcext:value-type="string">
            <text:p><text:a xlink:href="http://www.subaru.com.tr/" xlink:type="simple">http://www.subaru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baru</text:p>
          </table:table-cell>
          <table:table-cell table:style-name="ce4" office:value-type="string" calcext:value-type="string">
            <text:p>Forester</text:p>
          </table:table-cell>
          <table:table-cell table:style-name="ce4" office:value-type="string" calcext:value-type="string">
            <text:p>2.0i Elegance Benzinli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9900" calcext:value-type="float">
            <text:p>159.900</text:p>
          </table:table-cell>
          <table:table-cell table:style-name="ce27" office:value-type="string" calcext:value-type="string">
            <text:p><text:a xlink:href="http://www.subaru.com.tr/" xlink:type="simple">http://www.subaru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baru</text:p>
          </table:table-cell>
          <table:table-cell table:style-name="ce4" office:value-type="string" calcext:value-type="string">
            <text:p>Forester</text:p>
          </table:table-cell>
          <table:table-cell table:style-name="ce4" office:value-type="string" calcext:value-type="string">
            <text:p>2.0i Premium Benzinli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3990" calcext:value-type="float">
            <text:p>173.990</text:p>
          </table:table-cell>
          <table:table-cell table:style-name="ce27" office:value-type="string" calcext:value-type="string">
            <text:p><text:a xlink:href="http://www.subaru.com.tr/" xlink:type="simple">http://www.subaru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baru</text:p>
          </table:table-cell>
          <table:table-cell table:style-name="ce4" office:value-type="string" calcext:value-type="string">
            <text:p>Forester</text:p>
          </table:table-cell>
          <table:table-cell table:style-name="ce4" office:value-type="string" calcext:value-type="string">
            <text:p>2.0XT Adventure Turbo Benzinli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01990" calcext:value-type="float">
            <text:p>201.990</text:p>
          </table:table-cell>
          <table:table-cell table:style-name="ce27" office:value-type="string" calcext:value-type="string">
            <text:p><text:a xlink:href="http://www.subaru.com.tr/" xlink:type="simple">http://www.subaru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baru</text:p>
          </table:table-cell>
          <table:table-cell table:style-name="ce4" office:value-type="string" calcext:value-type="string">
            <text:p>Levorg</text:p>
          </table:table-cell>
          <table:table-cell table:style-name="ce4" office:value-type="string" calcext:value-type="string">
            <text:p>1.6i GT-S Sport Plus Eyesight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9990" calcext:value-type="float">
            <text:p>159.990</text:p>
          </table:table-cell>
          <table:table-cell table:style-name="ce27" office:value-type="string" calcext:value-type="string">
            <text:p><text:a xlink:href="http://www.subaru.com.tr/" xlink:type="simple">http://www.subaru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baru</text:p>
          </table:table-cell>
          <table:table-cell table:style-name="ce4" office:value-type="string" calcext:value-type="string">
            <text:p>Outback</text:p>
          </table:table-cell>
          <table:table-cell table:style-name="ce4" office:value-type="string" calcext:value-type="string">
            <text:p>2.0D Limited Dizel EyeSight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59490" calcext:value-type="float">
            <text:p>259.490</text:p>
          </table:table-cell>
          <table:table-cell table:style-name="ce27" office:value-type="string" calcext:value-type="string">
            <text:p><text:a xlink:href="http://www.subaru.com.tr/" xlink:type="simple">http://www.subaru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baru</text:p>
          </table:table-cell>
          <table:table-cell table:style-name="ce4" office:value-type="string" calcext:value-type="string">
            <text:p>XV</text:p>
          </table:table-cell>
          <table:table-cell table:style-name="ce4" office:value-type="string" calcext:value-type="string">
            <text:p>1.6i Eleg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4490" calcext:value-type="float">
            <text:p>114.490</text:p>
          </table:table-cell>
          <table:table-cell table:style-name="ce27" office:value-type="string" calcext:value-type="string">
            <text:p><text:a xlink:href="http://www.subaru.com.tr/" xlink:type="simple">http://www.subaru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baru</text:p>
          </table:table-cell>
          <table:table-cell table:style-name="ce4" office:value-type="string" calcext:value-type="string">
            <text:p>XV</text:p>
          </table:table-cell>
          <table:table-cell table:style-name="ce4" office:value-type="string" calcext:value-type="string">
            <text:p>1.6i Premium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4490" calcext:value-type="float">
            <text:p>124.490</text:p>
          </table:table-cell>
          <table:table-cell table:style-name="ce27" office:value-type="string" calcext:value-type="string">
            <text:p><text:a xlink:href="http://www.subaru.com.tr/" xlink:type="simple">http://www.subaru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Baleno</text:p>
          </table:table-cell>
          <table:table-cell table:style-name="ce4" office:value-type="string" calcext:value-type="string">
            <text:p>1.2 GL AT 90 HP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0950" calcext:value-type="float">
            <text:p>60.95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Baleno</text:p>
          </table:table-cell>
          <table:table-cell table:style-name="ce4" office:value-type="string" calcext:value-type="string">
            <text:p>1.2 GL MT 90 HP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5950" calcext:value-type="float">
            <text:p>55.95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Jimny</text:p>
          </table:table-cell>
          <table:table-cell table:style-name="ce4" office:value-type="string" calcext:value-type="string">
            <text:p>1.3 JLX Benzinli 4x4 AT 85 HP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6500" calcext:value-type="float">
            <text:p>66.50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Jimny</text:p>
          </table:table-cell>
          <table:table-cell table:style-name="ce4" office:value-type="string" calcext:value-type="string">
            <text:p>1.3 Style Benzinli 4x4 AT 85 HP</text:p>
          </table:table-cell>
          <table:table-cell table:style-name="ce17" office:value-type="float" office:value="1.3" calcext:value-type="float">
            <text:p>1,3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8900" calcext:value-type="float">
            <text:p>68.90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Swift</text:p>
          </table:table-cell>
          <table:table-cell table:style-name="ce4" office:value-type="string" calcext:value-type="string">
            <text:p>1.2 GL AT 94 HP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4950" calcext:value-type="float">
            <text:p>54.95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Swift</text:p>
          </table:table-cell>
          <table:table-cell table:style-name="ce4" office:value-type="string" calcext:value-type="string">
            <text:p>1.2 GL MT 94 HP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51950" calcext:value-type="float">
            <text:p>51.95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Vitara</text:p>
          </table:table-cell>
          <table:table-cell table:style-name="ce4" office:value-type="string" calcext:value-type="string">
            <text:p>1.4 S Benzinli 4X2 AT (Çift Renk) 140 HP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3400" calcext:value-type="float">
            <text:p>103.40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Vitara</text:p>
          </table:table-cell>
          <table:table-cell table:style-name="ce4" office:value-type="string" calcext:value-type="string">
            <text:p>1.4 S Benzinli 4X2 AT (Tek Renk) 140 HP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1900" calcext:value-type="float">
            <text:p>101.90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Vitara</text:p>
          </table:table-cell>
          <table:table-cell table:style-name="ce4" office:value-type="string" calcext:value-type="string">
            <text:p>1.4 S Benzinli 4X4 AT (Çift Renk) 140 HP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0650" calcext:value-type="float">
            <text:p>110.65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Vitara</text:p>
          </table:table-cell>
          <table:table-cell table:style-name="ce4" office:value-type="string" calcext:value-type="string">
            <text:p>1.4 S Benzinli 4X4 AT (Tek Renk) 140 HP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9150" calcext:value-type="float">
            <text:p>109.15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Vitara</text:p>
          </table:table-cell>
          <table:table-cell table:style-name="ce4" office:value-type="string" calcext:value-type="string">
            <text:p>1.6 GL+ Benzinli 4x2 AT (Çift Renk) 120 HP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9000" calcext:value-type="float">
            <text:p>89.00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Vitara</text:p>
          </table:table-cell>
          <table:table-cell table:style-name="ce4" office:value-type="string" calcext:value-type="string">
            <text:p>1.6 GL+ Benzinli 4x2 AT (Tek Renk) 120 HP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7500" calcext:value-type="float">
            <text:p>87.50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Vitara</text:p>
          </table:table-cell>
          <table:table-cell table:style-name="ce4" office:value-type="string" calcext:value-type="string">
            <text:p>1.6 GL+ Benzinli 4X4 AT (Çift Renk) 120 HP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7250" calcext:value-type="float">
            <text:p>97.25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Vitara</text:p>
          </table:table-cell>
          <table:table-cell table:style-name="ce4" office:value-type="string" calcext:value-type="string">
            <text:p>1.6 GL+ Benzinli 4X4 AT (Tek Renk) 120 HP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5750" calcext:value-type="float">
            <text:p>95.75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Vitara</text:p>
          </table:table-cell>
          <table:table-cell table:style-name="ce4" office:value-type="string" calcext:value-type="string">
            <text:p>1.6 GLX Benzinli 4X2 AT (Çift Renk) 120 HP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1400" calcext:value-type="float">
            <text:p>101.40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Vitara</text:p>
          </table:table-cell>
          <table:table-cell table:style-name="ce4" office:value-type="string" calcext:value-type="string">
            <text:p>1.6 GLX Benzinli 4X2 AT (Tek Renk) 120 HP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9900" calcext:value-type="float">
            <text:p>99.90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Vitara</text:p>
          </table:table-cell>
          <table:table-cell table:style-name="ce4" office:value-type="string" calcext:value-type="string">
            <text:p>1.6 GLX Benzinli 4X4 AT (Çift Renk) 120 HP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8650" calcext:value-type="float">
            <text:p>108.65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uzuki</text:p>
          </table:table-cell>
          <table:table-cell table:style-name="ce4" office:value-type="string" calcext:value-type="string">
            <text:p>Vitara</text:p>
          </table:table-cell>
          <table:table-cell table:style-name="ce4" office:value-type="string" calcext:value-type="string">
            <text:p>1.6 GLX Benzinli 4X4 AT (Tek Renk) 120 HP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7150" calcext:value-type="float">
            <text:p>107.150</text:p>
          </table:table-cell>
          <table:table-cell table:style-name="ce27" office:value-type="string" calcext:value-type="string">
            <text:p><text:a xlink:href="http://www.suzuki.com.tr/" xlink:type="simple">http://www.suzuki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33 Life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3950" calcext:value-type="float">
            <text:p>63.9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4 D-4D Activ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9150" calcext:value-type="float">
            <text:p>99.1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4 D-4D Active Skypack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2150" calcext:value-type="float">
            <text:p>102.1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4 D-4D Advanc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3400" calcext:value-type="float">
            <text:p>103.4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4 D-4D Advance Skypack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6400" calcext:value-type="float">
            <text:p>106.4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4 D-4D Premium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3250" calcext:value-type="float">
            <text:p>113.2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4 D-4D Premium Navi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7250" calcext:value-type="float">
            <text:p>117.2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6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6750" calcext:value-type="float">
            <text:p>76.7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6 Active Multidrive 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3250" calcext:value-type="float">
            <text:p>83.2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6 Active Skypack Multidrive 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6250" calcext:value-type="float">
            <text:p>86.2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6 Adv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1000" calcext:value-type="float">
            <text:p>81.0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6 Advance Multidrive 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7500" calcext:value-type="float">
            <text:p>87.5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6 Advance Skypack Multidrive 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0500" calcext:value-type="float">
            <text:p>90.5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6 Premium Multidrive 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9650" calcext:value-type="float">
            <text:p>99.6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</text:p>
          </table:table-cell>
          <table:table-cell table:style-name="ce3" office:value-type="string" calcext:value-type="string">
            <text:p>1.6 Premium Multidrive S Nav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3650" calcext:value-type="float">
            <text:p>103.6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 Touring Sports</text:p>
          </table:table-cell>
          <table:table-cell table:style-name="ce3" office:value-type="string" calcext:value-type="string">
            <text:p>1.4 D-4D Advanc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6850" calcext:value-type="float">
            <text:p>106.8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 Touring Sports</text:p>
          </table:table-cell>
          <table:table-cell table:style-name="ce3" office:value-type="string" calcext:value-type="string">
            <text:p>1.4 D-4D Advance Skypack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9850" calcext:value-type="float">
            <text:p>109.8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 Touring Sports</text:p>
          </table:table-cell>
          <table:table-cell table:style-name="ce3" office:value-type="string" calcext:value-type="string">
            <text:p>1.4 D-4D Premium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6700" calcext:value-type="float">
            <text:p>116.7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 Touring Sports</text:p>
          </table:table-cell>
          <table:table-cell table:style-name="ce3" office:value-type="string" calcext:value-type="string">
            <text:p>1.4 D-4D Premium Navi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20700" calcext:value-type="float">
            <text:p>120.7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 Touring Sports</text:p>
          </table:table-cell>
          <table:table-cell table:style-name="ce3" office:value-type="string" calcext:value-type="string">
            <text:p>1.6 Advance Multidrive 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4300" calcext:value-type="float">
            <text:p>94.3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 Touring Sports</text:p>
          </table:table-cell>
          <table:table-cell table:style-name="ce3" office:value-type="string" calcext:value-type="string">
            <text:p>1.6 Advance Skypack Multidrive 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7300" calcext:value-type="float">
            <text:p>97.3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uris Touring Sports</text:p>
          </table:table-cell>
          <table:table-cell table:style-name="ce3" office:value-type="string" calcext:value-type="string">
            <text:p>1.6 Premium Multidrive 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4150" calcext:value-type="float">
            <text:p>104.1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vensis</text:p>
          </table:table-cell>
          <table:table-cell table:style-name="ce3" office:value-type="string" calcext:value-type="string">
            <text:p>1.6 Adv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5250" calcext:value-type="float">
            <text:p>105.2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vensis</text:p>
          </table:table-cell>
          <table:table-cell table:style-name="ce3" office:value-type="string" calcext:value-type="string">
            <text:p>1.6 D-4D Adv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9170" calcext:value-type="float">
            <text:p>119.17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vensis</text:p>
          </table:table-cell>
          <table:table-cell table:style-name="ce3" office:value-type="string" calcext:value-type="string">
            <text:p>1.6 D-4D Premium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41850" calcext:value-type="float">
            <text:p>141.8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vensis</text:p>
          </table:table-cell>
          <table:table-cell table:style-name="ce3" office:value-type="string" calcext:value-type="string">
            <text:p>1.6 D-4D Premium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49950" calcext:value-type="float">
            <text:p>149.9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vensis</text:p>
          </table:table-cell>
          <table:table-cell table:style-name="ce3" office:value-type="string" calcext:value-type="string">
            <text:p>1.6 Premium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20050" calcext:value-type="float">
            <text:p>120.0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vensis</text:p>
          </table:table-cell>
          <table:table-cell table:style-name="ce3" office:value-type="string" calcext:value-type="string">
            <text:p>1.8 Premium Multidrive S</text:p>
          </table:table-cell>
          <table:table-cell table:style-name="ce17" office:value-type="float" office:value="1.8" calcext:value-type="float">
            <text:p>1,8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83350" calcext:value-type="float">
            <text:p>183.3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vensis</text:p>
          </table:table-cell>
          <table:table-cell table:style-name="ce3" office:value-type="string" calcext:value-type="string">
            <text:p>2.0 D-4D Premium Plu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222550" calcext:value-type="float">
            <text:p>222.5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vensis</text:p>
          </table:table-cell>
          <table:table-cell table:style-name="ce3" office:value-type="string" calcext:value-type="string">
            <text:p>2.0 Premium Multidrive 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0650" calcext:value-type="float">
            <text:p>190.6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vensis</text:p>
          </table:table-cell>
          <table:table-cell table:style-name="ce3" office:value-type="string" calcext:value-type="string">
            <text:p>2.0 Premium Multidrive S Touring Sport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04500" calcext:value-type="float">
            <text:p>204.5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vensis</text:p>
          </table:table-cell>
          <table:table-cell table:style-name="ce3" office:value-type="string" calcext:value-type="string">
            <text:p>2.0 Premium Plus Multidrive 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06150" calcext:value-type="float">
            <text:p>206.1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Avensis</text:p>
          </table:table-cell>
          <table:table-cell table:style-name="ce3" office:value-type="string" calcext:value-type="string">
            <text:p>2.0 Premium Plus Multidrive S Touring Sports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20000" calcext:value-type="float">
            <text:p>220.0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-HR</text:p>
          </table:table-cell>
          <table:table-cell table:style-name="ce3" office:value-type="string" calcext:value-type="string">
            <text:p>1.2 Turbo Advance 4x2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9500" calcext:value-type="float">
            <text:p>99.5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-HR</text:p>
          </table:table-cell>
          <table:table-cell table:style-name="ce3" office:value-type="string" calcext:value-type="string">
            <text:p>1.2 Turbo Advance 4x2 Multidrive S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6700" calcext:value-type="float">
            <text:p>106.7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-HR</text:p>
          </table:table-cell>
          <table:table-cell table:style-name="ce3" office:value-type="string" calcext:value-type="string">
            <text:p>1.2 Turbo Diamond 4x2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2050" calcext:value-type="float">
            <text:p>112.0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-HR</text:p>
          </table:table-cell>
          <table:table-cell table:style-name="ce3" office:value-type="string" calcext:value-type="string">
            <text:p>1.2 Turbo Diamond 4x2 Multidrive S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9700" calcext:value-type="float">
            <text:p>119.7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-HR</text:p>
          </table:table-cell>
          <table:table-cell table:style-name="ce3" office:value-type="string" calcext:value-type="string">
            <text:p>1.2 Turbo Diamond 4x4 Multidrive S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6050" calcext:value-type="float">
            <text:p>146.0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-HR</text:p>
          </table:table-cell>
          <table:table-cell table:style-name="ce3" office:value-type="string" calcext:value-type="string">
            <text:p>1.2 Turbo Dynamic 4x2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1150" calcext:value-type="float">
            <text:p>111.1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-HR</text:p>
          </table:table-cell>
          <table:table-cell table:style-name="ce3" office:value-type="string" calcext:value-type="string">
            <text:p>1.2 Turbo Dynamic 4X4 Multidrive S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3600" calcext:value-type="float">
            <text:p>143.6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-HR</text:p>
          </table:table-cell>
          <table:table-cell table:style-name="ce3" office:value-type="string" calcext:value-type="string">
            <text:p>1.2 Turbo Dynamic Multidrive S 4x2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8800" calcext:value-type="float">
            <text:p>118.8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-HR</text:p>
          </table:table-cell>
          <table:table-cell table:style-name="ce3" office:value-type="string" calcext:value-type="string">
            <text:p>1.8 Hybrid Advance 4x2 e-CVT</text:p>
          </table:table-cell>
          <table:table-cell table:style-name="ce17" office:value-type="float" office:value="1.8" calcext:value-type="float">
            <text:p>1,8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5900" calcext:value-type="float">
            <text:p>115.9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-HR</text:p>
          </table:table-cell>
          <table:table-cell table:style-name="ce3" office:value-type="string" calcext:value-type="string">
            <text:p>1.8 Hybrid Diamond 4x2 e-CVT</text:p>
          </table:table-cell>
          <table:table-cell table:style-name="ce17" office:value-type="float" office:value="1.8" calcext:value-type="float">
            <text:p>1,8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6700" calcext:value-type="float">
            <text:p>126.7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-HR</text:p>
          </table:table-cell>
          <table:table-cell table:style-name="ce3" office:value-type="string" calcext:value-type="string">
            <text:p>1.8 Hybrid Dynamic 4x2 e-CVT</text:p>
          </table:table-cell>
          <table:table-cell table:style-name="ce17" office:value-type="float" office:value="1.8" calcext:value-type="float">
            <text:p>1,8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5800" calcext:value-type="float">
            <text:p>125.8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33 Life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5950" calcext:value-type="float">
            <text:p>65.9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4 D-4D Activ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7000" calcext:value-type="float">
            <text:p>97.0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4 D-4D Active M/M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2100" calcext:value-type="float">
            <text:p>102.1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4 D-4D Advanc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0500" calcext:value-type="float">
            <text:p>100.5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4 D-4D Advance M/M 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5100" calcext:value-type="float">
            <text:p>105.1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4 D-4D Lif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0500" calcext:value-type="float">
            <text:p>90.5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4 D-4D Premium 50.Yıl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0900" calcext:value-type="float">
            <text:p>110.9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4 D-4D Premium 50.Yıl M/M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5400" calcext:value-type="float">
            <text:p>115.4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4 D-4D Premium 50.Yıl M/M (17'' jant ile)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6500" calcext:value-type="float">
            <text:p>116.5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4 D-4D Premium 50.Yıl M/M Navi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8300" calcext:value-type="float">
            <text:p>118.3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4 D-4D Premium 50.Yıl Navi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3800" calcext:value-type="float">
            <text:p>113.8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4 D-4D Premium 50.Yıll (17'' jant ile)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1900" calcext:value-type="float">
            <text:p>111.9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4 D-4D Touch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4200" calcext:value-type="float">
            <text:p>94.2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4 D-4D Touch M/M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9300" calcext:value-type="float">
            <text:p>99.3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6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1150" calcext:value-type="float">
            <text:p>81.1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6 Active Multidrive 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8250" calcext:value-type="float">
            <text:p>88.2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6 Adv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4650" calcext:value-type="float">
            <text:p>84.6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6 Advance Multidrive 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1750" calcext:value-type="float">
            <text:p>91.7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6 Premium 50.Yıl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7300" calcext:value-type="float">
            <text:p>97.3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6 Premium 50.Yıl (17'' jant ile)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8350" calcext:value-type="float">
            <text:p>98.3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6 Premium 50.Yıl Multidrive 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4400" calcext:value-type="float">
            <text:p>104.4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6 Premium 50.Yıl Multidrive S (17'' jant ile)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5500" calcext:value-type="float">
            <text:p>105.5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6 Premium 50.Yıl Multidrive S Nav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7300" calcext:value-type="float">
            <text:p>107.3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6 Premium 50.Yıl Nav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0200" calcext:value-type="float">
            <text:p>100.2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6 Premium Multidrive 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6450" calcext:value-type="float">
            <text:p>96.4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6 Touch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8350" calcext:value-type="float">
            <text:p>78.3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1.6 Touch Multidrive 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5450" calcext:value-type="float">
            <text:p>85.4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Hilux</text:p>
          </table:table-cell>
          <table:table-cell table:style-name="ce3" office:value-type="string" calcext:value-type="string">
            <text:p>2.4L 4x2 Active</text:p>
          </table:table-cell>
          <table:table-cell table:style-name="ce17" office:value-type="float" office:value="2.4" calcext:value-type="float">
            <text:p>2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5650" calcext:value-type="float">
            <text:p>95.6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Hilux</text:p>
          </table:table-cell>
          <table:table-cell table:style-name="ce3" office:value-type="string" calcext:value-type="string">
            <text:p>2.4L 4x2 Adventure</text:p>
          </table:table-cell>
          <table:table-cell table:style-name="ce17" office:value-type="float" office:value="2.4" calcext:value-type="float">
            <text:p>2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5200" calcext:value-type="float">
            <text:p>105.2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Hilux</text:p>
          </table:table-cell>
          <table:table-cell table:style-name="ce3" office:value-type="string" calcext:value-type="string">
            <text:p>2.4L 4x2 Adventure A/T</text:p>
          </table:table-cell>
          <table:table-cell table:style-name="ce17" office:value-type="float" office:value="2.4" calcext:value-type="float">
            <text:p>2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3250" calcext:value-type="float">
            <text:p>113.2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Hilux</text:p>
          </table:table-cell>
          <table:table-cell table:style-name="ce3" office:value-type="string" calcext:value-type="string">
            <text:p>2.4L 4x4 Active</text:p>
          </table:table-cell>
          <table:table-cell table:style-name="ce17" office:value-type="float" office:value="2.4" calcext:value-type="float">
            <text:p>2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6050" calcext:value-type="float">
            <text:p>116.0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Hilux</text:p>
          </table:table-cell>
          <table:table-cell table:style-name="ce3" office:value-type="string" calcext:value-type="string">
            <text:p>2.4L 4x4 Adventure</text:p>
          </table:table-cell>
          <table:table-cell table:style-name="ce17" office:value-type="float" office:value="2.4" calcext:value-type="float">
            <text:p>2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9950" calcext:value-type="float">
            <text:p>119.9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Hilux</text:p>
          </table:table-cell>
          <table:table-cell table:style-name="ce3" office:value-type="string" calcext:value-type="string">
            <text:p>2.8L 4x4 Hi-Cruiser A/T (yeni*)</text:p>
          </table:table-cell>
          <table:table-cell table:style-name="ce17" office:value-type="float" office:value="2.8" calcext:value-type="float">
            <text:p>2,8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9050" calcext:value-type="float">
            <text:p>139.0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Land Cruiser Prado</text:p>
          </table:table-cell>
          <table:table-cell table:style-name="ce3" office:value-type="string" calcext:value-type="string">
            <text:p>2.8 D-4D</text:p>
          </table:table-cell>
          <table:table-cell table:style-name="ce17" office:value-type="float" office:value="2.8" calcext:value-type="float">
            <text:p>2,8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606359" calcext:value-type="float">
            <office:annotation draw:style-name="gr9" draw:text-style-name="P4" svg:width="44.46mm" svg:height="9.69mm" svg:x="278.2mm" svg:y="7658.82mm" draw:caption-point-x="-5.66mm" draw:caption-point-y="3.4mm">
              <dc:date>2018-01-28T00:00:00</dc:date>
              <text:p text:style-name="P3"><text:span text:style-name="T2">155000 € + 3409 TL</text:span></text:p>
              <text:p text:style-name="P3"><text:span text:style-name="T2"/></text:p>
            </office:annotation>
            <text:p>606.359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Prius</text:p>
          </table:table-cell>
          <table:table-cell table:style-name="ce3" office:value-type="string" calcext:value-type="string">
            <text:p>1.8L Hybrid Advance</text:p>
          </table:table-cell>
          <table:table-cell table:style-name="ce17" office:value-type="float" office:value="1.8" calcext:value-type="float">
            <text:p>1,8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175974" calcext:value-type="float">
            <office:annotation draw:style-name="gr9" draw:text-style-name="P4" svg:width="44.46mm" svg:height="9.69mm" svg:x="278.2mm" svg:y="7663.91mm" draw:caption-point-x="-5.66mm" draw:caption-point-y="3.4mm">
              <dc:date>2018-01-28T00:00:00</dc:date>
              <text:p text:style-name="P3"><text:span text:style-name="T2">44900 € + 1313 TL</text:span></text:p>
              <text:p text:style-name="P3"><text:span text:style-name="T2"/></text:p>
            </office:annotation>
            <text:p>175.974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Prius</text:p>
          </table:table-cell>
          <table:table-cell table:style-name="ce3" office:value-type="string" calcext:value-type="string">
            <text:p>1.8L Hybrid Premium</text:p>
          </table:table-cell>
          <table:table-cell table:style-name="ce17" office:value-type="float" office:value="1.8" calcext:value-type="float">
            <text:p>1,8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3" office:value-type="float" office:value="189978" calcext:value-type="float">
            <office:annotation draw:style-name="gr11" draw:text-style-name="P4" svg:width="44.46mm" svg:height="6.49mm" svg:x="278.2mm" svg:y="7670.91mm" draw:caption-point-x="-5.66mm" draw:caption-point-y="1.5mm">
              <dc:date>2018-01-28T00:00:00</dc:date>
              <text:p text:style-name="P3"><text:span text:style-name="T2">48500 € + 1313 TL</text:span></text:p>
            </office:annotation>
            <text:p>189.978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Rav4</text:p>
          </table:table-cell>
          <table:table-cell table:style-name="ce3" office:value-type="string" calcext:value-type="string">
            <text:p>2.5 Hybrid Advance 4x4</text:p>
          </table:table-cell>
          <table:table-cell table:style-name="ce17" office:value-type="float" office:value="2.5" calcext:value-type="float">
            <text:p>2,5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73700" calcext:value-type="float">
            <text:p>173.7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Rav4</text:p>
          </table:table-cell>
          <table:table-cell table:style-name="ce3" office:value-type="string" calcext:value-type="string">
            <text:p>2.5 Hybrid Premium 4x4</text:p>
          </table:table-cell>
          <table:table-cell table:style-name="ce17" office:value-type="float" office:value="2.5" calcext:value-type="float">
            <text:p>2,5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99900" calcext:value-type="float">
            <text:p>199.9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Rav4</text:p>
          </table:table-cell>
          <table:table-cell table:style-name="ce3" office:value-type="string" calcext:value-type="string">
            <text:p>2.5 Hybrid Premium Plus 4x4</text:p>
          </table:table-cell>
          <table:table-cell table:style-name="ce17" office:value-type="float" office:value="2.5" calcext:value-type="float">
            <text:p>2,5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2400" calcext:value-type="float">
            <text:p>212.4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Rav4</text:p>
          </table:table-cell>
          <table:table-cell table:style-name="ce3" office:value-type="string" calcext:value-type="string">
            <text:p>2.5 Hybrid Premium Plus Navi 4x4</text:p>
          </table:table-cell>
          <table:table-cell table:style-name="ce17" office:value-type="float" office:value="2.5" calcext:value-type="float">
            <text:p>2,5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217400" calcext:value-type="float">
            <text:p>217.4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Verso</text:p>
          </table:table-cell>
          <table:table-cell table:style-name="ce3" office:value-type="string" calcext:value-type="string">
            <text:p>1.6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6850" calcext:value-type="float">
            <text:p>86.8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Verso</text:p>
          </table:table-cell>
          <table:table-cell table:style-name="ce3" office:value-type="string" calcext:value-type="string">
            <text:p>1.6 Adv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2050" calcext:value-type="float">
            <text:p>92.0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Verso</text:p>
          </table:table-cell>
          <table:table-cell table:style-name="ce3" office:value-type="string" calcext:value-type="string">
            <text:p>1.6 D-4D Activ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2350" calcext:value-type="float">
            <text:p>102.3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Verso</text:p>
          </table:table-cell>
          <table:table-cell table:style-name="ce3" office:value-type="string" calcext:value-type="string">
            <text:p>1.6 D-4D Advanc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7550" calcext:value-type="float">
            <text:p>107.5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Verso</text:p>
          </table:table-cell>
          <table:table-cell table:style-name="ce3" office:value-type="string" calcext:value-type="string">
            <text:p>1.6 D-4D Premium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21450" calcext:value-type="float">
            <text:p>121.4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Verso</text:p>
          </table:table-cell>
          <table:table-cell table:style-name="ce3" office:value-type="string" calcext:value-type="string">
            <text:p>1.6 D-4D Premium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23750" calcext:value-type="float">
            <text:p>123.7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Verso</text:p>
          </table:table-cell>
          <table:table-cell table:style-name="ce3" office:value-type="string" calcext:value-type="string">
            <text:p>1.6 D-4D Premium Nav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35350" calcext:value-type="float">
            <text:p>135.3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Verso</text:p>
          </table:table-cell>
          <table:table-cell table:style-name="ce3" office:value-type="string" calcext:value-type="string">
            <text:p>1.6 Premium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8250" calcext:value-type="float">
            <text:p>108.2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Verso</text:p>
          </table:table-cell>
          <table:table-cell table:style-name="ce3" office:value-type="string" calcext:value-type="string">
            <text:p>1.6 Premium Navi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1450" calcext:value-type="float">
            <text:p>111.4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Verso</text:p>
          </table:table-cell>
          <table:table-cell table:style-name="ce3" office:value-type="string" calcext:value-type="string">
            <text:p>1.8 Multidive S Premium</text:p>
          </table:table-cell>
          <table:table-cell table:style-name="ce17" office:value-type="float" office:value="1.8" calcext:value-type="float">
            <text:p>1,8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59600" calcext:value-type="float">
            <text:p>159.6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Verso</text:p>
          </table:table-cell>
          <table:table-cell table:style-name="ce3" office:value-type="string" calcext:value-type="string">
            <text:p>1.8 Multidive S Premium Navi</text:p>
          </table:table-cell>
          <table:table-cell table:style-name="ce17" office:value-type="float" office:value="1.8" calcext:value-type="float">
            <text:p>1,8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62800" calcext:value-type="float">
            <text:p>162.8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Verso</text:p>
          </table:table-cell>
          <table:table-cell table:style-name="ce3" office:value-type="string" calcext:value-type="string">
            <text:p>1.8 Multidrive S Advance</text:p>
          </table:table-cell>
          <table:table-cell table:style-name="ce17" office:value-type="float" office:value="1.8" calcext:value-type="float">
            <text:p>1,8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40700" calcext:value-type="float">
            <text:p>140.7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0 Life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2050" calcext:value-type="float">
            <text:p>52.0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Fun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6900" calcext:value-type="float">
            <text:p>56.9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Fun Multidrive S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3650" calcext:value-type="float">
            <text:p>63.6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Fun Skypack Multidrive S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6100" calcext:value-type="float">
            <text:p>66.1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Fun Special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8000" calcext:value-type="float">
            <text:p>58.0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Fun Special Multidrive S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4750" calcext:value-type="float">
            <text:p>64.7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Fun Special Skypack Multidrive S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7200" calcext:value-type="float">
            <text:p>67.2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Style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4350" calcext:value-type="float">
            <text:p>64.3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Style Multidrive S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3520" calcext:value-type="float">
            <text:p>73.52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Style Red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4350" calcext:value-type="float">
            <text:p>64.3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Style Red Multidrive S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3520" calcext:value-type="float">
            <text:p>73.52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Style Red Skypack Multidrive S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6050" calcext:value-type="float">
            <text:p>76.0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Style Skypack Multidrive S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6050" calcext:value-type="float">
            <text:p>76.0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Style X-Trend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6300" calcext:value-type="float">
            <text:p>66.3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Style X-Trend Multidrive S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5540" calcext:value-type="float">
            <text:p>75.54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33 Style X-Trend Skypack Multidrive S</text:p>
          </table:table-cell>
          <table:table-cell table:style-name="ce17" office:value-type="float" office:value="1.3" calcext:value-type="float">
            <text:p>1,3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8070" calcext:value-type="float">
            <text:p>78.07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5 Hybrid Cool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3150" calcext:value-type="float">
            <text:p>73.1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5 Hybrid Spirit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0400" calcext:value-type="float">
            <text:p>80.4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5 Hybrid Spirit(yeni)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1150" calcext:value-type="float">
            <text:p>81.15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Yaris</text:p>
          </table:table-cell>
          <table:table-cell table:style-name="ce3" office:value-type="string" calcext:value-type="string">
            <text:p>1.5 Hybrid X-Trend</text:p>
          </table:table-cell>
          <table:table-cell table:style-name="ce17" office:value-type="float" office:value="1.5" calcext:value-type="float">
            <text:p>1,5</text:p>
          </table:table-cell>
          <table:table-cell table:style-name="ce5" office:value-type="string" calcext:value-type="string">
            <text:p>Hibrit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2400" calcext:value-type="float">
            <text:p>82.400</text:p>
          </table:table-cell>
          <table:table-cell table:style-name="ce27" office:value-type="string" calcext:value-type="string">
            <text:p><text:a xlink:href="https://www.toyota.com.tr/" xlink:type="simple">https://www.toyota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Beetle</text:p>
          </table:table-cell>
          <table:table-cell table:style-name="ce4" office:value-type="string" calcext:value-type="string">
            <text:p>1.2 TSI BMT 105 PS DSG Design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9541" calcext:value-type="float">
            <text:p>119.541</text:p>
          </table:table-cell>
          <table:table-cell table:style-name="ce27" office:value-type="string" calcext:value-type="string">
            <text:p><text:a xlink:href="http://binekarac.vw.com.tr/" xlink:type="simple">http://binekarac.vw.com.tr/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Beetle</text:p>
          </table:table-cell>
          <table:table-cell table:style-name="ce4" office:value-type="string" calcext:value-type="string">
            <text:p>1.2 TSI BMT 105 PS DSG Styl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3881" calcext:value-type="float">
            <text:p>103.881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Beetle</text:p>
          </table:table-cell>
          <table:table-cell table:style-name="ce4" office:value-type="string" calcext:value-type="string">
            <text:p>1.2 TSI BMT 105 PS Manuel Design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9797" calcext:value-type="float">
            <text:p>109.797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Beetle</text:p>
          </table:table-cell>
          <table:table-cell table:style-name="ce4" office:value-type="string" calcext:value-type="string">
            <text:p>1.2 TSI BMT 105 PS Manuel Styl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4137" calcext:value-type="float">
            <text:p>94.137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Beetle</text:p>
          </table:table-cell>
          <table:table-cell table:style-name="ce4" office:value-type="string" calcext:value-type="string">
            <text:p>1.4 TSI BMT 150 PS DSG Design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5395" calcext:value-type="float">
            <text:p>135.395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ce33"/>
          <table:table-cell table:number-columns-repeated="1014"/>
        </table:table-row>
        <table:table-row table:style-name="ro3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1.4 TSI BMT 150 PS DSG Sp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7488" calcext:value-type="float">
            <text:p>147.488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ce33"/>
          <table:table-cell table:number-columns-repeated="1014"/>
        </table:table-row>
        <table:table-row table:style-name="ro3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1.4 TSI BMT 150 PS DSG Exclusiv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5671" calcext:value-type="float">
            <text:p>165.671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ce33"/>
          <table:table-cell table:number-columns-repeated="1014"/>
        </table:table-row>
        <table:table-row table:style-name="ro3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2.0 TDI BMT 150 PS DSG Sportlin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9769" calcext:value-type="float">
            <text:p>199.769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ce33"/>
          <table:table-cell table:number-columns-repeated="1014"/>
        </table:table-row>
        <table:table-row table:style-name="ro3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2.0 TDI BMT 184 PS DSG Sportlin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12210" calcext:value-type="float">
            <text:p>212.21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ce33"/>
          <table:table-cell table:number-columns-repeated="1014"/>
        </table:table-row>
        <table:table-row table:style-name="ro3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2.0 TDI BMT 184 PS DSG Exclusiv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33902" calcext:value-type="float">
            <text:p>233.902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2 TSI BMT 110 PS DSG Comfortline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9900" calcext:value-type="float">
            <text:p>99.9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2 TSI BMT 110 PS DSG Midline Plus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95300" calcext:value-type="float">
            <text:p>95.3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2 TSI BMT 110 PS Manuel Comfortline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8400" calcext:value-type="float">
            <text:p>88.4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2 TSI BMT 110 PS Manuel Midline Plus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83800" calcext:value-type="float">
            <text:p>83.8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4 TSI ACT BMT 150 PS DSG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9700" calcext:value-type="float">
            <text:p>109.7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4 TSI ACT BMT 150 PS DSG High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8500" calcext:value-type="float">
            <text:p>118.5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4 TSI BMT 125 PS DSG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03100" calcext:value-type="float">
            <text:p>103.1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4 TSI BMT 125 PS DSG High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1900" calcext:value-type="float">
            <text:p>111.9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4 TSI BMT 125 PS Manuel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1600" calcext:value-type="float">
            <text:p>91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4 TSI BMT 125 PS Manuel High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0400" calcext:value-type="float">
            <text:p>100.4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6 TDI BMT 110 PS DSG Comfort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17000" calcext:value-type="float">
            <text:p>117.0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6 TDI BMT 110 PS DSG High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23300" calcext:value-type="float">
            <text:p>123.3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6 TDI BMT 110 PS Manuel Comfort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05500" calcext:value-type="float">
            <text:p>105.5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6 TDI BMT 110 PS Manuel High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4300" calcext:value-type="float">
            <text:p>114.3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Golf</text:p>
          </table:table-cell>
          <table:table-cell table:style-name="ce5" office:value-type="string" calcext:value-type="string">
            <text:p>1.6 TDI BMT 90 PS Manuel Midline Plus</text:p>
          </table:table-cell>
          <table:table-cell table:style-name="ce17" office:value-type="float" office:value="1.6" calcext:value-type="float">
            <text:p>1,6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98400" calcext:value-type="float">
            <text:p>98.4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Jetta</text:p>
          </table:table-cell>
          <table:table-cell table:style-name="ce4" office:value-type="string" calcext:value-type="string">
            <text:p>1.2 TSI BMT 105 PS DSG Comfortlin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6800" calcext:value-type="float">
            <text:p>96.8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Jetta</text:p>
          </table:table-cell>
          <table:table-cell table:style-name="ce4" office:value-type="string" calcext:value-type="string">
            <text:p>1.2 TSI BMT 105 PS DSG Trendlin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88400" calcext:value-type="float">
            <text:p>88.4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Jetta</text:p>
          </table:table-cell>
          <table:table-cell table:style-name="ce4" office:value-type="string" calcext:value-type="string">
            <text:p>1.2 TSI BMT 105 PS Manuel Comfortlin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6200" calcext:value-type="float">
            <text:p>86.2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Jetta</text:p>
          </table:table-cell>
          <table:table-cell table:style-name="ce4" office:value-type="string" calcext:value-type="string">
            <text:p>1.2 TSI BMT 105 PS Manuel Highlin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1600" calcext:value-type="float">
            <text:p>91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Jetta</text:p>
          </table:table-cell>
          <table:table-cell table:style-name="ce4" office:value-type="string" calcext:value-type="string">
            <text:p>1.2 TSI BMT 105 PS Manuel Trendline</text:p>
          </table:table-cell>
          <table:table-cell table:style-name="ce17" office:value-type="float" office:value="1.2" calcext:value-type="float">
            <text:p>1,2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77800" calcext:value-type="float">
            <text:p>77.8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Jetta</text:p>
          </table:table-cell>
          <table:table-cell table:style-name="ce4" office:value-type="string" calcext:value-type="string">
            <text:p>1.4 TSI BMT 125 PS DSG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0600" calcext:value-type="float">
            <text:p>100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Jetta</text:p>
          </table:table-cell>
          <table:table-cell table:style-name="ce4" office:value-type="string" calcext:value-type="string">
            <text:p>1.4 TSI BMT 125 PS DSG High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6000" calcext:value-type="float">
            <text:p>106.0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Jetta</text:p>
          </table:table-cell>
          <table:table-cell table:style-name="ce4" office:value-type="string" calcext:value-type="string">
            <text:p>1.4 TSI BMT 125 PS DSG Trend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2200" calcext:value-type="float">
            <text:p>92.2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Jetta</text:p>
          </table:table-cell>
          <table:table-cell table:style-name="ce4" office:value-type="string" calcext:value-type="string">
            <text:p>1.4 TSI BMT 125 PS Manuel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0000" calcext:value-type="float">
            <text:p>90.0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Jetta</text:p>
          </table:table-cell>
          <table:table-cell table:style-name="ce4" office:value-type="string" calcext:value-type="string">
            <text:p>1.4 TSI BMT 125 PS Manuel High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5400" calcext:value-type="float">
            <text:p>95.4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Jetta</text:p>
          </table:table-cell>
          <table:table-cell table:style-name="ce4" office:value-type="string" calcext:value-type="string">
            <text:p>1.4 TSI BMT 125 PS Manuel Trend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81600" calcext:value-type="float">
            <text:p>81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Jetta</text:p>
          </table:table-cell>
          <table:table-cell table:style-name="ce4" office:value-type="string" calcext:value-type="string">
            <text:p>1.4 TSI BMT 150 PS DSG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4400" calcext:value-type="float">
            <text:p>104.4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Jetta</text:p>
          </table:table-cell>
          <table:table-cell table:style-name="ce4" office:value-type="string" calcext:value-type="string">
            <text:p>1.4 TSI BMT 150 PS DSG High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09800" calcext:value-type="float">
            <text:p>109.8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4 TSI ACT BMT 150 PS DSG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7500" calcext:value-type="float">
            <text:p>147.5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4 TSI ACT BMT 150 PS DSG High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9900" calcext:value-type="float">
            <text:p>169.9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4 TSI ACT BMT 150 PS Manuel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20600" calcext:value-type="float">
            <text:p>120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4 TSI ACT BMT 150 PS Manuel High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51600" calcext:value-type="float">
            <text:p>151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4 TSI ACT BMT 150 PS Manuel Trend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7900" calcext:value-type="float">
            <text:p>107.9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4 TSI BMT 125 PS DSG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4100" calcext:value-type="float">
            <text:p>124.1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4 TSI BMT 125 PS DSG High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8900" calcext:value-type="float">
            <text:p>158.9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4 TSI BMT 125 PS DSG Trend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14600" calcext:value-type="float">
            <text:p>114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4 TSI BMT 125 PS Manuel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9600" calcext:value-type="float">
            <text:p>109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4 TSI BMT 125 PS Manuel High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40600" calcext:value-type="float">
            <text:p>140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4 TSI BMT 125 PS Manuel Trend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96900" calcext:value-type="float">
            <text:p>96.9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6 TDI BMT 120 PS DSG Comfort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6200" calcext:value-type="float">
            <text:p>156.2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6 TDI BMT 120 PS DSG High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8600" calcext:value-type="float">
            <text:p>178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6 TDI BMT 120 PS DSG Trend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3500" calcext:value-type="float">
            <text:p>143.5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6 TDI BMT 120 PS Manuel Comfort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37900" calcext:value-type="float">
            <text:p>137.9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6 TDI BMT 120 PS Manuel High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60300" calcext:value-type="float">
            <text:p>160.3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1.6 TDI BMT 120 PS Manuel Trend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6600" calcext:value-type="float">
            <text:p>116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2.0 TDI BMT 150 PS DSG Comfortlin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88000" calcext:value-type="float">
            <text:p>188.0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2.0 TDI BMT 150 PS DSG Highlin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10400" calcext:value-type="float">
            <text:p>210.4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2.0 TDI SCR BMT 190 PS DSG Highlin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24700" calcext:value-type="float">
            <text:p>224.7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</text:p>
          </table:table-cell>
          <table:table-cell table:style-name="ce4" office:value-type="string" calcext:value-type="string">
            <text:p>2.0 TDI SCR BMT 240 PS 4M DSG Highlin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62400" calcext:value-type="float">
            <text:p>262.4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 Variant</text:p>
          </table:table-cell>
          <table:table-cell table:style-name="ce4" office:value-type="string" calcext:value-type="string">
            <text:p>1.4 TSI ACT BMT 150 PS DSG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7500" calcext:value-type="float">
            <text:p>147.5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 Variant</text:p>
          </table:table-cell>
          <table:table-cell table:style-name="ce4" office:value-type="string" calcext:value-type="string">
            <text:p>1.4 TSI ACT BMT 150 PS DSG High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9900" calcext:value-type="float">
            <text:p>169.9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 Variant</text:p>
          </table:table-cell>
          <table:table-cell table:style-name="ce4" office:value-type="string" calcext:value-type="string">
            <text:p>1.4 TSI BMT 125 PS DSG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24100" calcext:value-type="float">
            <text:p>124.1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 Variant</text:p>
          </table:table-cell>
          <table:table-cell table:style-name="ce4" office:value-type="string" calcext:value-type="string">
            <text:p>1.4 TSI BMT 125 PS DSG High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8900" calcext:value-type="float">
            <text:p>158.9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 Variant</text:p>
          </table:table-cell>
          <table:table-cell table:style-name="ce4" office:value-type="string" calcext:value-type="string">
            <text:p>1.4 TSI BMT 125 PS Manuel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9600" calcext:value-type="float">
            <text:p>109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 Variant</text:p>
          </table:table-cell>
          <table:table-cell table:style-name="ce4" office:value-type="string" calcext:value-type="string">
            <text:p>1.6 TDI BMT 120 PS DSG Comfort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6200" calcext:value-type="float">
            <text:p>156.2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 Variant</text:p>
          </table:table-cell>
          <table:table-cell table:style-name="ce4" office:value-type="string" calcext:value-type="string">
            <text:p>1.6 TDI BMT 120 PS DSG High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8600" calcext:value-type="float">
            <text:p>178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 Variant</text:p>
          </table:table-cell>
          <table:table-cell table:style-name="ce4" office:value-type="string" calcext:value-type="string">
            <text:p>1.6 TDI BMT 120 PS Manuel Comfort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37900" calcext:value-type="float">
            <text:p>137.9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 Variant</text:p>
          </table:table-cell>
          <table:table-cell table:style-name="ce4" office:value-type="string" calcext:value-type="string">
            <text:p>1.6 TDI BMT 120 PS Manuel High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60300" calcext:value-type="float">
            <text:p>160.3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 Variant</text:p>
          </table:table-cell>
          <table:table-cell table:style-name="ce4" office:value-type="string" calcext:value-type="string">
            <text:p>2.0 TDI BMT 150 PS DSG Comfortlin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88000" calcext:value-type="float">
            <text:p>188.0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 Variant</text:p>
          </table:table-cell>
          <table:table-cell table:style-name="ce4" office:value-type="string" calcext:value-type="string">
            <text:p>2.0 TDI BMT 150 PS DSG Highlin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10400" calcext:value-type="float">
            <text:p>210.4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 Variant</text:p>
          </table:table-cell>
          <table:table-cell table:style-name="ce4" office:value-type="string" calcext:value-type="string">
            <text:p>2.0 TDI SCR BMT 190 PS DSG Highlin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24700" calcext:value-type="float">
            <text:p>224.7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Passat Variant</text:p>
          </table:table-cell>
          <table:table-cell table:style-name="ce4" office:value-type="string" calcext:value-type="string">
            <text:p>2.0 TDI SCR BMT 240 PS 4M DSG Highlin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62400" calcext:value-type="float">
            <text:p>262.4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Polo</text:p>
          </table:table-cell>
          <table:table-cell table:style-name="ce5" office:value-type="string" calcext:value-type="string">
            <text:p>1.0 75 PS Manuel Trendline</text:p>
          </table:table-cell>
          <table:table-cell table:style-name="ce17" office:value-type="float" office:value="1" calcext:value-type="float">
            <text:p>1,0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53200" calcext:value-type="float">
            <text:p>53.2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Polo</text:p>
          </table:table-cell>
          <table:table-cell table:style-name="ce5" office:value-type="string" calcext:value-type="string">
            <text:p>1.2 TSI BMT 90 PS DSG Allstar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76400" calcext:value-type="float">
            <text:p>76.4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Polo</text:p>
          </table:table-cell>
          <table:table-cell table:style-name="ce5" office:value-type="string" calcext:value-type="string">
            <text:p>1.2 TSI BMT 90 PS DSG Comfortline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67800" calcext:value-type="float">
            <text:p>67.8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Polo</text:p>
          </table:table-cell>
          <table:table-cell table:style-name="ce5" office:value-type="string" calcext:value-type="string">
            <text:p>1.2 TSI BMT 90 PS Manuel Allstar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7600" calcext:value-type="float">
            <text:p>67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Polo</text:p>
          </table:table-cell>
          <table:table-cell table:style-name="ce5" office:value-type="string" calcext:value-type="string">
            <text:p>1.2 TSI BMT 90 PS Manuel Comfortline</text:p>
          </table:table-cell>
          <table:table-cell table:style-name="ce17" office:value-type="float" office:value="1.2" calcext:value-type="float">
            <text:p>1,2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61600" calcext:value-type="float">
            <text:p>61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Polo</text:p>
          </table:table-cell>
          <table:table-cell table:style-name="ce5" office:value-type="string" calcext:value-type="string">
            <text:p>1.4 TDI 75 PS Manuel Trend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2700" calcext:value-type="float">
            <text:p>72.7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Polo</text:p>
          </table:table-cell>
          <table:table-cell table:style-name="ce5" office:value-type="string" calcext:value-type="string">
            <text:p>1.4 TDI BMT 90 PS DSG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83800" calcext:value-type="float">
            <text:p>83.8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Polo</text:p>
          </table:table-cell>
          <table:table-cell table:style-name="ce5" office:value-type="string" calcext:value-type="string">
            <text:p>1.4 TDI BMT 90 PS Manuel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Dizel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77600" calcext:value-type="float">
            <text:p>77.600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Scirocco</text:p>
          </table:table-cell>
          <table:table-cell table:style-name="ce5" office:value-type="string" calcext:value-type="string">
            <text:p>1.4 TSI BMT 125 PS Manuel Allstar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21127" calcext:value-type="float">
            <text:p>121.127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Scirocco</text:p>
          </table:table-cell>
          <table:table-cell table:style-name="ce5" office:value-type="string" calcext:value-type="string">
            <text:p>1.4 TSI BMT 125 PS Manuel Sp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Düz</text:p>
          </table:table-cell>
          <table:table-cell table:style-name="ce21" office:value-type="float" office:value="111035" calcext:value-type="float">
            <text:p>111.035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Scirocco</text:p>
          </table:table-cell>
          <table:table-cell table:style-name="ce4" office:value-type="string" calcext:value-type="string">
            <text:p>1.4 TSI BMT 150 PS DSG Allstar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5835" calcext:value-type="float">
            <text:p>145.835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Volkswagen</text:p>
          </table:table-cell>
          <table:table-cell table:style-name="ce3" office:value-type="string" calcext:value-type="string">
            <text:p>Scirocco</text:p>
          </table:table-cell>
          <table:table-cell table:style-name="ce5" office:value-type="string" calcext:value-type="string">
            <text:p>1.4 TSI BMT 150 PS DSG Sp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5" office:value-type="string" calcext:value-type="string">
            <text:p>Benzin</text:p>
          </table:table-cell>
          <table:table-cell table:style-name="ce5" office:value-type="string" calcext:value-type="string">
            <text:p>Otomatik</text:p>
          </table:table-cell>
          <table:table-cell table:style-name="ce21" office:value-type="float" office:value="135047" calcext:value-type="float">
            <text:p>135.047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Tiguan</text:p>
          </table:table-cell>
          <table:table-cell table:style-name="ce4" office:value-type="string" calcext:value-type="string">
            <text:p>1.4 TSI ACT BMT 150 PS DSG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7185.5" calcext:value-type="float">
            <text:p>147.186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Tiguan</text:p>
          </table:table-cell>
          <table:table-cell table:style-name="ce4" office:value-type="string" calcext:value-type="string">
            <text:p>1.4 TSI ACT BMT 150 PS DSG High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1248.5" calcext:value-type="float">
            <text:p>161.249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Tiguan</text:p>
          </table:table-cell>
          <table:table-cell table:style-name="ce4" office:value-type="string" calcext:value-type="string">
            <text:p>1.4 TSI ACT BMT 150 PS DSG Trend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5866.5" calcext:value-type="float">
            <text:p>135.867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Tiguan</text:p>
          </table:table-cell>
          <table:table-cell table:style-name="ce4" office:value-type="string" calcext:value-type="string">
            <text:p>1.4 TSI BMT 125 PS Manuel Comfort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18373.5" calcext:value-type="float">
            <text:p>118.374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Tiguan</text:p>
          </table:table-cell>
          <table:table-cell table:style-name="ce4" office:value-type="string" calcext:value-type="string">
            <text:p>1.4 TSI BMT 125 PS Manuel Trendline</text:p>
          </table:table-cell>
          <table:table-cell table:style-name="ce17" office:value-type="float" office:value="1.4" calcext:value-type="float">
            <text:p>1,4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08083.5" calcext:value-type="float">
            <text:p>108.084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Tiguan</text:p>
          </table:table-cell>
          <table:table-cell table:style-name="ce4" office:value-type="string" calcext:value-type="string">
            <text:p>1.6 TDI SCR BMT 115 PS Manuel Comfort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43412.5" calcext:value-type="float">
            <text:p>143.413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Tiguan</text:p>
          </table:table-cell>
          <table:table-cell table:style-name="ce4" office:value-type="string" calcext:value-type="string">
            <text:p>1.6 TDI SCR BMT 115 PS Manuel High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57818.5" calcext:value-type="float">
            <text:p>157.819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Tiguan</text:p>
          </table:table-cell>
          <table:table-cell table:style-name="ce4" office:value-type="string" calcext:value-type="string">
            <text:p>1.6 TDI SCR BMT 115 PS Manuel Trendline</text:p>
          </table:table-cell>
          <table:table-cell table:style-name="ce17" office:value-type="float" office:value="1.6" calcext:value-type="float">
            <text:p>1,6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Düz</text:p>
          </table:table-cell>
          <table:table-cell table:style-name="ce22" office:value-type="float" office:value="124204.5" calcext:value-type="float">
            <text:p>124.205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Tiguan</text:p>
          </table:table-cell>
          <table:table-cell table:style-name="ce4" office:value-type="string" calcext:value-type="string">
            <text:p>2.0 TDI SCR BMT 150 PS 4MOTION DSG Comfortlin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6127" calcext:value-type="float">
            <text:p>196.127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Tiguan</text:p>
          </table:table-cell>
          <table:table-cell table:style-name="ce4" office:value-type="string" calcext:value-type="string">
            <text:p>2.0 TDI SCR BMT 150 PS 4MOTION DSG Highlin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13963" calcext:value-type="float">
            <text:p>213.963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Touareg</text:p>
          </table:table-cell>
          <table:table-cell table:style-name="ce4" office:value-type="string" calcext:value-type="string">
            <text:p>3.0 V6 BMT TDI SCR 262 PS Premium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05159" calcext:value-type="float">
            <text:p>505.159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kswagen</text:p>
          </table:table-cell>
          <table:table-cell table:style-name="ce4" office:value-type="string" calcext:value-type="string">
            <text:p>Touareg</text:p>
          </table:table-cell>
          <table:table-cell table:style-name="ce4" office:value-type="string" calcext:value-type="string">
            <text:p>3.0 V6 BMT TDI SCR 262 PS Premium Terrain Tech.</text:p>
          </table:table-cell>
          <table:table-cell table:style-name="ce17" office:value-type="float" office:value="3" calcext:value-type="float">
            <text:p>3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17639" calcext:value-type="float">
            <text:p>517.639</text:p>
          </table:table-cell>
          <table:table-cell table:style-name="ce27" office:value-type="string" calcext:value-type="string">
            <text:p>http://binekarac.vw.com.tr/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S60</text:p>
          </table:table-cell>
          <table:table-cell table:style-name="ce4" office:value-type="string" calcext:value-type="string">
            <text:p>1.5L 152HP T3 Advanc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69190" calcext:value-type="float">
            <text:p>169.19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S60</text:p>
          </table:table-cell>
          <table:table-cell table:style-name="ce4" office:value-type="string" calcext:value-type="string">
            <text:p>1.5L 152HP T3 Prem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9970" calcext:value-type="float">
            <text:p>159.97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S60</text:p>
          </table:table-cell>
          <table:table-cell table:style-name="ce4" office:value-type="string" calcext:value-type="string">
            <text:p>1.5L 152HP T3 R-Design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90990" calcext:value-type="float">
            <text:p>190.99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S60</text:p>
          </table:table-cell>
          <table:table-cell table:style-name="ce4" office:value-type="string" calcext:value-type="string">
            <text:p>2.0L 190HP D4 Advanc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21420" calcext:value-type="float">
            <text:p>221.42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S90</text:p>
          </table:table-cell>
          <table:table-cell table:style-name="ce4" office:value-type="string" calcext:value-type="string">
            <text:p>2.0L 190HP D4 Inscription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78710" calcext:value-type="float">
            <text:p>378.71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S90</text:p>
          </table:table-cell>
          <table:table-cell table:style-name="ce4" office:value-type="string" calcext:value-type="string">
            <text:p>2.0L 190HP D4 Momentum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43760" calcext:value-type="float">
            <text:p>343.76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S90</text:p>
          </table:table-cell>
          <table:table-cell table:style-name="ce4" office:value-type="string" calcext:value-type="string">
            <text:p>2.0L 190HP D4 R-Design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76480" calcext:value-type="float">
            <text:p>376.48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S90</text:p>
          </table:table-cell>
          <table:table-cell table:style-name="ce4" office:value-type="string" calcext:value-type="string">
            <text:p>2.0L 235HP D5 AWD Inscription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18600" calcext:value-type="float">
            <text:p>418.60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S90</text:p>
          </table:table-cell>
          <table:table-cell table:style-name="ce4" office:value-type="string" calcext:value-type="string">
            <text:p>2.0L 235HP D5 AWD Momentum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84530" calcext:value-type="float">
            <text:p>384.53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S90</text:p>
          </table:table-cell>
          <table:table-cell table:style-name="ce4" office:value-type="string" calcext:value-type="string">
            <text:p>2.0L 235HP D5 AWD R-Design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16420" calcext:value-type="float">
            <text:p>416.42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S90</text:p>
          </table:table-cell>
          <table:table-cell table:style-name="ce4" office:value-type="string" calcext:value-type="string">
            <text:p>2.0L 320HP T6 AWD Inscription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13350" calcext:value-type="float">
            <text:p>413.35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S90</text:p>
          </table:table-cell>
          <table:table-cell table:style-name="ce4" office:value-type="string" calcext:value-type="string">
            <text:p>2.0L 320HP T6 AWD Momentum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79270" calcext:value-type="float">
            <text:p>379.27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S90</text:p>
          </table:table-cell>
          <table:table-cell table:style-name="ce4" office:value-type="string" calcext:value-type="string">
            <text:p>2.0L 320HP T6 AWD R-Design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11170" calcext:value-type="float">
            <text:p>411.17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V40</text:p>
          </table:table-cell>
          <table:table-cell table:style-name="ce4" office:value-type="string" calcext:value-type="string">
            <text:p>1.5L 152HP T3 Advanc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6630" calcext:value-type="float">
            <text:p>156.63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V40</text:p>
          </table:table-cell>
          <table:table-cell table:style-name="ce4" office:value-type="string" calcext:value-type="string">
            <text:p>1.5L 152HP T3 Inscription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44500" calcext:value-type="float">
            <text:p>144.50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V40</text:p>
          </table:table-cell>
          <table:table-cell table:style-name="ce4" office:value-type="string" calcext:value-type="string">
            <text:p>1.5L 152HP T3 Moment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33660" calcext:value-type="float">
            <text:p>133.66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V40</text:p>
          </table:table-cell>
          <table:table-cell table:style-name="ce4" office:value-type="string" calcext:value-type="string">
            <text:p>1.5L 152HP T3 R-Design Plus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55170" calcext:value-type="float">
            <text:p>155.17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V60</text:p>
          </table:table-cell>
          <table:table-cell table:style-name="ce4" office:value-type="string" calcext:value-type="string">
            <text:p>1.5L 152HP T3 Advance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83560" calcext:value-type="float">
            <text:p>183.56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V60</text:p>
          </table:table-cell>
          <table:table-cell table:style-name="ce4" office:value-type="string" calcext:value-type="string">
            <text:p>1.5L 152HP T3 Premium</text:p>
          </table:table-cell>
          <table:table-cell table:style-name="ce17" office:value-type="float" office:value="1.5" calcext:value-type="float">
            <text:p>1,5</text:p>
          </table:table-cell>
          <table:table-cell table:style-name="ce4" office:value-type="string" calcext:value-type="string">
            <text:p>Benzin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172830" calcext:value-type="float">
            <text:p>172.83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V60</text:p>
          </table:table-cell>
          <table:table-cell table:style-name="ce4" office:value-type="string" calcext:value-type="string">
            <text:p>2.0L 190HP D4 Advanc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36430" calcext:value-type="float">
            <text:p>236.43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V60 Cross Country</text:p>
          </table:table-cell>
          <table:table-cell table:style-name="ce4" office:value-type="string" calcext:value-type="string">
            <text:p>2.0L 190HP D4 Advanc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61840" calcext:value-type="float">
            <text:p>261.84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V90</text:p>
          </table:table-cell>
          <table:table-cell table:style-name="ce4" office:value-type="string" calcext:value-type="string">
            <text:p>2.0L 190HP D4 Inscription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78710" calcext:value-type="float">
            <text:p>378.71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V90</text:p>
          </table:table-cell>
          <table:table-cell table:style-name="ce4" office:value-type="string" calcext:value-type="string">
            <text:p>2.0L 190HP D4 Momentum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343760" calcext:value-type="float">
            <text:p>343.76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V90 Cross Country</text:p>
          </table:table-cell>
          <table:table-cell table:style-name="ce4" office:value-type="string" calcext:value-type="string">
            <text:p>2.0L 235HP D5 AWD Plus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05080" calcext:value-type="float">
            <text:p>405.08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V90 Cross Country</text:p>
          </table:table-cell>
          <table:table-cell table:style-name="ce4" office:value-type="string" calcext:value-type="string">
            <text:p>2.0L 235HP D5 AWD Pro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30920" calcext:value-type="float">
            <text:p>430.92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XC60</text:p>
          </table:table-cell>
          <table:table-cell table:style-name="ce4" office:value-type="string" calcext:value-type="string">
            <text:p>2.0L 190HP D4 Advanc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285840" calcext:value-type="float">
            <text:p>285.84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XC90</text:p>
          </table:table-cell>
          <table:table-cell table:style-name="ce4" office:value-type="string" calcext:value-type="string">
            <text:p>2.0L 235HP D5 AWD 7-koltuk Inscription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08080" calcext:value-type="float">
            <text:p>508.08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XC90</text:p>
          </table:table-cell>
          <table:table-cell table:style-name="ce4" office:value-type="string" calcext:value-type="string">
            <text:p>2.0L 235HP D5 AWD 7-koltuk Momentum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477000" calcext:value-type="float">
            <text:p>477.00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XC90</text:p>
          </table:table-cell>
          <table:table-cell table:style-name="ce4" office:value-type="string" calcext:value-type="string">
            <text:p>2.0L 235HP D5 AWD 7-koltuk R-Design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Dizel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510530" calcext:value-type="float">
            <text:p>510.53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XC90</text:p>
          </table:table-cell>
          <table:table-cell table:style-name="ce4" office:value-type="string" calcext:value-type="string">
            <text:p>2.0L 320+87HP T8 Twin Engine AWD 4-koltuk Excellence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Hibrit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957730" calcext:value-type="float">
            <text:p>957.73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XC90</text:p>
          </table:table-cell>
          <table:table-cell table:style-name="ce4" office:value-type="string" calcext:value-type="string">
            <text:p>2.0L 320+87HP T8 Twin Engine AWD 7-koltuk Inscription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Hibrit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43030" calcext:value-type="float">
            <text:p>643.03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XC90</text:p>
          </table:table-cell>
          <table:table-cell table:style-name="ce4" office:value-type="string" calcext:value-type="string">
            <text:p>2.0L 320+87HP T8 Twin Engine AWD 7-koltuk Momentum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Hibrit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14890" calcext:value-type="float">
            <text:p>614.89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ce4" office:value-type="string" calcext:value-type="string">
            <text:p>Volvo</text:p>
          </table:table-cell>
          <table:table-cell table:style-name="ce4" office:value-type="string" calcext:value-type="string">
            <text:p>XC90</text:p>
          </table:table-cell>
          <table:table-cell table:style-name="ce4" office:value-type="string" calcext:value-type="string">
            <text:p>2.0L 320+87HP T8 Twin Engine AWD 7-koltuk R-Design</text:p>
          </table:table-cell>
          <table:table-cell table:style-name="ce17" office:value-type="float" office:value="2" calcext:value-type="float">
            <text:p>2,0</text:p>
          </table:table-cell>
          <table:table-cell table:style-name="ce4" office:value-type="string" calcext:value-type="string">
            <text:p>Hibrit</text:p>
          </table:table-cell>
          <table:table-cell table:style-name="ce4" office:value-type="string" calcext:value-type="string">
            <text:p>Otomatik</text:p>
          </table:table-cell>
          <table:table-cell table:style-name="ce22" office:value-type="float" office:value="648400" calcext:value-type="float">
            <text:p>648.400</text:p>
          </table:table-cell>
          <table:table-cell table:style-name="ce27" office:value-type="string" calcext:value-type="string">
            <text:p><text:a xlink:href="http://www.volvocars.com.tr/" xlink:type="simple">http://www.volvocars.com.tr</text:a></text:p>
          </table:table-cell>
          <table:table-cell/>
          <table:table-cell table:style-name="ce33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04690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yat Listesi'.$A$1" table:cell-range-address="$'Fiyat Listesi'.$A$1:.$H$1671"/>
        </table:named-expressions>
      </table:table>
      <table:table table:name="Notlar" table:style-name="ta2">
        <office:forms form:automatic-focus="false" form:apply-design-mode="false"/>
        <table:table-column table:style-name="co12" table:default-cell-style-name="Default"/>
        <table:table-column table:style-name="co13" table:number-columns-repeated="1023" table:default-cell-style-name="Default"/>
        <table:table-row table:style-name="ro1">
          <table:table-cell office:value-type="string" calcext:value-type="string">
            <text:p>2017 model yılı fiyat listesidir, 2017 model yılı satışta olmayan birkaç aracın 2016 model yılı satış fiyatı yazılmıştı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yat sütununda turuncu renkle gösterilen değerler EURO cinsinden satılan araçların 3,89 kuru ile TL'ye çevrilmiş halidir. Bu fiyatların yorum alanında gerçek liste fiyatı da yazmaktadı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arı otomatik, tiptonik, tam otomatik vs. tüm şanzımanlar otomatik vites altında toplanmıştı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 en son 12.04.2017 tarihinde güncellenmiş ve tüm fiyatlar resmi sayfalardan alınmıştı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rrari, Jaguar, Porsche gibi (genellikle fiyat listesi yayınlamayan) lüks spor araba segmentine ait otomobiller hariç tutulmuştur.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Fiyat Listesi'.A1:'Fiyat Listesi'.H167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.00.0000</text:date>, <text:time style:data-style-name="N2" text:time-value="11:17:03.735945000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  <style:master-page style:name="PageStyle_5f_Notlar" style:display-name="PageStyle_Notl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yat_20_Listesi" style:display-name="PageStyle_Fiyat Listes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8-01-29T12:31:42.062685000</dc:date>
    <meta:generator>LibreOffice/5.2.4.2$MacOSX_X86_64 LibreOffice_project/3d5603e1122f0f102b62521720ab13a38a4e0eb0</meta:generator>
    <meta:editing-duration>PT2H31M15S</meta:editing-duration>
    <meta:editing-cycles>2</meta:editing-cycles>
    <meta:document-statistic meta:table-count="2" meta:cell-count="13373" meta:object-count="0"/>
    <meta:user-defined meta:name="AppVersion">16.0300</meta:user-defined>
  </office:meta>
</office:document-meta>
</file>